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5.93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295cm"/>
    </style:style>
    <style:style style:name="co15" style:family="table-column">
      <style:table-column-properties fo:break-before="auto" style:column-width="6.616cm"/>
    </style:style>
    <style:style style:name="co16" style:family="table-column">
      <style:table-column-properties fo:break-before="auto" style:column-width="6.399cm"/>
    </style:style>
    <style:style style:name="co17" style:family="table-column">
      <style:table-column-properties fo:break-before="auto" style:column-width="3.812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order-left="0.74pt solid #000000" fo:border-right="none" fo:border-top="0.74pt solid #000000"/>
    </style:style>
    <style:style style:name="ce28" style:family="table-cell" style:parent-style-name="Default">
      <style:table-cell-properties fo:border-bottom="none" fo:border-left="0.74pt solid #000000" fo:border-right="none" fo:border-top="none"/>
    </style:style>
    <style:style style:name="ce23" style:family="table-cell" style:parent-style-name="Default">
      <style:table-cell-properties fo:border-bottom="0.74pt solid #000000" fo:border-left="0.74pt solid #000000" fo:border-right="none" fo:border-top="none"/>
    </style:style>
    <style:style style:name="ce71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fo:border-left="0.74pt solid #000000" fo:border-right="none" fo:border-top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>
      <style:table-cell-properties fo:border-bottom="none" fo:border-left="0.74pt solid #000000" fo:border-right="none" fo:border-top="none"/>
      <style:text-properties fo:color="#bf0041"/>
    </style:style>
    <style:style style:name="ce19" style:family="table-cell" style:parent-style-name="Default">
      <style:table-cell-properties fo:border-bottom="none" fo:border-left="0.74pt solid #000000" fo:border-right="none" fo:border-top="0.74pt solid #000000"/>
      <style:text-properties fo:color="#000000"/>
    </style:style>
    <style:style style:name="ce7" style:family="table-cell" style:parent-style-name="Default">
      <style:text-properties fo:color="#b2b2b2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1">
      <style:table-cell-properties fo:border-bottom="none" fo:border-left="none" fo:border-right="none" fo:border-top="0.74pt solid #000000"/>
    </style:style>
    <style:style style:name="ce3" style:family="table-cell" style:parent-style-name="Default" style:data-style-name="N11"/>
    <style:style style:name="ce3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11">
      <style:text-properties fo:font-style="normal" style:font-style-asian="normal" style:font-style-complex="normal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35" style:family="table-cell" style:parent-style-name="Default" style:data-style-name="N11">
      <style:table-cell-properties fo:border-bottom="none" fo:border-left="none" fo:border-right="none" fo:border-top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1"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 style:data-style-name="N11">
      <style:table-cell-properties fo:border-bottom="0.74pt solid #000000" fo:border-left="none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87" style:family="table-cell" style:parent-style-name="Default" style:data-style-name="N11">
      <style:text-properties fo:color="#bf0041"/>
    </style:style>
    <style:style style:name="ce12" style:family="table-cell" style:parent-style-name="Default" style:data-style-name="N11">
      <style:text-properties fo:color="#b2b2b2"/>
    </style:style>
    <style:style style:name="ce89" style:family="table-cell" style:parent-style-name="Default" style:data-style-name="N11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 style:data-style-name="N11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1" style:family="table-cell" style:parent-style-name="Default" style:data-style-name="N11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fo:border-bottom="none" fo:border-left="none" fo:border-right="0.74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4" style:family="table-cell" style:parent-style-name="Default" style:data-style-name="N11">
      <style:table-cell-properties fo:border-bottom="none" fo:border-left="none" fo:border-right="0.74pt solid #000000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">
      <style:table-cell-properties fo:border-bottom="0.74pt solid #000000" fo:border-left="none" fo:border-right="0.74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11">
      <style:table-cell-properties fo:border-bottom="none" fo:border-left="none" fo:border-right="0.74pt solid #000000" fo:border-top="none"/>
      <style:text-properties fo:color="#bf0041" fo:font-weight="bold" style:font-weight-asian="bold" style:font-weight-complex="bold"/>
    </style:style>
    <style:style style:name="ce16" style:family="table-cell" style:parent-style-name="Default" style:data-style-name="N11">
      <style:text-properties fo:color="#b2b2b2" fo:font-weight="bold" style:font-weight-asian="bold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" style:family="table-cell" style:parent-style-name="Default">
      <style:table-cell-properties style:vertical-align="middl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ext-properties fo:color="#bf0041"/>
    </style:style>
    <style:style style:name="ce18" style:family="table-cell" style:parent-style-name="Default">
      <style:table-cell-properties fo:border-bottom="none" fo:wrap-option="wrap" fo:border-left="0.74pt solid #00a933" fo:border-right="none" fo:border-top="0.74pt solid #00a933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order-bottom="none" fo:border-left="0.74pt solid #000000" fo:border-right="none" fo:border-top="none"/>
      <style:text-properties fo:color="#000000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  <style:text-properties fo:color="#000000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color="#000000" fo:font-style="normal" style:font-style-asian="normal" style:font-style-complex="normal"/>
    </style:style>
    <style:style style:name="ce29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a933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-bottom="none" fo:border-left="none" fo:border-right="none" fo:border-top="0.74pt solid #000000"/>
      <style:text-properties fo:color="#000000"/>
    </style:style>
    <style:style style:name="ce31" style:family="table-cell" style:parent-style-name="Default" style:data-style-name="N11">
      <style:text-properties fo:color="#000000"/>
    </style:style>
    <style:style style:name="ce32" style:family="table-cell" style:parent-style-name="Default" style:data-style-name="N11">
      <style:table-cell-properties fo:border-bottom="0.74pt solid #000000" fo:border-left="none" fo:border-right="none" fo:border-top="none"/>
      <style:text-properties fo:color="#000000"/>
    </style:style>
    <style:style style:name="ce33" style:family="table-cell" style:parent-style-name="Default" style:data-style-name="N11">
      <style:text-properties fo:color="#000000" fo:font-style="normal" style:font-style-asian="normal" style:font-style-complex="normal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 style:data-style-name="N11">
      <style:table-cell-properties fo:border-bottom="none" fo:border-left="none" fo:border-right="none" fo:border-top="0.74pt solid #000000"/>
      <style:text-properties fo:color="#000000" fo:font-weight="bold" style:font-weight-asian="bold" style:font-weight-complex="bold"/>
    </style:style>
    <style:style style:name="ce40" style:family="table-cell" style:parent-style-name="Default" style:data-style-name="N11">
      <style:text-properties fo:color="#000000" fo:font-weight="bold" style:font-weight-asian="bold" style:font-weight-complex="bold"/>
    </style:style>
    <style:style style:name="ce41" style:family="table-cell" style:parent-style-name="Default" style:data-style-name="N11">
      <style:table-cell-properties fo:border-bottom="0.74pt solid #000000" fo:border-left="none" fo:border-right="none" fo:border-top="none"/>
      <style:text-properties fo:color="#000000" fo:font-weight="bold" style:font-weight-asian="bold" style:font-weight-complex="bold"/>
    </style:style>
    <style:style style:name="ce42" style:family="table-cell" style:parent-style-name="Default" style:data-style-name="N11">
      <style:text-properties fo:color="#000000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 style:data-style-name="N11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fo:border-bottom="none" fo:border-left="none" fo:border-right="non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1"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able-cell-properties fo:border-bottom="0.74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 style:data-style-name="N11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23" style:family="table-cell" style:parent-style-name="Default" style:data-style-name="N11">
      <style:text-properties fo:color="#bf0041" fo:font-weight="bold" style:font-weight-asian="bold" style:font-weight-complex="bold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none" fo:border-right="none" fo:border-top="0.74pt solid #00a933" style:vertical-align="middle"/>
    </style:style>
    <style:style style:name="ce49" style:family="table-cell" style:parent-style-name="Default">
      <style:table-cell-properties fo:border-bottom="none" fo:border-left="none" fo:border-right="none" fo:border-top="0.74pt solid #000000"/>
      <style:text-properties fo:color="#000000"/>
    </style:style>
    <style:style style:name="ce50" style:family="table-cell" style:parent-style-name="Default">
      <style:text-properties fo:color="#000000"/>
    </style:style>
    <style:style style:name="ce51" style:family="table-cell" style:parent-style-name="Default">
      <style:table-cell-properties fo:border-bottom="0.74pt solid #000000" fo:border-left="none" fo:border-right="none" fo:border-top="none"/>
      <style:text-properties fo:color="#000000"/>
    </style:style>
    <style:style style:name="ce52" style:family="table-cell" style:parent-style-name="Default">
      <style:text-properties fo:color="#000000" fo:font-style="normal" style:font-style-asian="normal" style:font-style-complex="normal"/>
    </style:style>
    <style:style style:name="ce54" style:family="table-cell" style:parent-style-name="Default">
      <style:table-cell-properties fo:border-bottom="none" fo:border-left="none" fo:border-right="none" fo:border-top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order-bottom="none" fo:border-left="none" fo:border-right="none" fo:border-top="0.74pt solid #000000"/>
    </style:style>
    <style:style style:name="ce56" style:family="table-cell" style:parent-style-name="Default">
      <style:table-cell-properties fo:border-bottom="none" fo:wrap-option="wrap" fo:border-left="none" fo:border-right="none" fo:border-top="0.74pt solid #00a933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 style:data-style-name="N11">
      <style:table-cell-properties fo:border-bottom="none" fo:border-left="none" fo:border-right="none" fo:border-top="0.74pt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">
      <style:text-properties fo:color="#000000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74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11">
      <style:table-cell-properties fo:border-bottom="none" fo:border-left="none" fo:border-right="none" fo:border-top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 style:data-style-name="N11">
      <style:text-properties fo:color="#bf0041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11">
      <style:table-cell-properties fo:border-bottom="0.74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67" style:family="table-cell" style:parent-style-name="Default" style:data-style-name="N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fo:font-weight="bold" style:font-weight-asian="bold" style:font-weight-complex="bold"/>
    </style:style>
    <style:style style:name="ce68" style:family="table-cell" style:parent-style-name="Default" style:data-style-name="N11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bf0041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8" style:family="table-cell" style:parent-style-name="Default">
      <style:table-cell-properties fo:border-bottom="none" fo:border-left="0.74pt solid #000000" fo:border-right="none" fo:border-top="none"/>
      <style:text-properties fo:color="#000000" fo:font-weight="normal" style:font-weight-asian="normal" style:font-weight-complex="normal"/>
    </style:style>
    <style:style style:name="ce149" style:family="table-cell" style:parent-style-name="Default">
      <style:table-cell-properties fo:border-bottom="none" fo:border-left="0.74pt solid #000000" fo:border-right="none" fo:border-top="none"/>
      <style:text-properties fo:color="#bf0041" fo:font-style="normal" fo:font-weight="normal" style:font-style-asian="normal" style:font-weight-asian="normal" style:font-style-complex="normal" style:font-weight-complex="normal"/>
    </style:style>
    <style:style style:name="ce150" style:family="table-cell" style:parent-style-name="Default" style:data-style-name="N11">
      <style:table-cell-properties fo:border="none"/>
    </style:style>
    <style:style style:name="ce151" style:family="table-cell" style:parent-style-name="Default" style:data-style-name="N11">
      <style:table-cell-properties fo:border="none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153" style:family="table-cell" style:parent-style-name="Default" style:data-style-name="N11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54" style:family="table-cell" style:parent-style-name="Default" style:data-style-name="N11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55" style:family="table-cell" style:parent-style-name="Default" style:data-style-name="N11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56" style:family="table-cell" style:parent-style-name="Default" style:data-style-name="N11">
      <style:table-cell-properties fo:border-bottom="none" fo:border-left="0.74pt solid #000000" fo:border-right="0.74pt solid #000000" fo:border-top="none"/>
      <style:text-properties fo:color="#bf0041"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fo:border-left="none" fo:border-right="0.74pt solid #000000" fo:border-top="0.74pt solid #000000"/>
    </style:style>
    <style:style style:name="ce160" style:family="table-cell" style:parent-style-name="Default">
      <style:table-cell-properties fo:border-bottom="none" fo:border-left="none" fo:border-right="0.74pt solid #000000" fo:border-top="none"/>
    </style:style>
    <style:style style:name="ce161" style:family="table-cell" style:parent-style-name="Default">
      <style:table-cell-properties fo:border-bottom="none" fo:border-left="none" fo:border-right="0.74pt solid #000000" fo:border-top="none"/>
      <style:text-properties fo:color="#bf0041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 style:data-style-name="N11">
      <style:table-cell-properties fo:border-bottom="none" fo:wrap-option="wrap" fo:border-left="0.74pt solid #000000" fo:border-right="0.74pt solid #000000" fo:border-top="0.74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165" style:family="table-cell" style:parent-style-name="Default" style:data-style-name="N11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tandard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3"/>
        <table:table-column table:style-name="co2" table:default-cell-style-name="ce13"/>
        <table:table-column table:style-name="co2" table:default-cell-style-name="Default"/>
        <table:table-column table:style-name="co7" table:default-cell-style-name="ce63"/>
        <table:table-column table:style-name="co8" table:default-cell-style-name="ce6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ce3"/>
        <table:table-column table:style-name="co2" table:default-cell-style-name="ce13"/>
        <table:table-column table:style-name="co2" table:default-cell-style-name="Default"/>
        <table:table-column table:style-name="co13" table:default-cell-style-name="ce157"/>
        <table:table-column table:style-name="co14" table:default-cell-style-name="Default"/>
        <table:table-column table:style-name="co2" table:number-columns-repeated="16360" table:default-cell-style-name="Default"/>
        <table:table-row table:style-name="ro1">
          <table:table-cell table:style-name="ce4" office:value-type="string" calcext:value-type="string">
            <text:p>SuperGlue</text:p>
          </table:table-cell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</text:p>
          </table:table-cell>
          <table:table-cell table:style-name="ce1" table:number-columns-repeated="3"/>
          <table:table-cell table:style-name="ce18" office:value-type="string" calcext:value-type="string">
            <text:p>Method-2: Sinkhorn+Anchor 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</text:p>
          </table:table-cell>
          <table:table-cell table:style-name="ce29" office:value-type="string" calcext:value-type="string">
            <text:p>F1</text:p>
          </table:table-cell>
          <table:table-cell table:style-name="ce48"/>
          <table:table-cell table:style-name="ce56" office:value-type="string" calcext:value-type="string">
            <text:p>F1 Difference (Compare with SuperGlue)</text:p>
          </table:table-cell>
          <table:table-cell table:style-name="ce64" office:value-type="string" calcext:value-type="string">
            <text:p>AVERAGE F1 Difference</text:p>
          </table:table-cell>
          <table:table-cell table:style-name="ce1" table:number-columns-repeated="3"/>
          <table:table-cell table:style-name="ce18" office:value-type="string" calcext:value-type="string">
            <text:p>Method-1: Sinkhorn 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</text:p>
          </table:table-cell>
          <table:table-cell table:style-name="ce29" office:value-type="string" calcext:value-type="string">
            <text:p>F1</text:p>
          </table:table-cell>
          <table:table-cell table:style-name="ce48"/>
          <table:table-cell table:style-name="ce152" office:value-type="string" calcext:value-type="string">
            <text:p>F1 Difference (Compare with SuperGlue)</text:p>
          </table:table-cell>
          <table:table-cell table:style-name="ce64" office:value-type="string" calcext:value-type="string">
            <text:p>AVERAGE F1 Difference</text:p>
          </table:table-cell>
          <table:table-cell table:style-name="ce1" table:number-columns-repeated="16360"/>
        </table:table-row>
        <table:table-row table:style-name="ro2">
          <table:table-cell table:style-name="ce27" office:value-type="string" calcext:value-type="string">
            <text:p>abandonedfactory_Easy_P000</text:p>
          </table:table-cell>
          <table:table-cell table:style-name="ce37" office:value-type="percentage" office:value="0.843449" calcext:value-type="percentage">
            <text:p>84.34%</text:p>
          </table:table-cell>
          <table:table-cell table:style-name="ce37" office:value-type="percentage" office:value="0.575283" calcext:value-type="percentage">
            <text:p>57.53%</text:p>
          </table:table-cell>
          <table:table-cell table:style-name="ce89" office:value-type="percentage" office:value="0.664624" calcext:value-type="percentage">
            <text:p>66.46%</text:p>
          </table:table-cell>
          <table:table-cell table:number-columns-repeated="3"/>
          <table:table-cell table:style-name="ce19" office:value-type="string" calcext:value-type="string">
            <text:p>abandonedfactory_Easy_P000</text:p>
          </table:table-cell>
          <table:table-cell table:style-name="ce30" office:value-type="percentage" office:value="0.541606" calcext:value-type="percentage">
            <text:p>54.16%</text:p>
          </table:table-cell>
          <table:table-cell table:style-name="ce30" office:value-type="percentage" office:value="0.569365" calcext:value-type="percentage">
            <text:p>56.94%</text:p>
          </table:table-cell>
          <table:table-cell table:style-name="ce39" office:value-type="percentage" office:value="0.541639" calcext:value-type="percentage">
            <text:p>54.16%</text:p>
          </table:table-cell>
          <table:table-cell table:style-name="ce49"/>
          <table:table-cell table:style-name="ce57" table:formula="of:=(-[.D:.D]+[.K:.K])" office:value-type="percentage" office:value="-0.122985" calcext:value-type="percentage">
            <text:p>-12.30%</text:p>
          </table:table-cell>
          <table:table-cell table:style-name="ce65"/>
          <table:table-cell table:number-columns-repeated="3"/>
          <table:table-cell table:style-name="ce27" office:value-type="string" calcext:value-type="string">
            <text:p>abandonedfactory_Easy_P000</text:p>
          </table:table-cell>
          <table:table-cell table:style-name="ce37" office:value-type="percentage" office:value="0.664095" calcext:value-type="percentage">
            <text:p>66.41%</text:p>
          </table:table-cell>
          <table:table-cell table:style-name="ce37" office:value-type="percentage" office:value="0.519251" calcext:value-type="percentage">
            <text:p>51.93%</text:p>
          </table:table-cell>
          <table:table-cell table:style-name="ce46" office:value-type="percentage" office:value="0.561874" calcext:value-type="percentage">
            <text:p>56.19%</text:p>
          </table:table-cell>
          <table:table-cell table:style-name="ce55"/>
          <table:table-cell table:style-name="ce153" table:formula="of:=([.U:.U] -[.D:.D])" office:value-type="percentage" office:value="-0.10275" calcext:value-type="percentage">
            <text:p>-10.28%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1</text:p>
          </table:table-cell>
          <table:table-cell office:value-type="percentage" office:value="0.823638" calcext:value-type="percentage">
            <text:p>82.36%</text:p>
          </table:table-cell>
          <table:table-cell office:value-type="percentage" office:value="0.635099" calcext:value-type="percentage">
            <text:p>63.51%</text:p>
          </table:table-cell>
          <table:table-cell table:style-name="ce90" office:value-type="percentage" office:value="0.712987" calcext:value-type="percentage">
            <text:p>71.30%</text:p>
          </table:table-cell>
          <table:table-cell table:number-columns-repeated="3"/>
          <table:table-cell table:style-name="ce20" office:value-type="string" calcext:value-type="string">
            <text:p>abandonedfactory_Easy_P001</text:p>
          </table:table-cell>
          <table:table-cell table:style-name="ce31" office:value-type="percentage" office:value="0.504918" calcext:value-type="percentage">
            <text:p>50.49%</text:p>
          </table:table-cell>
          <table:table-cell table:style-name="ce31" office:value-type="percentage" office:value="0.644138" calcext:value-type="percentage">
            <text:p>64.41%</text:p>
          </table:table-cell>
          <table:table-cell table:style-name="ce40" office:value-type="percentage" office:value="0.557761" calcext:value-type="percentage">
            <text:p>55.78%</text:p>
          </table:table-cell>
          <table:table-cell table:style-name="ce50"/>
          <table:table-cell table:style-name="ce58" table:formula="of:=(-[.D:.D]+[.K:.K])" office:value-type="percentage" office:value="-0.155226" calcext:value-type="percentage">
            <text:p>-15.5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01</text:p>
          </table:table-cell>
          <table:table-cell office:value-type="percentage" office:value="0.635557" calcext:value-type="percentage">
            <text:p>63.56%</text:p>
          </table:table-cell>
          <table:table-cell office:value-type="percentage" office:value="0.602643" calcext:value-type="percentage">
            <text:p>60.26%</text:p>
          </table:table-cell>
          <table:table-cell office:value-type="percentage" office:value="0.608312" calcext:value-type="percentage">
            <text:p>60.83%</text:p>
          </table:table-cell>
          <table:table-cell/>
          <table:table-cell table:style-name="ce154" table:formula="of:=([.U:.U] -[.D:.D])" office:value-type="percentage" office:value="-0.104675" calcext:value-type="percentage">
            <text:p>-10.4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2</text:p>
          </table:table-cell>
          <table:table-cell office:value-type="percentage" office:value="0.835646" calcext:value-type="percentage">
            <text:p>83.56%</text:p>
          </table:table-cell>
          <table:table-cell office:value-type="percentage" office:value="0.525092" calcext:value-type="percentage">
            <text:p>52.51%</text:p>
          </table:table-cell>
          <table:table-cell table:style-name="ce90" office:value-type="percentage" office:value="0.623881" calcext:value-type="percentage">
            <text:p>62.39%</text:p>
          </table:table-cell>
          <table:table-cell table:number-columns-repeated="3"/>
          <table:table-cell table:style-name="ce20" office:value-type="string" calcext:value-type="string">
            <text:p>abandonedfactory_Easy_P002</text:p>
          </table:table-cell>
          <table:table-cell table:style-name="ce31" office:value-type="percentage" office:value="0.478893" calcext:value-type="percentage">
            <text:p>47.89%</text:p>
          </table:table-cell>
          <table:table-cell table:style-name="ce31" office:value-type="percentage" office:value="0.530281" calcext:value-type="percentage">
            <text:p>53.03%</text:p>
          </table:table-cell>
          <table:table-cell table:style-name="ce40" office:value-type="percentage" office:value="0.491823" calcext:value-type="percentage">
            <text:p>49.18%</text:p>
          </table:table-cell>
          <table:table-cell table:style-name="ce50"/>
          <table:table-cell table:style-name="ce58" table:formula="of:=(-[.D:.D]+[.K:.K])" office:value-type="percentage" office:value="-0.132058" calcext:value-type="percentage">
            <text:p>-13.2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02</text:p>
          </table:table-cell>
          <table:table-cell office:value-type="percentage" office:value="0.634684" calcext:value-type="percentage">
            <text:p>63.47%</text:p>
          </table:table-cell>
          <table:table-cell office:value-type="percentage" office:value="0.47531" calcext:value-type="percentage">
            <text:p>47.53%</text:p>
          </table:table-cell>
          <table:table-cell office:value-type="percentage" office:value="0.525589" calcext:value-type="percentage">
            <text:p>52.56%</text:p>
          </table:table-cell>
          <table:table-cell/>
          <table:table-cell table:style-name="ce154" table:formula="of:=([.U:.U] -[.D:.D])" office:value-type="percentage" office:value="-0.0982920000000001" calcext:value-type="percentage">
            <text:p>-9.83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4</text:p>
          </table:table-cell>
          <table:table-cell office:value-type="percentage" office:value="0.813115" calcext:value-type="percentage">
            <text:p>81.31%</text:p>
          </table:table-cell>
          <table:table-cell office:value-type="percentage" office:value="0.527467" calcext:value-type="percentage">
            <text:p>52.75%</text:p>
          </table:table-cell>
          <table:table-cell table:style-name="ce90" office:value-type="percentage" office:value="0.627516" calcext:value-type="percentage">
            <text:p>62.75%</text:p>
          </table:table-cell>
          <table:table-cell table:number-columns-repeated="3"/>
          <table:table-cell table:style-name="ce20" office:value-type="string" calcext:value-type="string">
            <text:p>abandonedfactory_Easy_P004</text:p>
          </table:table-cell>
          <table:table-cell table:style-name="ce31" office:value-type="percentage" office:value="0.574385" calcext:value-type="percentage">
            <text:p>57.44%</text:p>
          </table:table-cell>
          <table:table-cell table:style-name="ce31" office:value-type="percentage" office:value="0.621516" calcext:value-type="percentage">
            <text:p>62.15%</text:p>
          </table:table-cell>
          <table:table-cell table:style-name="ce40" office:value-type="percentage" office:value="0.587225" calcext:value-type="percentage">
            <text:p>58.72%</text:p>
          </table:table-cell>
          <table:table-cell table:style-name="ce50"/>
          <table:table-cell table:style-name="ce58" table:formula="of:=(-[.D:.D]+[.K:.K])" office:value-type="percentage" office:value="-0.040291" calcext:value-type="percentage">
            <text:p>-4.03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04</text:p>
          </table:table-cell>
          <table:table-cell table:style-name="ce150" office:value-type="percentage" office:value="0.638544" calcext:value-type="percentage">
            <text:p>63.85%</text:p>
          </table:table-cell>
          <table:table-cell table:style-name="ce150" office:value-type="percentage" office:value="0.519038" calcext:value-type="percentage">
            <text:p>51.90%</text:p>
          </table:table-cell>
          <table:table-cell table:style-name="ce151" office:value-type="percentage" office:value="0.556548" calcext:value-type="percentage">
            <text:p>55.65%</text:p>
          </table:table-cell>
          <table:table-cell/>
          <table:table-cell table:style-name="ce154" table:formula="of:=([.U:.U] -[.D:.D])" office:value-type="percentage" office:value="-0.0709679999999999" calcext:value-type="percentage">
            <text:p>-7.1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5</text:p>
          </table:table-cell>
          <table:table-cell office:value-type="percentage" office:value="0.779956" calcext:value-type="percentage">
            <text:p>78.00%</text:p>
          </table:table-cell>
          <table:table-cell office:value-type="percentage" office:value="0.452753" calcext:value-type="percentage">
            <text:p>45.28%</text:p>
          </table:table-cell>
          <table:table-cell table:style-name="ce90" office:value-type="percentage" office:value="0.554036" calcext:value-type="percentage">
            <text:p>55.40%</text:p>
          </table:table-cell>
          <table:table-cell table:number-columns-repeated="3"/>
          <table:table-cell table:style-name="ce20" office:value-type="string" calcext:value-type="string">
            <text:p>abandonedfactory_Easy_P005</text:p>
          </table:table-cell>
          <table:table-cell table:style-name="ce31" office:value-type="percentage" office:value="0.529954" calcext:value-type="percentage">
            <text:p>53.00%</text:p>
          </table:table-cell>
          <table:table-cell table:style-name="ce31" office:value-type="percentage" office:value="0.545956" calcext:value-type="percentage">
            <text:p>54.60%</text:p>
          </table:table-cell>
          <table:table-cell table:style-name="ce40" office:value-type="percentage" office:value="0.523994" calcext:value-type="percentage">
            <text:p>52.40%</text:p>
          </table:table-cell>
          <table:table-cell table:style-name="ce50"/>
          <table:table-cell table:style-name="ce58" table:formula="of:=(-[.D:.D]+[.K:.K])" office:value-type="percentage" office:value="-0.030042" calcext:value-type="percentage">
            <text:p>-3.00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05</text:p>
          </table:table-cell>
          <table:table-cell table:style-name="ce150" office:value-type="percentage" office:value="0.617451" calcext:value-type="percentage">
            <text:p>61.75%</text:p>
          </table:table-cell>
          <table:table-cell table:style-name="ce150" office:value-type="percentage" office:value="0.43077" calcext:value-type="percentage">
            <text:p>43.08%</text:p>
          </table:table-cell>
          <table:table-cell table:style-name="ce151" office:value-type="percentage" office:value="0.484793" calcext:value-type="percentage">
            <text:p>48.48%</text:p>
          </table:table-cell>
          <table:table-cell/>
          <table:table-cell table:style-name="ce154" table:formula="of:=([.U:.U] -[.D:.D])" office:value-type="percentage" office:value="-0.069243" calcext:value-type="percentage">
            <text:p>-6.92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6</text:p>
          </table:table-cell>
          <table:table-cell office:value-type="percentage" office:value="0.858745" calcext:value-type="percentage">
            <text:p>85.87%</text:p>
          </table:table-cell>
          <table:table-cell office:value-type="percentage" office:value="0.55201" calcext:value-type="percentage">
            <text:p>55.20%</text:p>
          </table:table-cell>
          <table:table-cell table:style-name="ce90" office:value-type="percentage" office:value="0.65709" calcext:value-type="percentage">
            <text:p>65.71%</text:p>
          </table:table-cell>
          <table:table-cell table:number-columns-repeated="3"/>
          <table:table-cell table:style-name="ce20" office:value-type="string" calcext:value-type="string">
            <text:p>abandonedfactory_Easy_P006</text:p>
          </table:table-cell>
          <table:table-cell table:style-name="ce31" office:value-type="percentage" office:value="0.593097" calcext:value-type="percentage">
            <text:p>59.31%</text:p>
          </table:table-cell>
          <table:table-cell table:style-name="ce31" office:value-type="percentage" office:value="0.651064" calcext:value-type="percentage">
            <text:p>65.11%</text:p>
          </table:table-cell>
          <table:table-cell table:style-name="ce40" office:value-type="percentage" office:value="0.605124" calcext:value-type="percentage">
            <text:p>60.51%</text:p>
          </table:table-cell>
          <table:table-cell table:style-name="ce50"/>
          <table:table-cell table:style-name="ce58" table:formula="of:=(-[.D:.D]+[.K:.K])" office:value-type="percentage" office:value="-0.051966" calcext:value-type="percentage">
            <text:p>-5.20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06</text:p>
          </table:table-cell>
          <table:table-cell office:value-type="percentage" office:value="0.640858" calcext:value-type="percentage">
            <text:p>64.09%</text:p>
          </table:table-cell>
          <table:table-cell office:value-type="percentage" office:value="0.595919" calcext:value-type="percentage">
            <text:p>59.59%</text:p>
          </table:table-cell>
          <table:table-cell office:value-type="percentage" office:value="0.606125" calcext:value-type="percentage">
            <text:p>60.61%</text:p>
          </table:table-cell>
          <table:table-cell/>
          <table:table-cell table:style-name="ce154" table:formula="of:=([.U:.U] -[.D:.D])" office:value-type="percentage" office:value="-0.0509649999999999" calcext:value-type="percentage">
            <text:p>-5.1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8</text:p>
          </table:table-cell>
          <table:table-cell office:value-type="percentage" office:value="0.810141" calcext:value-type="percentage">
            <text:p>81.01%</text:p>
          </table:table-cell>
          <table:table-cell office:value-type="percentage" office:value="0.534234" calcext:value-type="percentage">
            <text:p>53.42%</text:p>
          </table:table-cell>
          <table:table-cell table:style-name="ce90" office:value-type="percentage" office:value="0.625053" calcext:value-type="percentage">
            <text:p>62.51%</text:p>
          </table:table-cell>
          <table:table-cell table:number-columns-repeated="3"/>
          <table:table-cell table:style-name="ce20" office:value-type="string" calcext:value-type="string">
            <text:p>abandonedfactory_Easy_P008</text:p>
          </table:table-cell>
          <table:table-cell table:style-name="ce31" office:value-type="percentage" office:value="0.539823" calcext:value-type="percentage">
            <text:p>53.98%</text:p>
          </table:table-cell>
          <table:table-cell table:style-name="ce31" office:value-type="percentage" office:value="0.621254" calcext:value-type="percentage">
            <text:p>62.13%</text:p>
          </table:table-cell>
          <table:table-cell table:style-name="ce40" office:value-type="percentage" office:value="0.563805" calcext:value-type="percentage">
            <text:p>56.38%</text:p>
          </table:table-cell>
          <table:table-cell table:style-name="ce50"/>
          <table:table-cell table:style-name="ce58" table:formula="of:=(-[.D:.D]+[.K:.K])" office:value-type="percentage" office:value="-0.061248" calcext:value-type="percentage">
            <text:p>-6.1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08</text:p>
          </table:table-cell>
          <table:table-cell office:value-type="percentage" office:value="0.63498" calcext:value-type="percentage">
            <text:p>63.50%</text:p>
          </table:table-cell>
          <table:table-cell office:value-type="percentage" office:value="0.507956" calcext:value-type="percentage">
            <text:p>50.80%</text:p>
          </table:table-cell>
          <table:table-cell office:value-type="percentage" office:value="0.542376" calcext:value-type="percentage">
            <text:p>54.24%</text:p>
          </table:table-cell>
          <table:table-cell/>
          <table:table-cell table:style-name="ce154" table:formula="of:=([.U:.U] -[.D:.D])" office:value-type="percentage" office:value="-0.082677" calcext:value-type="percentage">
            <text:p>-8.2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09</text:p>
          </table:table-cell>
          <table:table-cell office:value-type="percentage" office:value="0.692335" calcext:value-type="percentage">
            <text:p>69.23%</text:p>
          </table:table-cell>
          <table:table-cell office:value-type="percentage" office:value="0.498907" calcext:value-type="percentage">
            <text:p>49.89%</text:p>
          </table:table-cell>
          <table:table-cell table:style-name="ce90" office:value-type="percentage" office:value="0.531709" calcext:value-type="percentage">
            <text:p>53.17%</text:p>
          </table:table-cell>
          <table:table-cell table:number-columns-repeated="3"/>
          <table:table-cell table:style-name="ce20" office:value-type="string" calcext:value-type="string">
            <text:p>abandonedfactory_Easy_P009</text:p>
          </table:table-cell>
          <table:table-cell table:style-name="ce31" office:value-type="percentage" office:value="0.411417" calcext:value-type="percentage">
            <text:p>41.14%</text:p>
          </table:table-cell>
          <table:table-cell table:style-name="ce31" office:value-type="percentage" office:value="0.439768" calcext:value-type="percentage">
            <text:p>43.98%</text:p>
          </table:table-cell>
          <table:table-cell table:style-name="ce40" office:value-type="percentage" office:value="0.380369" calcext:value-type="percentage">
            <text:p>38.04%</text:p>
          </table:table-cell>
          <table:table-cell table:style-name="ce50"/>
          <table:table-cell table:style-name="ce58" table:formula="of:=(-[.D:.D]+[.K:.K])" office:value-type="percentage" office:value="-0.15134" calcext:value-type="percentage">
            <text:p>-15.13%</text:p>
          </table:table-cell>
          <table:table-cell table:style-name="ce66"/>
          <table:table-cell table:number-columns-repeated="3"/>
          <table:table-cell table:style-name="ce148" office:value-type="string" calcext:value-type="string">
            <text:p>abandonedfactory_Easy_P009</text:p>
          </table:table-cell>
          <table:table-cell office:value-type="percentage" office:value="0.400598" calcext:value-type="percentage">
            <text:p>40.06%</text:p>
          </table:table-cell>
          <table:table-cell office:value-type="percentage" office:value="0.454641" calcext:value-type="percentage">
            <text:p>45.46%</text:p>
          </table:table-cell>
          <table:table-cell office:value-type="percentage" office:value="0.423584" calcext:value-type="percentage">
            <text:p>42.36%</text:p>
          </table:table-cell>
          <table:table-cell/>
          <table:table-cell table:style-name="ce154" table:formula="of:=([.U:.U] -[.D:.D])" office:value-type="percentage" office:value="-0.108125" calcext:value-type="percentage">
            <text:p>-10.8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10</text:p>
          </table:table-cell>
          <table:table-cell office:value-type="percentage" office:value="0.858884" calcext:value-type="percentage">
            <text:p>85.89%</text:p>
          </table:table-cell>
          <table:table-cell office:value-type="percentage" office:value="0.577387" calcext:value-type="percentage">
            <text:p>57.74%</text:p>
          </table:table-cell>
          <table:table-cell table:style-name="ce90" office:value-type="percentage" office:value="0.678551" calcext:value-type="percentage">
            <text:p>67.86%</text:p>
          </table:table-cell>
          <table:table-cell table:number-columns-repeated="3"/>
          <table:table-cell table:style-name="ce20" office:value-type="string" calcext:value-type="string">
            <text:p>abandonedfactory_Easy_P010</text:p>
          </table:table-cell>
          <table:table-cell table:style-name="ce31" office:value-type="percentage" office:value="0.574289" calcext:value-type="percentage">
            <text:p>57.43%</text:p>
          </table:table-cell>
          <table:table-cell table:style-name="ce31" office:value-type="percentage" office:value="0.627665" calcext:value-type="percentage">
            <text:p>62.77%</text:p>
          </table:table-cell>
          <table:table-cell table:style-name="ce40" office:value-type="percentage" office:value="0.587186" calcext:value-type="percentage">
            <text:p>58.72%</text:p>
          </table:table-cell>
          <table:table-cell table:style-name="ce50"/>
          <table:table-cell table:style-name="ce58" table:formula="of:=(-[.D:.D]+[.K:.K])" office:value-type="percentage" office:value="-0.091365" calcext:value-type="percentage">
            <text:p>-9.1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10</text:p>
          </table:table-cell>
          <table:table-cell office:value-type="percentage" office:value="0.704199" calcext:value-type="percentage">
            <text:p>70.42%</text:p>
          </table:table-cell>
          <table:table-cell office:value-type="percentage" office:value="0.570843" calcext:value-type="percentage">
            <text:p>57.08%</text:p>
          </table:table-cell>
          <table:table-cell office:value-type="percentage" office:value="0.615607" calcext:value-type="percentage">
            <text:p>61.56%</text:p>
          </table:table-cell>
          <table:table-cell/>
          <table:table-cell table:style-name="ce154" table:formula="of:=([.U:.U] -[.D:.D])" office:value-type="percentage" office:value="-0.062944" calcext:value-type="percentage">
            <text:p>-6.29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Easy_P011</text:p>
          </table:table-cell>
          <table:table-cell office:value-type="percentage" office:value="0.816787" calcext:value-type="percentage">
            <text:p>81.68%</text:p>
          </table:table-cell>
          <table:table-cell office:value-type="percentage" office:value="0.495031" calcext:value-type="percentage">
            <text:p>49.50%</text:p>
          </table:table-cell>
          <table:table-cell table:style-name="ce90" office:value-type="percentage" office:value="0.599026" calcext:value-type="percentage">
            <text:p>59.90%</text:p>
          </table:table-cell>
          <table:table-cell table:number-columns-repeated="3"/>
          <table:table-cell table:style-name="ce20" office:value-type="string" calcext:value-type="string">
            <text:p>abandonedfactory_Easy_P011</text:p>
          </table:table-cell>
          <table:table-cell table:style-name="ce31" office:value-type="percentage" office:value="0.523319" calcext:value-type="percentage">
            <text:p>52.33%</text:p>
          </table:table-cell>
          <table:table-cell table:style-name="ce31" office:value-type="percentage" office:value="0.538728" calcext:value-type="percentage">
            <text:p>53.87%</text:p>
          </table:table-cell>
          <table:table-cell table:style-name="ce40" office:value-type="percentage" office:value="0.515815" calcext:value-type="percentage">
            <text:p>51.58%</text:p>
          </table:table-cell>
          <table:table-cell table:style-name="ce50"/>
          <table:table-cell table:style-name="ce58" table:formula="of:=(-[.D:.D]+[.K:.K])" office:value-type="percentage" office:value="-0.0832109999999999" calcext:value-type="percentage">
            <text:p>-8.3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Easy_P011</text:p>
          </table:table-cell>
          <table:table-cell office:value-type="percentage" office:value="0.633377" calcext:value-type="percentage">
            <text:p>63.34%</text:p>
          </table:table-cell>
          <table:table-cell office:value-type="percentage" office:value="0.468871" calcext:value-type="percentage">
            <text:p>46.89%</text:p>
          </table:table-cell>
          <table:table-cell office:value-type="percentage" office:value="0.516027" calcext:value-type="percentage">
            <text:p>51.60%</text:p>
          </table:table-cell>
          <table:table-cell/>
          <table:table-cell table:style-name="ce154" table:formula="of:=([.U:.U] -[.D:.D])" office:value-type="percentage" office:value="-0.0829989999999999" calcext:value-type="percentage">
            <text:p>-8.3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3"/>
          <table:table-cell table:style-name="ce34" table:number-columns-repeated="2"/>
          <table:table-cell table:style-name="ce91"/>
          <table:table-cell table:number-columns-repeated="3"/>
          <table:table-cell table:style-name="ce21"/>
          <table:table-cell table:style-name="ce32" table:number-columns-repeated="2"/>
          <table:table-cell table:style-name="ce41"/>
          <table:table-cell table:style-name="ce51"/>
          <table:table-cell table:style-name="ce59"/>
          <table:table-cell table:style-name="ce67" table:formula="of:=AVERAGE([.M2:.M11])" office:value-type="percentage" office:value="-0.0919732" calcext:value-type="percentage">
            <text:p>-9.20%</text:p>
          </table:table-cell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5"/>
          <table:table-cell table:style-name="ce91" table:formula="of:=AVERAGE([.W2:.W11])" office:value-type="percentage" office:value="-0.0833638" calcext:value-type="percentage">
            <text:p>-8.34%</text:p>
          </table:table-cell>
          <table:table-cell table:number-columns-repeated="16360"/>
        </table:table-row>
        <table:table-row table:style-name="ro2">
          <table:table-cell table:style-name="ce27" office:value-type="string" calcext:value-type="string">
            <text:p>abandonedfactory_Hard_P000</text:p>
          </table:table-cell>
          <table:table-cell table:style-name="ce37" office:value-type="percentage" office:value="0.75828" calcext:value-type="percentage">
            <text:p>75.83%</text:p>
          </table:table-cell>
          <table:table-cell table:style-name="ce37" office:value-type="percentage" office:value="0.524198" calcext:value-type="percentage">
            <text:p>52.42%</text:p>
          </table:table-cell>
          <table:table-cell table:style-name="ce89" office:value-type="percentage" office:value="0.599028" calcext:value-type="percentage">
            <text:p>59.90%</text:p>
          </table:table-cell>
          <table:table-cell table:number-columns-repeated="3"/>
          <table:table-cell table:style-name="ce19" office:value-type="string" calcext:value-type="string">
            <text:p>abandonedfactory_Hard_P000</text:p>
          </table:table-cell>
          <table:table-cell table:style-name="ce30" office:value-type="percentage" office:value="0.543129" calcext:value-type="percentage">
            <text:p>54.31%</text:p>
          </table:table-cell>
          <table:table-cell table:style-name="ce30" office:value-type="percentage" office:value="0.579542" calcext:value-type="percentage">
            <text:p>57.95%</text:p>
          </table:table-cell>
          <table:table-cell table:style-name="ce39" office:value-type="percentage" office:value="0.545922" calcext:value-type="percentage">
            <text:p>54.59%</text:p>
          </table:table-cell>
          <table:table-cell table:style-name="ce49"/>
          <table:table-cell table:style-name="ce57" table:formula="of:=(-[.D:.D]+[.K:.K])" office:value-type="percentage" office:value="-0.053106" calcext:value-type="percentage">
            <text:p>-5.31%</text:p>
          </table:table-cell>
          <table:table-cell table:style-name="ce65"/>
          <table:table-cell table:number-columns-repeated="3"/>
          <table:table-cell table:style-name="ce27" office:value-type="string" calcext:value-type="string">
            <text:p>abandonedfactory_Hard_P000</text:p>
          </table:table-cell>
          <table:table-cell table:style-name="ce37" office:value-type="percentage" office:value="0.596787" calcext:value-type="percentage">
            <text:p>59.68%</text:p>
          </table:table-cell>
          <table:table-cell table:style-name="ce37" office:value-type="percentage" office:value="0.466106" calcext:value-type="percentage">
            <text:p>46.61%</text:p>
          </table:table-cell>
          <table:table-cell table:style-name="ce46" office:value-type="percentage" office:value="0.501884" calcext:value-type="percentage">
            <text:p>50.19%</text:p>
          </table:table-cell>
          <table:table-cell table:style-name="ce55"/>
          <table:table-cell table:style-name="ce153" table:formula="of:=([.U:.U] -[.D:.D])" office:value-type="percentage" office:value="-0.097144" calcext:value-type="percentage">
            <text:p>-9.71%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1</text:p>
          </table:table-cell>
          <table:table-cell office:value-type="percentage" office:value="0.688076" calcext:value-type="percentage">
            <text:p>68.81%</text:p>
          </table:table-cell>
          <table:table-cell office:value-type="percentage" office:value="0.418383" calcext:value-type="percentage">
            <text:p>41.84%</text:p>
          </table:table-cell>
          <table:table-cell table:style-name="ce90" office:value-type="percentage" office:value="0.494234" calcext:value-type="percentage">
            <text:p>49.42%</text:p>
          </table:table-cell>
          <table:table-cell table:number-columns-repeated="3"/>
          <table:table-cell table:style-name="ce20" office:value-type="string" calcext:value-type="string">
            <text:p>abandonedfactory_Hard_P001</text:p>
          </table:table-cell>
          <table:table-cell table:style-name="ce31" office:value-type="percentage" office:value="0.451324" calcext:value-type="percentage">
            <text:p>45.13%</text:p>
          </table:table-cell>
          <table:table-cell table:style-name="ce31" office:value-type="percentage" office:value="0.446698" calcext:value-type="percentage">
            <text:p>44.67%</text:p>
          </table:table-cell>
          <table:table-cell table:style-name="ce40" office:value-type="percentage" office:value="0.423802" calcext:value-type="percentage">
            <text:p>42.38%</text:p>
          </table:table-cell>
          <table:table-cell table:style-name="ce50"/>
          <table:table-cell table:style-name="ce58" table:formula="of:=(-[.D:.D]+[.K:.K])" office:value-type="percentage" office:value="-0.070432" calcext:value-type="percentage">
            <text:p>-7.0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1</text:p>
          </table:table-cell>
          <table:table-cell office:value-type="percentage" office:value="0.467208" calcext:value-type="percentage">
            <text:p>46.72%</text:p>
          </table:table-cell>
          <table:table-cell office:value-type="percentage" office:value="0.296973" calcext:value-type="percentage">
            <text:p>29.70%</text:p>
          </table:table-cell>
          <table:table-cell office:value-type="percentage" office:value="0.350609" calcext:value-type="percentage">
            <text:p>35.06%</text:p>
          </table:table-cell>
          <table:table-cell/>
          <table:table-cell table:style-name="ce154" table:formula="of:=([.U:.U] -[.D:.D])" office:value-type="percentage" office:value="-0.143625" calcext:value-type="percentage">
            <text:p>-14.36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2</text:p>
          </table:table-cell>
          <table:table-cell office:value-type="percentage" office:value="0.683123" calcext:value-type="percentage">
            <text:p>68.31%</text:p>
          </table:table-cell>
          <table:table-cell office:value-type="percentage" office:value="0.523838" calcext:value-type="percentage">
            <text:p>52.38%</text:p>
          </table:table-cell>
          <table:table-cell table:style-name="ce90" office:value-type="percentage" office:value="0.566057" calcext:value-type="percentage">
            <text:p>56.61%</text:p>
          </table:table-cell>
          <table:table-cell table:number-columns-repeated="3"/>
          <table:table-cell table:style-name="ce20" office:value-type="string" calcext:value-type="string">
            <text:p>abandonedfactory_Hard_P002</text:p>
          </table:table-cell>
          <table:table-cell table:style-name="ce31" office:value-type="percentage" office:value="0.380524" calcext:value-type="percentage">
            <text:p>38.05%</text:p>
          </table:table-cell>
          <table:table-cell table:style-name="ce31" office:value-type="percentage" office:value="0.455464" calcext:value-type="percentage">
            <text:p>45.55%</text:p>
          </table:table-cell>
          <table:table-cell table:style-name="ce40" office:value-type="percentage" office:value="0.406379" calcext:value-type="percentage">
            <text:p>40.64%</text:p>
          </table:table-cell>
          <table:table-cell table:style-name="ce50"/>
          <table:table-cell table:style-name="ce58" table:formula="of:=(-[.D:.D]+[.K:.K])" office:value-type="percentage" office:value="-0.159678" calcext:value-type="percentage">
            <text:p>-15.9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2</text:p>
          </table:table-cell>
          <table:table-cell office:value-type="percentage" office:value="0.493562" calcext:value-type="percentage">
            <text:p>49.36%</text:p>
          </table:table-cell>
          <table:table-cell office:value-type="percentage" office:value="0.344972" calcext:value-type="percentage">
            <text:p>34.50%</text:p>
          </table:table-cell>
          <table:table-cell office:value-type="percentage" office:value="0.394118" calcext:value-type="percentage">
            <text:p>39.41%</text:p>
          </table:table-cell>
          <table:table-cell/>
          <table:table-cell table:style-name="ce154" table:formula="of:=([.U:.U] -[.D:.D])" office:value-type="percentage" office:value="-0.171939" calcext:value-type="percentage">
            <text:p>-17.19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3</text:p>
          </table:table-cell>
          <table:table-cell office:value-type="percentage" office:value="0.766463" calcext:value-type="percentage">
            <text:p>76.65%</text:p>
          </table:table-cell>
          <table:table-cell office:value-type="percentage" office:value="0.50119" calcext:value-type="percentage">
            <text:p>50.12%</text:p>
          </table:table-cell>
          <table:table-cell table:style-name="ce90" office:value-type="percentage" office:value="0.582603" calcext:value-type="percentage">
            <text:p>58.26%</text:p>
          </table:table-cell>
          <table:table-cell table:number-columns-repeated="3"/>
          <table:table-cell table:style-name="ce20" office:value-type="string" calcext:value-type="string">
            <text:p>abandonedfactory_Hard_P003</text:p>
          </table:table-cell>
          <table:table-cell table:style-name="ce31" office:value-type="percentage" office:value="0.602254" calcext:value-type="percentage">
            <text:p>60.23%</text:p>
          </table:table-cell>
          <table:table-cell table:style-name="ce31" office:value-type="percentage" office:value="0.600057" calcext:value-type="percentage">
            <text:p>60.01%</text:p>
          </table:table-cell>
          <table:table-cell table:style-name="ce40" office:value-type="percentage" office:value="0.588501" calcext:value-type="percentage">
            <text:p>58.85%</text:p>
          </table:table-cell>
          <table:table-cell table:style-name="ce50"/>
          <table:table-cell table:style-name="ce58" table:formula="of:=(-[.D:.D]+[.K:.K])" office:value-type="percentage" office:value="0.00589800000000007" calcext:value-type="percentage">
            <text:p>0.59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3</text:p>
          </table:table-cell>
          <table:table-cell office:value-type="percentage" office:value="0.620763" calcext:value-type="percentage">
            <text:p>62.08%</text:p>
          </table:table-cell>
          <table:table-cell office:value-type="percentage" office:value="0.453246" calcext:value-type="percentage">
            <text:p>45.32%</text:p>
          </table:table-cell>
          <table:table-cell office:value-type="percentage" office:value="0.500854" calcext:value-type="percentage">
            <text:p>50.09%</text:p>
          </table:table-cell>
          <table:table-cell/>
          <table:table-cell table:style-name="ce154" table:formula="of:=([.U:.U] -[.D:.D])" office:value-type="percentage" office:value="-0.081749" calcext:value-type="percentage">
            <text:p>-8.1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4</text:p>
          </table:table-cell>
          <table:table-cell office:value-type="percentage" office:value="0.823326" calcext:value-type="percentage">
            <text:p>82.33%</text:p>
          </table:table-cell>
          <table:table-cell office:value-type="percentage" office:value="0.453145" calcext:value-type="percentage">
            <text:p>45.31%</text:p>
          </table:table-cell>
          <table:table-cell table:style-name="ce90" office:value-type="percentage" office:value="0.564043" calcext:value-type="percentage">
            <text:p>56.40%</text:p>
          </table:table-cell>
          <table:table-cell table:number-columns-repeated="3"/>
          <table:table-cell table:style-name="ce20" office:value-type="string" calcext:value-type="string">
            <text:p>abandonedfactory_Hard_P004</text:p>
          </table:table-cell>
          <table:table-cell table:style-name="ce31" office:value-type="percentage" office:value="0.470653" calcext:value-type="percentage">
            <text:p>47.07%</text:p>
          </table:table-cell>
          <table:table-cell table:style-name="ce31" office:value-type="percentage" office:value="0.440001" calcext:value-type="percentage">
            <text:p>44.00%</text:p>
          </table:table-cell>
          <table:table-cell table:style-name="ce40" office:value-type="percentage" office:value="0.441349" calcext:value-type="percentage">
            <text:p>44.13%</text:p>
          </table:table-cell>
          <table:table-cell table:style-name="ce50"/>
          <table:table-cell table:style-name="ce58" table:formula="of:=(-[.D:.D]+[.K:.K])" office:value-type="percentage" office:value="-0.122694" calcext:value-type="percentage">
            <text:p>-12.2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4</text:p>
          </table:table-cell>
          <table:table-cell office:value-type="percentage" office:value="0.626925" calcext:value-type="percentage">
            <text:p>62.69%</text:p>
          </table:table-cell>
          <table:table-cell office:value-type="percentage" office:value="0.40504" calcext:value-type="percentage">
            <text:p>40.50%</text:p>
          </table:table-cell>
          <table:table-cell office:value-type="percentage" office:value="0.472613" calcext:value-type="percentage">
            <text:p>47.26%</text:p>
          </table:table-cell>
          <table:table-cell/>
          <table:table-cell table:style-name="ce154" table:formula="of:=([.U:.U] -[.D:.D])" office:value-type="percentage" office:value="-0.09143" calcext:value-type="percentage">
            <text:p>-9.14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5</text:p>
          </table:table-cell>
          <table:table-cell office:value-type="percentage" office:value="0.837325" calcext:value-type="percentage">
            <text:p>83.73%</text:p>
          </table:table-cell>
          <table:table-cell office:value-type="percentage" office:value="0.533606" calcext:value-type="percentage">
            <text:p>53.36%</text:p>
          </table:table-cell>
          <table:table-cell table:style-name="ce90" office:value-type="percentage" office:value="0.63319" calcext:value-type="percentage">
            <text:p>63.32%</text:p>
          </table:table-cell>
          <table:table-cell table:number-columns-repeated="3"/>
          <table:table-cell table:style-name="ce20" office:value-type="string" calcext:value-type="string">
            <text:p>abandonedfactory_Hard_P005</text:p>
          </table:table-cell>
          <table:table-cell table:style-name="ce31" office:value-type="percentage" office:value="0.599251" calcext:value-type="percentage">
            <text:p>59.93%</text:p>
          </table:table-cell>
          <table:table-cell table:style-name="ce31" office:value-type="percentage" office:value="0.631973" calcext:value-type="percentage">
            <text:p>63.20%</text:p>
          </table:table-cell>
          <table:table-cell table:style-name="ce40" office:value-type="percentage" office:value="0.598802" calcext:value-type="percentage">
            <text:p>59.88%</text:p>
          </table:table-cell>
          <table:table-cell table:style-name="ce50"/>
          <table:table-cell table:style-name="ce58" table:formula="of:=(-[.D:.D]+[.K:.K])" office:value-type="percentage" office:value="-0.0343880000000001" calcext:value-type="percentage">
            <text:p>-3.4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5</text:p>
          </table:table-cell>
          <table:table-cell office:value-type="percentage" office:value="0.690184" calcext:value-type="percentage">
            <text:p>69.02%</text:p>
          </table:table-cell>
          <table:table-cell office:value-type="percentage" office:value="0.539927" calcext:value-type="percentage">
            <text:p>53.99%</text:p>
          </table:table-cell>
          <table:table-cell office:value-type="percentage" office:value="0.586385" calcext:value-type="percentage">
            <text:p>58.64%</text:p>
          </table:table-cell>
          <table:table-cell/>
          <table:table-cell table:style-name="ce154" table:formula="of:=([.U:.U] -[.D:.D])" office:value-type="percentage" office:value="-0.046805" calcext:value-type="percentage">
            <text:p>-4.68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6</text:p>
          </table:table-cell>
          <table:table-cell office:value-type="percentage" office:value="0.562435" calcext:value-type="percentage">
            <text:p>56.24%</text:p>
          </table:table-cell>
          <table:table-cell office:value-type="percentage" office:value="0.404848" calcext:value-type="percentage">
            <text:p>40.48%</text:p>
          </table:table-cell>
          <table:table-cell table:style-name="ce90" office:value-type="percentage" office:value="0.423017" calcext:value-type="percentage">
            <text:p>42.30%</text:p>
          </table:table-cell>
          <table:table-cell table:number-columns-repeated="3"/>
          <table:table-cell table:style-name="ce20" office:value-type="string" calcext:value-type="string">
            <text:p>abandonedfactory_Hard_P006</text:p>
          </table:table-cell>
          <table:table-cell table:style-name="ce31" office:value-type="percentage" office:value="0.275282" calcext:value-type="percentage">
            <text:p>27.53%</text:p>
          </table:table-cell>
          <table:table-cell table:style-name="ce31" office:value-type="percentage" office:value="0.345933" calcext:value-type="percentage">
            <text:p>34.59%</text:p>
          </table:table-cell>
          <table:table-cell table:style-name="ce40" office:value-type="percentage" office:value="0.294833" calcext:value-type="percentage">
            <text:p>29.48%</text:p>
          </table:table-cell>
          <table:table-cell table:style-name="ce50"/>
          <table:table-cell table:style-name="ce58" table:formula="of:=(-[.D:.D]+[.K:.K])" office:value-type="percentage" office:value="-0.128184" calcext:value-type="percentage">
            <text:p>-12.8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6</text:p>
          </table:table-cell>
          <table:table-cell office:value-type="percentage" office:value="0.363575" calcext:value-type="percentage">
            <text:p>36.36%</text:p>
          </table:table-cell>
          <table:table-cell office:value-type="percentage" office:value="0.2035" calcext:value-type="percentage">
            <text:p>20.35%</text:p>
          </table:table-cell>
          <table:table-cell office:value-type="percentage" office:value="0.243344" calcext:value-type="percentage">
            <text:p>24.33%</text:p>
          </table:table-cell>
          <table:table-cell/>
          <table:table-cell table:style-name="ce154" table:formula="of:=([.U:.U] -[.D:.D])" office:value-type="percentage" office:value="-0.179673" calcext:value-type="percentage">
            <text:p>-17.9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71" office:value-type="string" calcext:value-type="string">
            <text:p>abandonedfactory_Hard_P007</text:p>
          </table:table-cell>
          <table:table-cell table:style-name="ce10" office:value-type="percentage" office:value="0.803071" calcext:value-type="percentage">
            <text:p>80.31%</text:p>
          </table:table-cell>
          <table:table-cell table:style-name="ce10" office:value-type="percentage" office:value="0.511571" calcext:value-type="percentage">
            <text:p>51.16%</text:p>
          </table:table-cell>
          <table:table-cell table:style-name="ce92" office:value-type="percentage" office:value="0.60809" calcext:value-type="percentage">
            <text:p>60.81%</text:p>
          </table:table-cell>
          <table:table-cell table:style-name="ce5" table:number-columns-repeated="3"/>
          <table:table-cell table:style-name="ce22" office:value-type="string" calcext:value-type="string">
            <text:p>abandonedfactory_Hard_P007</text:p>
          </table:table-cell>
          <table:table-cell table:style-name="ce33" office:value-type="percentage" office:value="0.515792" calcext:value-type="percentage">
            <text:p>51.58%</text:p>
          </table:table-cell>
          <table:table-cell table:style-name="ce33" office:value-type="percentage" office:value="0.562756" calcext:value-type="percentage">
            <text:p>56.28%</text:p>
          </table:table-cell>
          <table:table-cell table:style-name="ce42" office:value-type="percentage" office:value="0.52365" calcext:value-type="percentage">
            <text:p>52.36%</text:p>
          </table:table-cell>
          <table:table-cell table:style-name="ce52"/>
          <table:table-cell table:style-name="ce58" table:formula="of:=(-[.D:.D]+[.K:.K])" office:value-type="percentage" office:value="-0.0844400000000001" calcext:value-type="percentage">
            <text:p>-8.4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7</text:p>
          </table:table-cell>
          <table:table-cell office:value-type="percentage" office:value="0.618902" calcext:value-type="percentage">
            <text:p>61.89%</text:p>
          </table:table-cell>
          <table:table-cell office:value-type="percentage" office:value="0.469418" calcext:value-type="percentage">
            <text:p>46.94%</text:p>
          </table:table-cell>
          <table:table-cell office:value-type="percentage" office:value="0.507989" calcext:value-type="percentage">
            <text:p>50.80%</text:p>
          </table:table-cell>
          <table:table-cell/>
          <table:table-cell table:style-name="ce154" table:formula="of:=([.U:.U] -[.D:.D])" office:value-type="percentage" office:value="-0.100101" calcext:value-type="percentage">
            <text:p>-10.0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8</text:p>
          </table:table-cell>
          <table:table-cell office:value-type="percentage" office:value="0.628495" calcext:value-type="percentage">
            <text:p>62.85%</text:p>
          </table:table-cell>
          <table:table-cell office:value-type="percentage" office:value="0.411496" calcext:value-type="percentage">
            <text:p>41.15%</text:p>
          </table:table-cell>
          <table:table-cell table:style-name="ce90" office:value-type="percentage" office:value="0.470167" calcext:value-type="percentage">
            <text:p>47.02%</text:p>
          </table:table-cell>
          <table:table-cell table:number-columns-repeated="3"/>
          <table:table-cell table:style-name="ce20" office:value-type="string" calcext:value-type="string">
            <text:p>abandonedfactory_Hard_P008</text:p>
          </table:table-cell>
          <table:table-cell table:style-name="ce31" office:value-type="percentage" office:value="0.361763" calcext:value-type="percentage">
            <text:p>36.18%</text:p>
          </table:table-cell>
          <table:table-cell table:style-name="ce31" office:value-type="percentage" office:value="0.401978" calcext:value-type="percentage">
            <text:p>40.20%</text:p>
          </table:table-cell>
          <table:table-cell table:style-name="ce40" office:value-type="percentage" office:value="0.358233" calcext:value-type="percentage">
            <text:p>35.82%</text:p>
          </table:table-cell>
          <table:table-cell table:style-name="ce50"/>
          <table:table-cell table:style-name="ce58" table:formula="of:=(-[.D:.D]+[.K:.K])" office:value-type="percentage" office:value="-0.111934" calcext:value-type="percentage">
            <text:p>-11.19%</text:p>
          </table:table-cell>
          <table:table-cell table:style-name="ce66"/>
          <table:table-cell table:number-columns-repeated="3"/>
          <table:table-cell office:value-type="string" calcext:value-type="string">
            <text:p>abandonedfactory_Hard_P008</text:p>
          </table:table-cell>
          <table:table-cell office:value-type="percentage" office:value="0.383292" calcext:value-type="percentage">
            <text:p>38.33%</text:p>
          </table:table-cell>
          <table:table-cell office:value-type="percentage" office:value="0.366828" calcext:value-type="percentage">
            <text:p>36.68%</text:p>
          </table:table-cell>
          <table:table-cell office:value-type="percentage" office:value="0.348378" calcext:value-type="percentage">
            <text:p>34.84%</text:p>
          </table:table-cell>
          <table:table-cell/>
          <table:table-cell table:style-name="ce154" table:formula="of:=([.U:.U] -[.D:.D])" office:value-type="percentage" office:value="-0.121789" calcext:value-type="percentage">
            <text:p>-12.18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09</text:p>
          </table:table-cell>
          <table:table-cell office:value-type="percentage" office:value="0.726592" calcext:value-type="percentage">
            <text:p>72.66%</text:p>
          </table:table-cell>
          <table:table-cell office:value-type="percentage" office:value="0.518326" calcext:value-type="percentage">
            <text:p>51.83%</text:p>
          </table:table-cell>
          <table:table-cell table:style-name="ce90" office:value-type="percentage" office:value="0.58015" calcext:value-type="percentage">
            <text:p>58.02%</text:p>
          </table:table-cell>
          <table:table-cell table:number-columns-repeated="3"/>
          <table:table-cell table:style-name="ce20" office:value-type="string" calcext:value-type="string">
            <text:p>abandonedfactory_Hard_P009</text:p>
          </table:table-cell>
          <table:table-cell table:style-name="ce31" office:value-type="percentage" office:value="0.463098" calcext:value-type="percentage">
            <text:p>46.31%</text:p>
          </table:table-cell>
          <table:table-cell table:style-name="ce31" office:value-type="percentage" office:value="0.554351" calcext:value-type="percentage">
            <text:p>55.44%</text:p>
          </table:table-cell>
          <table:table-cell table:style-name="ce40" office:value-type="percentage" office:value="0.4841" calcext:value-type="percentage">
            <text:p>48.41%</text:p>
          </table:table-cell>
          <table:table-cell table:style-name="ce50"/>
          <table:table-cell table:style-name="ce58" table:formula="of:=(-[.D:.D]+[.K:.K])" office:value-type="percentage" office:value="-0.0960500000000001" calcext:value-type="percentage">
            <text:p>-9.6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09</text:p>
          </table:table-cell>
          <table:table-cell office:value-type="percentage" office:value="0.560531" calcext:value-type="percentage">
            <text:p>56.05%</text:p>
          </table:table-cell>
          <table:table-cell office:value-type="percentage" office:value="0.43355" calcext:value-type="percentage">
            <text:p>43.36%</text:p>
          </table:table-cell>
          <table:table-cell office:value-type="percentage" office:value="0.462179" calcext:value-type="percentage">
            <text:p>46.22%</text:p>
          </table:table-cell>
          <table:table-cell/>
          <table:table-cell table:style-name="ce154" table:formula="of:=([.U:.U] -[.D:.D])" office:value-type="percentage" office:value="-0.117971" calcext:value-type="percentage">
            <text:p>-11.8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10</text:p>
          </table:table-cell>
          <table:table-cell office:value-type="percentage" office:value="0.781377" calcext:value-type="percentage">
            <text:p>78.14%</text:p>
          </table:table-cell>
          <table:table-cell office:value-type="percentage" office:value="0.527918" calcext:value-type="percentage">
            <text:p>52.79%</text:p>
          </table:table-cell>
          <table:table-cell table:style-name="ce90" office:value-type="percentage" office:value="0.608628" calcext:value-type="percentage">
            <text:p>60.86%</text:p>
          </table:table-cell>
          <table:table-cell table:number-columns-repeated="3"/>
          <table:table-cell table:style-name="ce20" office:value-type="string" calcext:value-type="string">
            <text:p>abandonedfactory_Hard_P010</text:p>
          </table:table-cell>
          <table:table-cell table:style-name="ce31" office:value-type="percentage" office:value="0.458978" calcext:value-type="percentage">
            <text:p>45.90%</text:p>
          </table:table-cell>
          <table:table-cell table:style-name="ce31" office:value-type="percentage" office:value="0.569883" calcext:value-type="percentage">
            <text:p>56.99%</text:p>
          </table:table-cell>
          <table:table-cell table:style-name="ce40" office:value-type="percentage" office:value="0.482479" calcext:value-type="percentage">
            <text:p>48.25%</text:p>
          </table:table-cell>
          <table:table-cell table:style-name="ce50"/>
          <table:table-cell table:style-name="ce58" table:formula="of:=(-[.D:.D]+[.K:.K])" office:value-type="percentage" office:value="-0.126149" calcext:value-type="percentage">
            <text:p>-12.6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10</text:p>
          </table:table-cell>
          <table:table-cell office:value-type="percentage" office:value="0.567041" calcext:value-type="percentage">
            <text:p>56.70%</text:p>
          </table:table-cell>
          <table:table-cell office:value-type="percentage" office:value="0.4377" calcext:value-type="percentage">
            <text:p>43.77%</text:p>
          </table:table-cell>
          <table:table-cell office:value-type="percentage" office:value="0.470176" calcext:value-type="percentage">
            <text:p>47.02%</text:p>
          </table:table-cell>
          <table:table-cell/>
          <table:table-cell table:style-name="ce154" table:formula="of:=([.U:.U] -[.D:.D])" office:value-type="percentage" office:value="-0.138452" calcext:value-type="percentage">
            <text:p>-13.85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abandonedfactory_Hard_P011</text:p>
          </table:table-cell>
          <table:table-cell office:value-type="percentage" office:value="0.778276" calcext:value-type="percentage">
            <text:p>77.83%</text:p>
          </table:table-cell>
          <table:table-cell office:value-type="percentage" office:value="0.484592" calcext:value-type="percentage">
            <text:p>48.46%</text:p>
          </table:table-cell>
          <table:table-cell table:style-name="ce90" office:value-type="percentage" office:value="0.570289" calcext:value-type="percentage">
            <text:p>57.03%</text:p>
          </table:table-cell>
          <table:table-cell table:number-columns-repeated="3"/>
          <table:table-cell table:style-name="ce20" office:value-type="string" calcext:value-type="string">
            <text:p>abandonedfactory_Hard_P011</text:p>
          </table:table-cell>
          <table:table-cell table:style-name="ce31" office:value-type="percentage" office:value="0.429152" calcext:value-type="percentage">
            <text:p>42.92%</text:p>
          </table:table-cell>
          <table:table-cell table:style-name="ce31" office:value-type="percentage" office:value="0.455366" calcext:value-type="percentage">
            <text:p>45.54%</text:p>
          </table:table-cell>
          <table:table-cell table:style-name="ce40" office:value-type="percentage" office:value="0.431331" calcext:value-type="percentage">
            <text:p>43.13%</text:p>
          </table:table-cell>
          <table:table-cell table:style-name="ce50"/>
          <table:table-cell table:style-name="ce58" table:formula="of:=(-[.D:.D]+[.K:.K])" office:value-type="percentage" office:value="-0.138958" calcext:value-type="percentage">
            <text:p>-13.90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abandonedfactory_Hard_P011</text:p>
          </table:table-cell>
          <table:table-cell office:value-type="percentage" office:value="0.558501" calcext:value-type="percentage">
            <text:p>55.85%</text:p>
          </table:table-cell>
          <table:table-cell office:value-type="percentage" office:value="0.409587" calcext:value-type="percentage">
            <text:p>40.96%</text:p>
          </table:table-cell>
          <table:table-cell office:value-type="percentage" office:value="0.45277" calcext:value-type="percentage">
            <text:p>45.28%</text:p>
          </table:table-cell>
          <table:table-cell/>
          <table:table-cell table:style-name="ce154" table:formula="of:=([.U:.U] -[.D:.D])" office:value-type="percentage" office:value="-0.117519" calcext:value-type="percentage">
            <text:p>-11.75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3"/>
          <table:table-cell table:style-name="ce53" table:number-columns-repeated="2"/>
          <table:table-cell table:style-name="ce93"/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59"/>
          <table:table-cell table:style-name="ce68" table:formula="of:=AVERAGE([.M13:.M24])" office:value-type="percentage" office:value="-0.0933429166666667" calcext:value-type="percentage">
            <text:p>-9.33%</text:p>
          </table:table-cell>
          <table:table-cell table:number-columns-repeated="3"/>
          <table:table-cell table:style-name="ce23"/>
          <table:table-cell table:style-name="ce53" table:number-columns-repeated="4"/>
          <table:table-cell table:style-name="ce155"/>
          <table:table-cell table:style-name="ce91" table:formula="of:=AVERAGE([.W13:.W24])" office:value-type="percentage" office:value="-0.11734975" calcext:value-type="percentage">
            <text:p>-11.73%</text:p>
          </table:table-cell>
          <table:table-cell table:number-columns-repeated="16360"/>
        </table:table-row>
        <table:table-row table:style-name="ro2">
          <table:table-cell table:style-name="ce24" office:value-type="string" calcext:value-type="string">
            <text:p>carwelding_Easy_P001</text:p>
          </table:table-cell>
          <table:table-cell table:style-name="ce35" office:value-type="percentage" office:value="0.711696" calcext:value-type="percentage">
            <text:p>71.17%</text:p>
          </table:table-cell>
          <table:table-cell table:style-name="ce35" office:value-type="percentage" office:value="0.533919" calcext:value-type="percentage">
            <text:p>53.39%</text:p>
          </table:table-cell>
          <table:table-cell table:style-name="ce94" office:value-type="percentage" office:value="0.599388" calcext:value-type="percentage">
            <text:p>59.94%</text:p>
          </table:table-cell>
          <table:table-cell table:style-name="ce6" table:number-columns-repeated="3"/>
          <table:table-cell table:style-name="ce24" office:value-type="string" calcext:value-type="string">
            <text:p>carwelding_Easy_P001</text:p>
          </table:table-cell>
          <table:table-cell table:style-name="ce35" office:value-type="percentage" office:value="0.514981" calcext:value-type="percentage">
            <text:p>51.50%</text:p>
          </table:table-cell>
          <table:table-cell table:style-name="ce35" office:value-type="percentage" office:value="0.591751" calcext:value-type="percentage">
            <text:p>59.18%</text:p>
          </table:table-cell>
          <table:table-cell table:style-name="ce44" office:value-type="percentage" office:value="0.535513" calcext:value-type="percentage">
            <text:p>53.55%</text:p>
          </table:table-cell>
          <table:table-cell table:style-name="ce54"/>
          <table:table-cell table:style-name="ce60" table:formula="of:=(-[.D:.D]+[.K:.K])" office:value-type="percentage" office:value="-0.063875" calcext:value-type="percentage">
            <text:p>-6.39%</text:p>
          </table:table-cell>
          <table:table-cell table:style-name="ce65"/>
          <table:table-cell table:number-columns-repeated="3"/>
          <table:table-cell table:style-name="ce24" office:value-type="string" calcext:value-type="string">
            <text:p>carwelding_Easy_P001</text:p>
          </table:table-cell>
          <table:table-cell table:style-name="ce55" table:number-columns-repeated="4"/>
          <table:table-cell table:style-name="ce153" office:value-type="string" calcext:value-type="string">
            <text:p>N/A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Easy_P002</text:p>
          </table:table-cell>
          <table:table-cell table:style-name="ce11" office:value-type="percentage" office:value="0.656148" calcext:value-type="percentage">
            <text:p>65.61%</text:p>
          </table:table-cell>
          <table:table-cell table:style-name="ce11" office:value-type="percentage" office:value="0.448555" calcext:value-type="percentage">
            <text:p>44.86%</text:p>
          </table:table-cell>
          <table:table-cell table:style-name="ce92" office:value-type="percentage" office:value="0.522204" calcext:value-type="percentage">
            <text:p>52.22%</text:p>
          </table:table-cell>
          <table:table-cell table:style-name="ce6" table:number-columns-repeated="3"/>
          <table:table-cell table:style-name="ce25" office:value-type="string" calcext:value-type="string">
            <text:p>carwelding_Easy_P002</text:p>
          </table:table-cell>
          <table:table-cell table:style-name="ce11" office:value-type="percentage" office:value="0.543509" calcext:value-type="percentage">
            <text:p>54.35%</text:p>
          </table:table-cell>
          <table:table-cell table:style-name="ce11" office:value-type="percentage" office:value="0.522608" calcext:value-type="percentage">
            <text:p>52.26%</text:p>
          </table:table-cell>
          <table:table-cell table:style-name="ce14" office:value-type="percentage" office:value="0.520107" calcext:value-type="percentage">
            <text:p>52.01%</text:p>
          </table:table-cell>
          <table:table-cell table:style-name="ce6"/>
          <table:table-cell table:style-name="ce61" table:formula="of:=(-[.D:.D]+[.K:.K])" office:value-type="percentage" office:value="-0.00209700000000002" calcext:value-type="percentage">
            <text:p>-0.2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carwelding_Easy_P002</text:p>
          </table:table-cell>
          <table:table-cell office:value-type="percentage" office:value="0.565661" calcext:value-type="percentage">
            <text:p>56.57%</text:p>
          </table:table-cell>
          <table:table-cell office:value-type="percentage" office:value="0.462135" calcext:value-type="percentage">
            <text:p>46.21%</text:p>
          </table:table-cell>
          <table:table-cell office:value-type="percentage" office:value="0.492618" calcext:value-type="percentage">
            <text:p>49.26%</text:p>
          </table:table-cell>
          <table:table-cell/>
          <table:table-cell table:style-name="ce154" table:formula="of:=([.U:.U] -[.D:.D])" office:value-type="percentage" office:value="-0.029586" calcext:value-type="percentage">
            <text:p>-2.96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Easy_P004</text:p>
          </table:table-cell>
          <table:table-cell table:style-name="ce11" office:value-type="percentage" office:value="0.660168" calcext:value-type="percentage">
            <text:p>66.02%</text:p>
          </table:table-cell>
          <table:table-cell table:style-name="ce11" office:value-type="percentage" office:value="0.404671" calcext:value-type="percentage">
            <text:p>40.47%</text:p>
          </table:table-cell>
          <table:table-cell table:style-name="ce92" office:value-type="percentage" office:value="0.489917" calcext:value-type="percentage">
            <text:p>48.99%</text:p>
          </table:table-cell>
          <table:table-cell table:style-name="ce6" table:number-columns-repeated="3"/>
          <table:table-cell table:style-name="ce25" office:value-type="string" calcext:value-type="string">
            <text:p>carwelding_Easy_P004</text:p>
          </table:table-cell>
          <table:table-cell table:style-name="ce11" office:value-type="percentage" office:value="0.490307" calcext:value-type="percentage">
            <text:p>49.03%</text:p>
          </table:table-cell>
          <table:table-cell table:style-name="ce11" office:value-type="percentage" office:value="0.474912" calcext:value-type="percentage">
            <text:p>47.49%</text:p>
          </table:table-cell>
          <table:table-cell table:style-name="ce14" office:value-type="percentage" office:value="0.473266" calcext:value-type="percentage">
            <text:p>47.33%</text:p>
          </table:table-cell>
          <table:table-cell table:style-name="ce6"/>
          <table:table-cell table:style-name="ce61" table:formula="of:=(-[.D:.D]+[.K:.K])" office:value-type="percentage" office:value="-0.016651" calcext:value-type="percentage">
            <text:p>-1.6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carwelding_Easy_P004</text:p>
          </table:table-cell>
          <table:table-cell office:value-type="percentage" office:value="0.555539" calcext:value-type="percentage">
            <text:p>55.55%</text:p>
          </table:table-cell>
          <table:table-cell office:value-type="percentage" office:value="0.418058" calcext:value-type="percentage">
            <text:p>41.81%</text:p>
          </table:table-cell>
          <table:table-cell office:value-type="percentage" office:value="0.461225" calcext:value-type="percentage">
            <text:p>46.12%</text:p>
          </table:table-cell>
          <table:table-cell/>
          <table:table-cell table:style-name="ce154" table:formula="of:=([.U:.U] -[.D:.D])" office:value-type="percentage" office:value="-0.028692" calcext:value-type="percentage">
            <text:p>-2.8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Easy_P005</text:p>
          </table:table-cell>
          <table:table-cell table:style-name="ce11" office:value-type="percentage" office:value="0.528453" calcext:value-type="percentage">
            <text:p>52.85%</text:p>
          </table:table-cell>
          <table:table-cell table:style-name="ce11" office:value-type="percentage" office:value="0.372333" calcext:value-type="percentage">
            <text:p>37.23%</text:p>
          </table:table-cell>
          <table:table-cell table:style-name="ce92" office:value-type="percentage" office:value="0.422349" calcext:value-type="percentage">
            <text:p>42.23%</text:p>
          </table:table-cell>
          <table:table-cell table:style-name="ce6" table:number-columns-repeated="3"/>
          <table:table-cell table:style-name="ce25" office:value-type="string" calcext:value-type="string">
            <text:p>carwelding_Easy_P005</text:p>
          </table:table-cell>
          <table:table-cell table:style-name="ce11" office:value-type="percentage" office:value="0.409698" calcext:value-type="percentage">
            <text:p>40.97%</text:p>
          </table:table-cell>
          <table:table-cell table:style-name="ce11" office:value-type="percentage" office:value="0.421335" calcext:value-type="percentage">
            <text:p>42.13%</text:p>
          </table:table-cell>
          <table:table-cell table:style-name="ce14" office:value-type="percentage" office:value="0.378274" calcext:value-type="percentage">
            <text:p>37.83%</text:p>
          </table:table-cell>
          <table:table-cell table:style-name="ce6"/>
          <table:table-cell table:style-name="ce61" table:formula="of:=(-[.D:.D]+[.K:.K])" office:value-type="percentage" office:value="-0.044075" calcext:value-type="percentage">
            <text:p>-4.4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carwelding_Easy_P005</text:p>
          </table:table-cell>
          <table:table-cell office:value-type="percentage" office:value="0.489576" calcext:value-type="percentage">
            <text:p>48.96%</text:p>
          </table:table-cell>
          <table:table-cell office:value-type="percentage" office:value="0.440229" calcext:value-type="percentage">
            <text:p>44.02%</text:p>
          </table:table-cell>
          <table:table-cell office:value-type="percentage" office:value="0.447721" calcext:value-type="percentage">
            <text:p>44.77%</text:p>
          </table:table-cell>
          <table:table-cell/>
          <table:table-cell table:style-name="ce154" table:formula="of:=([.U:.U] -[.D:.D])" office:value-type="percentage" office:value="0.025372" calcext:value-type="percentage">
            <text:p>2.54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Easy_P006</text:p>
          </table:table-cell>
          <table:table-cell table:style-name="ce11" office:value-type="percentage" office:value="0.398716" calcext:value-type="percentage">
            <text:p>39.87%</text:p>
          </table:table-cell>
          <table:table-cell table:style-name="ce11" office:value-type="percentage" office:value="0.38128" calcext:value-type="percentage">
            <text:p>38.13%</text:p>
          </table:table-cell>
          <table:table-cell table:style-name="ce92" office:value-type="percentage" office:value="0.346874" calcext:value-type="percentage">
            <text:p>34.69%</text:p>
          </table:table-cell>
          <table:table-cell table:style-name="ce6" table:number-columns-repeated="3"/>
          <table:table-cell table:style-name="ce25" office:value-type="string" calcext:value-type="string">
            <text:p>carwelding_Easy_P006</text:p>
          </table:table-cell>
          <table:table-cell table:style-name="ce11" office:value-type="percentage" office:value="0.208883" calcext:value-type="percentage">
            <text:p>20.89%</text:p>
          </table:table-cell>
          <table:table-cell table:style-name="ce11" office:value-type="percentage" office:value="0.245472" calcext:value-type="percentage">
            <text:p>24.55%</text:p>
          </table:table-cell>
          <table:table-cell table:style-name="ce14" office:value-type="percentage" office:value="0.218728" calcext:value-type="percentage">
            <text:p>21.87%</text:p>
          </table:table-cell>
          <table:table-cell table:style-name="ce6"/>
          <table:table-cell table:style-name="ce61" table:formula="of:=(-[.D:.D]+[.K:.K])" office:value-type="percentage" office:value="-0.128146" calcext:value-type="percentage">
            <text:p>-12.8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carwelding_Easy_P006</text:p>
          </table:table-cell>
          <table:table-cell office:value-type="percentage" office:value="0.29587" calcext:value-type="percentage">
            <text:p>29.59%</text:p>
          </table:table-cell>
          <table:table-cell office:value-type="percentage" office:value="0.260677" calcext:value-type="percentage">
            <text:p>26.07%</text:p>
          </table:table-cell>
          <table:table-cell office:value-type="percentage" office:value="0.261421" calcext:value-type="percentage">
            <text:p>26.14%</text:p>
          </table:table-cell>
          <table:table-cell/>
          <table:table-cell table:style-name="ce154" table:formula="of:=([.U:.U] -[.D:.D])" office:value-type="percentage" office:value="-0.085453" calcext:value-type="percentage">
            <text:p>-8.55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Easy_P007</text:p>
          </table:table-cell>
          <table:table-cell table:style-name="ce11" office:value-type="percentage" office:value="0.517777" calcext:value-type="percentage">
            <text:p>51.78%</text:p>
          </table:table-cell>
          <table:table-cell table:style-name="ce11" office:value-type="percentage" office:value="0.372423" calcext:value-type="percentage">
            <text:p>37.24%</text:p>
          </table:table-cell>
          <table:table-cell table:style-name="ce92" office:value-type="percentage" office:value="0.418017" calcext:value-type="percentage">
            <text:p>41.80%</text:p>
          </table:table-cell>
          <table:table-cell table:style-name="ce6" table:number-columns-repeated="3"/>
          <table:table-cell table:style-name="ce25" office:value-type="string" calcext:value-type="string">
            <text:p>carwelding_Easy_P007</text:p>
          </table:table-cell>
          <table:table-cell table:style-name="ce11" office:value-type="percentage" office:value="0.340056" calcext:value-type="percentage">
            <text:p>34.01%</text:p>
          </table:table-cell>
          <table:table-cell table:style-name="ce11" office:value-type="percentage" office:value="0.357294" calcext:value-type="percentage">
            <text:p>35.73%</text:p>
          </table:table-cell>
          <table:table-cell table:style-name="ce14" office:value-type="percentage" office:value="0.335806" calcext:value-type="percentage">
            <text:p>33.58%</text:p>
          </table:table-cell>
          <table:table-cell table:style-name="ce6"/>
          <table:table-cell table:style-name="ce61" table:formula="of:=(-[.D:.D]+[.K:.K])" office:value-type="percentage" office:value="-0.082211" calcext:value-type="percentage">
            <text:p>-8.2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carwelding_Easy_P007</text:p>
          </table:table-cell>
          <table:table-cell office:value-type="percentage" office:value="0.390623" calcext:value-type="percentage">
            <text:p>39.06%</text:p>
          </table:table-cell>
          <table:table-cell office:value-type="percentage" office:value="0.307553" calcext:value-type="percentage">
            <text:p>30.76%</text:p>
          </table:table-cell>
          <table:table-cell office:value-type="percentage" office:value="0.333314" calcext:value-type="percentage">
            <text:p>33.33%</text:p>
          </table:table-cell>
          <table:table-cell/>
          <table:table-cell table:style-name="ce154" table:formula="of:=([.U:.U] -[.D:.D])" office:value-type="percentage" office:value="-0.084703" calcext:value-type="percentage">
            <text:p>-8.4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Hard_P000</text:p>
          </table:table-cell>
          <table:table-cell table:style-name="ce11" office:value-type="percentage" office:value="0.444085" calcext:value-type="percentage">
            <text:p>44.41%</text:p>
          </table:table-cell>
          <table:table-cell table:style-name="ce11" office:value-type="percentage" office:value="0.302597" calcext:value-type="percentage">
            <text:p>30.26%</text:p>
          </table:table-cell>
          <table:table-cell table:style-name="ce92" office:value-type="percentage" office:value="0.348137" calcext:value-type="percentage">
            <text:p>34.81%</text:p>
          </table:table-cell>
          <table:table-cell table:style-name="ce6" table:number-columns-repeated="3"/>
          <table:table-cell table:style-name="ce25" office:value-type="string" calcext:value-type="string">
            <text:p>carwelding_Hard_P000</text:p>
          </table:table-cell>
          <table:table-cell table:style-name="ce11" office:value-type="percentage" office:value="0.3146" calcext:value-type="percentage">
            <text:p>31.46%</text:p>
          </table:table-cell>
          <table:table-cell table:style-name="ce11" office:value-type="percentage" office:value="0.312455" calcext:value-type="percentage">
            <text:p>31.25%</text:p>
          </table:table-cell>
          <table:table-cell table:style-name="ce14" office:value-type="percentage" office:value="0.301422" calcext:value-type="percentage">
            <text:p>30.14%</text:p>
          </table:table-cell>
          <table:table-cell table:style-name="ce6"/>
          <table:table-cell table:style-name="ce61" table:formula="of:=(-[.D:.D]+[.K:.K])" office:value-type="percentage" office:value="-0.046715" calcext:value-type="percentage">
            <text:p>-4.67%</text:p>
          </table:table-cell>
          <table:table-cell table:style-name="ce66"/>
          <table:table-cell table:number-columns-repeated="3"/>
          <table:table-cell table:style-name="ce148" office:value-type="string" calcext:value-type="string">
            <text:p>carwelding_Hard_P000</text:p>
          </table:table-cell>
          <table:table-cell office:value-type="percentage" office:value="0.407095" calcext:value-type="percentage">
            <text:p>40.71%</text:p>
          </table:table-cell>
          <table:table-cell office:value-type="percentage" office:value="0.325675" calcext:value-type="percentage">
            <text:p>32.57%</text:p>
          </table:table-cell>
          <table:table-cell office:value-type="percentage" office:value="0.335365" calcext:value-type="percentage">
            <text:p>33.54%</text:p>
          </table:table-cell>
          <table:table-cell/>
          <table:table-cell table:style-name="ce154" table:formula="of:=([.U:.U] -[.D:.D])" office:value-type="percentage" office:value="-0.012772" calcext:value-type="percentage">
            <text:p>-1.28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Hard_P001</text:p>
          </table:table-cell>
          <table:table-cell table:style-name="ce11" office:value-type="percentage" office:value="0.480786" calcext:value-type="percentage">
            <text:p>48.08%</text:p>
          </table:table-cell>
          <table:table-cell table:style-name="ce11" office:value-type="percentage" office:value="0.357247" calcext:value-type="percentage">
            <text:p>35.72%</text:p>
          </table:table-cell>
          <table:table-cell table:style-name="ce92" office:value-type="percentage" office:value="0.396326" calcext:value-type="percentage">
            <text:p>39.63%</text:p>
          </table:table-cell>
          <table:table-cell table:style-name="ce6" table:number-columns-repeated="3"/>
          <table:table-cell table:style-name="ce25" office:value-type="string" calcext:value-type="string">
            <text:p>carwelding_Hard_P001</text:p>
          </table:table-cell>
          <table:table-cell table:style-name="ce11" office:value-type="percentage" office:value="0.405772" calcext:value-type="percentage">
            <text:p>40.58%</text:p>
          </table:table-cell>
          <table:table-cell table:style-name="ce11" office:value-type="percentage" office:value="0.491142" calcext:value-type="percentage">
            <text:p>49.11%</text:p>
          </table:table-cell>
          <table:table-cell table:style-name="ce14" office:value-type="percentage" office:value="0.416956" calcext:value-type="percentage">
            <text:p>41.70%</text:p>
          </table:table-cell>
          <table:table-cell table:style-name="ce6"/>
          <table:table-cell table:style-name="ce61" table:formula="of:=(-[.D:.D]+[.K:.K])" office:value-type="percentage" office:value="0.02063" calcext:value-type="percentage">
            <text:p>2.06%</text:p>
          </table:table-cell>
          <table:table-cell table:style-name="ce66"/>
          <table:table-cell table:number-columns-repeated="3"/>
          <table:table-cell table:style-name="ce148" office:value-type="string" calcext:value-type="string">
            <text:p>carwelding_Hard_P001</text:p>
          </table:table-cell>
          <table:table-cell office:value-type="percentage" office:value="0.38845" calcext:value-type="percentage">
            <text:p>38.85%</text:p>
          </table:table-cell>
          <table:table-cell office:value-type="percentage" office:value="0.395917" calcext:value-type="percentage">
            <text:p>39.59%</text:p>
          </table:table-cell>
          <table:table-cell office:value-type="percentage" office:value="0.367257" calcext:value-type="percentage">
            <text:p>36.73%</text:p>
          </table:table-cell>
          <table:table-cell/>
          <table:table-cell table:style-name="ce154" table:formula="of:=([.U:.U] -[.D:.D])" office:value-type="percentage" office:value="-0.029069" calcext:value-type="percentage">
            <text:p>-2.9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Hard_P002</text:p>
          </table:table-cell>
          <table:table-cell table:style-name="ce11" office:value-type="percentage" office:value="0.581614" calcext:value-type="percentage">
            <text:p>58.16%</text:p>
          </table:table-cell>
          <table:table-cell table:style-name="ce11" office:value-type="percentage" office:value="0.392503" calcext:value-type="percentage">
            <text:p>39.25%</text:p>
          </table:table-cell>
          <table:table-cell table:style-name="ce92" office:value-type="percentage" office:value="0.45307" calcext:value-type="percentage">
            <text:p>45.31%</text:p>
          </table:table-cell>
          <table:table-cell table:style-name="ce6" table:number-columns-repeated="3"/>
          <table:table-cell table:style-name="ce25" office:value-type="string" calcext:value-type="string">
            <text:p>carwelding_Hard_P002</text:p>
          </table:table-cell>
          <table:table-cell table:style-name="ce11" office:value-type="percentage" office:value="0.485528" calcext:value-type="percentage">
            <text:p>48.55%</text:p>
          </table:table-cell>
          <table:table-cell table:style-name="ce11" office:value-type="percentage" office:value="0.490619" calcext:value-type="percentage">
            <text:p>49.06%</text:p>
          </table:table-cell>
          <table:table-cell table:style-name="ce14" office:value-type="percentage" office:value="0.477656" calcext:value-type="percentage">
            <text:p>47.77%</text:p>
          </table:table-cell>
          <table:table-cell table:style-name="ce6"/>
          <table:table-cell table:style-name="ce61" table:formula="of:=(-[.D:.D]+[.K:.K])" office:value-type="percentage" office:value="0.0245860000000001" calcext:value-type="percentage">
            <text:p>2.46%</text:p>
          </table:table-cell>
          <table:table-cell table:style-name="ce66"/>
          <table:table-cell table:number-columns-repeated="3"/>
          <table:table-cell table:style-name="ce148" office:value-type="string" calcext:value-type="string">
            <text:p>carwelding_Hard_P002</text:p>
          </table:table-cell>
          <table:table-cell office:value-type="percentage" office:value="0.54843" calcext:value-type="percentage">
            <text:p>54.84%</text:p>
          </table:table-cell>
          <table:table-cell office:value-type="percentage" office:value="0.486315" calcext:value-type="percentage">
            <text:p>48.63%</text:p>
          </table:table-cell>
          <table:table-cell office:value-type="percentage" office:value="0.496538" calcext:value-type="percentage">
            <text:p>49.65%</text:p>
          </table:table-cell>
          <table:table-cell/>
          <table:table-cell table:style-name="ce154" table:formula="of:=([.U:.U] -[.D:.D])" office:value-type="percentage" office:value="0.043468" calcext:value-type="percentage">
            <text:p>4.35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5" office:value-type="string" calcext:value-type="string">
            <text:p>carwelding_Hard_P003</text:p>
          </table:table-cell>
          <table:table-cell table:style-name="ce11" office:value-type="percentage" office:value="0.454097" calcext:value-type="percentage">
            <text:p>45.41%</text:p>
          </table:table-cell>
          <table:table-cell table:style-name="ce11" office:value-type="percentage" office:value="0.334143" calcext:value-type="percentage">
            <text:p>33.41%</text:p>
          </table:table-cell>
          <table:table-cell table:style-name="ce92" office:value-type="percentage" office:value="0.369675" calcext:value-type="percentage">
            <text:p>36.97%</text:p>
          </table:table-cell>
          <table:table-cell table:style-name="ce6" table:number-columns-repeated="3"/>
          <table:table-cell table:style-name="ce25" office:value-type="string" calcext:value-type="string">
            <text:p>carwelding_Hard_P003</text:p>
          </table:table-cell>
          <table:table-cell table:style-name="ce11" office:value-type="percentage" office:value="0.384257" calcext:value-type="percentage">
            <text:p>38.43%</text:p>
          </table:table-cell>
          <table:table-cell table:style-name="ce11" office:value-type="percentage" office:value="0.39007" calcext:value-type="percentage">
            <text:p>39.01%</text:p>
          </table:table-cell>
          <table:table-cell table:style-name="ce14" office:value-type="percentage" office:value="0.37844" calcext:value-type="percentage">
            <text:p>37.84%</text:p>
          </table:table-cell>
          <table:table-cell table:style-name="ce6"/>
          <table:table-cell table:style-name="ce61" table:formula="of:=(-[.D:.D]+[.K:.K])" office:value-type="percentage" office:value="0.00876500000000002" calcext:value-type="percentage">
            <text:p>0.88%</text:p>
          </table:table-cell>
          <table:table-cell table:style-name="ce66"/>
          <table:table-cell table:number-columns-repeated="3"/>
          <table:table-cell table:style-name="ce148" office:value-type="string" calcext:value-type="string">
            <text:p>carwelding_Hard_P003</text:p>
          </table:table-cell>
          <table:table-cell office:value-type="percentage" office:value="0.396119" calcext:value-type="percentage">
            <text:p>39.61%</text:p>
          </table:table-cell>
          <table:table-cell office:value-type="percentage" office:value="0.349011" calcext:value-type="percentage">
            <text:p>34.90%</text:p>
          </table:table-cell>
          <table:table-cell office:value-type="percentage" office:value="0.357391" calcext:value-type="percentage">
            <text:p>35.74%</text:p>
          </table:table-cell>
          <table:table-cell/>
          <table:table-cell table:style-name="ce154" table:formula="of:=([.U:.U] -[.D:.D])" office:value-type="percentage" office:value="-0.012284" calcext:value-type="percentage">
            <text:p>-1.23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6"/>
          <table:table-cell table:style-name="ce86" table:number-columns-repeated="2"/>
          <table:table-cell table:style-name="ce95"/>
          <table:table-cell table:style-name="ce6" table:number-columns-repeated="3"/>
          <table:table-cell table:style-name="ce26"/>
          <table:table-cell table:style-name="ce36" table:number-columns-repeated="2"/>
          <table:table-cell table:style-name="ce45"/>
          <table:table-cell table:style-name="ce36"/>
          <table:table-cell table:style-name="ce59"/>
          <table:table-cell table:style-name="ce68" table:formula="of:=AVERAGE([.M27:.M35])" office:value-type="percentage" office:value="-0.029546" calcext:value-type="percentage">
            <text:p>-2.95%</text:p>
          </table:table-cell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5"/>
          <table:table-cell table:style-name="ce91" table:formula="of:=AVERAGE([.W27:.W35])" office:value-type="percentage" office:value="-0.0237465555555556" calcext:value-type="percentage">
            <text:p>-2.37%</text:p>
          </table:table-cell>
          <table:table-cell table:number-columns-repeated="16360"/>
        </table:table-row>
        <table:table-row table:style-name="ro2">
          <table:table-cell table:style-name="ce27" office:value-type="string" calcext:value-type="string">
            <text:p>office_Easy_P000</text:p>
          </table:table-cell>
          <table:table-cell table:style-name="ce37" office:value-type="percentage" office:value="0.67662" calcext:value-type="percentage">
            <text:p>67.66%</text:p>
          </table:table-cell>
          <table:table-cell table:style-name="ce37" office:value-type="percentage" office:value="0.561563" calcext:value-type="percentage">
            <text:p>56.16%</text:p>
          </table:table-cell>
          <table:table-cell table:style-name="ce89" office:value-type="percentage" office:value="0.602733" calcext:value-type="percentage">
            <text:p>60.27%</text:p>
          </table:table-cell>
          <table:table-cell table:number-columns-repeated="3"/>
          <table:table-cell table:style-name="ce27" office:value-type="string" calcext:value-type="string">
            <text:p>office_Easy_P000</text:p>
          </table:table-cell>
          <table:table-cell table:style-name="ce37" office:value-type="percentage" office:value="0.542003" calcext:value-type="percentage">
            <text:p>54.20%</text:p>
          </table:table-cell>
          <table:table-cell table:style-name="ce37" office:value-type="percentage" office:value="0.635556" calcext:value-type="percentage">
            <text:p>63.56%</text:p>
          </table:table-cell>
          <table:table-cell table:style-name="ce46" office:value-type="percentage" office:value="0.575692" calcext:value-type="percentage">
            <text:p>57.57%</text:p>
          </table:table-cell>
          <table:table-cell table:style-name="ce55"/>
          <table:table-cell table:style-name="ce60" table:formula="of:=(-[.D:.D]+[.K:.K])" office:value-type="percentage" office:value="-0.027041" calcext:value-type="percentage">
            <text:p>-2.70%</text:p>
          </table:table-cell>
          <table:table-cell table:style-name="ce65"/>
          <table:table-cell table:number-columns-repeated="3"/>
          <table:table-cell table:style-name="ce27" office:value-type="string" calcext:value-type="string">
            <text:p>office_Easy_P000</text:p>
          </table:table-cell>
          <table:table-cell table:style-name="ce37" office:value-type="percentage" office:value="0.643541" calcext:value-type="percentage">
            <text:p>64.35%</text:p>
          </table:table-cell>
          <table:table-cell table:style-name="ce37" office:value-type="percentage" office:value="0.669289" calcext:value-type="percentage">
            <text:p>66.93%</text:p>
          </table:table-cell>
          <table:table-cell table:style-name="ce46" office:value-type="percentage" office:value="0.64804" calcext:value-type="percentage">
            <text:p>64.80%</text:p>
          </table:table-cell>
          <table:table-cell table:style-name="ce55"/>
          <table:table-cell table:style-name="ce153" table:formula="of:=([.U:.U] -[.D:.D])" office:value-type="percentage" office:value="0.045307" calcext:value-type="percentage">
            <text:p>4.53%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Easy_P001</text:p>
          </table:table-cell>
          <table:table-cell office:value-type="percentage" office:value="0.521404" calcext:value-type="percentage">
            <text:p>52.14%</text:p>
          </table:table-cell>
          <table:table-cell office:value-type="percentage" office:value="0.542575" calcext:value-type="percentage">
            <text:p>54.26%</text:p>
          </table:table-cell>
          <table:table-cell table:style-name="ce90" office:value-type="percentage" office:value="0.518213" calcext:value-type="percentage">
            <text:p>51.82%</text:p>
          </table:table-cell>
          <table:table-cell table:number-columns-repeated="3"/>
          <table:table-cell table:style-name="ce28" office:value-type="string" calcext:value-type="string">
            <text:p>office_Easy_P001</text:p>
          </table:table-cell>
          <table:table-cell office:value-type="percentage" office:value="0.512668" calcext:value-type="percentage">
            <text:p>51.27%</text:p>
          </table:table-cell>
          <table:table-cell office:value-type="percentage" office:value="0.618067" calcext:value-type="percentage">
            <text:p>61.81%</text:p>
          </table:table-cell>
          <table:table-cell office:value-type="percentage" office:value="0.550891" calcext:value-type="percentage">
            <text:p>55.09%</text:p>
          </table:table-cell>
          <table:table-cell/>
          <table:table-cell table:style-name="ce61" table:formula="of:=(-[.D:.D]+[.K:.K])" office:value-type="percentage" office:value="0.032678" calcext:value-type="percentage">
            <text:p>3.2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Easy_P001</text:p>
          </table:table-cell>
          <table:table-cell office:value-type="percentage" office:value="0.567101" calcext:value-type="percentage">
            <text:p>56.71%</text:p>
          </table:table-cell>
          <table:table-cell office:value-type="percentage" office:value="0.593543" calcext:value-type="percentage">
            <text:p>59.35%</text:p>
          </table:table-cell>
          <table:table-cell office:value-type="percentage" office:value="0.568276" calcext:value-type="percentage">
            <text:p>56.83%</text:p>
          </table:table-cell>
          <table:table-cell/>
          <table:table-cell table:style-name="ce154" table:formula="of:=([.U:.U] -[.D:.D])" office:value-type="percentage" office:value="0.050063" calcext:value-type="percentage">
            <text:p>5.0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Easy_P002</text:p>
          </table:table-cell>
          <table:table-cell office:value-type="percentage" office:value="0.623413" calcext:value-type="percentage">
            <text:p>62.34%</text:p>
          </table:table-cell>
          <table:table-cell office:value-type="percentage" office:value="0.585775" calcext:value-type="percentage">
            <text:p>58.58%</text:p>
          </table:table-cell>
          <table:table-cell table:style-name="ce90" office:value-type="percentage" office:value="0.583592" calcext:value-type="percentage">
            <text:p>58.36%</text:p>
          </table:table-cell>
          <table:table-cell table:number-columns-repeated="3"/>
          <table:table-cell table:style-name="ce28" office:value-type="string" calcext:value-type="string">
            <text:p>office_Easy_P002</text:p>
          </table:table-cell>
          <table:table-cell office:value-type="percentage" office:value="0.577538" calcext:value-type="percentage">
            <text:p>57.75%</text:p>
          </table:table-cell>
          <table:table-cell office:value-type="percentage" office:value="0.643063" calcext:value-type="percentage">
            <text:p>64.31%</text:p>
          </table:table-cell>
          <table:table-cell office:value-type="percentage" office:value="0.598977" calcext:value-type="percentage">
            <text:p>59.90%</text:p>
          </table:table-cell>
          <table:table-cell/>
          <table:table-cell table:style-name="ce61" table:formula="of:=(-[.D:.D]+[.K:.K])" office:value-type="percentage" office:value="0.015385" calcext:value-type="percentage">
            <text:p>1.5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Easy_P002</text:p>
          </table:table-cell>
          <table:table-cell office:value-type="percentage" office:value="0.627511" calcext:value-type="percentage">
            <text:p>62.75%</text:p>
          </table:table-cell>
          <table:table-cell office:value-type="percentage" office:value="0.661224" calcext:value-type="percentage">
            <text:p>66.12%</text:p>
          </table:table-cell>
          <table:table-cell office:value-type="percentage" office:value="0.632183" calcext:value-type="percentage">
            <text:p>63.22%</text:p>
          </table:table-cell>
          <table:table-cell/>
          <table:table-cell table:style-name="ce154" table:formula="of:=([.U:.U] -[.D:.D])" office:value-type="percentage" office:value="0.0485910000000001" calcext:value-type="percentage">
            <text:p>4.86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Easy_P003</text:p>
          </table:table-cell>
          <table:table-cell office:value-type="percentage" office:value="0.6798" calcext:value-type="percentage">
            <text:p>67.98%</text:p>
          </table:table-cell>
          <table:table-cell office:value-type="percentage" office:value="0.60154" calcext:value-type="percentage">
            <text:p>60.15%</text:p>
          </table:table-cell>
          <table:table-cell table:style-name="ce90" office:value-type="percentage" office:value="0.626229" calcext:value-type="percentage">
            <text:p>62.62%</text:p>
          </table:table-cell>
          <table:table-cell table:number-columns-repeated="3"/>
          <table:table-cell table:style-name="ce28" office:value-type="string" calcext:value-type="string">
            <text:p>office_Easy_P003</text:p>
          </table:table-cell>
          <table:table-cell office:value-type="percentage" office:value="0.56822" calcext:value-type="percentage">
            <text:p>56.82%</text:p>
          </table:table-cell>
          <table:table-cell office:value-type="percentage" office:value="0.66316" calcext:value-type="percentage">
            <text:p>66.32%</text:p>
          </table:table-cell>
          <table:table-cell office:value-type="percentage" office:value="0.60281" calcext:value-type="percentage">
            <text:p>60.28%</text:p>
          </table:table-cell>
          <table:table-cell/>
          <table:table-cell table:style-name="ce61" table:formula="of:=(-[.D:.D]+[.K:.K])" office:value-type="percentage" office:value="-0.0234190000000001" calcext:value-type="percentage">
            <text:p>-2.3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Easy_P003</text:p>
          </table:table-cell>
          <table:table-cell office:value-type="percentage" office:value="0.656599" calcext:value-type="percentage">
            <text:p>65.66%</text:p>
          </table:table-cell>
          <table:table-cell office:value-type="percentage" office:value="0.664431" calcext:value-type="percentage">
            <text:p>66.44%</text:p>
          </table:table-cell>
          <table:table-cell office:value-type="percentage" office:value="0.651886" calcext:value-type="percentage">
            <text:p>65.19%</text:p>
          </table:table-cell>
          <table:table-cell/>
          <table:table-cell table:style-name="ce154" table:formula="of:=([.U:.U] -[.D:.D])" office:value-type="percentage" office:value="0.0256569999999999" calcext:value-type="percentage">
            <text:p>2.5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Easy_P004</text:p>
          </table:table-cell>
          <table:table-cell office:value-type="percentage" office:value="0.582337" calcext:value-type="percentage">
            <text:p>58.23%</text:p>
          </table:table-cell>
          <table:table-cell office:value-type="percentage" office:value="0.555066" calcext:value-type="percentage">
            <text:p>55.51%</text:p>
          </table:table-cell>
          <table:table-cell table:style-name="ce90" office:value-type="percentage" office:value="0.551412" calcext:value-type="percentage">
            <text:p>55.14%</text:p>
          </table:table-cell>
          <table:table-cell table:number-columns-repeated="3"/>
          <table:table-cell table:style-name="ce28" office:value-type="string" calcext:value-type="string">
            <text:p>office_Easy_P004</text:p>
          </table:table-cell>
          <table:table-cell office:value-type="percentage" office:value="0.53764" calcext:value-type="percentage">
            <text:p>53.76%</text:p>
          </table:table-cell>
          <table:table-cell office:value-type="percentage" office:value="0.632313" calcext:value-type="percentage">
            <text:p>63.23%</text:p>
          </table:table-cell>
          <table:table-cell office:value-type="percentage" office:value="0.57072" calcext:value-type="percentage">
            <text:p>57.07%</text:p>
          </table:table-cell>
          <table:table-cell/>
          <table:table-cell table:style-name="ce61" table:formula="of:=(-[.D:.D]+[.K:.K])" office:value-type="percentage" office:value="0.019308" calcext:value-type="percentage">
            <text:p>1.93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Easy_P004</text:p>
          </table:table-cell>
          <table:table-cell office:value-type="percentage" office:value="0.630105" calcext:value-type="percentage">
            <text:p>63.01%</text:p>
          </table:table-cell>
          <table:table-cell office:value-type="percentage" office:value="0.62423" calcext:value-type="percentage">
            <text:p>62.42%</text:p>
          </table:table-cell>
          <table:table-cell office:value-type="percentage" office:value="0.618647" calcext:value-type="percentage">
            <text:p>61.86%</text:p>
          </table:table-cell>
          <table:table-cell/>
          <table:table-cell table:style-name="ce154" table:formula="of:=([.U:.U] -[.D:.D])" office:value-type="percentage" office:value="0.0672349999999999" calcext:value-type="percentage">
            <text:p>6.72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75" office:value-type="string" calcext:value-type="string">
            <text:p>office_Easy_P005</text:p>
          </table:table-cell>
          <table:table-cell table:style-name="ce87" office:value-type="percentage" office:value="0.540437" calcext:value-type="percentage">
            <text:p>54.04%</text:p>
          </table:table-cell>
          <table:table-cell table:style-name="ce87" office:value-type="percentage" office:value="0.420077" calcext:value-type="percentage">
            <text:p>42.01%</text:p>
          </table:table-cell>
          <table:table-cell table:style-name="ce96" office:value-type="percentage" office:value="0.450433" calcext:value-type="percentage">
            <text:p>45.04%</text:p>
          </table:table-cell>
          <table:table-cell table:style-name="ce102" table:number-columns-repeated="3"/>
          <table:table-cell table:style-name="ce75" office:value-type="string" calcext:value-type="string">
            <text:p>office_Easy_P005</text:p>
          </table:table-cell>
          <table:table-cell table:style-name="ce87" office:value-type="percentage" office:value="0.42906" calcext:value-type="percentage">
            <text:p>42.91%</text:p>
          </table:table-cell>
          <table:table-cell table:style-name="ce87" office:value-type="percentage" office:value="0.480903" calcext:value-type="percentage">
            <text:p>48.09%</text:p>
          </table:table-cell>
          <table:table-cell table:style-name="ce123" office:value-type="percentage" office:value="0.436444" calcext:value-type="percentage">
            <text:p>43.64%</text:p>
          </table:table-cell>
          <table:table-cell table:style-name="ce102"/>
          <table:table-cell table:style-name="ce138" table:formula="of:=(-[.D:.D]+[.K:.K])" office:value-type="percentage" office:value="-0.013989" calcext:value-type="percentage">
            <text:p>-1.40%</text:p>
          </table:table-cell>
          <table:table-cell table:style-name="ce146"/>
          <table:table-cell table:style-name="ce102" table:number-columns-repeated="3"/>
          <table:table-cell table:style-name="ce75" office:value-type="string" calcext:value-type="string">
            <text:p>office_Easy_P005</text:p>
          </table:table-cell>
          <table:table-cell table:style-name="ce87" office:value-type="percentage" office:value="0.448271" calcext:value-type="percentage">
            <text:p>44.83%</text:p>
          </table:table-cell>
          <table:table-cell table:style-name="ce87" office:value-type="percentage" office:value="0.392836" calcext:value-type="percentage">
            <text:p>39.28%</text:p>
          </table:table-cell>
          <table:table-cell table:style-name="ce123" office:value-type="percentage" office:value="0.405093" calcext:value-type="percentage">
            <text:p>40.51%</text:p>
          </table:table-cell>
          <table:table-cell table:style-name="ce102"/>
          <table:table-cell table:style-name="ce156" table:formula="of:=([.U:.U] -[.D:.D])" office:value-type="percentage" office:value="-0.04534" calcext:value-type="percentage">
            <text:p>-4.53%</text:p>
          </table:table-cell>
          <table:table-cell table:style-name="ce161"/>
          <table:table-cell table:style-name="ce102" table:number-columns-repeated="16360"/>
        </table:table-row>
        <table:table-row table:style-name="ro2">
          <table:table-cell table:style-name="ce28" office:value-type="string" calcext:value-type="string">
            <text:p>office_Easy_P006</text:p>
          </table:table-cell>
          <table:table-cell office:value-type="percentage" office:value="0.374899" calcext:value-type="percentage">
            <text:p>37.49%</text:p>
          </table:table-cell>
          <table:table-cell office:value-type="percentage" office:value="0.440731" calcext:value-type="percentage">
            <text:p>44.07%</text:p>
          </table:table-cell>
          <table:table-cell table:style-name="ce90" office:value-type="percentage" office:value="0.382401" calcext:value-type="percentage">
            <text:p>38.24%</text:p>
          </table:table-cell>
          <table:table-cell table:number-columns-repeated="3"/>
          <table:table-cell table:style-name="ce28" office:value-type="string" calcext:value-type="string">
            <text:p>office_Easy_P006</text:p>
          </table:table-cell>
          <table:table-cell office:value-type="percentage" office:value="0.370617" calcext:value-type="percentage">
            <text:p>37.06%</text:p>
          </table:table-cell>
          <table:table-cell office:value-type="percentage" office:value="0.491204" calcext:value-type="percentage">
            <text:p>49.12%</text:p>
          </table:table-cell>
          <table:table-cell office:value-type="percentage" office:value="0.402942" calcext:value-type="percentage">
            <text:p>40.29%</text:p>
          </table:table-cell>
          <table:table-cell/>
          <table:table-cell table:style-name="ce61" table:formula="of:=(-[.D:.D]+[.K:.K])" office:value-type="percentage" office:value="0.020541" calcext:value-type="percentage">
            <text:p>2.05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Easy_P006</text:p>
          </table:table-cell>
          <table:table-cell office:value-type="percentage" office:value="0.458758" calcext:value-type="percentage">
            <text:p>45.88%</text:p>
          </table:table-cell>
          <table:table-cell office:value-type="percentage" office:value="0.470168" calcext:value-type="percentage">
            <text:p>47.02%</text:p>
          </table:table-cell>
          <table:table-cell office:value-type="percentage" office:value="0.448739" calcext:value-type="percentage">
            <text:p>44.87%</text:p>
          </table:table-cell>
          <table:table-cell/>
          <table:table-cell table:style-name="ce154" table:formula="of:=([.U:.U] -[.D:.D])" office:value-type="percentage" office:value="0.066338" calcext:value-type="percentage">
            <text:p>6.63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3"/>
          <table:table-cell table:style-name="ce53" table:number-columns-repeated="2"/>
          <table:table-cell table:style-name="ce93"/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62"/>
          <table:table-cell table:style-name="ce68" table:formula="of:=AVERAGE([.M37:.M43])" office:value-type="percentage" office:value="0.00335185714285714" calcext:value-type="percentage">
            <text:p>0.34%</text:p>
          </table:table-cell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5"/>
          <table:table-cell table:style-name="ce91" table:formula="of:=AVERAGE([.W37:.W43])" office:value-type="percentage" office:value="0.0368358571428571" calcext:value-type="percentage">
            <text:p>3.68%</text:p>
          </table:table-cell>
          <table:table-cell table:number-columns-repeated="16360"/>
        </table:table-row>
        <table:table-row table:style-name="ro2">
          <table:table-cell table:style-name="ce19" office:value-type="string" calcext:value-type="string">
            <text:p>office_Hard_P000</text:p>
          </table:table-cell>
          <table:table-cell table:style-name="ce37" office:value-type="percentage" office:value="0.441903" calcext:value-type="percentage">
            <text:p>44.19%</text:p>
          </table:table-cell>
          <table:table-cell table:style-name="ce37" office:value-type="percentage" office:value="0.475288" calcext:value-type="percentage">
            <text:p>47.53%</text:p>
          </table:table-cell>
          <table:table-cell table:style-name="ce89" office:value-type="percentage" office:value="0.427196" calcext:value-type="percentage">
            <text:p>42.72%</text:p>
          </table:table-cell>
          <table:table-cell table:number-columns-repeated="3"/>
          <table:table-cell table:style-name="ce27" office:value-type="string" calcext:value-type="string">
            <text:p>office_Hard_P000</text:p>
          </table:table-cell>
          <table:table-cell table:style-name="ce37" office:value-type="percentage" office:value="0.378362" calcext:value-type="percentage">
            <text:p>37.84%</text:p>
          </table:table-cell>
          <table:table-cell table:style-name="ce37" office:value-type="percentage" office:value="0.530881" calcext:value-type="percentage">
            <text:p>53.09%</text:p>
          </table:table-cell>
          <table:table-cell table:style-name="ce46" office:value-type="percentage" office:value="0.409745" calcext:value-type="percentage">
            <text:p>40.97%</text:p>
          </table:table-cell>
          <table:table-cell table:style-name="ce55"/>
          <table:table-cell table:style-name="ce60" table:formula="of:=(-[.D:.D]+[.K:.K])" office:value-type="percentage" office:value="-0.017451" calcext:value-type="percentage">
            <text:p>-1.75%</text:p>
          </table:table-cell>
          <table:table-cell table:style-name="ce65"/>
          <table:table-cell table:number-columns-repeated="3"/>
          <table:table-cell table:style-name="ce27" office:value-type="string" calcext:value-type="string">
            <text:p>office_Hard_P000</text:p>
          </table:table-cell>
          <table:table-cell table:style-name="ce37" office:value-type="percentage" office:value="0.438709" calcext:value-type="percentage">
            <text:p>43.87%</text:p>
          </table:table-cell>
          <table:table-cell table:style-name="ce37" office:value-type="percentage" office:value="0.516936" calcext:value-type="percentage">
            <text:p>51.69%</text:p>
          </table:table-cell>
          <table:table-cell table:style-name="ce46" office:value-type="percentage" office:value="0.446398" calcext:value-type="percentage">
            <text:p>44.64%</text:p>
          </table:table-cell>
          <table:table-cell table:style-name="ce55"/>
          <table:table-cell table:style-name="ce153" table:formula="of:=([.U:.U] -[.D:.D])" office:value-type="percentage" office:value="0.019202" calcext:value-type="percentage">
            <text:p>1.92%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Hard_P001</text:p>
          </table:table-cell>
          <table:table-cell office:value-type="percentage" office:value="0.444385" calcext:value-type="percentage">
            <text:p>44.44%</text:p>
          </table:table-cell>
          <table:table-cell office:value-type="percentage" office:value="0.440429" calcext:value-type="percentage">
            <text:p>44.04%</text:p>
          </table:table-cell>
          <table:table-cell table:style-name="ce90" office:value-type="percentage" office:value="0.415596" calcext:value-type="percentage">
            <text:p>41.56%</text:p>
          </table:table-cell>
          <table:table-cell table:number-columns-repeated="3"/>
          <table:table-cell table:style-name="ce28" office:value-type="string" calcext:value-type="string">
            <text:p>office_Hard_P001</text:p>
          </table:table-cell>
          <table:table-cell office:value-type="percentage" office:value="0.433591" calcext:value-type="percentage">
            <text:p>43.36%</text:p>
          </table:table-cell>
          <table:table-cell office:value-type="percentage" office:value="0.471425" calcext:value-type="percentage">
            <text:p>47.14%</text:p>
          </table:table-cell>
          <table:table-cell office:value-type="percentage" office:value="0.440017" calcext:value-type="percentage">
            <text:p>44.00%</text:p>
          </table:table-cell>
          <table:table-cell/>
          <table:table-cell table:style-name="ce61" table:formula="of:=(-[.D:.D]+[.K:.K])" office:value-type="percentage" office:value="0.024421" calcext:value-type="percentage">
            <text:p>2.4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Hard_P001</text:p>
          </table:table-cell>
          <table:table-cell office:value-type="percentage" office:value="0.480953" calcext:value-type="percentage">
            <text:p>48.10%</text:p>
          </table:table-cell>
          <table:table-cell office:value-type="percentage" office:value="0.461658" calcext:value-type="percentage">
            <text:p>46.17%</text:p>
          </table:table-cell>
          <table:table-cell office:value-type="percentage" office:value="0.456521" calcext:value-type="percentage">
            <text:p>45.65%</text:p>
          </table:table-cell>
          <table:table-cell/>
          <table:table-cell table:style-name="ce154" table:formula="of:=([.U:.U] -[.D:.D])" office:value-type="percentage" office:value="0.040925" calcext:value-type="percentage">
            <text:p>4.09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Hard_P002</text:p>
          </table:table-cell>
          <table:table-cell office:value-type="percentage" office:value="0.599189" calcext:value-type="percentage">
            <text:p>59.92%</text:p>
          </table:table-cell>
          <table:table-cell office:value-type="percentage" office:value="0.582357" calcext:value-type="percentage">
            <text:p>58.24%</text:p>
          </table:table-cell>
          <table:table-cell table:style-name="ce90" office:value-type="percentage" office:value="0.575927" calcext:value-type="percentage">
            <text:p>57.59%</text:p>
          </table:table-cell>
          <table:table-cell table:number-columns-repeated="3"/>
          <table:table-cell table:style-name="ce28" office:value-type="string" calcext:value-type="string">
            <text:p>office_Hard_P002</text:p>
          </table:table-cell>
          <table:table-cell office:value-type="percentage" office:value="0.538039" calcext:value-type="percentage">
            <text:p>53.80%</text:p>
          </table:table-cell>
          <table:table-cell office:value-type="percentage" office:value="0.682912" calcext:value-type="percentage">
            <text:p>68.29%</text:p>
          </table:table-cell>
          <table:table-cell office:value-type="percentage" office:value="0.594847" calcext:value-type="percentage">
            <text:p>59.48%</text:p>
          </table:table-cell>
          <table:table-cell/>
          <table:table-cell table:style-name="ce61" table:formula="of:=(-[.D:.D]+[.K:.K])" office:value-type="percentage" office:value="0.01892" calcext:value-type="percentage">
            <text:p>1.89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Hard_P002</text:p>
          </table:table-cell>
          <table:table-cell office:value-type="percentage" office:value="0.610411" calcext:value-type="percentage">
            <text:p>61.04%</text:p>
          </table:table-cell>
          <table:table-cell office:value-type="percentage" office:value="0.681616" calcext:value-type="percentage">
            <text:p>68.16%</text:p>
          </table:table-cell>
          <table:table-cell office:value-type="percentage" office:value="0.635933" calcext:value-type="percentage">
            <text:p>63.59%</text:p>
          </table:table-cell>
          <table:table-cell/>
          <table:table-cell table:style-name="ce154" table:formula="of:=([.U:.U] -[.D:.D])" office:value-type="percentage" office:value="0.060006" calcext:value-type="percentage">
            <text:p>6.0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75" office:value-type="string" calcext:value-type="string">
            <text:p>office_Hard_P003</text:p>
          </table:table-cell>
          <table:table-cell table:style-name="ce87" office:value-type="percentage" office:value="0.467235" calcext:value-type="percentage">
            <text:p>46.72%</text:p>
          </table:table-cell>
          <table:table-cell table:style-name="ce87" office:value-type="percentage" office:value="0.498738" calcext:value-type="percentage">
            <text:p>49.87%</text:p>
          </table:table-cell>
          <table:table-cell table:style-name="ce96" office:value-type="percentage" office:value="0.475375" calcext:value-type="percentage">
            <text:p>47.54%</text:p>
          </table:table-cell>
          <table:table-cell table:style-name="ce102" table:number-columns-repeated="3"/>
          <table:table-cell table:style-name="ce75" office:value-type="string" calcext:value-type="string">
            <text:p>office_Hard_P003</text:p>
          </table:table-cell>
          <table:table-cell table:style-name="ce87" office:value-type="percentage" office:value="0.373766" calcext:value-type="percentage">
            <text:p>37.38%</text:p>
          </table:table-cell>
          <table:table-cell table:style-name="ce87" office:value-type="percentage" office:value="0.473716" calcext:value-type="percentage">
            <text:p>47.37%</text:p>
          </table:table-cell>
          <table:table-cell table:style-name="ce123" office:value-type="percentage" office:value="0.414112" calcext:value-type="percentage">
            <text:p>41.41%</text:p>
          </table:table-cell>
          <table:table-cell table:style-name="ce102"/>
          <table:table-cell table:style-name="ce138" table:formula="of:=(-[.D:.D]+[.K:.K])" office:value-type="percentage" office:value="-0.061263" calcext:value-type="percentage">
            <text:p>-6.13%</text:p>
          </table:table-cell>
          <table:table-cell table:style-name="ce146"/>
          <table:table-cell table:style-name="ce102" table:number-columns-repeated="3"/>
          <table:table-cell table:style-name="ce149" office:value-type="string" calcext:value-type="string">
            <text:p>office_Hard_P003</text:p>
          </table:table-cell>
          <table:table-cell table:style-name="ce87" office:value-type="percentage" office:value="0.305015" calcext:value-type="percentage">
            <text:p>30.50%</text:p>
          </table:table-cell>
          <table:table-cell table:style-name="ce87" office:value-type="percentage" office:value="0.435492" calcext:value-type="percentage">
            <text:p>43.55%</text:p>
          </table:table-cell>
          <table:table-cell table:style-name="ce123" office:value-type="percentage" office:value="0.347032" calcext:value-type="percentage">
            <text:p>34.70%</text:p>
          </table:table-cell>
          <table:table-cell table:style-name="ce102"/>
          <table:table-cell table:style-name="ce156" table:formula="of:=([.U:.U] -[.D:.D])" office:value-type="percentage" office:value="-0.128343" calcext:value-type="percentage">
            <text:p>-12.83%</text:p>
          </table:table-cell>
          <table:table-cell table:style-name="ce161"/>
          <table:table-cell table:style-name="ce102" table:number-columns-repeated="16360"/>
        </table:table-row>
        <table:table-row table:style-name="ro2">
          <table:table-cell table:style-name="ce28" office:value-type="string" calcext:value-type="string">
            <text:p>office_Hard_P004</text:p>
          </table:table-cell>
          <table:table-cell office:value-type="percentage" office:value="0.605207" calcext:value-type="percentage">
            <text:p>60.52%</text:p>
          </table:table-cell>
          <table:table-cell office:value-type="percentage" office:value="0.564625" calcext:value-type="percentage">
            <text:p>56.46%</text:p>
          </table:table-cell>
          <table:table-cell table:style-name="ce90" office:value-type="percentage" office:value="0.552127" calcext:value-type="percentage">
            <text:p>55.21%</text:p>
          </table:table-cell>
          <table:table-cell table:number-columns-repeated="3"/>
          <table:table-cell table:style-name="ce28" office:value-type="string" calcext:value-type="string">
            <text:p>office_Hard_P004</text:p>
          </table:table-cell>
          <table:table-cell office:value-type="percentage" office:value="0.502819" calcext:value-type="percentage">
            <text:p>50.28%</text:p>
          </table:table-cell>
          <table:table-cell office:value-type="percentage" office:value="0.620037" calcext:value-type="percentage">
            <text:p>62.00%</text:p>
          </table:table-cell>
          <table:table-cell office:value-type="percentage" office:value="0.539804" calcext:value-type="percentage">
            <text:p>53.98%</text:p>
          </table:table-cell>
          <table:table-cell/>
          <table:table-cell table:style-name="ce61" table:formula="of:=(-[.D:.D]+[.K:.K])" office:value-type="percentage" office:value="-0.0123230000000001" calcext:value-type="percentage">
            <text:p>-1.23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Hard_P004</text:p>
          </table:table-cell>
          <table:table-cell office:value-type="percentage" office:value="0.550718" calcext:value-type="percentage">
            <text:p>55.07%</text:p>
          </table:table-cell>
          <table:table-cell office:value-type="percentage" office:value="0.610293" calcext:value-type="percentage">
            <text:p>61.03%</text:p>
          </table:table-cell>
          <table:table-cell office:value-type="percentage" office:value="0.562915" calcext:value-type="percentage">
            <text:p>56.29%</text:p>
          </table:table-cell>
          <table:table-cell/>
          <table:table-cell table:style-name="ce154" table:formula="of:=([.U:.U] -[.D:.D])" office:value-type="percentage" office:value="0.010788" calcext:value-type="percentage">
            <text:p>1.08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Hard_P005</text:p>
          </table:table-cell>
          <table:table-cell office:value-type="percentage" office:value="0.509614" calcext:value-type="percentage">
            <text:p>50.96%</text:p>
          </table:table-cell>
          <table:table-cell office:value-type="percentage" office:value="0.46779" calcext:value-type="percentage">
            <text:p>46.78%</text:p>
          </table:table-cell>
          <table:table-cell table:style-name="ce90" office:value-type="percentage" office:value="0.466024" calcext:value-type="percentage">
            <text:p>46.60%</text:p>
          </table:table-cell>
          <table:table-cell table:number-columns-repeated="3"/>
          <table:table-cell table:style-name="ce28" office:value-type="string" calcext:value-type="string">
            <text:p>office_Hard_P005</text:p>
          </table:table-cell>
          <table:table-cell table:style-name="ce38" office:value-type="percentage" office:value="0.413822" calcext:value-type="percentage">
            <text:p>41.38%</text:p>
          </table:table-cell>
          <table:table-cell table:style-name="ce38" office:value-type="percentage" office:value="0.51759" calcext:value-type="percentage">
            <text:p>51.76%</text:p>
          </table:table-cell>
          <table:table-cell table:style-name="ce47" office:value-type="percentage" office:value="0.453509" calcext:value-type="percentage">
            <text:p>45.35%</text:p>
          </table:table-cell>
          <table:table-cell/>
          <table:table-cell table:style-name="ce61" table:formula="of:=(-[.D:.D]+[.K:.K])" office:value-type="percentage" office:value="-0.012515" calcext:value-type="percentage">
            <text:p>-1.25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Hard_P005</text:p>
          </table:table-cell>
          <table:table-cell office:value-type="percentage" office:value="0.518339" calcext:value-type="percentage">
            <text:p>51.83%</text:p>
          </table:table-cell>
          <table:table-cell office:value-type="percentage" office:value="0.542005" calcext:value-type="percentage">
            <text:p>54.20%</text:p>
          </table:table-cell>
          <table:table-cell office:value-type="percentage" office:value="0.520751" calcext:value-type="percentage">
            <text:p>52.08%</text:p>
          </table:table-cell>
          <table:table-cell/>
          <table:table-cell table:style-name="ce154" table:formula="of:=([.U:.U] -[.D:.D])" office:value-type="percentage" office:value="0.054727" calcext:value-type="percentage">
            <text:p>5.4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Hard_P006</text:p>
          </table:table-cell>
          <table:table-cell office:value-type="percentage" office:value="0.40771" calcext:value-type="percentage">
            <text:p>40.77%</text:p>
          </table:table-cell>
          <table:table-cell office:value-type="percentage" office:value="0.452788" calcext:value-type="percentage">
            <text:p>45.28%</text:p>
          </table:table-cell>
          <table:table-cell table:style-name="ce90" office:value-type="percentage" office:value="0.398404" calcext:value-type="percentage">
            <text:p>39.84%</text:p>
          </table:table-cell>
          <table:table-cell table:number-columns-repeated="3"/>
          <table:table-cell table:style-name="ce28" office:value-type="string" calcext:value-type="string">
            <text:p>office_Hard_P006</text:p>
          </table:table-cell>
          <table:table-cell table:style-name="ce38" office:value-type="percentage" office:value="0.314713" calcext:value-type="percentage">
            <text:p>31.47%</text:p>
          </table:table-cell>
          <table:table-cell table:style-name="ce38" office:value-type="percentage" office:value="0.400885" calcext:value-type="percentage">
            <text:p>40.09%</text:p>
          </table:table-cell>
          <table:table-cell table:style-name="ce47" office:value-type="percentage" office:value="0.34367" calcext:value-type="percentage">
            <text:p>34.37%</text:p>
          </table:table-cell>
          <table:table-cell/>
          <table:table-cell table:style-name="ce61" table:formula="of:=(-[.D:.D]+[.K:.K])" office:value-type="percentage" office:value="-0.054734" calcext:value-type="percentage">
            <text:p>-5.4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Hard_P006</text:p>
          </table:table-cell>
          <table:table-cell office:value-type="percentage" office:value="0.437515" calcext:value-type="percentage">
            <text:p>43.75%</text:p>
          </table:table-cell>
          <table:table-cell office:value-type="percentage" office:value="0.440821" calcext:value-type="percentage">
            <text:p>44.08%</text:p>
          </table:table-cell>
          <table:table-cell office:value-type="percentage" office:value="0.42408" calcext:value-type="percentage">
            <text:p>42.41%</text:p>
          </table:table-cell>
          <table:table-cell/>
          <table:table-cell table:style-name="ce154" table:formula="of:=([.U:.U] -[.D:.D])" office:value-type="percentage" office:value="0.025676" calcext:value-type="percentage">
            <text:p>2.5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_Hard_P007</text:p>
          </table:table-cell>
          <table:table-cell office:value-type="percentage" office:value="0.672185" calcext:value-type="percentage">
            <text:p>67.22%</text:p>
          </table:table-cell>
          <table:table-cell office:value-type="percentage" office:value="0.582344" calcext:value-type="percentage">
            <text:p>58.23%</text:p>
          </table:table-cell>
          <table:table-cell table:style-name="ce90" office:value-type="percentage" office:value="0.608718" calcext:value-type="percentage">
            <text:p>60.87%</text:p>
          </table:table-cell>
          <table:table-cell table:number-columns-repeated="3"/>
          <table:table-cell table:style-name="ce28" office:value-type="string" calcext:value-type="string">
            <text:p>office_Hard_P007</text:p>
          </table:table-cell>
          <table:table-cell table:style-name="ce38" office:value-type="percentage" office:value="0.565935" calcext:value-type="percentage">
            <text:p>56.59%</text:p>
          </table:table-cell>
          <table:table-cell table:style-name="ce38" office:value-type="percentage" office:value="0.677711" calcext:value-type="percentage">
            <text:p>67.77%</text:p>
          </table:table-cell>
          <table:table-cell table:style-name="ce47" office:value-type="percentage" office:value="0.60877" calcext:value-type="percentage">
            <text:p>60.88%</text:p>
          </table:table-cell>
          <table:table-cell/>
          <table:table-cell table:style-name="ce61" table:formula="of:=(-[.D:.D]+[.K:.K])" office:value-type="percentage" office:value="0.000052000000000052" calcext:value-type="percentage">
            <text:p>0.0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_Hard_P007</text:p>
          </table:table-cell>
          <table:table-cell office:value-type="percentage" office:value="0.610817" calcext:value-type="percentage">
            <text:p>61.08%</text:p>
          </table:table-cell>
          <table:table-cell office:value-type="percentage" office:value="0.656043" calcext:value-type="percentage">
            <text:p>65.60%</text:p>
          </table:table-cell>
          <table:table-cell office:value-type="percentage" office:value="0.625403" calcext:value-type="percentage">
            <text:p>62.54%</text:p>
          </table:table-cell>
          <table:table-cell/>
          <table:table-cell table:style-name="ce154" table:formula="of:=([.U:.U] -[.D:.D])" office:value-type="percentage" office:value="0.0166850000000001" calcext:value-type="percentage">
            <text:p>1.6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3"/>
          <table:table-cell table:style-name="ce53" table:number-columns-repeated="2"/>
          <table:table-cell table:style-name="ce93"/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62"/>
          <table:table-cell table:style-name="ce68" table:formula="of:=AVERAGE([.M45:.M52])" office:value-type="percentage" office:value="-0.014361625" calcext:value-type="percentage">
            <text:p>-1.44%</text:p>
          </table:table-cell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5"/>
          <table:table-cell table:style-name="ce91" table:formula="of:=AVERAGE([.W45:.W52])" office:value-type="percentage" office:value="0.01245825" calcext:value-type="percentage">
            <text:p>1.25%</text:p>
          </table:table-cell>
          <table:table-cell table:number-columns-repeated="16360"/>
        </table:table-row>
        <table:table-row table:style-name="ro2">
          <table:table-cell table:style-name="ce27" office:value-type="string" calcext:value-type="string">
            <text:p>office2_Easy_P000</text:p>
          </table:table-cell>
          <table:table-cell table:style-name="ce37" office:value-type="percentage" office:value="0.73898" calcext:value-type="percentage">
            <text:p>73.90%</text:p>
          </table:table-cell>
          <table:table-cell table:style-name="ce37" office:value-type="percentage" office:value="0.573954" calcext:value-type="percentage">
            <text:p>57.40%</text:p>
          </table:table-cell>
          <table:table-cell table:style-name="ce89" office:value-type="percentage" office:value="0.636594" calcext:value-type="percentage">
            <text:p>63.66%</text:p>
          </table:table-cell>
          <table:table-cell table:number-columns-repeated="3"/>
          <table:table-cell table:style-name="ce27" office:value-type="string" calcext:value-type="string">
            <text:p>office2_Easy_P000</text:p>
          </table:table-cell>
          <table:table-cell table:style-name="ce37" office:value-type="percentage" office:value="0.612605" calcext:value-type="percentage">
            <text:p>61.26%</text:p>
          </table:table-cell>
          <table:table-cell table:style-name="ce37" office:value-type="percentage" office:value="0.671064" calcext:value-type="percentage">
            <text:p>67.11%</text:p>
          </table:table-cell>
          <table:table-cell table:style-name="ce46" office:value-type="percentage" office:value="0.631149" calcext:value-type="percentage">
            <text:p>63.11%</text:p>
          </table:table-cell>
          <table:table-cell table:style-name="ce55"/>
          <table:table-cell table:style-name="ce60" table:formula="of:=(-[.D:.D]+[.K:.K])" office:value-type="percentage" office:value="-0.00544500000000003" calcext:value-type="percentage">
            <text:p>-0.54%</text:p>
          </table:table-cell>
          <table:table-cell table:style-name="ce65"/>
          <table:table-cell table:number-columns-repeated="3"/>
          <table:table-cell table:style-name="ce27" office:value-type="string" calcext:value-type="string">
            <text:p>office2_Easy_P000</text:p>
          </table:table-cell>
          <table:table-cell table:style-name="ce37" office:value-type="percentage" office:value="0.664948" calcext:value-type="percentage">
            <text:p>66.49%</text:p>
          </table:table-cell>
          <table:table-cell table:style-name="ce37" office:value-type="percentage" office:value="0.639252" calcext:value-type="percentage">
            <text:p>63.93%</text:p>
          </table:table-cell>
          <table:table-cell table:style-name="ce46" office:value-type="percentage" office:value="0.646302" calcext:value-type="percentage">
            <text:p>64.63%</text:p>
          </table:table-cell>
          <table:table-cell table:style-name="ce55"/>
          <table:table-cell table:style-name="ce153" table:formula="of:=([.U:.U] -[.D:.D])" office:value-type="percentage" office:value="0.00970800000000005" calcext:value-type="percentage">
            <text:p>0.97%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3</text:p>
          </table:table-cell>
          <table:table-cell office:value-type="percentage" office:value="0.606919" calcext:value-type="percentage">
            <text:p>60.69%</text:p>
          </table:table-cell>
          <table:table-cell office:value-type="percentage" office:value="0.578341" calcext:value-type="percentage">
            <text:p>57.83%</text:p>
          </table:table-cell>
          <table:table-cell table:style-name="ce90" office:value-type="percentage" office:value="0.575781" calcext:value-type="percentage">
            <text:p>57.58%</text:p>
          </table:table-cell>
          <table:table-cell table:number-columns-repeated="3"/>
          <table:table-cell table:style-name="ce28" office:value-type="string" calcext:value-type="string">
            <text:p>office2_Easy_P003</text:p>
          </table:table-cell>
          <table:table-cell office:value-type="percentage" office:value="0.506263" calcext:value-type="percentage">
            <text:p>50.63%</text:p>
          </table:table-cell>
          <table:table-cell office:value-type="percentage" office:value="0.61521" calcext:value-type="percentage">
            <text:p>61.52%</text:p>
          </table:table-cell>
          <table:table-cell office:value-type="percentage" office:value="0.542945" calcext:value-type="percentage">
            <text:p>54.29%</text:p>
          </table:table-cell>
          <table:table-cell/>
          <table:table-cell table:style-name="ce61" table:formula="of:=(-[.D:.D]+[.K:.K])" office:value-type="percentage" office:value="-0.032836" calcext:value-type="percentage">
            <text:p>-3.28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3</text:p>
          </table:table-cell>
          <table:table-cell office:value-type="percentage" office:value="0.618609" calcext:value-type="percentage">
            <text:p>61.86%</text:p>
          </table:table-cell>
          <table:table-cell office:value-type="percentage" office:value="0.653627" calcext:value-type="percentage">
            <text:p>65.36%</text:p>
          </table:table-cell>
          <table:table-cell office:value-type="percentage" office:value="0.630214" calcext:value-type="percentage">
            <text:p>63.02%</text:p>
          </table:table-cell>
          <table:table-cell/>
          <table:table-cell table:style-name="ce154" table:formula="of:=([.U:.U] -[.D:.D])" office:value-type="percentage" office:value="0.0544330000000001" calcext:value-type="percentage">
            <text:p>5.44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4</text:p>
          </table:table-cell>
          <table:table-cell office:value-type="percentage" office:value="0.673979" calcext:value-type="percentage">
            <text:p>67.40%</text:p>
          </table:table-cell>
          <table:table-cell office:value-type="percentage" office:value="0.555018" calcext:value-type="percentage">
            <text:p>55.50%</text:p>
          </table:table-cell>
          <table:table-cell table:style-name="ce90" office:value-type="percentage" office:value="0.594746" calcext:value-type="percentage">
            <text:p>59.47%</text:p>
          </table:table-cell>
          <table:table-cell table:number-columns-repeated="3"/>
          <table:table-cell table:style-name="ce28" office:value-type="string" calcext:value-type="string">
            <text:p>office2_Easy_P004</text:p>
          </table:table-cell>
          <table:table-cell office:value-type="percentage" office:value="0.568614" calcext:value-type="percentage">
            <text:p>56.86%</text:p>
          </table:table-cell>
          <table:table-cell office:value-type="percentage" office:value="0.642488" calcext:value-type="percentage">
            <text:p>64.25%</text:p>
          </table:table-cell>
          <table:table-cell office:value-type="percentage" office:value="0.594244" calcext:value-type="percentage">
            <text:p>59.42%</text:p>
          </table:table-cell>
          <table:table-cell/>
          <table:table-cell table:style-name="ce61" table:formula="of:=(-[.D:.D]+[.K:.K])" office:value-type="percentage" office:value="-0.000502000000000002" calcext:value-type="percentage">
            <text:p>-0.05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4</text:p>
          </table:table-cell>
          <table:table-cell office:value-type="percentage" office:value="0.656621" calcext:value-type="percentage">
            <text:p>65.66%</text:p>
          </table:table-cell>
          <table:table-cell office:value-type="percentage" office:value="0.643896" calcext:value-type="percentage">
            <text:p>64.39%</text:p>
          </table:table-cell>
          <table:table-cell office:value-type="percentage" office:value="0.6422" calcext:value-type="percentage">
            <text:p>64.22%</text:p>
          </table:table-cell>
          <table:table-cell/>
          <table:table-cell table:style-name="ce154" table:formula="of:=([.U:.U] -[.D:.D])" office:value-type="percentage" office:value="0.047454" calcext:value-type="percentage">
            <text:p>4.75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5</text:p>
          </table:table-cell>
          <table:table-cell office:value-type="percentage" office:value="0.483681" calcext:value-type="percentage">
            <text:p>48.37%</text:p>
          </table:table-cell>
          <table:table-cell office:value-type="percentage" office:value="0.503733" calcext:value-type="percentage">
            <text:p>50.37%</text:p>
          </table:table-cell>
          <table:table-cell table:style-name="ce90" office:value-type="percentage" office:value="0.4764" calcext:value-type="percentage">
            <text:p>47.64%</text:p>
          </table:table-cell>
          <table:table-cell table:number-columns-repeated="3"/>
          <table:table-cell table:style-name="ce28" office:value-type="string" calcext:value-type="string">
            <text:p>office2_Easy_P005</text:p>
          </table:table-cell>
          <table:table-cell office:value-type="percentage" office:value="0.381591" calcext:value-type="percentage">
            <text:p>38.16%</text:p>
          </table:table-cell>
          <table:table-cell office:value-type="percentage" office:value="0.502391" calcext:value-type="percentage">
            <text:p>50.24%</text:p>
          </table:table-cell>
          <table:table-cell office:value-type="percentage" office:value="0.419768" calcext:value-type="percentage">
            <text:p>41.98%</text:p>
          </table:table-cell>
          <table:table-cell/>
          <table:table-cell table:style-name="ce61" table:formula="of:=(-[.D:.D]+[.K:.K])" office:value-type="percentage" office:value="-0.056632" calcext:value-type="percentage">
            <text:p>-5.66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5</text:p>
          </table:table-cell>
          <table:table-cell office:value-type="percentage" office:value="0.511389" calcext:value-type="percentage">
            <text:p>51.14%</text:p>
          </table:table-cell>
          <table:table-cell office:value-type="percentage" office:value="0.536834" calcext:value-type="percentage">
            <text:p>53.68%</text:p>
          </table:table-cell>
          <table:table-cell office:value-type="percentage" office:value="0.50742" calcext:value-type="percentage">
            <text:p>50.74%</text:p>
          </table:table-cell>
          <table:table-cell/>
          <table:table-cell table:style-name="ce154" table:formula="of:=([.U:.U] -[.D:.D])" office:value-type="percentage" office:value="0.03102" calcext:value-type="percentage">
            <text:p>3.1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6</text:p>
          </table:table-cell>
          <table:table-cell office:value-type="percentage" office:value="0.674449" calcext:value-type="percentage">
            <text:p>67.44%</text:p>
          </table:table-cell>
          <table:table-cell office:value-type="percentage" office:value="0.545782" calcext:value-type="percentage">
            <text:p>54.58%</text:p>
          </table:table-cell>
          <table:table-cell table:style-name="ce90" office:value-type="percentage" office:value="0.597125" calcext:value-type="percentage">
            <text:p>59.71%</text:p>
          </table:table-cell>
          <table:table-cell table:number-columns-repeated="3"/>
          <table:table-cell table:style-name="ce28" office:value-type="string" calcext:value-type="string">
            <text:p>office2_Easy_P006</text:p>
          </table:table-cell>
          <table:table-cell office:value-type="percentage" office:value="0.515422" calcext:value-type="percentage">
            <text:p>51.54%</text:p>
          </table:table-cell>
          <table:table-cell office:value-type="percentage" office:value="0.575024" calcext:value-type="percentage">
            <text:p>57.50%</text:p>
          </table:table-cell>
          <table:table-cell office:value-type="percentage" office:value="0.53885" calcext:value-type="percentage">
            <text:p>53.89%</text:p>
          </table:table-cell>
          <table:table-cell/>
          <table:table-cell table:style-name="ce61" table:formula="of:=(-[.D:.D]+[.K:.K])" office:value-type="percentage" office:value="-0.058275" calcext:value-type="percentage">
            <text:p>-5.83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6</text:p>
          </table:table-cell>
          <table:table-cell office:value-type="percentage" office:value="0.653448" calcext:value-type="percentage">
            <text:p>65.34%</text:p>
          </table:table-cell>
          <table:table-cell office:value-type="percentage" office:value="0.664872" calcext:value-type="percentage">
            <text:p>66.49%</text:p>
          </table:table-cell>
          <table:table-cell office:value-type="percentage" office:value="0.654171" calcext:value-type="percentage">
            <text:p>65.42%</text:p>
          </table:table-cell>
          <table:table-cell/>
          <table:table-cell table:style-name="ce154" table:formula="of:=([.U:.U] -[.D:.D])" office:value-type="percentage" office:value="0.0570459999999999" calcext:value-type="percentage">
            <text:p>5.70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7</text:p>
          </table:table-cell>
          <table:table-cell office:value-type="percentage" office:value="0.549915" calcext:value-type="percentage">
            <text:p>54.99%</text:p>
          </table:table-cell>
          <table:table-cell office:value-type="percentage" office:value="0.357272" calcext:value-type="percentage">
            <text:p>35.73%</text:p>
          </table:table-cell>
          <table:table-cell table:style-name="ce90" office:value-type="percentage" office:value="0.424514" calcext:value-type="percentage">
            <text:p>42.45%</text:p>
          </table:table-cell>
          <table:table-cell table:number-columns-repeated="3"/>
          <table:table-cell table:style-name="ce28" office:value-type="string" calcext:value-type="string">
            <text:p>office2_Easy_P007</text:p>
          </table:table-cell>
          <table:table-cell office:value-type="percentage" office:value="0.32794" calcext:value-type="percentage">
            <text:p>32.79%</text:p>
          </table:table-cell>
          <table:table-cell office:value-type="percentage" office:value="0.461409" calcext:value-type="percentage">
            <text:p>46.14%</text:p>
          </table:table-cell>
          <table:table-cell office:value-type="percentage" office:value="0.380967" calcext:value-type="percentage">
            <text:p>38.10%</text:p>
          </table:table-cell>
          <table:table-cell/>
          <table:table-cell table:style-name="ce61" table:formula="of:=(-[.D:.D]+[.K:.K])" office:value-type="percentage" office:value="-0.043547" calcext:value-type="percentage">
            <text:p>-4.35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7</text:p>
          </table:table-cell>
          <table:table-cell office:value-type="percentage" office:value="0.407674" calcext:value-type="percentage">
            <text:p>40.77%</text:p>
          </table:table-cell>
          <table:table-cell office:value-type="percentage" office:value="0.473009" calcext:value-type="percentage">
            <text:p>47.30%</text:p>
          </table:table-cell>
          <table:table-cell office:value-type="percentage" office:value="0.42712" calcext:value-type="percentage">
            <text:p>42.71%</text:p>
          </table:table-cell>
          <table:table-cell/>
          <table:table-cell table:style-name="ce154" table:formula="of:=([.U:.U] -[.D:.D])" office:value-type="percentage" office:value="0.002606" calcext:value-type="percentage">
            <text:p>0.26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8</text:p>
          </table:table-cell>
          <table:table-cell office:value-type="percentage" office:value="0.648517" calcext:value-type="percentage">
            <text:p>64.85%</text:p>
          </table:table-cell>
          <table:table-cell office:value-type="percentage" office:value="0.499901" calcext:value-type="percentage">
            <text:p>49.99%</text:p>
          </table:table-cell>
          <table:table-cell table:style-name="ce90" office:value-type="percentage" office:value="0.552252" calcext:value-type="percentage">
            <text:p>55.23%</text:p>
          </table:table-cell>
          <table:table-cell table:number-columns-repeated="3"/>
          <table:table-cell table:style-name="ce28" office:value-type="string" calcext:value-type="string">
            <text:p>office2_Easy_P008</text:p>
          </table:table-cell>
          <table:table-cell office:value-type="percentage" office:value="0.500983" calcext:value-type="percentage">
            <text:p>50.10%</text:p>
          </table:table-cell>
          <table:table-cell office:value-type="percentage" office:value="0.562822" calcext:value-type="percentage">
            <text:p>56.28%</text:p>
          </table:table-cell>
          <table:table-cell office:value-type="percentage" office:value="0.518775" calcext:value-type="percentage">
            <text:p>51.88%</text:p>
          </table:table-cell>
          <table:table-cell/>
          <table:table-cell table:style-name="ce61" table:formula="of:=(-[.D:.D]+[.K:.K])" office:value-type="percentage" office:value="-0.033477" calcext:value-type="percentage">
            <text:p>-3.35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8</text:p>
          </table:table-cell>
          <table:table-cell office:value-type="percentage" office:value="0.513091" calcext:value-type="percentage">
            <text:p>51.31%</text:p>
          </table:table-cell>
          <table:table-cell office:value-type="percentage" office:value="0.504094" calcext:value-type="percentage">
            <text:p>50.41%</text:p>
          </table:table-cell>
          <table:table-cell office:value-type="percentage" office:value="0.498135" calcext:value-type="percentage">
            <text:p>49.81%</text:p>
          </table:table-cell>
          <table:table-cell/>
          <table:table-cell table:style-name="ce154" table:formula="of:=([.U:.U] -[.D:.D])" office:value-type="percentage" office:value="-0.054117" calcext:value-type="percentage">
            <text:p>-5.4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09</text:p>
          </table:table-cell>
          <table:table-cell office:value-type="percentage" office:value="0.556199" calcext:value-type="percentage">
            <text:p>55.62%</text:p>
          </table:table-cell>
          <table:table-cell office:value-type="percentage" office:value="0.535878" calcext:value-type="percentage">
            <text:p>53.59%</text:p>
          </table:table-cell>
          <table:table-cell table:style-name="ce90" office:value-type="percentage" office:value="0.521175" calcext:value-type="percentage">
            <text:p>52.12%</text:p>
          </table:table-cell>
          <table:table-cell table:number-columns-repeated="3"/>
          <table:table-cell table:style-name="ce28" office:value-type="string" calcext:value-type="string">
            <text:p>office2_Easy_P009</text:p>
          </table:table-cell>
          <table:table-cell office:value-type="percentage" office:value="0.435227" calcext:value-type="percentage">
            <text:p>43.52%</text:p>
          </table:table-cell>
          <table:table-cell office:value-type="percentage" office:value="0.558272" calcext:value-type="percentage">
            <text:p>55.83%</text:p>
          </table:table-cell>
          <table:table-cell office:value-type="percentage" office:value="0.472173" calcext:value-type="percentage">
            <text:p>47.22%</text:p>
          </table:table-cell>
          <table:table-cell/>
          <table:table-cell table:style-name="ce61" table:formula="of:=(-[.D:.D]+[.K:.K])" office:value-type="percentage" office:value="-0.049002" calcext:value-type="percentage">
            <text:p>-4.90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09</text:p>
          </table:table-cell>
          <table:table-cell office:value-type="percentage" office:value="0.508675" calcext:value-type="percentage">
            <text:p>50.87%</text:p>
          </table:table-cell>
          <table:table-cell office:value-type="percentage" office:value="0.549909" calcext:value-type="percentage">
            <text:p>54.99%</text:p>
          </table:table-cell>
          <table:table-cell office:value-type="percentage" office:value="0.513459" calcext:value-type="percentage">
            <text:p>51.35%</text:p>
          </table:table-cell>
          <table:table-cell/>
          <table:table-cell table:style-name="ce154" table:formula="of:=([.U:.U] -[.D:.D])" office:value-type="percentage" office:value="-0.00771600000000006" calcext:value-type="percentage">
            <text:p>-0.7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10</text:p>
          </table:table-cell>
          <table:table-cell office:value-type="percentage" office:value="0.89109" calcext:value-type="percentage">
            <text:p>89.11%</text:p>
          </table:table-cell>
          <table:table-cell office:value-type="percentage" office:value="0.783418" calcext:value-type="percentage">
            <text:p>78.34%</text:p>
          </table:table-cell>
          <table:table-cell table:style-name="ce90" office:value-type="percentage" office:value="0.829487" calcext:value-type="percentage">
            <text:p>82.95%</text:p>
          </table:table-cell>
          <table:table-cell table:number-columns-repeated="3"/>
          <table:table-cell table:style-name="ce28" office:value-type="string" calcext:value-type="string">
            <text:p>office2_Easy_P010</text:p>
          </table:table-cell>
          <table:table-cell office:value-type="percentage" office:value="0.794609" calcext:value-type="percentage">
            <text:p>79.46%</text:p>
          </table:table-cell>
          <table:table-cell office:value-type="percentage" office:value="0.851523" calcext:value-type="percentage">
            <text:p>85.15%</text:p>
          </table:table-cell>
          <table:table-cell office:value-type="percentage" office:value="0.81874" calcext:value-type="percentage">
            <text:p>81.87%</text:p>
          </table:table-cell>
          <table:table-cell/>
          <table:table-cell table:style-name="ce61" table:formula="of:=(-[.D:.D]+[.K:.K])" office:value-type="percentage" office:value="-0.010747" calcext:value-type="percentage">
            <text:p>-1.0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10</text:p>
          </table:table-cell>
          <table:table-cell office:value-type="percentage" office:value="0.848312" calcext:value-type="percentage">
            <text:p>84.83%</text:p>
          </table:table-cell>
          <table:table-cell office:value-type="percentage" office:value="0.815254" calcext:value-type="percentage">
            <text:p>81.53%</text:p>
          </table:table-cell>
          <table:table-cell office:value-type="percentage" office:value="0.830043" calcext:value-type="percentage">
            <text:p>83.00%</text:p>
          </table:table-cell>
          <table:table-cell/>
          <table:table-cell table:style-name="ce154" table:formula="of:=([.U:.U] -[.D:.D])" office:value-type="percentage" office:value="0.000556000000000001" calcext:value-type="percentage">
            <text:p>0.06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Easy_P011</text:p>
          </table:table-cell>
          <table:table-cell office:value-type="percentage" office:value="0.714646" calcext:value-type="percentage">
            <text:p>71.46%</text:p>
          </table:table-cell>
          <table:table-cell office:value-type="percentage" office:value="0.567732" calcext:value-type="percentage">
            <text:p>56.77%</text:p>
          </table:table-cell>
          <table:table-cell table:style-name="ce90" office:value-type="percentage" office:value="0.621266" calcext:value-type="percentage">
            <text:p>62.13%</text:p>
          </table:table-cell>
          <table:table-cell table:number-columns-repeated="3"/>
          <table:table-cell table:style-name="ce28" office:value-type="string" calcext:value-type="string">
            <text:p>office2_Easy_P011</text:p>
          </table:table-cell>
          <table:table-cell office:value-type="percentage" office:value="0.543602" calcext:value-type="percentage">
            <text:p>54.36%</text:p>
          </table:table-cell>
          <table:table-cell office:value-type="percentage" office:value="0.639349" calcext:value-type="percentage">
            <text:p>63.93%</text:p>
          </table:table-cell>
          <table:table-cell office:value-type="percentage" office:value="0.577433" calcext:value-type="percentage">
            <text:p>57.74%</text:p>
          </table:table-cell>
          <table:table-cell/>
          <table:table-cell table:style-name="ce61" table:formula="of:=(-[.D:.D]+[.K:.K])" office:value-type="percentage" office:value="-0.043833" calcext:value-type="percentage">
            <text:p>-4.38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Easy_P011</text:p>
          </table:table-cell>
          <table:table-cell office:value-type="percentage" office:value="0.621076" calcext:value-type="percentage">
            <text:p>62.11%</text:p>
          </table:table-cell>
          <table:table-cell office:value-type="percentage" office:value="0.642805" calcext:value-type="percentage">
            <text:p>64.28%</text:p>
          </table:table-cell>
          <table:table-cell office:value-type="percentage" office:value="0.620659" calcext:value-type="percentage">
            <text:p>62.07%</text:p>
          </table:table-cell>
          <table:table-cell/>
          <table:table-cell table:style-name="ce154" table:formula="of:=([.U:.U] -[.D:.D])" office:value-type="percentage" office:value="-0.000607000000000024" calcext:value-type="percentage">
            <text:p>-0.06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3"/>
          <table:table-cell table:style-name="ce53" table:number-columns-repeated="2"/>
          <table:table-cell table:style-name="ce93"/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62"/>
          <table:table-cell table:style-name="ce68" table:formula="of:=AVERAGE([.M54:.M63])" office:value-type="percentage" office:value="-0.0334296" calcext:value-type="percentage">
            <text:p>-3.34%</text:p>
          </table:table-cell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5"/>
          <table:table-cell table:style-name="ce91" table:formula="of:=AVERAGE([.W54:.W63])" office:value-type="percentage" office:value="0.0140383" calcext:value-type="percentage">
            <text:p>1.40%</text:p>
          </table:table-cell>
          <table:table-cell table:number-columns-repeated="16360"/>
        </table:table-row>
        <table:table-row table:style-name="ro2">
          <table:table-cell table:style-name="ce27" office:value-type="string" calcext:value-type="string">
            <text:p>office2_Hard_P000</text:p>
          </table:table-cell>
          <table:table-cell table:style-name="ce37" office:value-type="percentage" office:value="0.610673" calcext:value-type="percentage">
            <text:p>61.07%</text:p>
          </table:table-cell>
          <table:table-cell table:style-name="ce37" office:value-type="percentage" office:value="0.428284" calcext:value-type="percentage">
            <text:p>42.83%</text:p>
          </table:table-cell>
          <table:table-cell table:style-name="ce89" office:value-type="percentage" office:value="0.496593" calcext:value-type="percentage">
            <text:p>49.66%</text:p>
          </table:table-cell>
          <table:table-cell table:number-columns-repeated="3"/>
          <table:table-cell table:style-name="ce27" office:value-type="string" calcext:value-type="string">
            <text:p>office2_Hard_P000</text:p>
          </table:table-cell>
          <table:table-cell table:style-name="ce37" office:value-type="percentage" office:value="0.514492" calcext:value-type="percentage">
            <text:p>51.45%</text:p>
          </table:table-cell>
          <table:table-cell table:style-name="ce37" office:value-type="percentage" office:value="0.481169" calcext:value-type="percentage">
            <text:p>48.12%</text:p>
          </table:table-cell>
          <table:table-cell table:style-name="ce46" office:value-type="percentage" office:value="0.49285" calcext:value-type="percentage">
            <text:p>49.29%</text:p>
          </table:table-cell>
          <table:table-cell table:style-name="ce55"/>
          <table:table-cell table:style-name="ce60" table:formula="of:=(-[.D:.D]+[.K:.K])" office:value-type="percentage" office:value="-0.003743" calcext:value-type="percentage">
            <text:p>-0.37%</text:p>
          </table:table-cell>
          <table:table-cell table:style-name="ce65"/>
          <table:table-cell table:number-columns-repeated="3"/>
          <table:table-cell table:style-name="ce27" office:value-type="string" calcext:value-type="string">
            <text:p>office2_Hard_P000</text:p>
          </table:table-cell>
          <table:table-cell table:style-name="ce37" office:value-type="percentage" office:value="0.546881" calcext:value-type="percentage">
            <text:p>54.69%</text:p>
          </table:table-cell>
          <table:table-cell table:style-name="ce37" office:value-type="percentage" office:value="0.417828" calcext:value-type="percentage">
            <text:p>41.78%</text:p>
          </table:table-cell>
          <table:table-cell table:style-name="ce46" office:value-type="percentage" office:value="0.469829" calcext:value-type="percentage">
            <text:p>46.98%</text:p>
          </table:table-cell>
          <table:table-cell table:style-name="ce55"/>
          <table:table-cell table:style-name="ce153" table:formula="of:=([.U:.U] -[.D:.D])" office:value-type="percentage" office:value="-0.026764" calcext:value-type="percentage">
            <text:p>-2.68%</text:p>
          </table:table-cell>
          <table:table-cell table:style-name="ce159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1</text:p>
          </table:table-cell>
          <table:table-cell office:value-type="percentage" office:value="0.447785" calcext:value-type="percentage">
            <text:p>44.78%</text:p>
          </table:table-cell>
          <table:table-cell office:value-type="percentage" office:value="0.358421" calcext:value-type="percentage">
            <text:p>35.84%</text:p>
          </table:table-cell>
          <table:table-cell table:style-name="ce90" office:value-type="percentage" office:value="0.388792" calcext:value-type="percentage">
            <text:p>38.88%</text:p>
          </table:table-cell>
          <table:table-cell table:number-columns-repeated="3"/>
          <table:table-cell table:style-name="ce28" office:value-type="string" calcext:value-type="string">
            <text:p>office2_Hard_P001</text:p>
          </table:table-cell>
          <table:table-cell office:value-type="percentage" office:value="0.303778" calcext:value-type="percentage">
            <text:p>30.38%</text:p>
          </table:table-cell>
          <table:table-cell office:value-type="percentage" office:value="0.337366" calcext:value-type="percentage">
            <text:p>33.74%</text:p>
          </table:table-cell>
          <table:table-cell office:value-type="percentage" office:value="0.304712" calcext:value-type="percentage">
            <text:p>30.47%</text:p>
          </table:table-cell>
          <table:table-cell/>
          <table:table-cell table:style-name="ce61" table:formula="of:=(-[.D:.D]+[.K:.K])" office:value-type="percentage" office:value="-0.08408" calcext:value-type="percentage">
            <text:p>-8.41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1</text:p>
          </table:table-cell>
          <table:table-cell office:value-type="percentage" office:value="0.347005" calcext:value-type="percentage">
            <text:p>34.70%</text:p>
          </table:table-cell>
          <table:table-cell office:value-type="percentage" office:value="0.308116" calcext:value-type="percentage">
            <text:p>30.81%</text:p>
          </table:table-cell>
          <table:table-cell office:value-type="percentage" office:value="0.304956" calcext:value-type="percentage">
            <text:p>30.50%</text:p>
          </table:table-cell>
          <table:table-cell/>
          <table:table-cell table:style-name="ce154" table:formula="of:=([.U:.U] -[.D:.D])" office:value-type="percentage" office:value="-0.083836" calcext:value-type="percentage">
            <text:p>-8.38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2</text:p>
          </table:table-cell>
          <table:table-cell office:value-type="percentage" office:value="0.570833" calcext:value-type="percentage">
            <text:p>57.08%</text:p>
          </table:table-cell>
          <table:table-cell office:value-type="percentage" office:value="0.459174" calcext:value-type="percentage">
            <text:p>45.92%</text:p>
          </table:table-cell>
          <table:table-cell table:style-name="ce90" office:value-type="percentage" office:value="0.47918" calcext:value-type="percentage">
            <text:p>47.92%</text:p>
          </table:table-cell>
          <table:table-cell table:number-columns-repeated="3"/>
          <table:table-cell table:style-name="ce28" office:value-type="string" calcext:value-type="string">
            <text:p>office2_Hard_P002</text:p>
          </table:table-cell>
          <table:table-cell office:value-type="percentage" office:value="0.408502" calcext:value-type="percentage">
            <text:p>40.85%</text:p>
          </table:table-cell>
          <table:table-cell office:value-type="percentage" office:value="0.515988" calcext:value-type="percentage">
            <text:p>51.60%</text:p>
          </table:table-cell>
          <table:table-cell office:value-type="percentage" office:value="0.439789" calcext:value-type="percentage">
            <text:p>43.98%</text:p>
          </table:table-cell>
          <table:table-cell/>
          <table:table-cell table:style-name="ce61" table:formula="of:=(-[.D:.D]+[.K:.K])" office:value-type="percentage" office:value="-0.039391" calcext:value-type="percentage">
            <text:p>-3.94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2</text:p>
          </table:table-cell>
          <table:table-cell office:value-type="percentage" office:value="0.467663" calcext:value-type="percentage">
            <text:p>46.77%</text:p>
          </table:table-cell>
          <table:table-cell office:value-type="percentage" office:value="0.51459" calcext:value-type="percentage">
            <text:p>51.46%</text:p>
          </table:table-cell>
          <table:table-cell office:value-type="percentage" office:value="0.470741" calcext:value-type="percentage">
            <text:p>47.07%</text:p>
          </table:table-cell>
          <table:table-cell/>
          <table:table-cell table:style-name="ce154" table:formula="of:=([.U:.U] -[.D:.D])" office:value-type="percentage" office:value="-0.00843899999999997" calcext:value-type="percentage">
            <text:p>-0.84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3</text:p>
          </table:table-cell>
          <table:table-cell office:value-type="percentage" office:value="0.651856" calcext:value-type="percentage">
            <text:p>65.19%</text:p>
          </table:table-cell>
          <table:table-cell office:value-type="percentage" office:value="0.521421" calcext:value-type="percentage">
            <text:p>52.14%</text:p>
          </table:table-cell>
          <table:table-cell table:style-name="ce90" office:value-type="percentage" office:value="0.557054" calcext:value-type="percentage">
            <text:p>55.71%</text:p>
          </table:table-cell>
          <table:table-cell table:number-columns-repeated="3"/>
          <table:table-cell table:style-name="ce28" office:value-type="string" calcext:value-type="string">
            <text:p>office2_Hard_P003</text:p>
          </table:table-cell>
          <table:table-cell office:value-type="percentage" office:value="0.548873" calcext:value-type="percentage">
            <text:p>54.89%</text:p>
          </table:table-cell>
          <table:table-cell office:value-type="percentage" office:value="0.596363" calcext:value-type="percentage">
            <text:p>59.64%</text:p>
          </table:table-cell>
          <table:table-cell office:value-type="percentage" office:value="0.560241" calcext:value-type="percentage">
            <text:p>56.02%</text:p>
          </table:table-cell>
          <table:table-cell/>
          <table:table-cell table:style-name="ce61" table:formula="of:=(-[.D:.D]+[.K:.K])" office:value-type="percentage" office:value="0.00318699999999994" calcext:value-type="percentage">
            <text:p>0.3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3</text:p>
          </table:table-cell>
          <table:table-cell office:value-type="percentage" office:value="0.57322" calcext:value-type="percentage">
            <text:p>57.32%</text:p>
          </table:table-cell>
          <table:table-cell office:value-type="percentage" office:value="0.561952" calcext:value-type="percentage">
            <text:p>56.20%</text:p>
          </table:table-cell>
          <table:table-cell office:value-type="percentage" office:value="0.553924" calcext:value-type="percentage">
            <text:p>55.39%</text:p>
          </table:table-cell>
          <table:table-cell/>
          <table:table-cell table:style-name="ce154" table:formula="of:=([.U:.U] -[.D:.D])" office:value-type="percentage" office:value="-0.00313000000000008" calcext:value-type="percentage">
            <text:p>-0.3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4</text:p>
          </table:table-cell>
          <table:table-cell office:value-type="percentage" office:value="0.578679" calcext:value-type="percentage">
            <text:p>57.87%</text:p>
          </table:table-cell>
          <table:table-cell office:value-type="percentage" office:value="0.3894" calcext:value-type="percentage">
            <text:p>38.94%</text:p>
          </table:table-cell>
          <table:table-cell table:style-name="ce90" office:value-type="percentage" office:value="0.456908" calcext:value-type="percentage">
            <text:p>45.69%</text:p>
          </table:table-cell>
          <table:table-cell table:number-columns-repeated="3"/>
          <table:table-cell table:style-name="ce28" office:value-type="string" calcext:value-type="string">
            <text:p>office2_Hard_P004</text:p>
          </table:table-cell>
          <table:table-cell office:value-type="percentage" office:value="0.429365" calcext:value-type="percentage">
            <text:p>42.94%</text:p>
          </table:table-cell>
          <table:table-cell office:value-type="percentage" office:value="0.469247" calcext:value-type="percentage">
            <text:p>46.92%</text:p>
          </table:table-cell>
          <table:table-cell office:value-type="percentage" office:value="0.442091" calcext:value-type="percentage">
            <text:p>44.21%</text:p>
          </table:table-cell>
          <table:table-cell/>
          <table:table-cell table:style-name="ce61" table:formula="of:=(-[.D:.D]+[.K:.K])" office:value-type="percentage" office:value="-0.014817" calcext:value-type="percentage">
            <text:p>-1.48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4</text:p>
          </table:table-cell>
          <table:table-cell office:value-type="percentage" office:value="0.528042" calcext:value-type="percentage">
            <text:p>52.80%</text:p>
          </table:table-cell>
          <table:table-cell office:value-type="percentage" office:value="0.536203" calcext:value-type="percentage">
            <text:p>53.62%</text:p>
          </table:table-cell>
          <table:table-cell office:value-type="percentage" office:value="0.526244" calcext:value-type="percentage">
            <text:p>52.62%</text:p>
          </table:table-cell>
          <table:table-cell/>
          <table:table-cell table:style-name="ce154" table:formula="of:=([.U:.U] -[.D:.D])" office:value-type="percentage" office:value="0.0693360000000001" calcext:value-type="percentage">
            <text:p>6.93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5</text:p>
          </table:table-cell>
          <table:table-cell office:value-type="percentage" office:value="0.599761" calcext:value-type="percentage">
            <text:p>59.98%</text:p>
          </table:table-cell>
          <table:table-cell office:value-type="percentage" office:value="0.494557" calcext:value-type="percentage">
            <text:p>49.46%</text:p>
          </table:table-cell>
          <table:table-cell table:style-name="ce90" office:value-type="percentage" office:value="0.533687" calcext:value-type="percentage">
            <text:p>53.37%</text:p>
          </table:table-cell>
          <table:table-cell table:number-columns-repeated="3"/>
          <table:table-cell table:style-name="ce28" office:value-type="string" calcext:value-type="string">
            <text:p>office2_Hard_P005</text:p>
          </table:table-cell>
          <table:table-cell office:value-type="percentage" office:value="0.521621" calcext:value-type="percentage">
            <text:p>52.16%</text:p>
          </table:table-cell>
          <table:table-cell office:value-type="percentage" office:value="0.573262" calcext:value-type="percentage">
            <text:p>57.33%</text:p>
          </table:table-cell>
          <table:table-cell office:value-type="percentage" office:value="0.541352" calcext:value-type="percentage">
            <text:p>54.14%</text:p>
          </table:table-cell>
          <table:table-cell/>
          <table:table-cell table:style-name="ce61" table:formula="of:=(-[.D:.D]+[.K:.K])" office:value-type="percentage" office:value="0.00766500000000003" calcext:value-type="percentage">
            <text:p>0.77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5</text:p>
          </table:table-cell>
          <table:table-cell office:value-type="percentage" office:value="0.533404" calcext:value-type="percentage">
            <text:p>53.34%</text:p>
          </table:table-cell>
          <table:table-cell office:value-type="percentage" office:value="0.527045" calcext:value-type="percentage">
            <text:p>52.70%</text:p>
          </table:table-cell>
          <table:table-cell office:value-type="percentage" office:value="0.522629" calcext:value-type="percentage">
            <text:p>52.26%</text:p>
          </table:table-cell>
          <table:table-cell/>
          <table:table-cell table:style-name="ce154" table:formula="of:=([.U:.U] -[.D:.D])" office:value-type="percentage" office:value="-0.011058" calcext:value-type="percentage">
            <text:p>-1.11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6</text:p>
          </table:table-cell>
          <table:table-cell office:value-type="percentage" office:value="0.51342" calcext:value-type="percentage">
            <text:p>51.34%</text:p>
          </table:table-cell>
          <table:table-cell office:value-type="percentage" office:value="0.457195" calcext:value-type="percentage">
            <text:p>45.72%</text:p>
          </table:table-cell>
          <table:table-cell table:style-name="ce90" office:value-type="percentage" office:value="0.471191" calcext:value-type="percentage">
            <text:p>47.12%</text:p>
          </table:table-cell>
          <table:table-cell table:number-columns-repeated="3"/>
          <table:table-cell table:style-name="ce28" office:value-type="string" calcext:value-type="string">
            <text:p>office2_Hard_P006</text:p>
          </table:table-cell>
          <table:table-cell office:value-type="percentage" office:value="0.364295" calcext:value-type="percentage">
            <text:p>36.43%</text:p>
          </table:table-cell>
          <table:table-cell office:value-type="percentage" office:value="0.337472" calcext:value-type="percentage">
            <text:p>33.75%</text:p>
          </table:table-cell>
          <table:table-cell office:value-type="percentage" office:value="0.341004" calcext:value-type="percentage">
            <text:p>34.10%</text:p>
          </table:table-cell>
          <table:table-cell/>
          <table:table-cell table:style-name="ce61" table:formula="of:=(-[.D:.D]+[.K:.K])" office:value-type="percentage" office:value="-0.130187" calcext:value-type="percentage">
            <text:p>-13.0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6</text:p>
          </table:table-cell>
          <table:table-cell office:value-type="percentage" office:value="0.484648" calcext:value-type="percentage">
            <text:p>48.46%</text:p>
          </table:table-cell>
          <table:table-cell office:value-type="percentage" office:value="0.550857" calcext:value-type="percentage">
            <text:p>55.09%</text:p>
          </table:table-cell>
          <table:table-cell office:value-type="percentage" office:value="0.50191" calcext:value-type="percentage">
            <text:p>50.19%</text:p>
          </table:table-cell>
          <table:table-cell/>
          <table:table-cell table:style-name="ce154" table:formula="of:=([.U:.U] -[.D:.D])" office:value-type="percentage" office:value="0.0307189999999999" calcext:value-type="percentage">
            <text:p>3.07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7</text:p>
          </table:table-cell>
          <table:table-cell office:value-type="percentage" office:value="0.255353" calcext:value-type="percentage">
            <text:p>25.54%</text:p>
          </table:table-cell>
          <table:table-cell office:value-type="percentage" office:value="0.292022" calcext:value-type="percentage">
            <text:p>29.20%</text:p>
          </table:table-cell>
          <table:table-cell table:style-name="ce90" office:value-type="percentage" office:value="0.260042" calcext:value-type="percentage">
            <text:p>26.00%</text:p>
          </table:table-cell>
          <table:table-cell table:number-columns-repeated="3"/>
          <table:table-cell table:style-name="ce28" office:value-type="string" calcext:value-type="string">
            <text:p>office2_Hard_P007</text:p>
          </table:table-cell>
          <table:table-cell office:value-type="percentage" office:value="0.219528" calcext:value-type="percentage">
            <text:p>21.95%</text:p>
          </table:table-cell>
          <table:table-cell office:value-type="percentage" office:value="0.230165" calcext:value-type="percentage">
            <text:p>23.02%</text:p>
          </table:table-cell>
          <table:table-cell office:value-type="percentage" office:value="0.210181" calcext:value-type="percentage">
            <text:p>21.02%</text:p>
          </table:table-cell>
          <table:table-cell/>
          <table:table-cell table:style-name="ce61" table:formula="of:=(-[.D:.D]+[.K:.K])" office:value-type="percentage" office:value="-0.049861" calcext:value-type="percentage">
            <text:p>-4.99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7</text:p>
          </table:table-cell>
          <table:table-cell office:value-type="percentage" office:value="0.353185" calcext:value-type="percentage">
            <text:p>35.32%</text:p>
          </table:table-cell>
          <table:table-cell office:value-type="percentage" office:value="0.42151" calcext:value-type="percentage">
            <text:p>42.15%</text:p>
          </table:table-cell>
          <table:table-cell office:value-type="percentage" office:value="0.370485" calcext:value-type="percentage">
            <text:p>37.05%</text:p>
          </table:table-cell>
          <table:table-cell/>
          <table:table-cell table:style-name="ce154" table:formula="of:=([.U:.U] -[.D:.D])" office:value-type="percentage" office:value="0.110443" calcext:value-type="percentage">
            <text:p>11.04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09</text:p>
          </table:table-cell>
          <table:table-cell office:value-type="percentage" office:value="0.590852" calcext:value-type="percentage">
            <text:p>59.09%</text:p>
          </table:table-cell>
          <table:table-cell office:value-type="percentage" office:value="0.44584" calcext:value-type="percentage">
            <text:p>44.58%</text:p>
          </table:table-cell>
          <table:table-cell table:style-name="ce90" office:value-type="percentage" office:value="0.48921" calcext:value-type="percentage">
            <text:p>48.92%</text:p>
          </table:table-cell>
          <table:table-cell table:number-columns-repeated="3"/>
          <table:table-cell table:style-name="ce28" office:value-type="string" calcext:value-type="string">
            <text:p>office2_Hard_P009 </text:p>
          </table:table-cell>
          <table:table-cell office:value-type="percentage" office:value="0.442897" calcext:value-type="percentage">
            <text:p>44.29%</text:p>
          </table:table-cell>
          <table:table-cell office:value-type="percentage" office:value="0.53411" calcext:value-type="percentage">
            <text:p>53.41%</text:p>
          </table:table-cell>
          <table:table-cell office:value-type="percentage" office:value="0.471002" calcext:value-type="percentage">
            <text:p>47.10%</text:p>
          </table:table-cell>
          <table:table-cell/>
          <table:table-cell table:style-name="ce61" table:formula="of:=(-[.D:.D]+[.K:.K])" office:value-type="percentage" office:value="-0.018208" calcext:value-type="percentage">
            <text:p>-1.82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09</text:p>
          </table:table-cell>
          <table:table-cell office:value-type="percentage" office:value="0.497912" calcext:value-type="percentage">
            <text:p>49.79%</text:p>
          </table:table-cell>
          <table:table-cell office:value-type="percentage" office:value="0.544876" calcext:value-type="percentage">
            <text:p>54.49%</text:p>
          </table:table-cell>
          <table:table-cell office:value-type="percentage" office:value="0.507101" calcext:value-type="percentage">
            <text:p>50.71%</text:p>
          </table:table-cell>
          <table:table-cell/>
          <table:table-cell table:style-name="ce154" table:formula="of:=([.U:.U] -[.D:.D])" office:value-type="percentage" office:value="0.017891" calcext:value-type="percentage">
            <text:p>1.79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8" office:value-type="string" calcext:value-type="string">
            <text:p>office2_Hard_P010</text:p>
          </table:table-cell>
          <table:table-cell office:value-type="percentage" office:value="0.536453" calcext:value-type="percentage">
            <text:p>53.65%</text:p>
          </table:table-cell>
          <table:table-cell office:value-type="percentage" office:value="0.485798" calcext:value-type="percentage">
            <text:p>48.58%</text:p>
          </table:table-cell>
          <table:table-cell table:style-name="ce90" office:value-type="percentage" office:value="0.494234" calcext:value-type="percentage">
            <text:p>49.42%</text:p>
          </table:table-cell>
          <table:table-cell table:number-columns-repeated="3"/>
          <table:table-cell table:style-name="ce28" office:value-type="string" calcext:value-type="string">
            <text:p>office2_Hard_P010</text:p>
          </table:table-cell>
          <table:table-cell office:value-type="percentage" office:value="0.456576" calcext:value-type="percentage">
            <text:p>45.66%</text:p>
          </table:table-cell>
          <table:table-cell office:value-type="percentage" office:value="0.595089" calcext:value-type="percentage">
            <text:p>59.51%</text:p>
          </table:table-cell>
          <table:table-cell office:value-type="percentage" office:value="0.505849" calcext:value-type="percentage">
            <text:p>50.58%</text:p>
          </table:table-cell>
          <table:table-cell/>
          <table:table-cell table:style-name="ce61" table:formula="of:=(-[.D:.D]+[.K:.K])" office:value-type="percentage" office:value="0.011615" calcext:value-type="percentage">
            <text:p>1.16%</text:p>
          </table:table-cell>
          <table:table-cell table:style-name="ce66"/>
          <table:table-cell table:number-columns-repeated="3"/>
          <table:table-cell table:style-name="ce28" office:value-type="string" calcext:value-type="string">
            <text:p>office2_Hard_P010</text:p>
          </table:table-cell>
          <table:table-cell office:value-type="percentage" office:value="0.501583" calcext:value-type="percentage">
            <text:p>50.16%</text:p>
          </table:table-cell>
          <table:table-cell office:value-type="percentage" office:value="0.550813" calcext:value-type="percentage">
            <text:p>55.08%</text:p>
          </table:table-cell>
          <table:table-cell office:value-type="percentage" office:value="0.512123" calcext:value-type="percentage">
            <text:p>51.21%</text:p>
          </table:table-cell>
          <table:table-cell/>
          <table:table-cell table:style-name="ce154" table:formula="of:=([.U:.U] -[.D:.D])" office:value-type="percentage" office:value="0.017889" calcext:value-type="percentage">
            <text:p>1.79%</text:p>
          </table:table-cell>
          <table:table-cell table:style-name="ce160"/>
          <table:table-cell table:number-columns-repeated="16360"/>
        </table:table-row>
        <table:table-row table:style-name="ro2">
          <table:table-cell table:style-name="ce23"/>
          <table:table-cell table:style-name="ce53" table:number-columns-repeated="2"/>
          <table:table-cell table:style-name="ce93"/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62"/>
          <table:table-cell table:style-name="ce68" table:formula="of:=AVERAGE([.M65:.M74])" office:value-type="percentage" office:value="-0.031782" calcext:value-type="percentage">
            <text:p>-3.18%</text:p>
          </table:table-cell>
          <table:table-cell table:number-columns-repeated="3"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5"/>
          <table:table-cell table:style-name="ce91" table:formula="of:=AVERAGE([.W65:.W74])" office:value-type="percentage" office:value="0.0113051" calcext:value-type="percentage">
            <text:p>1.13%</text:p>
          </table:table-cell>
          <table:table-cell table:number-columns-repeated="16360"/>
        </table:table-row>
        <table:table-row table:style-name="ro2">
          <table:table-cell table:style-name="ce7" office:value-type="string" calcext:value-type="string">
            <text:p>hospital_Easy_P000</text:p>
          </table:table-cell>
          <table:table-cell table:style-name="ce12" office:value-type="percentage" office:value="0.788065" calcext:value-type="percentage">
            <text:p>78.81%</text:p>
          </table:table-cell>
          <table:table-cell table:style-name="ce12" office:value-type="percentage" office:value="0.695865" calcext:value-type="percentage">
            <text:p>69.59%</text:p>
          </table:table-cell>
          <table:table-cell table:style-name="ce16" office:value-type="percentage" office:value="0.726965" calcext:value-type="percentage">
            <text:p>72.70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1</text:p>
          </table:table-cell>
          <table:table-cell table:style-name="ce12" office:value-type="percentage" office:value="0.849031" calcext:value-type="percentage">
            <text:p>84.90%</text:p>
          </table:table-cell>
          <table:table-cell table:style-name="ce12" office:value-type="percentage" office:value="0.66573" calcext:value-type="percentage">
            <text:p>66.57%</text:p>
          </table:table-cell>
          <table:table-cell table:style-name="ce16" office:value-type="percentage" office:value="0.740412" calcext:value-type="percentage">
            <text:p>74.0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2</text:p>
          </table:table-cell>
          <table:table-cell table:style-name="ce12" office:value-type="percentage" office:value="0.842627" calcext:value-type="percentage">
            <text:p>84.26%</text:p>
          </table:table-cell>
          <table:table-cell table:style-name="ce12" office:value-type="percentage" office:value="0.679782" calcext:value-type="percentage">
            <text:p>67.98%</text:p>
          </table:table-cell>
          <table:table-cell table:style-name="ce16" office:value-type="percentage" office:value="0.730939" calcext:value-type="percentage">
            <text:p>73.09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3</text:p>
          </table:table-cell>
          <table:table-cell table:style-name="ce12" office:value-type="percentage" office:value="0.816172" calcext:value-type="percentage">
            <text:p>81.62%</text:p>
          </table:table-cell>
          <table:table-cell table:style-name="ce12" office:value-type="percentage" office:value="0.593" calcext:value-type="percentage">
            <text:p>59.30%</text:p>
          </table:table-cell>
          <table:table-cell table:style-name="ce16" office:value-type="percentage" office:value="0.684274" calcext:value-type="percentage">
            <text:p>68.4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4</text:p>
          </table:table-cell>
          <table:table-cell table:style-name="ce12" office:value-type="percentage" office:value="0.52794" calcext:value-type="percentage">
            <text:p>52.79%</text:p>
          </table:table-cell>
          <table:table-cell table:style-name="ce12" office:value-type="percentage" office:value="0.544765" calcext:value-type="percentage">
            <text:p>54.48%</text:p>
          </table:table-cell>
          <table:table-cell table:style-name="ce16" office:value-type="percentage" office:value="0.519273" calcext:value-type="percentage">
            <text:p>51.9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5</text:p>
          </table:table-cell>
          <table:table-cell table:style-name="ce12" office:value-type="percentage" office:value="0.606011" calcext:value-type="percentage">
            <text:p>60.60%</text:p>
          </table:table-cell>
          <table:table-cell table:style-name="ce12" office:value-type="percentage" office:value="0.579398" calcext:value-type="percentage">
            <text:p>57.94%</text:p>
          </table:table-cell>
          <table:table-cell table:style-name="ce16" office:value-type="percentage" office:value="0.572655" calcext:value-type="percentage">
            <text:p>57.27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6</text:p>
          </table:table-cell>
          <table:table-cell table:style-name="ce12" office:value-type="percentage" office:value="0.73959" calcext:value-type="percentage">
            <text:p>73.96%</text:p>
          </table:table-cell>
          <table:table-cell table:style-name="ce12" office:value-type="percentage" office:value="0.55954" calcext:value-type="percentage">
            <text:p>55.95%</text:p>
          </table:table-cell>
          <table:table-cell table:style-name="ce16" office:value-type="percentage" office:value="0.614879" calcext:value-type="percentage">
            <text:p>61.49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7</text:p>
          </table:table-cell>
          <table:table-cell table:style-name="ce12" office:value-type="percentage" office:value="0.70329" calcext:value-type="percentage">
            <text:p>70.33%</text:p>
          </table:table-cell>
          <table:table-cell table:style-name="ce12" office:value-type="percentage" office:value="0.633447" calcext:value-type="percentage">
            <text:p>63.34%</text:p>
          </table:table-cell>
          <table:table-cell table:style-name="ce16" office:value-type="percentage" office:value="0.655178" calcext:value-type="percentage">
            <text:p>65.5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8</text:p>
          </table:table-cell>
          <table:table-cell table:style-name="ce12" office:value-type="percentage" office:value="0.755238" calcext:value-type="percentage">
            <text:p>75.52%</text:p>
          </table:table-cell>
          <table:table-cell table:style-name="ce12" office:value-type="percentage" office:value="0.611704" calcext:value-type="percentage">
            <text:p>61.17%</text:p>
          </table:table-cell>
          <table:table-cell table:style-name="ce16" office:value-type="percentage" office:value="0.669687" calcext:value-type="percentage">
            <text:p>66.97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09</text:p>
          </table:table-cell>
          <table:table-cell table:style-name="ce12" office:value-type="percentage" office:value="0.659329" calcext:value-type="percentage">
            <text:p>65.93%</text:p>
          </table:table-cell>
          <table:table-cell table:style-name="ce12" office:value-type="percentage" office:value="0.534758" calcext:value-type="percentage">
            <text:p>53.48%</text:p>
          </table:table-cell>
          <table:table-cell table:style-name="ce16" office:value-type="percentage" office:value="0.578773" calcext:value-type="percentage">
            <text:p>57.88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0</text:p>
          </table:table-cell>
          <table:table-cell table:style-name="ce12" office:value-type="percentage" office:value="0.799543" calcext:value-type="percentage">
            <text:p>79.95%</text:p>
          </table:table-cell>
          <table:table-cell table:style-name="ce12" office:value-type="percentage" office:value="0.620886" calcext:value-type="percentage">
            <text:p>62.09%</text:p>
          </table:table-cell>
          <table:table-cell table:style-name="ce16" office:value-type="percentage" office:value="0.695119" calcext:value-type="percentage">
            <text:p>69.51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1</text:p>
          </table:table-cell>
          <table:table-cell table:style-name="ce12" office:value-type="percentage" office:value="0.731106" calcext:value-type="percentage">
            <text:p>73.11%</text:p>
          </table:table-cell>
          <table:table-cell table:style-name="ce12" office:value-type="percentage" office:value="0.502369" calcext:value-type="percentage">
            <text:p>50.24%</text:p>
          </table:table-cell>
          <table:table-cell table:style-name="ce16" office:value-type="percentage" office:value="0.573478" calcext:value-type="percentage">
            <text:p>57.35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2</text:p>
          </table:table-cell>
          <table:table-cell table:style-name="ce12" office:value-type="percentage" office:value="0.82745" calcext:value-type="percentage">
            <text:p>82.75%</text:p>
          </table:table-cell>
          <table:table-cell table:style-name="ce12" office:value-type="percentage" office:value="0.634876" calcext:value-type="percentage">
            <text:p>63.49%</text:p>
          </table:table-cell>
          <table:table-cell table:style-name="ce16" office:value-type="percentage" office:value="0.710065" calcext:value-type="percentage">
            <text:p>71.01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3</text:p>
          </table:table-cell>
          <table:table-cell table:style-name="ce12" office:value-type="percentage" office:value="0.788007" calcext:value-type="percentage">
            <text:p>78.80%</text:p>
          </table:table-cell>
          <table:table-cell table:style-name="ce12" office:value-type="percentage" office:value="0.613958" calcext:value-type="percentage">
            <text:p>61.40%</text:p>
          </table:table-cell>
          <table:table-cell table:style-name="ce16" office:value-type="percentage" office:value="0.686835" calcext:value-type="percentage">
            <text:p>68.68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4</text:p>
          </table:table-cell>
          <table:table-cell table:style-name="ce12" office:value-type="percentage" office:value="0.887611" calcext:value-type="percentage">
            <text:p>88.76%</text:p>
          </table:table-cell>
          <table:table-cell table:style-name="ce12" office:value-type="percentage" office:value="0.757857" calcext:value-type="percentage">
            <text:p>75.79%</text:p>
          </table:table-cell>
          <table:table-cell table:style-name="ce16" office:value-type="percentage" office:value="0.815195" calcext:value-type="percentage">
            <text:p>81.5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5</text:p>
          </table:table-cell>
          <table:table-cell table:style-name="ce12" office:value-type="percentage" office:value="0.833335" calcext:value-type="percentage">
            <text:p>83.33%</text:p>
          </table:table-cell>
          <table:table-cell table:style-name="ce12" office:value-type="percentage" office:value="0.667377" calcext:value-type="percentage">
            <text:p>66.74%</text:p>
          </table:table-cell>
          <table:table-cell table:style-name="ce16" office:value-type="percentage" office:value="0.732164" calcext:value-type="percentage">
            <text:p>73.2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6</text:p>
          </table:table-cell>
          <table:table-cell table:style-name="ce12" office:value-type="percentage" office:value="0.679262" calcext:value-type="percentage">
            <text:p>67.93%</text:p>
          </table:table-cell>
          <table:table-cell table:style-name="ce12" office:value-type="percentage" office:value="0.607233" calcext:value-type="percentage">
            <text:p>60.72%</text:p>
          </table:table-cell>
          <table:table-cell table:style-name="ce16" office:value-type="percentage" office:value="0.627047" calcext:value-type="percentage">
            <text:p>62.70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7</text:p>
          </table:table-cell>
          <table:table-cell table:style-name="ce12" office:value-type="percentage" office:value="0.851473" calcext:value-type="percentage">
            <text:p>85.15%</text:p>
          </table:table-cell>
          <table:table-cell table:style-name="ce12" office:value-type="percentage" office:value="0.640576" calcext:value-type="percentage">
            <text:p>64.06%</text:p>
          </table:table-cell>
          <table:table-cell table:style-name="ce16" office:value-type="percentage" office:value="0.725466" calcext:value-type="percentage">
            <text:p>72.55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8</text:p>
          </table:table-cell>
          <table:table-cell table:style-name="ce12" office:value-type="percentage" office:value="0.780374" calcext:value-type="percentage">
            <text:p>78.04%</text:p>
          </table:table-cell>
          <table:table-cell table:style-name="ce12" office:value-type="percentage" office:value="0.621254" calcext:value-type="percentage">
            <text:p>62.13%</text:p>
          </table:table-cell>
          <table:table-cell table:style-name="ce16" office:value-type="percentage" office:value="0.682943" calcext:value-type="percentage">
            <text:p>68.29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19</text:p>
          </table:table-cell>
          <table:table-cell table:style-name="ce12" office:value-type="percentage" office:value="0.723267" calcext:value-type="percentage">
            <text:p>72.33%</text:p>
          </table:table-cell>
          <table:table-cell table:style-name="ce12" office:value-type="percentage" office:value="0.565619" calcext:value-type="percentage">
            <text:p>56.56%</text:p>
          </table:table-cell>
          <table:table-cell table:style-name="ce16" office:value-type="percentage" office:value="0.626988" calcext:value-type="percentage">
            <text:p>62.70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0</text:p>
          </table:table-cell>
          <table:table-cell table:style-name="ce12" office:value-type="percentage" office:value="0.669722" calcext:value-type="percentage">
            <text:p>66.97%</text:p>
          </table:table-cell>
          <table:table-cell table:style-name="ce12" office:value-type="percentage" office:value="0.588237" calcext:value-type="percentage">
            <text:p>58.82%</text:p>
          </table:table-cell>
          <table:table-cell table:style-name="ce16" office:value-type="percentage" office:value="0.614297" calcext:value-type="percentage">
            <text:p>61.4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1</text:p>
          </table:table-cell>
          <table:table-cell table:style-name="ce12" office:value-type="percentage" office:value="0.786878" calcext:value-type="percentage">
            <text:p>78.69%</text:p>
          </table:table-cell>
          <table:table-cell table:style-name="ce12" office:value-type="percentage" office:value="0.596679" calcext:value-type="percentage">
            <text:p>59.67%</text:p>
          </table:table-cell>
          <table:table-cell table:style-name="ce16" office:value-type="percentage" office:value="0.6734" calcext:value-type="percentage">
            <text:p>67.3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2</text:p>
          </table:table-cell>
          <table:table-cell table:style-name="ce12" office:value-type="percentage" office:value="0.799039" calcext:value-type="percentage">
            <text:p>79.90%</text:p>
          </table:table-cell>
          <table:table-cell table:style-name="ce12" office:value-type="percentage" office:value="0.680235" calcext:value-type="percentage">
            <text:p>68.02%</text:p>
          </table:table-cell>
          <table:table-cell table:style-name="ce16" office:value-type="percentage" office:value="0.725846" calcext:value-type="percentage">
            <text:p>72.58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3</text:p>
          </table:table-cell>
          <table:table-cell table:style-name="ce12" office:value-type="percentage" office:value="0.831094" calcext:value-type="percentage">
            <text:p>83.11%</text:p>
          </table:table-cell>
          <table:table-cell table:style-name="ce12" office:value-type="percentage" office:value="0.689945" calcext:value-type="percentage">
            <text:p>68.99%</text:p>
          </table:table-cell>
          <table:table-cell table:style-name="ce16" office:value-type="percentage" office:value="0.745397" calcext:value-type="percentage">
            <text:p>74.5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4</text:p>
          </table:table-cell>
          <table:table-cell table:style-name="ce12" office:value-type="percentage" office:value="0.786239" calcext:value-type="percentage">
            <text:p>78.62%</text:p>
          </table:table-cell>
          <table:table-cell table:style-name="ce12" office:value-type="percentage" office:value="0.731816" calcext:value-type="percentage">
            <text:p>73.18%</text:p>
          </table:table-cell>
          <table:table-cell table:style-name="ce16" office:value-type="percentage" office:value="0.751381" calcext:value-type="percentage">
            <text:p>75.1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5</text:p>
          </table:table-cell>
          <table:table-cell table:style-name="ce12" office:value-type="percentage" office:value="0.430816" calcext:value-type="percentage">
            <text:p>43.08%</text:p>
          </table:table-cell>
          <table:table-cell table:style-name="ce12" office:value-type="percentage" office:value="0.642755" calcext:value-type="percentage">
            <text:p>64.28%</text:p>
          </table:table-cell>
          <table:table-cell table:style-name="ce16" office:value-type="percentage" office:value="0.484925" calcext:value-type="percentage">
            <text:p>48.49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6</text:p>
          </table:table-cell>
          <table:table-cell table:style-name="ce12" office:value-type="percentage" office:value="0.830912" calcext:value-type="percentage">
            <text:p>83.09%</text:p>
          </table:table-cell>
          <table:table-cell table:style-name="ce12" office:value-type="percentage" office:value="0.647339" calcext:value-type="percentage">
            <text:p>64.73%</text:p>
          </table:table-cell>
          <table:table-cell table:style-name="ce16" office:value-type="percentage" office:value="0.721209" calcext:value-type="percentage">
            <text:p>72.1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7</text:p>
          </table:table-cell>
          <table:table-cell table:style-name="ce12" office:value-type="percentage" office:value="0.717726" calcext:value-type="percentage">
            <text:p>71.77%</text:p>
          </table:table-cell>
          <table:table-cell table:style-name="ce12" office:value-type="percentage" office:value="0.57486" calcext:value-type="percentage">
            <text:p>57.49%</text:p>
          </table:table-cell>
          <table:table-cell table:style-name="ce16" office:value-type="percentage" office:value="0.624552" calcext:value-type="percentage">
            <text:p>62.46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8</text:p>
          </table:table-cell>
          <table:table-cell table:style-name="ce12" office:value-type="percentage" office:value="0.822801" calcext:value-type="percentage">
            <text:p>82.28%</text:p>
          </table:table-cell>
          <table:table-cell table:style-name="ce12" office:value-type="percentage" office:value="0.676327" calcext:value-type="percentage">
            <text:p>67.63%</text:p>
          </table:table-cell>
          <table:table-cell table:style-name="ce16" office:value-type="percentage" office:value="0.734207" calcext:value-type="percentage">
            <text:p>73.4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29</text:p>
          </table:table-cell>
          <table:table-cell table:style-name="ce12" office:value-type="percentage" office:value="0.745755" calcext:value-type="percentage">
            <text:p>74.58%</text:p>
          </table:table-cell>
          <table:table-cell table:style-name="ce12" office:value-type="percentage" office:value="0.608107" calcext:value-type="percentage">
            <text:p>60.81%</text:p>
          </table:table-cell>
          <table:table-cell table:style-name="ce16" office:value-type="percentage" office:value="0.658371" calcext:value-type="percentage">
            <text:p>65.8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0</text:p>
          </table:table-cell>
          <table:table-cell table:style-name="ce12" office:value-type="percentage" office:value="0.775306" calcext:value-type="percentage">
            <text:p>77.53%</text:p>
          </table:table-cell>
          <table:table-cell table:style-name="ce12" office:value-type="percentage" office:value="0.648305" calcext:value-type="percentage">
            <text:p>64.83%</text:p>
          </table:table-cell>
          <table:table-cell table:style-name="ce16" office:value-type="percentage" office:value="0.703174" calcext:value-type="percentage">
            <text:p>70.3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1</text:p>
          </table:table-cell>
          <table:table-cell table:style-name="ce12" office:value-type="percentage" office:value="0.640594" calcext:value-type="percentage">
            <text:p>64.06%</text:p>
          </table:table-cell>
          <table:table-cell table:style-name="ce12" office:value-type="percentage" office:value="0.558713" calcext:value-type="percentage">
            <text:p>55.87%</text:p>
          </table:table-cell>
          <table:table-cell table:style-name="ce16" office:value-type="percentage" office:value="0.565346" calcext:value-type="percentage">
            <text:p>56.5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2</text:p>
          </table:table-cell>
          <table:table-cell table:style-name="ce12" office:value-type="percentage" office:value="0.811275" calcext:value-type="percentage">
            <text:p>81.13%</text:p>
          </table:table-cell>
          <table:table-cell table:style-name="ce12" office:value-type="percentage" office:value="0.663954" calcext:value-type="percentage">
            <text:p>66.40%</text:p>
          </table:table-cell>
          <table:table-cell table:style-name="ce16" office:value-type="percentage" office:value="0.718765" calcext:value-type="percentage">
            <text:p>71.88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3</text:p>
          </table:table-cell>
          <table:table-cell table:style-name="ce12" office:value-type="percentage" office:value="0.829383" calcext:value-type="percentage">
            <text:p>82.94%</text:p>
          </table:table-cell>
          <table:table-cell table:style-name="ce12" office:value-type="percentage" office:value="0.649793" calcext:value-type="percentage">
            <text:p>64.98%</text:p>
          </table:table-cell>
          <table:table-cell table:style-name="ce16" office:value-type="percentage" office:value="0.725396" calcext:value-type="percentage">
            <text:p>72.5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4</text:p>
          </table:table-cell>
          <table:table-cell table:style-name="ce12" office:value-type="percentage" office:value="0.64112" calcext:value-type="percentage">
            <text:p>64.11%</text:p>
          </table:table-cell>
          <table:table-cell table:style-name="ce12" office:value-type="percentage" office:value="0.554062" calcext:value-type="percentage">
            <text:p>55.41%</text:p>
          </table:table-cell>
          <table:table-cell table:style-name="ce16" office:value-type="percentage" office:value="0.579496" calcext:value-type="percentage">
            <text:p>57.95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5</text:p>
          </table:table-cell>
          <table:table-cell table:style-name="ce12" office:value-type="percentage" office:value="0.667647" calcext:value-type="percentage">
            <text:p>66.76%</text:p>
          </table:table-cell>
          <table:table-cell table:style-name="ce12" office:value-type="percentage" office:value="0.490009" calcext:value-type="percentage">
            <text:p>49.00%</text:p>
          </table:table-cell>
          <table:table-cell table:style-name="ce16" office:value-type="percentage" office:value="0.555338" calcext:value-type="percentage">
            <text:p>55.5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Easy_P036</text:p>
          </table:table-cell>
          <table:table-cell table:style-name="ce12" office:value-type="percentage" office:value="0.783323" calcext:value-type="percentage">
            <text:p>78.33%</text:p>
          </table:table-cell>
          <table:table-cell table:style-name="ce12" office:value-type="percentage" office:value="0.607865" calcext:value-type="percentage">
            <text:p>60.79%</text:p>
          </table:table-cell>
          <table:table-cell table:style-name="ce16" office:value-type="percentage" office:value="0.678272" calcext:value-type="percentage">
            <text:p>67.8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37</text:p>
          </table:table-cell>
          <table:table-cell table:style-name="ce12" office:value-type="percentage" office:value="0.73555" calcext:value-type="percentage">
            <text:p>73.56%</text:p>
          </table:table-cell>
          <table:table-cell table:style-name="ce12" office:value-type="percentage" office:value="0.610629" calcext:value-type="percentage">
            <text:p>61.06%</text:p>
          </table:table-cell>
          <table:table-cell table:style-name="ce16" office:value-type="percentage" office:value="0.657607" calcext:value-type="percentage">
            <text:p>65.76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38</text:p>
          </table:table-cell>
          <table:table-cell table:style-name="ce12" office:value-type="percentage" office:value="0.713667" calcext:value-type="percentage">
            <text:p>71.37%</text:p>
          </table:table-cell>
          <table:table-cell table:style-name="ce12" office:value-type="percentage" office:value="0.555786" calcext:value-type="percentage">
            <text:p>55.58%</text:p>
          </table:table-cell>
          <table:table-cell table:style-name="ce16" office:value-type="percentage" office:value="0.614875" calcext:value-type="percentage">
            <text:p>61.49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39</text:p>
          </table:table-cell>
          <table:table-cell table:style-name="ce12" office:value-type="percentage" office:value="0.789009" calcext:value-type="percentage">
            <text:p>78.90%</text:p>
          </table:table-cell>
          <table:table-cell table:style-name="ce12" office:value-type="percentage" office:value="0.613395" calcext:value-type="percentage">
            <text:p>61.34%</text:p>
          </table:table-cell>
          <table:table-cell table:style-name="ce16" office:value-type="percentage" office:value="0.680918" calcext:value-type="percentage">
            <text:p>68.09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0</text:p>
          </table:table-cell>
          <table:table-cell table:style-name="ce12" office:value-type="percentage" office:value="0.665297" calcext:value-type="percentage">
            <text:p>66.53%</text:p>
          </table:table-cell>
          <table:table-cell table:style-name="ce12" office:value-type="percentage" office:value="0.55848" calcext:value-type="percentage">
            <text:p>55.85%</text:p>
          </table:table-cell>
          <table:table-cell table:style-name="ce16" office:value-type="percentage" office:value="0.598078" calcext:value-type="percentage">
            <text:p>59.81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1</text:p>
          </table:table-cell>
          <table:table-cell table:style-name="ce12" office:value-type="percentage" office:value="0.657008" calcext:value-type="percentage">
            <text:p>65.70%</text:p>
          </table:table-cell>
          <table:table-cell table:style-name="ce12" office:value-type="percentage" office:value="0.530165" calcext:value-type="percentage">
            <text:p>53.02%</text:p>
          </table:table-cell>
          <table:table-cell table:style-name="ce16" office:value-type="percentage" office:value="0.573783" calcext:value-type="percentage">
            <text:p>57.38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2</text:p>
          </table:table-cell>
          <table:table-cell table:style-name="ce12" office:value-type="percentage" office:value="0.743638" calcext:value-type="percentage">
            <text:p>74.36%</text:p>
          </table:table-cell>
          <table:table-cell table:style-name="ce12" office:value-type="percentage" office:value="0.585831" calcext:value-type="percentage">
            <text:p>58.58%</text:p>
          </table:table-cell>
          <table:table-cell table:style-name="ce16" office:value-type="percentage" office:value="0.647216" calcext:value-type="percentage">
            <text:p>64.72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3</text:p>
          </table:table-cell>
          <table:table-cell table:style-name="ce12" office:value-type="percentage" office:value="0.705865" calcext:value-type="percentage">
            <text:p>70.59%</text:p>
          </table:table-cell>
          <table:table-cell table:style-name="ce12" office:value-type="percentage" office:value="0.591395" calcext:value-type="percentage">
            <text:p>59.14%</text:p>
          </table:table-cell>
          <table:table-cell table:style-name="ce16" office:value-type="percentage" office:value="0.624574" calcext:value-type="percentage">
            <text:p>62.46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4</text:p>
          </table:table-cell>
          <table:table-cell table:style-name="ce12" office:value-type="percentage" office:value="0.569869" calcext:value-type="percentage">
            <text:p>56.99%</text:p>
          </table:table-cell>
          <table:table-cell table:style-name="ce12" office:value-type="percentage" office:value="0.439587" calcext:value-type="percentage">
            <text:p>43.96%</text:p>
          </table:table-cell>
          <table:table-cell table:style-name="ce16" office:value-type="percentage" office:value="0.483542" calcext:value-type="percentage">
            <text:p>48.35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5</text:p>
          </table:table-cell>
          <table:table-cell table:style-name="ce12" office:value-type="percentage" office:value="0.747584" calcext:value-type="percentage">
            <text:p>74.76%</text:p>
          </table:table-cell>
          <table:table-cell table:style-name="ce12" office:value-type="percentage" office:value="0.552177" calcext:value-type="percentage">
            <text:p>55.22%</text:p>
          </table:table-cell>
          <table:table-cell table:style-name="ce16" office:value-type="percentage" office:value="0.629529" calcext:value-type="percentage">
            <text:p>62.95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6</text:p>
          </table:table-cell>
          <table:table-cell table:style-name="ce12" office:value-type="percentage" office:value="0.795434" calcext:value-type="percentage">
            <text:p>79.54%</text:p>
          </table:table-cell>
          <table:table-cell table:style-name="ce12" office:value-type="percentage" office:value="0.657299" calcext:value-type="percentage">
            <text:p>65.73%</text:p>
          </table:table-cell>
          <table:table-cell table:style-name="ce16" office:value-type="percentage" office:value="0.708409" calcext:value-type="percentage">
            <text:p>70.84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7</text:p>
          </table:table-cell>
          <table:table-cell table:style-name="ce12" office:value-type="percentage" office:value="0.673345" calcext:value-type="percentage">
            <text:p>67.33%</text:p>
          </table:table-cell>
          <table:table-cell table:style-name="ce12" office:value-type="percentage" office:value="0.58434" calcext:value-type="percentage">
            <text:p>58.43%</text:p>
          </table:table-cell>
          <table:table-cell table:style-name="ce16" office:value-type="percentage" office:value="0.616714" calcext:value-type="percentage">
            <text:p>61.67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8</text:p>
          </table:table-cell>
          <table:table-cell table:style-name="ce12" office:value-type="percentage" office:value="0.661811" calcext:value-type="percentage">
            <text:p>66.18%</text:p>
          </table:table-cell>
          <table:table-cell table:style-name="ce12" office:value-type="percentage" office:value="0.520987" calcext:value-type="percentage">
            <text:p>52.10%</text:p>
          </table:table-cell>
          <table:table-cell table:style-name="ce16" office:value-type="percentage" office:value="0.562651" calcext:value-type="percentage">
            <text:p>56.27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hospital_Hard_P049</text:p>
          </table:table-cell>
          <table:table-cell table:style-name="ce12" office:value-type="percentage" office:value="0.623577" calcext:value-type="percentage">
            <text:p>62.36%</text:p>
          </table:table-cell>
          <table:table-cell table:style-name="ce12" office:value-type="percentage" office:value="0.471936" calcext:value-type="percentage">
            <text:p>47.19%</text:p>
          </table:table-cell>
          <table:table-cell table:style-name="ce16" office:value-type="percentage" office:value="0.523331" calcext:value-type="percentage">
            <text:p>52.33%</text:p>
          </table:table-cell>
          <table:table-cell table:number-columns-repeated="16380"/>
        </table:table-row>
        <table:table-row table:style-name="ro2">
          <table:table-cell table:style-name="ce7" office:value-type="string" calcext:value-type="string">
            <text:p>----------</text:p>
          </table:table-cell>
          <table:table-cell table:style-name="ce12" table:number-columns-repeated="2"/>
          <table:table-cell table:style-name="ce16"/>
          <table:table-cell table:number-columns-repeated="16380"/>
        </table:table-row>
        <table:table-row table:style-name="ro2" table:number-rows-repeated="1048449">
          <table:table-cell table:number-columns-repeated="16384"/>
        </table:table-row>
        <table:table-row table:style-name="ro2">
          <table:table-cell table:number-columns-repeated="22"/>
          <table:table-cell table:style-name="ce158"/>
          <table:table-cell table:number-columns-repeated="16361"/>
        </table:table-row>
      </table:table>
      <table:table table:name="Rework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default-cell-style-name="ce162"/>
        <table:table-column table:style-name="co2" table:default-cell-style-name="Default"/>
        <table:table-column table:style-name="co16" table:default-cell-style-name="Default"/>
        <table:table-column table:style-name="co2" table:number-columns-repeated="4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2" table:number-columns-repeated="2" table:default-cell-style-name="ce3"/>
        <table:table-column table:style-name="co2" table:default-cell-style-name="ce13"/>
        <table:table-column table:style-name="co2" table:default-cell-style-name="Default"/>
        <table:table-column table:style-name="co13" table:default-cell-style-name="ce157"/>
        <table:table-column table:style-name="co14" table:default-cell-style-name="Default"/>
        <table:table-row table:style-name="ro3">
          <table:table-cell table:style-name="ce4" office:value-type="string" calcext:value-type="string">
            <text:p>SuperGlue</text:p>
          </table:table-cell>
          <table:table-cell table:style-name="ce8" office:value-type="string" calcext:value-type="string">
            <text:p>Precision</text:p>
          </table:table-cell>
          <table:table-cell table:style-name="ce8" office:value-type="string" calcext:value-type="string">
            <text:p>Recall</text:p>
          </table:table-cell>
          <table:table-cell table:style-name="ce8" office:value-type="string" calcext:value-type="string">
            <text:p>F1</text:p>
          </table:table-cell>
          <table:table-cell table:style-name="ce1"/>
          <table:table-cell table:style-name="ce18" office:value-type="string" calcext:value-type="string">
            <text:p>Method-2: Sinkhorn+Anchor 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</text:p>
          </table:table-cell>
          <table:table-cell table:style-name="ce29" office:value-type="string" calcext:value-type="string">
            <text:p>F1</text:p>
          </table:table-cell>
          <table:table-cell table:style-name="ce48"/>
          <table:table-cell table:style-name="ce56" office:value-type="string" calcext:value-type="string">
            <text:p>F1 Difference (Compare with SuperGlue)</text:p>
          </table:table-cell>
          <table:table-cell table:style-name="ce64" office:value-type="string" calcext:value-type="string">
            <text:p>AVERAGE F1 Difference</text:p>
          </table:table-cell>
          <table:table-cell/>
          <table:table-cell table:style-name="ce18" office:value-type="string" calcext:value-type="string">
            <text:p>Method-1: Sinkhorn </text:p>
          </table:table-cell>
          <table:table-cell table:style-name="ce29" office:value-type="string" calcext:value-type="string">
            <text:p>Precision</text:p>
          </table:table-cell>
          <table:table-cell table:style-name="ce29" office:value-type="string" calcext:value-type="string">
            <text:p>Recall</text:p>
          </table:table-cell>
          <table:table-cell table:style-name="ce29" office:value-type="string" calcext:value-type="string">
            <text:p>F1</text:p>
          </table:table-cell>
          <table:table-cell table:style-name="ce48"/>
          <table:table-cell table:style-name="ce56" office:value-type="string" calcext:value-type="string">
            <text:p>F1 Difference (Compare with SuperGlue)</text:p>
          </table:table-cell>
          <table:table-cell table:style-name="ce64" office:value-type="string" calcext:value-type="string">
            <text:p>AVERAGE F1 Difference</text:p>
          </table:table-cell>
        </table:table-row>
        <table:table-row table:style-name="ro2">
          <table:table-cell office:value-type="string" calcext:value-type="string">
            <text:p>abandonedfactory_Easy_P000</text:p>
          </table:table-cell>
          <table:table-cell table:style-name="ce3" office:value-type="percentage" office:value="0.843449" calcext:value-type="percentage">
            <text:p>84.34%</text:p>
          </table:table-cell>
          <table:table-cell table:style-name="ce3" office:value-type="percentage" office:value="0.575283" calcext:value-type="percentage">
            <text:p>57.53%</text:p>
          </table:table-cell>
          <table:table-cell table:style-name="ce8" table:formula="of:=2*[.B:.B]*[.C:.C] / ([.B:.B]+[.C:.C])" office:value-type="percentage" office:value="0.684021888654094" calcext:value-type="percentage">
            <text:p>68.40%</text:p>
          </table:table-cell>
          <table:table-cell/>
          <table:table-cell table:style-name="ce19" office:value-type="string" calcext:value-type="string">
            <text:p>abandonedfactory_Easy_P000</text:p>
          </table:table-cell>
          <table:table-cell table:style-name="ce30" office:value-type="percentage" office:value="0.541606" calcext:value-type="percentage">
            <text:p>54.16%</text:p>
          </table:table-cell>
          <table:table-cell table:style-name="ce30" office:value-type="percentage" office:value="0.569365" calcext:value-type="percentage">
            <text:p>56.94%</text:p>
          </table:table-cell>
          <table:table-cell table:style-name="ce29" table:formula="of:=2*[.G:.G]*[.H:.H]/([.G:.G]+[.H:.H])" office:value-type="percentage" office:value="0.55513870333249" calcext:value-type="percentage">
            <text:p>55.51%</text:p>
          </table:table-cell>
          <table:table-cell table:style-name="ce49"/>
          <table:table-cell table:style-name="ce57" table:formula="of:=(-[.D:.D]+[.I:.I])" office:value-type="percentage" office:value="-0.128883185321604" calcext:value-type="percentage">
            <text:p>-12.89%</text:p>
          </table:table-cell>
          <table:table-cell table:style-name="ce65"/>
          <table:table-cell/>
          <table:table-cell table:style-name="ce27" office:value-type="string" calcext:value-type="string">
            <text:p>abandonedfactory_Easy_P000</text:p>
          </table:table-cell>
          <table:table-cell table:style-name="ce37" office:value-type="percentage" office:value="0.664095" calcext:value-type="percentage">
            <text:p>66.41%</text:p>
          </table:table-cell>
          <table:table-cell table:style-name="ce37" office:value-type="percentage" office:value="0.519251" calcext:value-type="percentage">
            <text:p>51.93%</text:p>
          </table:table-cell>
          <table:table-cell table:style-name="ce29" table:formula="of:=2*[.O:.O]*[.P:.P]/([.O:.O]+[.P:.P])" office:value-type="percentage" office:value="0.582808397281945" calcext:value-type="percentage">
            <text:p>58.28%</text:p>
          </table:table-cell>
          <table:table-cell table:style-name="ce55"/>
          <table:table-cell table:style-name="ce164" table:formula="of:=[.Q:.Q]-[.D:.D]" office:value-type="percentage" office:value="-0.101213491372149" calcext:value-type="percentage">
            <text:p>-10.12%</text:p>
          </table:table-cell>
          <table:table-cell table:style-name="ce159"/>
        </table:table-row>
        <table:table-row table:style-name="ro2">
          <table:table-cell office:value-type="string" calcext:value-type="string">
            <text:p>abandonedfactory_Easy_P001</text:p>
          </table:table-cell>
          <table:table-cell table:style-name="ce3" office:value-type="percentage" office:value="0.823638" calcext:value-type="percentage">
            <text:p>82.36%</text:p>
          </table:table-cell>
          <table:table-cell table:style-name="ce3" office:value-type="percentage" office:value="0.635099" calcext:value-type="percentage">
            <text:p>63.51%</text:p>
          </table:table-cell>
          <table:table-cell table:style-name="ce8" table:formula="of:=2*[.B:.B]*[.C:.C] / ([.B:.B]+[.C:.C])" office:value-type="percentage" office:value="0.717184345309676" calcext:value-type="percentage">
            <text:p>71.72%</text:p>
          </table:table-cell>
          <table:table-cell/>
          <table:table-cell table:style-name="ce20" office:value-type="string" calcext:value-type="string">
            <text:p>abandonedfactory_Easy_P001</text:p>
          </table:table-cell>
          <table:table-cell table:style-name="ce31" office:value-type="percentage" office:value="0.504918" calcext:value-type="percentage">
            <text:p>50.49%</text:p>
          </table:table-cell>
          <table:table-cell table:style-name="ce31" office:value-type="percentage" office:value="0.644138" calcext:value-type="percentage">
            <text:p>64.41%</text:p>
          </table:table-cell>
          <table:table-cell table:style-name="ce29" table:formula="of:=2*[.G:.G]*[.H:.H]/([.G:.G]+[.H:.H])" office:value-type="percentage" office:value="0.566094029680016" calcext:value-type="percentage">
            <text:p>56.61%</text:p>
          </table:table-cell>
          <table:table-cell table:style-name="ce50"/>
          <table:table-cell table:style-name="ce58" table:formula="of:=(-[.D:.D]+[.I:.I])" office:value-type="percentage" office:value="-0.15109031562966" calcext:value-type="percentage">
            <text:p>-15.11%</text:p>
          </table:table-cell>
          <table:table-cell table:style-name="ce66"/>
          <table:table-cell/>
          <table:table-cell table:style-name="ce28" office:value-type="string" calcext:value-type="string">
            <text:p>abandonedfactory_Easy_P001</text:p>
          </table:table-cell>
          <table:table-cell office:value-type="percentage" office:value="0.635557" calcext:value-type="percentage">
            <text:p>63.56%</text:p>
          </table:table-cell>
          <table:table-cell office:value-type="percentage" office:value="0.602643" calcext:value-type="percentage">
            <text:p>60.26%</text:p>
          </table:table-cell>
          <table:table-cell table:style-name="ce29" table:formula="of:=2*[.O:.O]*[.P:.P]/([.O:.O]+[.P:.P])" office:value-type="percentage" office:value="0.618662537798417" calcext:value-type="percentage">
            <text:p>61.87%</text:p>
          </table:table-cell>
          <table:table-cell/>
          <table:table-cell table:style-name="ce164" table:formula="of:=[.Q:.Q]-[.D:.D]" office:value-type="percentage" office:value="-0.0985218075112583" calcext:value-type="percentage">
            <text:p>-9.85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02</text:p>
          </table:table-cell>
          <table:table-cell table:style-name="ce3" office:value-type="percentage" office:value="0.835646" calcext:value-type="percentage">
            <text:p>83.56%</text:p>
          </table:table-cell>
          <table:table-cell table:style-name="ce3" office:value-type="percentage" office:value="0.525092" calcext:value-type="percentage">
            <text:p>52.51%</text:p>
          </table:table-cell>
          <table:table-cell table:style-name="ce8" table:formula="of:=2*[.B:.B]*[.C:.C] / ([.B:.B]+[.C:.C])" office:value-type="percentage" office:value="0.644930955749013" calcext:value-type="percentage">
            <text:p>64.49%</text:p>
          </table:table-cell>
          <table:table-cell/>
          <table:table-cell table:style-name="ce20" office:value-type="string" calcext:value-type="string">
            <text:p>abandonedfactory_Easy_P002</text:p>
          </table:table-cell>
          <table:table-cell table:style-name="ce31" office:value-type="percentage" office:value="0.478893" calcext:value-type="percentage">
            <text:p>47.89%</text:p>
          </table:table-cell>
          <table:table-cell table:style-name="ce31" office:value-type="percentage" office:value="0.530281" calcext:value-type="percentage">
            <text:p>53.03%</text:p>
          </table:table-cell>
          <table:table-cell table:style-name="ce29" table:formula="of:=2*[.G:.G]*[.H:.H]/([.G:.G]+[.H:.H])" office:value-type="percentage" office:value="0.50327863962607" calcext:value-type="percentage">
            <text:p>50.33%</text:p>
          </table:table-cell>
          <table:table-cell table:style-name="ce50"/>
          <table:table-cell table:style-name="ce58" table:formula="of:=(-[.D:.D]+[.I:.I])" office:value-type="percentage" office:value="-0.141652316122942" calcext:value-type="percentage">
            <text:p>-14.17%</text:p>
          </table:table-cell>
          <table:table-cell table:style-name="ce66"/>
          <table:table-cell/>
          <table:table-cell table:style-name="ce28" office:value-type="string" calcext:value-type="string">
            <text:p>abandonedfactory_Easy_P002</text:p>
          </table:table-cell>
          <table:table-cell office:value-type="percentage" office:value="0.634684" calcext:value-type="percentage">
            <text:p>63.47%</text:p>
          </table:table-cell>
          <table:table-cell office:value-type="percentage" office:value="0.47531" calcext:value-type="percentage">
            <text:p>47.53%</text:p>
          </table:table-cell>
          <table:table-cell table:style-name="ce29" table:formula="of:=2*[.O:.O]*[.P:.P]/([.O:.O]+[.P:.P])" office:value-type="percentage" office:value="0.543555464335843" calcext:value-type="percentage">
            <text:p>54.36%</text:p>
          </table:table-cell>
          <table:table-cell/>
          <table:table-cell table:style-name="ce164" table:formula="of:=[.Q:.Q]-[.D:.D]" office:value-type="percentage" office:value="-0.101375491413169" calcext:value-type="percentage">
            <text:p>-10.14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04</text:p>
          </table:table-cell>
          <table:table-cell table:style-name="ce3" office:value-type="percentage" office:value="0.813115" calcext:value-type="percentage">
            <text:p>81.31%</text:p>
          </table:table-cell>
          <table:table-cell table:style-name="ce3" office:value-type="percentage" office:value="0.527467" calcext:value-type="percentage">
            <text:p>52.75%</text:p>
          </table:table-cell>
          <table:table-cell table:style-name="ce8" table:formula="of:=2*[.B:.B]*[.C:.C] / ([.B:.B]+[.C:.C])" office:value-type="percentage" office:value="0.639858404342293" calcext:value-type="percentage">
            <text:p>63.99%</text:p>
          </table:table-cell>
          <table:table-cell/>
          <table:table-cell table:style-name="ce20" office:value-type="string" calcext:value-type="string">
            <text:p>abandonedfactory_Easy_P004</text:p>
          </table:table-cell>
          <table:table-cell table:style-name="ce31" office:value-type="percentage" office:value="0.574385" calcext:value-type="percentage">
            <text:p>57.44%</text:p>
          </table:table-cell>
          <table:table-cell table:style-name="ce31" office:value-type="percentage" office:value="0.621516" calcext:value-type="percentage">
            <text:p>62.15%</text:p>
          </table:table-cell>
          <table:table-cell table:style-name="ce29" table:formula="of:=2*[.G:.G]*[.H:.H]/([.G:.G]+[.H:.H])" office:value-type="percentage" office:value="0.597021772972846" calcext:value-type="percentage">
            <text:p>59.70%</text:p>
          </table:table-cell>
          <table:table-cell table:style-name="ce50"/>
          <table:table-cell table:style-name="ce58" table:formula="of:=(-[.D:.D]+[.I:.I])" office:value-type="percentage" office:value="-0.0428366313694468" calcext:value-type="percentage">
            <text:p>-4.28%</text:p>
          </table:table-cell>
          <table:table-cell table:style-name="ce66"/>
          <table:table-cell/>
          <table:table-cell table:style-name="ce28" office:value-type="string" calcext:value-type="string">
            <text:p>abandonedfactory_Easy_P004</text:p>
          </table:table-cell>
          <table:table-cell table:style-name="ce150" office:value-type="percentage" office:value="0.638544" calcext:value-type="percentage">
            <text:p>63.85%</text:p>
          </table:table-cell>
          <table:table-cell table:style-name="ce150" office:value-type="percentage" office:value="0.519038" calcext:value-type="percentage">
            <text:p>51.90%</text:p>
          </table:table-cell>
          <table:table-cell table:style-name="ce29" table:formula="of:=2*[.O:.O]*[.P:.P]/([.O:.O]+[.P:.P])" office:value-type="percentage" office:value="0.572622243041098" calcext:value-type="percentage">
            <text:p>57.26%</text:p>
          </table:table-cell>
          <table:table-cell/>
          <table:table-cell table:style-name="ce164" table:formula="of:=[.Q:.Q]-[.D:.D]" office:value-type="percentage" office:value="-0.0672361613011956" calcext:value-type="percentage">
            <text:p>-6.72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05</text:p>
          </table:table-cell>
          <table:table-cell table:style-name="ce3" office:value-type="percentage" office:value="0.779956" calcext:value-type="percentage">
            <text:p>78.00%</text:p>
          </table:table-cell>
          <table:table-cell table:style-name="ce3" office:value-type="percentage" office:value="0.452753" calcext:value-type="percentage">
            <text:p>45.28%</text:p>
          </table:table-cell>
          <table:table-cell table:style-name="ce8" table:formula="of:=2*[.B:.B]*[.C:.C] / ([.B:.B]+[.C:.C])" office:value-type="percentage" office:value="0.572929083616652" calcext:value-type="percentage">
            <text:p>57.29%</text:p>
          </table:table-cell>
          <table:table-cell/>
          <table:table-cell table:style-name="ce20" office:value-type="string" calcext:value-type="string">
            <text:p>abandonedfactory_Easy_P005</text:p>
          </table:table-cell>
          <table:table-cell table:style-name="ce31" office:value-type="percentage" office:value="0.529954" calcext:value-type="percentage">
            <text:p>53.00%</text:p>
          </table:table-cell>
          <table:table-cell table:style-name="ce31" office:value-type="percentage" office:value="0.545956" calcext:value-type="percentage">
            <text:p>54.60%</text:p>
          </table:table-cell>
          <table:table-cell table:style-name="ce29" table:formula="of:=2*[.G:.G]*[.H:.H]/([.G:.G]+[.H:.H])" office:value-type="percentage" office:value="0.537836001197126" calcext:value-type="percentage">
            <text:p>53.78%</text:p>
          </table:table-cell>
          <table:table-cell table:style-name="ce50"/>
          <table:table-cell table:style-name="ce58" table:formula="of:=(-[.D:.D]+[.I:.I])" office:value-type="percentage" office:value="-0.0350930824195262" calcext:value-type="percentage">
            <text:p>-3.51%</text:p>
          </table:table-cell>
          <table:table-cell table:style-name="ce66"/>
          <table:table-cell/>
          <table:table-cell table:style-name="ce28" office:value-type="string" calcext:value-type="string">
            <text:p>abandonedfactory_Easy_P005</text:p>
          </table:table-cell>
          <table:table-cell table:style-name="ce150" office:value-type="percentage" office:value="0.617451" calcext:value-type="percentage">
            <text:p>61.75%</text:p>
          </table:table-cell>
          <table:table-cell table:style-name="ce150" office:value-type="percentage" office:value="0.43077" calcext:value-type="percentage">
            <text:p>43.08%</text:p>
          </table:table-cell>
          <table:table-cell table:style-name="ce29" table:formula="of:=2*[.O:.O]*[.P:.P]/([.O:.O]+[.P:.P])" office:value-type="percentage" office:value="0.507487194532451" calcext:value-type="percentage">
            <text:p>50.75%</text:p>
          </table:table-cell>
          <table:table-cell/>
          <table:table-cell table:style-name="ce164" table:formula="of:=[.Q:.Q]-[.D:.D]" office:value-type="percentage" office:value="-0.0654418890842017" calcext:value-type="percentage">
            <text:p>-6.54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06</text:p>
          </table:table-cell>
          <table:table-cell table:style-name="ce3" office:value-type="percentage" office:value="0.858745" calcext:value-type="percentage">
            <text:p>85.87%</text:p>
          </table:table-cell>
          <table:table-cell table:style-name="ce3" office:value-type="percentage" office:value="0.55201" calcext:value-type="percentage">
            <text:p>55.20%</text:p>
          </table:table-cell>
          <table:table-cell table:style-name="ce8" table:formula="of:=2*[.B:.B]*[.C:.C] / ([.B:.B]+[.C:.C])" office:value-type="percentage" office:value="0.672031398010285" calcext:value-type="percentage">
            <text:p>67.20%</text:p>
          </table:table-cell>
          <table:table-cell/>
          <table:table-cell table:style-name="ce20" office:value-type="string" calcext:value-type="string">
            <text:p>abandonedfactory_Easy_P006</text:p>
          </table:table-cell>
          <table:table-cell table:style-name="ce31" office:value-type="percentage" office:value="0.593097" calcext:value-type="percentage">
            <text:p>59.31%</text:p>
          </table:table-cell>
          <table:table-cell table:style-name="ce31" office:value-type="percentage" office:value="0.651064" calcext:value-type="percentage">
            <text:p>65.11%</text:p>
          </table:table-cell>
          <table:table-cell table:style-name="ce29" table:formula="of:=2*[.G:.G]*[.H:.H]/([.G:.G]+[.H:.H])" office:value-type="percentage" office:value="0.62073012288281" calcext:value-type="percentage">
            <text:p>62.07%</text:p>
          </table:table-cell>
          <table:table-cell table:style-name="ce50"/>
          <table:table-cell table:style-name="ce58" table:formula="of:=(-[.D:.D]+[.I:.I])" office:value-type="percentage" office:value="-0.0513012751274753" calcext:value-type="percentage">
            <text:p>-5.13%</text:p>
          </table:table-cell>
          <table:table-cell table:style-name="ce66"/>
          <table:table-cell/>
          <table:table-cell table:style-name="ce28" office:value-type="string" calcext:value-type="string">
            <text:p>abandonedfactory_Easy_P006</text:p>
          </table:table-cell>
          <table:table-cell office:value-type="percentage" office:value="0.640858" calcext:value-type="percentage">
            <text:p>64.09%</text:p>
          </table:table-cell>
          <table:table-cell office:value-type="percentage" office:value="0.595919" calcext:value-type="percentage">
            <text:p>59.59%</text:p>
          </table:table-cell>
          <table:table-cell table:style-name="ce29" table:formula="of:=2*[.O:.O]*[.P:.P]/([.O:.O]+[.P:.P])" office:value-type="percentage" office:value="0.617572057860067" calcext:value-type="percentage">
            <text:p>61.76%</text:p>
          </table:table-cell>
          <table:table-cell/>
          <table:table-cell table:style-name="ce164" table:formula="of:=[.Q:.Q]-[.D:.D]" office:value-type="percentage" office:value="-0.0544593401502184" calcext:value-type="percentage">
            <text:p>-5.45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08</text:p>
          </table:table-cell>
          <table:table-cell table:style-name="ce3" office:value-type="percentage" office:value="0.810141" calcext:value-type="percentage">
            <text:p>81.01%</text:p>
          </table:table-cell>
          <table:table-cell table:style-name="ce3" office:value-type="percentage" office:value="0.534234" calcext:value-type="percentage">
            <text:p>53.42%</text:p>
          </table:table-cell>
          <table:table-cell table:style-name="ce8" table:formula="of:=2*[.B:.B]*[.C:.C] / ([.B:.B]+[.C:.C])" office:value-type="percentage" office:value="0.643875208917155" calcext:value-type="percentage">
            <text:p>64.39%</text:p>
          </table:table-cell>
          <table:table-cell/>
          <table:table-cell table:style-name="ce20" office:value-type="string" calcext:value-type="string">
            <text:p>abandonedfactory_Easy_P008</text:p>
          </table:table-cell>
          <table:table-cell table:style-name="ce31" office:value-type="percentage" office:value="0.539823" calcext:value-type="percentage">
            <text:p>53.98%</text:p>
          </table:table-cell>
          <table:table-cell table:style-name="ce31" office:value-type="percentage" office:value="0.621254" calcext:value-type="percentage">
            <text:p>62.13%</text:p>
          </table:table-cell>
          <table:table-cell table:style-name="ce29" table:formula="of:=2*[.G:.G]*[.H:.H]/([.G:.G]+[.H:.H])" office:value-type="percentage" office:value="0.577682958222409" calcext:value-type="percentage">
            <text:p>57.77%</text:p>
          </table:table-cell>
          <table:table-cell table:style-name="ce50"/>
          <table:table-cell table:style-name="ce58" table:formula="of:=(-[.D:.D]+[.I:.I])" office:value-type="percentage" office:value="-0.066192250694746" calcext:value-type="percentage">
            <text:p>-6.62%</text:p>
          </table:table-cell>
          <table:table-cell table:style-name="ce66"/>
          <table:table-cell/>
          <table:table-cell table:style-name="ce28" office:value-type="string" calcext:value-type="string">
            <text:p>abandonedfactory_Easy_P008</text:p>
          </table:table-cell>
          <table:table-cell office:value-type="percentage" office:value="0.63498" calcext:value-type="percentage">
            <text:p>63.50%</text:p>
          </table:table-cell>
          <table:table-cell office:value-type="percentage" office:value="0.507956" calcext:value-type="percentage">
            <text:p>50.80%</text:p>
          </table:table-cell>
          <table:table-cell table:style-name="ce29" table:formula="of:=2*[.O:.O]*[.P:.P]/([.O:.O]+[.P:.P])" office:value-type="percentage" office:value="0.564409382292622" calcext:value-type="percentage">
            <text:p>56.44%</text:p>
          </table:table-cell>
          <table:table-cell/>
          <table:table-cell table:style-name="ce164" table:formula="of:=[.Q:.Q]-[.D:.D]" office:value-type="percentage" office:value="-0.0794658266245332" calcext:value-type="percentage">
            <text:p>-7.95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09</text:p>
          </table:table-cell>
          <table:table-cell table:style-name="ce3" office:value-type="percentage" office:value="0.692335" calcext:value-type="percentage">
            <text:p>69.23%</text:p>
          </table:table-cell>
          <table:table-cell table:style-name="ce3" office:value-type="percentage" office:value="0.498907" calcext:value-type="percentage">
            <text:p>49.89%</text:p>
          </table:table-cell>
          <table:table-cell table:style-name="ce8" table:formula="of:=2*[.B:.B]*[.C:.C] / ([.B:.B]+[.C:.C])" office:value-type="percentage" office:value="0.579917057734701" calcext:value-type="percentage">
            <text:p>57.99%</text:p>
          </table:table-cell>
          <table:table-cell/>
          <table:table-cell table:style-name="ce20" office:value-type="string" calcext:value-type="string">
            <text:p>abandonedfactory_Easy_P009</text:p>
          </table:table-cell>
          <table:table-cell table:style-name="ce31" office:value-type="percentage" office:value="0.411417" calcext:value-type="percentage">
            <text:p>41.14%</text:p>
          </table:table-cell>
          <table:table-cell table:style-name="ce31" office:value-type="percentage" office:value="0.439768" calcext:value-type="percentage">
            <text:p>43.98%</text:p>
          </table:table-cell>
          <table:table-cell table:style-name="ce29" table:formula="of:=2*[.G:.G]*[.H:.H]/([.G:.G]+[.H:.H])" office:value-type="percentage" office:value="0.425120346942204" calcext:value-type="percentage">
            <text:p>42.51%</text:p>
          </table:table-cell>
          <table:table-cell table:style-name="ce50"/>
          <table:table-cell table:style-name="ce58" table:formula="of:=(-[.D:.D]+[.I:.I])" office:value-type="percentage" office:value="-0.154796710792496" calcext:value-type="percentage">
            <text:p>-15.48%</text:p>
          </table:table-cell>
          <table:table-cell table:style-name="ce66"/>
          <table:table-cell/>
          <table:table-cell table:style-name="ce148" office:value-type="string" calcext:value-type="string">
            <text:p>abandonedfactory_Easy_P009</text:p>
          </table:table-cell>
          <table:table-cell office:value-type="percentage" office:value="0.400598" calcext:value-type="percentage">
            <text:p>40.06%</text:p>
          </table:table-cell>
          <table:table-cell office:value-type="percentage" office:value="0.454641" calcext:value-type="percentage">
            <text:p>45.46%</text:p>
          </table:table-cell>
          <table:table-cell table:style-name="ce29" table:formula="of:=2*[.O:.O]*[.P:.P]/([.O:.O]+[.P:.P])" office:value-type="percentage" office:value="0.425911997273277" calcext:value-type="percentage">
            <text:p>42.59%</text:p>
          </table:table-cell>
          <table:table-cell/>
          <table:table-cell table:style-name="ce164" table:formula="of:=[.Q:.Q]-[.D:.D]" office:value-type="percentage" office:value="-0.154005060461424" calcext:value-type="percentage">
            <text:p>-15.40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10</text:p>
          </table:table-cell>
          <table:table-cell table:style-name="ce3" office:value-type="percentage" office:value="0.858884" calcext:value-type="percentage">
            <text:p>85.89%</text:p>
          </table:table-cell>
          <table:table-cell table:style-name="ce3" office:value-type="percentage" office:value="0.577387" calcext:value-type="percentage">
            <text:p>57.74%</text:p>
          </table:table-cell>
          <table:table-cell table:style-name="ce8" table:formula="of:=2*[.B:.B]*[.C:.C] / ([.B:.B]+[.C:.C])" office:value-type="percentage" office:value="0.690549981316896" calcext:value-type="percentage">
            <text:p>69.05%</text:p>
          </table:table-cell>
          <table:table-cell/>
          <table:table-cell table:style-name="ce20" office:value-type="string" calcext:value-type="string">
            <text:p>abandonedfactory_Easy_P010</text:p>
          </table:table-cell>
          <table:table-cell table:style-name="ce31" office:value-type="percentage" office:value="0.574289" calcext:value-type="percentage">
            <text:p>57.43%</text:p>
          </table:table-cell>
          <table:table-cell table:style-name="ce31" office:value-type="percentage" office:value="0.627665" calcext:value-type="percentage">
            <text:p>62.77%</text:p>
          </table:table-cell>
          <table:table-cell table:style-name="ce29" table:formula="of:=2*[.G:.G]*[.H:.H]/([.G:.G]+[.H:.H])" office:value-type="percentage" office:value="0.599791847583185" calcext:value-type="percentage">
            <text:p>59.98%</text:p>
          </table:table-cell>
          <table:table-cell table:style-name="ce50"/>
          <table:table-cell table:style-name="ce58" table:formula="of:=(-[.D:.D]+[.I:.I])" office:value-type="percentage" office:value="-0.0907581337337109" calcext:value-type="percentage">
            <text:p>-9.08%</text:p>
          </table:table-cell>
          <table:table-cell table:style-name="ce66"/>
          <table:table-cell/>
          <table:table-cell table:style-name="ce28" office:value-type="string" calcext:value-type="string">
            <text:p>abandonedfactory_Easy_P010</text:p>
          </table:table-cell>
          <table:table-cell office:value-type="percentage" office:value="0.704199" calcext:value-type="percentage">
            <text:p>70.42%</text:p>
          </table:table-cell>
          <table:table-cell office:value-type="percentage" office:value="0.570843" calcext:value-type="percentage">
            <text:p>57.08%</text:p>
          </table:table-cell>
          <table:table-cell table:style-name="ce29" table:formula="of:=2*[.O:.O]*[.P:.P]/([.O:.O]+[.P:.P])" office:value-type="percentage" office:value="0.630547181594018" calcext:value-type="percentage">
            <text:p>63.05%</text:p>
          </table:table-cell>
          <table:table-cell/>
          <table:table-cell table:style-name="ce164" table:formula="of:=[.Q:.Q]-[.D:.D]" office:value-type="percentage" office:value="-0.0600027997228783" calcext:value-type="percentage">
            <text:p>-6.00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Easy_P011</text:p>
          </table:table-cell>
          <table:table-cell table:style-name="ce3" office:value-type="percentage" office:value="0.816787" calcext:value-type="percentage">
            <text:p>81.68%</text:p>
          </table:table-cell>
          <table:table-cell table:style-name="ce3" office:value-type="percentage" office:value="0.495031" calcext:value-type="percentage">
            <text:p>49.50%</text:p>
          </table:table-cell>
          <table:table-cell table:style-name="ce8" table:formula="of:=2*[.B:.B]*[.C:.C] / ([.B:.B]+[.C:.C])" office:value-type="percentage" office:value="0.616449668165858" calcext:value-type="percentage">
            <text:p>61.64%</text:p>
          </table:table-cell>
          <table:table-cell/>
          <table:table-cell table:style-name="ce20" office:value-type="string" calcext:value-type="string">
            <text:p>abandonedfactory_Easy_P011</text:p>
          </table:table-cell>
          <table:table-cell table:style-name="ce31" office:value-type="percentage" office:value="0.523319" calcext:value-type="percentage">
            <text:p>52.33%</text:p>
          </table:table-cell>
          <table:table-cell table:style-name="ce31" office:value-type="percentage" office:value="0.538728" calcext:value-type="percentage">
            <text:p>53.87%</text:p>
          </table:table-cell>
          <table:table-cell table:style-name="ce29" table:formula="of:=2*[.G:.G]*[.H:.H]/([.G:.G]+[.H:.H])" office:value-type="percentage" office:value="0.530911717149994" calcext:value-type="percentage">
            <text:p>53.09%</text:p>
          </table:table-cell>
          <table:table-cell table:style-name="ce50"/>
          <table:table-cell table:style-name="ce58" table:formula="of:=(-[.D:.D]+[.I:.I])" office:value-type="percentage" office:value="-0.085537951015864" calcext:value-type="percentage">
            <text:p>-8.55%</text:p>
          </table:table-cell>
          <table:table-cell table:style-name="ce66"/>
          <table:table-cell/>
          <table:table-cell table:style-name="ce28" office:value-type="string" calcext:value-type="string">
            <text:p>abandonedfactory_Easy_P011</text:p>
          </table:table-cell>
          <table:table-cell office:value-type="percentage" office:value="0.633377" calcext:value-type="percentage">
            <text:p>63.34%</text:p>
          </table:table-cell>
          <table:table-cell office:value-type="percentage" office:value="0.468871" calcext:value-type="percentage">
            <text:p>46.89%</text:p>
          </table:table-cell>
          <table:table-cell table:style-name="ce29" table:formula="of:=2*[.O:.O]*[.P:.P]/([.O:.O]+[.P:.P])" office:value-type="percentage" office:value="0.538848076598007" calcext:value-type="percentage">
            <text:p>53.88%</text:p>
          </table:table-cell>
          <table:table-cell/>
          <table:table-cell table:style-name="ce164" table:formula="of:=[.Q:.Q]-[.D:.D]" office:value-type="percentage" office:value="-0.0776015915678514" calcext:value-type="percentage">
            <text:p>-7.76%</text:p>
          </table:table-cell>
          <table:table-cell table:style-name="ce160"/>
        </table:table-row>
        <table:table-row table:style-name="ro2">
          <table:table-cell/>
          <table:table-cell table:style-name="ce3" table:number-columns-repeated="2"/>
          <table:table-cell table:style-name="ce8"/>
          <table:table-cell/>
          <table:table-cell table:style-name="ce21"/>
          <table:table-cell table:style-name="ce32" table:number-columns-repeated="2"/>
          <table:table-cell table:style-name="ce29"/>
          <table:table-cell table:style-name="ce51"/>
          <table:table-cell table:style-name="ce59"/>
          <table:table-cell table:style-name="ce67" table:formula="of:=AVERAGE([.K2:.K11])" office:value-type="percentage" office:value="-0.0948141852227471" calcext:value-type="percentage">
            <text:p>-9.48%</text:p>
          </table:table-cell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164"/>
          <table:table-cell table:style-name="ce91" table:formula="of:=AVERAGE([.S2:.S11])" office:value-type="percentage" office:value="-0.0859323459208879" calcext:value-type="percentage">
            <text:p>-8.59%</text:p>
          </table:table-cell>
        </table:table-row>
        <table:table-row table:style-name="ro2">
          <table:table-cell office:value-type="string" calcext:value-type="string">
            <text:p>abandonedfactory_Hard_P000</text:p>
          </table:table-cell>
          <table:table-cell table:style-name="ce3" office:value-type="percentage" office:value="0.75828" calcext:value-type="percentage">
            <text:p>75.83%</text:p>
          </table:table-cell>
          <table:table-cell table:style-name="ce3" office:value-type="percentage" office:value="0.524198" calcext:value-type="percentage">
            <text:p>52.42%</text:p>
          </table:table-cell>
          <table:table-cell table:style-name="ce8" table:formula="of:=2*[.B:.B]*[.C:.C] / ([.B:.B]+[.C:.C])" office:value-type="percentage" office:value="0.619876301098343" calcext:value-type="percentage">
            <text:p>61.99%</text:p>
          </table:table-cell>
          <table:table-cell/>
          <table:table-cell table:style-name="ce19" office:value-type="string" calcext:value-type="string">
            <text:p>abandonedfactory_Hard_P000</text:p>
          </table:table-cell>
          <table:table-cell table:style-name="ce30" office:value-type="percentage" office:value="0.543129" calcext:value-type="percentage">
            <text:p>54.31%</text:p>
          </table:table-cell>
          <table:table-cell table:style-name="ce30" office:value-type="percentage" office:value="0.579542" calcext:value-type="percentage">
            <text:p>57.95%</text:p>
          </table:table-cell>
          <table:table-cell table:style-name="ce29" table:formula="of:=2*[.G:.G]*[.H:.H]/([.G:.G]+[.H:.H])" office:value-type="percentage" office:value="0.56074498569572" calcext:value-type="percentage">
            <text:p>56.07%</text:p>
          </table:table-cell>
          <table:table-cell table:style-name="ce49"/>
          <table:table-cell table:style-name="ce57" table:formula="of:=(-[.D:.D]+[.I:.I])" office:value-type="percentage" office:value="-0.0591313154026222" calcext:value-type="percentage">
            <text:p>-5.91%</text:p>
          </table:table-cell>
          <table:table-cell table:style-name="ce65"/>
          <table:table-cell/>
          <table:table-cell table:style-name="ce27" office:value-type="string" calcext:value-type="string">
            <text:p>abandonedfactory_Hard_P000</text:p>
          </table:table-cell>
          <table:table-cell table:style-name="ce37" office:value-type="percentage" office:value="0.596787" calcext:value-type="percentage">
            <text:p>59.68%</text:p>
          </table:table-cell>
          <table:table-cell table:style-name="ce37" office:value-type="percentage" office:value="0.466106" calcext:value-type="percentage">
            <text:p>46.61%</text:p>
          </table:table-cell>
          <table:table-cell table:style-name="ce29" table:formula="of:=2*[.O:.O]*[.P:.P]/([.O:.O]+[.P:.P])" office:value-type="percentage" office:value="0.523412989683816" calcext:value-type="percentage">
            <text:p>52.34%</text:p>
          </table:table-cell>
          <table:table-cell table:style-name="ce55"/>
          <table:table-cell table:style-name="ce164" table:formula="of:=[.Q:.Q]-[.D:.D]" office:value-type="percentage" office:value="-0.0964633114145267" calcext:value-type="percentage">
            <text:p>-9.65%</text:p>
          </table:table-cell>
          <table:table-cell table:style-name="ce159"/>
        </table:table-row>
        <table:table-row table:style-name="ro2">
          <table:table-cell office:value-type="string" calcext:value-type="string">
            <text:p>abandonedfactory_Hard_P001</text:p>
          </table:table-cell>
          <table:table-cell table:style-name="ce3" office:value-type="percentage" office:value="0.688076" calcext:value-type="percentage">
            <text:p>68.81%</text:p>
          </table:table-cell>
          <table:table-cell table:style-name="ce3" office:value-type="percentage" office:value="0.418383" calcext:value-type="percentage">
            <text:p>41.84%</text:p>
          </table:table-cell>
          <table:table-cell table:style-name="ce8" table:formula="of:=2*[.B:.B]*[.C:.C] / ([.B:.B]+[.C:.C])" office:value-type="percentage" office:value="0.520361443321443" calcext:value-type="percentage">
            <text:p>52.04%</text:p>
          </table:table-cell>
          <table:table-cell/>
          <table:table-cell table:style-name="ce20" office:value-type="string" calcext:value-type="string">
            <text:p>abandonedfactory_Hard_P001</text:p>
          </table:table-cell>
          <table:table-cell table:style-name="ce31" office:value-type="percentage" office:value="0.451324" calcext:value-type="percentage">
            <text:p>45.13%</text:p>
          </table:table-cell>
          <table:table-cell table:style-name="ce31" office:value-type="percentage" office:value="0.446698" calcext:value-type="percentage">
            <text:p>44.67%</text:p>
          </table:table-cell>
          <table:table-cell table:style-name="ce29" table:formula="of:=2*[.G:.G]*[.H:.H]/([.G:.G]+[.H:.H])" office:value-type="percentage" office:value="0.448999084993463" calcext:value-type="percentage">
            <text:p>44.90%</text:p>
          </table:table-cell>
          <table:table-cell table:style-name="ce50"/>
          <table:table-cell table:style-name="ce58" table:formula="of:=(-[.D:.D]+[.I:.I])" office:value-type="percentage" office:value="-0.0713623583279791" calcext:value-type="percentage">
            <text:p>-7.14%</text:p>
          </table:table-cell>
          <table:table-cell table:style-name="ce66"/>
          <table:table-cell/>
          <table:table-cell table:style-name="ce28" office:value-type="string" calcext:value-type="string">
            <text:p>abandonedfactory_Hard_P001</text:p>
          </table:table-cell>
          <table:table-cell office:value-type="percentage" office:value="0.467208" calcext:value-type="percentage">
            <text:p>46.72%</text:p>
          </table:table-cell>
          <table:table-cell office:value-type="percentage" office:value="0.296973" calcext:value-type="percentage">
            <text:p>29.70%</text:p>
          </table:table-cell>
          <table:table-cell table:style-name="ce29" table:formula="of:=2*[.O:.O]*[.P:.P]/([.O:.O]+[.P:.P])" office:value-type="percentage" office:value="0.36312905289192" calcext:value-type="percentage">
            <text:p>36.31%</text:p>
          </table:table-cell>
          <table:table-cell/>
          <table:table-cell table:style-name="ce164" table:formula="of:=[.Q:.Q]-[.D:.D]" office:value-type="percentage" office:value="-0.157232390429523" calcext:value-type="percentage">
            <text:p>-15.72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2</text:p>
          </table:table-cell>
          <table:table-cell table:style-name="ce3" office:value-type="percentage" office:value="0.683123" calcext:value-type="percentage">
            <text:p>68.31%</text:p>
          </table:table-cell>
          <table:table-cell table:style-name="ce3" office:value-type="percentage" office:value="0.523838" calcext:value-type="percentage">
            <text:p>52.38%</text:p>
          </table:table-cell>
          <table:table-cell table:style-name="ce8" table:formula="of:=2*[.B:.B]*[.C:.C] / ([.B:.B]+[.C:.C])" office:value-type="percentage" office:value="0.592969923757271" calcext:value-type="percentage">
            <text:p>59.30%</text:p>
          </table:table-cell>
          <table:table-cell/>
          <table:table-cell table:style-name="ce20" office:value-type="string" calcext:value-type="string">
            <text:p>abandonedfactory_Hard_P002</text:p>
          </table:table-cell>
          <table:table-cell table:style-name="ce31" office:value-type="percentage" office:value="0.380524" calcext:value-type="percentage">
            <text:p>38.05%</text:p>
          </table:table-cell>
          <table:table-cell table:style-name="ce31" office:value-type="percentage" office:value="0.455464" calcext:value-type="percentage">
            <text:p>45.55%</text:p>
          </table:table-cell>
          <table:table-cell table:style-name="ce29" table:formula="of:=2*[.G:.G]*[.H:.H]/([.G:.G]+[.H:.H])" office:value-type="percentage" office:value="0.414635097958344" calcext:value-type="percentage">
            <text:p>41.46%</text:p>
          </table:table-cell>
          <table:table-cell table:style-name="ce50"/>
          <table:table-cell table:style-name="ce58" table:formula="of:=(-[.D:.D]+[.I:.I])" office:value-type="percentage" office:value="-0.178334825798927" calcext:value-type="percentage">
            <text:p>-17.83%</text:p>
          </table:table-cell>
          <table:table-cell table:style-name="ce66"/>
          <table:table-cell/>
          <table:table-cell table:style-name="ce28" office:value-type="string" calcext:value-type="string">
            <text:p>abandonedfactory_Hard_P002</text:p>
          </table:table-cell>
          <table:table-cell office:value-type="percentage" office:value="0.493562" calcext:value-type="percentage">
            <text:p>49.36%</text:p>
          </table:table-cell>
          <table:table-cell office:value-type="percentage" office:value="0.344972" calcext:value-type="percentage">
            <text:p>34.50%</text:p>
          </table:table-cell>
          <table:table-cell table:style-name="ce29" table:formula="of:=2*[.O:.O]*[.P:.P]/([.O:.O]+[.P:.P])" office:value-type="percentage" office:value="0.406101768715401" calcext:value-type="percentage">
            <text:p>40.61%</text:p>
          </table:table-cell>
          <table:table-cell/>
          <table:table-cell table:style-name="ce164" table:formula="of:=[.Q:.Q]-[.D:.D]" office:value-type="percentage" office:value="-0.18686815504187" calcext:value-type="percentage">
            <text:p>-18.69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3</text:p>
          </table:table-cell>
          <table:table-cell table:style-name="ce3" office:value-type="percentage" office:value="0.766463" calcext:value-type="percentage">
            <text:p>76.65%</text:p>
          </table:table-cell>
          <table:table-cell table:style-name="ce3" office:value-type="percentage" office:value="0.50119" calcext:value-type="percentage">
            <text:p>50.12%</text:p>
          </table:table-cell>
          <table:table-cell table:style-name="ce8" table:formula="of:=2*[.B:.B]*[.C:.C] / ([.B:.B]+[.C:.C])" office:value-type="percentage" office:value="0.60607057447109" calcext:value-type="percentage">
            <text:p>60.61%</text:p>
          </table:table-cell>
          <table:table-cell/>
          <table:table-cell table:style-name="ce20" office:value-type="string" calcext:value-type="string">
            <text:p>abandonedfactory_Hard_P003</text:p>
          </table:table-cell>
          <table:table-cell table:style-name="ce31" office:value-type="percentage" office:value="0.602254" calcext:value-type="percentage">
            <text:p>60.23%</text:p>
          </table:table-cell>
          <table:table-cell table:style-name="ce31" office:value-type="percentage" office:value="0.600057" calcext:value-type="percentage">
            <text:p>60.01%</text:p>
          </table:table-cell>
          <table:table-cell table:style-name="ce29" table:formula="of:=2*[.G:.G]*[.H:.H]/([.G:.G]+[.H:.H])" office:value-type="percentage" office:value="0.601153492695318" calcext:value-type="percentage">
            <text:p>60.12%</text:p>
          </table:table-cell>
          <table:table-cell table:style-name="ce50"/>
          <table:table-cell table:style-name="ce58" table:formula="of:=(-[.D:.D]+[.I:.I])" office:value-type="percentage" office:value="-0.00491708177577188" calcext:value-type="percentage">
            <text:p>-0.49%</text:p>
          </table:table-cell>
          <table:table-cell table:style-name="ce66"/>
          <table:table-cell/>
          <table:table-cell table:style-name="ce28" office:value-type="string" calcext:value-type="string">
            <text:p>abandonedfactory_Hard_P003</text:p>
          </table:table-cell>
          <table:table-cell office:value-type="percentage" office:value="0.620763" calcext:value-type="percentage">
            <text:p>62.08%</text:p>
          </table:table-cell>
          <table:table-cell office:value-type="percentage" office:value="0.453246" calcext:value-type="percentage">
            <text:p>45.32%</text:p>
          </table:table-cell>
          <table:table-cell table:style-name="ce29" table:formula="of:=2*[.O:.O]*[.P:.P]/([.O:.O]+[.P:.P])" office:value-type="percentage" office:value="0.523940389136404" calcext:value-type="percentage">
            <text:p>52.39%</text:p>
          </table:table-cell>
          <table:table-cell/>
          <table:table-cell table:style-name="ce164" table:formula="of:=[.Q:.Q]-[.D:.D]" office:value-type="percentage" office:value="-0.0821301853346856" calcext:value-type="percentage">
            <text:p>-8.21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4</text:p>
          </table:table-cell>
          <table:table-cell table:style-name="ce3" office:value-type="percentage" office:value="0.823326" calcext:value-type="percentage">
            <text:p>82.33%</text:p>
          </table:table-cell>
          <table:table-cell table:style-name="ce3" office:value-type="percentage" office:value="0.453145" calcext:value-type="percentage">
            <text:p>45.31%</text:p>
          </table:table-cell>
          <table:table-cell table:style-name="ce8" table:formula="of:=2*[.B:.B]*[.C:.C] / ([.B:.B]+[.C:.C])" office:value-type="percentage" office:value="0.584558615542382" calcext:value-type="percentage">
            <text:p>58.46%</text:p>
          </table:table-cell>
          <table:table-cell/>
          <table:table-cell table:style-name="ce20" office:value-type="string" calcext:value-type="string">
            <text:p>abandonedfactory_Hard_P004</text:p>
          </table:table-cell>
          <table:table-cell table:style-name="ce31" office:value-type="percentage" office:value="0.470653" calcext:value-type="percentage">
            <text:p>47.07%</text:p>
          </table:table-cell>
          <table:table-cell table:style-name="ce31" office:value-type="percentage" office:value="0.440001" calcext:value-type="percentage">
            <text:p>44.00%</text:p>
          </table:table-cell>
          <table:table-cell table:style-name="ce29" table:formula="of:=2*[.G:.G]*[.H:.H]/([.G:.G]+[.H:.H])" office:value-type="percentage" office:value="0.454811137167354" calcext:value-type="percentage">
            <text:p>45.48%</text:p>
          </table:table-cell>
          <table:table-cell table:style-name="ce50"/>
          <table:table-cell table:style-name="ce58" table:formula="of:=(-[.D:.D]+[.I:.I])" office:value-type="percentage" office:value="-0.129747478375028" calcext:value-type="percentage">
            <text:p>-12.97%</text:p>
          </table:table-cell>
          <table:table-cell table:style-name="ce66"/>
          <table:table-cell/>
          <table:table-cell table:style-name="ce28" office:value-type="string" calcext:value-type="string">
            <text:p>abandonedfactory_Hard_P004</text:p>
          </table:table-cell>
          <table:table-cell office:value-type="percentage" office:value="0.626925" calcext:value-type="percentage">
            <text:p>62.69%</text:p>
          </table:table-cell>
          <table:table-cell office:value-type="percentage" office:value="0.40504" calcext:value-type="percentage">
            <text:p>40.50%</text:p>
          </table:table-cell>
          <table:table-cell table:style-name="ce29" table:formula="of:=2*[.O:.O]*[.P:.P]/([.O:.O]+[.P:.P])" office:value-type="percentage" office:value="0.492128515986492" calcext:value-type="percentage">
            <text:p>49.21%</text:p>
          </table:table-cell>
          <table:table-cell/>
          <table:table-cell table:style-name="ce164" table:formula="of:=[.Q:.Q]-[.D:.D]" office:value-type="percentage" office:value="-0.0924300995558904" calcext:value-type="percentage">
            <text:p>-9.24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5</text:p>
          </table:table-cell>
          <table:table-cell table:style-name="ce3" office:value-type="percentage" office:value="0.837325" calcext:value-type="percentage">
            <text:p>83.73%</text:p>
          </table:table-cell>
          <table:table-cell table:style-name="ce3" office:value-type="percentage" office:value="0.533606" calcext:value-type="percentage">
            <text:p>53.36%</text:p>
          </table:table-cell>
          <table:table-cell table:style-name="ce8" table:formula="of:=2*[.B:.B]*[.C:.C] / ([.B:.B]+[.C:.C])" office:value-type="percentage" office:value="0.651822220009614" calcext:value-type="percentage">
            <text:p>65.18%</text:p>
          </table:table-cell>
          <table:table-cell/>
          <table:table-cell table:style-name="ce20" office:value-type="string" calcext:value-type="string">
            <text:p>abandonedfactory_Hard_P005</text:p>
          </table:table-cell>
          <table:table-cell table:style-name="ce31" office:value-type="percentage" office:value="0.599251" calcext:value-type="percentage">
            <text:p>59.93%</text:p>
          </table:table-cell>
          <table:table-cell table:style-name="ce31" office:value-type="percentage" office:value="0.631973" calcext:value-type="percentage">
            <text:p>63.20%</text:p>
          </table:table-cell>
          <table:table-cell table:style-name="ce29" table:formula="of:=2*[.G:.G]*[.H:.H]/([.G:.G]+[.H:.H])" office:value-type="percentage" office:value="0.615177176895512" calcext:value-type="percentage">
            <text:p>61.52%</text:p>
          </table:table-cell>
          <table:table-cell table:style-name="ce50"/>
          <table:table-cell table:style-name="ce58" table:formula="of:=(-[.D:.D]+[.I:.I])" office:value-type="percentage" office:value="-0.0366450431141019" calcext:value-type="percentage">
            <text:p>-3.66%</text:p>
          </table:table-cell>
          <table:table-cell table:style-name="ce66"/>
          <table:table-cell/>
          <table:table-cell table:style-name="ce28" office:value-type="string" calcext:value-type="string">
            <text:p>abandonedfactory_Hard_P005</text:p>
          </table:table-cell>
          <table:table-cell office:value-type="percentage" office:value="0.690184" calcext:value-type="percentage">
            <text:p>69.02%</text:p>
          </table:table-cell>
          <table:table-cell office:value-type="percentage" office:value="0.539927" calcext:value-type="percentage">
            <text:p>53.99%</text:p>
          </table:table-cell>
          <table:table-cell table:style-name="ce29" table:formula="of:=2*[.O:.O]*[.P:.P]/([.O:.O]+[.P:.P])" office:value-type="percentage" office:value="0.605878618381593" calcext:value-type="percentage">
            <text:p>60.59%</text:p>
          </table:table-cell>
          <table:table-cell/>
          <table:table-cell table:style-name="ce164" table:formula="of:=[.Q:.Q]-[.D:.D]" office:value-type="percentage" office:value="-0.0459436016280206" calcext:value-type="percentage">
            <text:p>-4.59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6</text:p>
          </table:table-cell>
          <table:table-cell table:style-name="ce3" office:value-type="percentage" office:value="0.562435" calcext:value-type="percentage">
            <text:p>56.24%</text:p>
          </table:table-cell>
          <table:table-cell table:style-name="ce3" office:value-type="percentage" office:value="0.404848" calcext:value-type="percentage">
            <text:p>40.48%</text:p>
          </table:table-cell>
          <table:table-cell table:style-name="ce8" table:formula="of:=2*[.B:.B]*[.C:.C] / ([.B:.B]+[.C:.C])" office:value-type="percentage" office:value="0.470804686694587" calcext:value-type="percentage">
            <text:p>47.08%</text:p>
          </table:table-cell>
          <table:table-cell/>
          <table:table-cell table:style-name="ce20" office:value-type="string" calcext:value-type="string">
            <text:p>abandonedfactory_Hard_P006</text:p>
          </table:table-cell>
          <table:table-cell table:style-name="ce31" office:value-type="percentage" office:value="0.275282" calcext:value-type="percentage">
            <text:p>27.53%</text:p>
          </table:table-cell>
          <table:table-cell table:style-name="ce31" office:value-type="percentage" office:value="0.345933" calcext:value-type="percentage">
            <text:p>34.59%</text:p>
          </table:table-cell>
          <table:table-cell table:style-name="ce29" table:formula="of:=2*[.G:.G]*[.H:.H]/([.G:.G]+[.H:.H])" office:value-type="percentage" office:value="0.306589918485549" calcext:value-type="percentage">
            <text:p>30.66%</text:p>
          </table:table-cell>
          <table:table-cell table:style-name="ce50"/>
          <table:table-cell table:style-name="ce58" table:formula="of:=(-[.D:.D]+[.I:.I])" office:value-type="percentage" office:value="-0.164214768209038" calcext:value-type="percentage">
            <text:p>-16.42%</text:p>
          </table:table-cell>
          <table:table-cell table:style-name="ce66"/>
          <table:table-cell/>
          <table:table-cell table:style-name="ce28" office:value-type="string" calcext:value-type="string">
            <text:p>abandonedfactory_Hard_P006</text:p>
          </table:table-cell>
          <table:table-cell office:value-type="percentage" office:value="0.363575" calcext:value-type="percentage">
            <text:p>36.36%</text:p>
          </table:table-cell>
          <table:table-cell office:value-type="percentage" office:value="0.2035" calcext:value-type="percentage">
            <text:p>20.35%</text:p>
          </table:table-cell>
          <table:table-cell table:style-name="ce29" table:formula="of:=2*[.O:.O]*[.P:.P]/([.O:.O]+[.P:.P])" office:value-type="percentage" office:value="0.260944363620332" calcext:value-type="percentage">
            <text:p>26.09%</text:p>
          </table:table-cell>
          <table:table-cell/>
          <table:table-cell table:style-name="ce164" table:formula="of:=[.Q:.Q]-[.D:.D]" office:value-type="percentage" office:value="-0.209860323074254" calcext:value-type="percentage">
            <text:p>-20.99%</text:p>
          </table:table-cell>
          <table:table-cell table:style-name="ce160"/>
        </table:table-row>
        <table:table-row table:style-name="ro2">
          <table:table-cell table:style-name="ce5" office:value-type="string" calcext:value-type="string">
            <text:p>abandonedfactory_Hard_P007</text:p>
          </table:table-cell>
          <table:table-cell table:style-name="ce10" office:value-type="percentage" office:value="0.803071" calcext:value-type="percentage">
            <text:p>80.31%</text:p>
          </table:table-cell>
          <table:table-cell table:style-name="ce10" office:value-type="percentage" office:value="0.511571" calcext:value-type="percentage">
            <text:p>51.16%</text:p>
          </table:table-cell>
          <table:table-cell table:style-name="ce8" table:formula="of:=2*[.B:.B]*[.C:.C] / ([.B:.B]+[.C:.C])" office:value-type="percentage" office:value="0.625003361433759" calcext:value-type="percentage">
            <text:p>62.50%</text:p>
          </table:table-cell>
          <table:table-cell table:style-name="ce5"/>
          <table:table-cell table:style-name="ce22" office:value-type="string" calcext:value-type="string">
            <text:p>abandonedfactory_Hard_P007</text:p>
          </table:table-cell>
          <table:table-cell table:style-name="ce33" office:value-type="percentage" office:value="0.515792" calcext:value-type="percentage">
            <text:p>51.58%</text:p>
          </table:table-cell>
          <table:table-cell table:style-name="ce33" office:value-type="percentage" office:value="0.562756" calcext:value-type="percentage">
            <text:p>56.28%</text:p>
          </table:table-cell>
          <table:table-cell table:style-name="ce29" table:formula="of:=2*[.G:.G]*[.H:.H]/([.G:.G]+[.H:.H])" office:value-type="percentage" office:value="0.538251506195366" calcext:value-type="percentage">
            <text:p>53.83%</text:p>
          </table:table-cell>
          <table:table-cell table:style-name="ce52"/>
          <table:table-cell table:style-name="ce58" table:formula="of:=(-[.D:.D]+[.I:.I])" office:value-type="percentage" office:value="-0.0867518552383927" calcext:value-type="percentage">
            <text:p>-8.68%</text:p>
          </table:table-cell>
          <table:table-cell table:style-name="ce66"/>
          <table:table-cell/>
          <table:table-cell table:style-name="ce28" office:value-type="string" calcext:value-type="string">
            <text:p>abandonedfactory_Hard_P007</text:p>
          </table:table-cell>
          <table:table-cell office:value-type="percentage" office:value="0.618902" calcext:value-type="percentage">
            <text:p>61.89%</text:p>
          </table:table-cell>
          <table:table-cell office:value-type="percentage" office:value="0.469418" calcext:value-type="percentage">
            <text:p>46.94%</text:p>
          </table:table-cell>
          <table:table-cell table:style-name="ce29" table:formula="of:=2*[.O:.O]*[.P:.P]/([.O:.O]+[.P:.P])" office:value-type="percentage" office:value="0.533893963238753" calcext:value-type="percentage">
            <text:p>53.39%</text:p>
          </table:table-cell>
          <table:table-cell/>
          <table:table-cell table:style-name="ce164" table:formula="of:=[.Q:.Q]-[.D:.D]" office:value-type="percentage" office:value="-0.0911093981950059" calcext:value-type="percentage">
            <text:p>-9.11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8</text:p>
          </table:table-cell>
          <table:table-cell table:style-name="ce3" office:value-type="percentage" office:value="0.628495" calcext:value-type="percentage">
            <text:p>62.85%</text:p>
          </table:table-cell>
          <table:table-cell table:style-name="ce3" office:value-type="percentage" office:value="0.411496" calcext:value-type="percentage">
            <text:p>41.15%</text:p>
          </table:table-cell>
          <table:table-cell table:style-name="ce8" table:formula="of:=2*[.B:.B]*[.C:.C] / ([.B:.B]+[.C:.C])" office:value-type="percentage" office:value="0.497356570431859" calcext:value-type="percentage">
            <text:p>49.74%</text:p>
          </table:table-cell>
          <table:table-cell/>
          <table:table-cell table:style-name="ce20" office:value-type="string" calcext:value-type="string">
            <text:p>abandonedfactory_Hard_P008</text:p>
          </table:table-cell>
          <table:table-cell table:style-name="ce31" office:value-type="percentage" office:value="0.361763" calcext:value-type="percentage">
            <text:p>36.18%</text:p>
          </table:table-cell>
          <table:table-cell table:style-name="ce31" office:value-type="percentage" office:value="0.401978" calcext:value-type="percentage">
            <text:p>40.20%</text:p>
          </table:table-cell>
          <table:table-cell table:style-name="ce29" table:formula="of:=2*[.G:.G]*[.H:.H]/([.G:.G]+[.H:.H])" office:value-type="percentage" office:value="0.38081173385742" calcext:value-type="percentage">
            <text:p>38.08%</text:p>
          </table:table-cell>
          <table:table-cell table:style-name="ce50"/>
          <table:table-cell table:style-name="ce58" table:formula="of:=(-[.D:.D]+[.I:.I])" office:value-type="percentage" office:value="-0.116544836574439" calcext:value-type="percentage">
            <text:p>-11.65%</text:p>
          </table:table-cell>
          <table:table-cell table:style-name="ce66"/>
          <table:table-cell/>
          <table:table-cell office:value-type="string" calcext:value-type="string">
            <text:p>abandonedfactory_Hard_P008</text:p>
          </table:table-cell>
          <table:table-cell office:value-type="percentage" office:value="0.383292" calcext:value-type="percentage">
            <text:p>38.33%</text:p>
          </table:table-cell>
          <table:table-cell office:value-type="percentage" office:value="0.366828" calcext:value-type="percentage">
            <text:p>36.68%</text:p>
          </table:table-cell>
          <table:table-cell table:style-name="ce29" table:formula="of:=2*[.O:.O]*[.P:.P]/([.O:.O]+[.P:.P])" office:value-type="percentage" office:value="0.374879320044793" calcext:value-type="percentage">
            <text:p>37.49%</text:p>
          </table:table-cell>
          <table:table-cell/>
          <table:table-cell table:style-name="ce164" table:formula="of:=[.Q:.Q]-[.D:.D]" office:value-type="percentage" office:value="-0.122477250387067" calcext:value-type="percentage">
            <text:p>-12.25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09</text:p>
          </table:table-cell>
          <table:table-cell table:style-name="ce3" office:value-type="percentage" office:value="0.726592" calcext:value-type="percentage">
            <text:p>72.66%</text:p>
          </table:table-cell>
          <table:table-cell table:style-name="ce3" office:value-type="percentage" office:value="0.518326" calcext:value-type="percentage">
            <text:p>51.83%</text:p>
          </table:table-cell>
          <table:table-cell table:style-name="ce8" table:formula="of:=2*[.B:.B]*[.C:.C] / ([.B:.B]+[.C:.C])" office:value-type="percentage" office:value="0.605038283633139" calcext:value-type="percentage">
            <text:p>60.50%</text:p>
          </table:table-cell>
          <table:table-cell/>
          <table:table-cell table:style-name="ce20" office:value-type="string" calcext:value-type="string">
            <text:p>abandonedfactory_Hard_P009</text:p>
          </table:table-cell>
          <table:table-cell table:style-name="ce31" office:value-type="percentage" office:value="0.463098" calcext:value-type="percentage">
            <text:p>46.31%</text:p>
          </table:table-cell>
          <table:table-cell table:style-name="ce31" office:value-type="percentage" office:value="0.554351" calcext:value-type="percentage">
            <text:p>55.44%</text:p>
          </table:table-cell>
          <table:table-cell table:style-name="ce29" table:formula="of:=2*[.G:.G]*[.H:.H]/([.G:.G]+[.H:.H])" office:value-type="percentage" office:value="0.504632348939357" calcext:value-type="percentage">
            <text:p>50.46%</text:p>
          </table:table-cell>
          <table:table-cell table:style-name="ce50"/>
          <table:table-cell table:style-name="ce58" table:formula="of:=(-[.D:.D]+[.I:.I])" office:value-type="percentage" office:value="-0.100405934693782" calcext:value-type="percentage">
            <text:p>-10.04%</text:p>
          </table:table-cell>
          <table:table-cell table:style-name="ce66"/>
          <table:table-cell/>
          <table:table-cell table:style-name="ce28" office:value-type="string" calcext:value-type="string">
            <text:p>abandonedfactory_Hard_P009</text:p>
          </table:table-cell>
          <table:table-cell office:value-type="percentage" office:value="0.560531" calcext:value-type="percentage">
            <text:p>56.05%</text:p>
          </table:table-cell>
          <table:table-cell office:value-type="percentage" office:value="0.43355" calcext:value-type="percentage">
            <text:p>43.36%</text:p>
          </table:table-cell>
          <table:table-cell table:style-name="ce29" table:formula="of:=2*[.O:.O]*[.P:.P]/([.O:.O]+[.P:.P])" office:value-type="percentage" office:value="0.488930409192008" calcext:value-type="percentage">
            <text:p>48.89%</text:p>
          </table:table-cell>
          <table:table-cell/>
          <table:table-cell table:style-name="ce164" table:formula="of:=[.Q:.Q]-[.D:.D]" office:value-type="percentage" office:value="-0.116107874441131" calcext:value-type="percentage">
            <text:p>-11.61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10</text:p>
          </table:table-cell>
          <table:table-cell table:style-name="ce3" office:value-type="percentage" office:value="0.781377" calcext:value-type="percentage">
            <text:p>78.14%</text:p>
          </table:table-cell>
          <table:table-cell table:style-name="ce3" office:value-type="percentage" office:value="0.527918" calcext:value-type="percentage">
            <text:p>52.79%</text:p>
          </table:table-cell>
          <table:table-cell table:style-name="ce8" table:formula="of:=2*[.B:.B]*[.C:.C] / ([.B:.B]+[.C:.C])" office:value-type="percentage" office:value="0.630114654200925" calcext:value-type="percentage">
            <text:p>63.01%</text:p>
          </table:table-cell>
          <table:table-cell/>
          <table:table-cell table:style-name="ce20" office:value-type="string" calcext:value-type="string">
            <text:p>abandonedfactory_Hard_P010</text:p>
          </table:table-cell>
          <table:table-cell table:style-name="ce31" office:value-type="percentage" office:value="0.458978" calcext:value-type="percentage">
            <text:p>45.90%</text:p>
          </table:table-cell>
          <table:table-cell table:style-name="ce31" office:value-type="percentage" office:value="0.569883" calcext:value-type="percentage">
            <text:p>56.99%</text:p>
          </table:table-cell>
          <table:table-cell table:style-name="ce29" table:formula="of:=2*[.G:.G]*[.H:.H]/([.G:.G]+[.H:.H])" office:value-type="percentage" office:value="0.508453055512844" calcext:value-type="percentage">
            <text:p>50.85%</text:p>
          </table:table-cell>
          <table:table-cell table:style-name="ce50"/>
          <table:table-cell table:style-name="ce58" table:formula="of:=(-[.D:.D]+[.I:.I])" office:value-type="percentage" office:value="-0.121661598688081" calcext:value-type="percentage">
            <text:p>-12.17%</text:p>
          </table:table-cell>
          <table:table-cell table:style-name="ce66"/>
          <table:table-cell/>
          <table:table-cell table:style-name="ce28" office:value-type="string" calcext:value-type="string">
            <text:p>abandonedfactory_Hard_P010</text:p>
          </table:table-cell>
          <table:table-cell office:value-type="percentage" office:value="0.567041" calcext:value-type="percentage">
            <text:p>56.70%</text:p>
          </table:table-cell>
          <table:table-cell office:value-type="percentage" office:value="0.4377" calcext:value-type="percentage">
            <text:p>43.77%</text:p>
          </table:table-cell>
          <table:table-cell table:style-name="ce29" table:formula="of:=2*[.O:.O]*[.P:.P]/([.O:.O]+[.P:.P])" office:value-type="percentage" office:value="0.494045422054042" calcext:value-type="percentage">
            <text:p>49.40%</text:p>
          </table:table-cell>
          <table:table-cell/>
          <table:table-cell table:style-name="ce164" table:formula="of:=[.Q:.Q]-[.D:.D]" office:value-type="percentage" office:value="-0.136069232146883" calcext:value-type="percentage">
            <text:p>-13.61%</text:p>
          </table:table-cell>
          <table:table-cell table:style-name="ce160"/>
        </table:table-row>
        <table:table-row table:style-name="ro2">
          <table:table-cell office:value-type="string" calcext:value-type="string">
            <text:p>abandonedfactory_Hard_P011</text:p>
          </table:table-cell>
          <table:table-cell table:style-name="ce3" office:value-type="percentage" office:value="0.778276" calcext:value-type="percentage">
            <text:p>77.83%</text:p>
          </table:table-cell>
          <table:table-cell table:style-name="ce3" office:value-type="percentage" office:value="0.484592" calcext:value-type="percentage">
            <text:p>48.46%</text:p>
          </table:table-cell>
          <table:table-cell table:style-name="ce8" table:formula="of:=2*[.B:.B]*[.C:.C] / ([.B:.B]+[.C:.C])" office:value-type="percentage" office:value="0.597285422375102" calcext:value-type="percentage">
            <text:p>59.73%</text:p>
          </table:table-cell>
          <table:table-cell/>
          <table:table-cell table:style-name="ce20" office:value-type="string" calcext:value-type="string">
            <text:p>abandonedfactory_Hard_P011</text:p>
          </table:table-cell>
          <table:table-cell table:style-name="ce31" office:value-type="percentage" office:value="0.429152" calcext:value-type="percentage">
            <text:p>42.92%</text:p>
          </table:table-cell>
          <table:table-cell table:style-name="ce31" office:value-type="percentage" office:value="0.455366" calcext:value-type="percentage">
            <text:p>45.54%</text:p>
          </table:table-cell>
          <table:table-cell table:style-name="ce29" table:formula="of:=2*[.G:.G]*[.H:.H]/([.G:.G]+[.H:.H])" office:value-type="percentage" office:value="0.441870554656887" calcext:value-type="percentage">
            <text:p>44.19%</text:p>
          </table:table-cell>
          <table:table-cell table:style-name="ce50"/>
          <table:table-cell table:style-name="ce58" table:formula="of:=(-[.D:.D]+[.I:.I])" office:value-type="percentage" office:value="-0.155414867718215" calcext:value-type="percentage">
            <text:p>-15.54%</text:p>
          </table:table-cell>
          <table:table-cell table:style-name="ce66"/>
          <table:table-cell/>
          <table:table-cell table:style-name="ce28" office:value-type="string" calcext:value-type="string">
            <text:p>abandonedfactory_Hard_P011</text:p>
          </table:table-cell>
          <table:table-cell office:value-type="percentage" office:value="0.558501" calcext:value-type="percentage">
            <text:p>55.85%</text:p>
          </table:table-cell>
          <table:table-cell office:value-type="percentage" office:value="0.409587" calcext:value-type="percentage">
            <text:p>40.96%</text:p>
          </table:table-cell>
          <table:table-cell table:style-name="ce29" table:formula="of:=2*[.O:.O]*[.P:.P]/([.O:.O]+[.P:.P])" office:value-type="percentage" office:value="0.47259081630389" calcext:value-type="percentage">
            <text:p>47.26%</text:p>
          </table:table-cell>
          <table:table-cell/>
          <table:table-cell table:style-name="ce164" table:formula="of:=[.Q:.Q]-[.D:.D]" office:value-type="percentage" office:value="-0.124694606071212" calcext:value-type="percentage">
            <text:p>-12.47%</text:p>
          </table:table-cell>
          <table:table-cell table:style-name="ce160"/>
        </table:table-row>
        <table:table-row table:style-name="ro2">
          <table:table-cell office:value-type="string" calcext:value-type="string">
            <text:p>----------</text:p>
          </table:table-cell>
          <table:table-cell table:number-columns-repeated="2"/>
          <table:table-cell table:style-name="ce8"/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59"/>
          <table:table-cell table:style-name="ce68" table:formula="of:=AVERAGE([.K13:.K24])" office:value-type="percentage" office:value="-0.102094330326365" calcext:value-type="percentage">
            <text:p>-10.21%</text:p>
          </table:table-cell>
          <table:table-cell/>
          <table:table-cell table:style-name="ce23"/>
          <table:table-cell table:style-name="ce53" table:number-columns-repeated="2"/>
          <table:table-cell table:style-name="ce29"/>
          <table:table-cell table:style-name="ce53"/>
          <table:table-cell table:style-name="ce164"/>
          <table:table-cell table:style-name="ce91" table:formula="of:=AVERAGE([.S13:.S24])" office:value-type="percentage" office:value="-0.121782202310006" calcext:value-type="percentage">
            <text:p>-12.18%</text:p>
          </table:table-cell>
        </table:table-row>
        <table:table-row table:style-name="ro2">
          <table:table-cell table:style-name="ce6" office:value-type="string" calcext:value-type="string">
            <text:p>carwelding_Easy_P001</text:p>
          </table:table-cell>
          <table:table-cell table:style-name="ce11" office:value-type="percentage" office:value="0.711696" calcext:value-type="percentage">
            <text:p>71.17%</text:p>
          </table:table-cell>
          <table:table-cell table:style-name="ce11" office:value-type="percentage" office:value="0.533919" calcext:value-type="percentage">
            <text:p>53.39%</text:p>
          </table:table-cell>
          <table:table-cell table:style-name="ce8" table:formula="of:=2*[.B:.B]*[.C:.C] / ([.B:.B]+[.C:.C])" office:value-type="percentage" office:value="0.6101211315278" calcext:value-type="percentage">
            <text:p>61.01%</text:p>
          </table:table-cell>
          <table:table-cell table:style-name="ce6"/>
          <table:table-cell table:style-name="ce24" office:value-type="string" calcext:value-type="string">
            <text:p>carwelding_Easy_P001</text:p>
          </table:table-cell>
          <table:table-cell table:style-name="ce35" office:value-type="percentage" office:value="0.514981" calcext:value-type="percentage">
            <text:p>51.50%</text:p>
          </table:table-cell>
          <table:table-cell table:style-name="ce35" office:value-type="percentage" office:value="0.591751" calcext:value-type="percentage">
            <text:p>59.18%</text:p>
          </table:table-cell>
          <table:table-cell table:style-name="ce29" table:formula="of:=2*[.G:.G]*[.H:.H]/([.G:.G]+[.H:.H])" office:value-type="percentage" office:value="0.550703371242541" calcext:value-type="percentage">
            <text:p>55.07%</text:p>
          </table:table-cell>
          <table:table-cell table:style-name="ce54"/>
          <table:table-cell table:style-name="ce60" table:formula="of:=(-[.D:.D]+[.I:.I])" office:value-type="percentage" office:value="-0.0594177602852585" calcext:value-type="percentage">
            <text:p>-5.94%</text:p>
          </table:table-cell>
          <table:table-cell table:style-name="ce65"/>
          <table:table-cell/>
          <table:table-cell table:style-name="ce24" office:value-type="string" calcext:value-type="string">
            <text:p>carwelding_Easy_P001</text:p>
          </table:table-cell>
          <table:table-cell table:style-name="ce55" table:number-columns-repeated="2"/>
          <table:table-cell table:style-name="ce29"/>
          <table:table-cell table:style-name="ce55"/>
          <table:table-cell table:style-name="ce164" table:formula="of:=[.Q:.Q]-[.D:.D]" office:value-type="percentage" office:value="-0.6101211315278" calcext:value-type="percentage">
            <text:p>-61.01%</text:p>
          </table:table-cell>
          <table:table-cell table:style-name="ce159"/>
        </table:table-row>
        <table:table-row table:style-name="ro2">
          <table:table-cell table:style-name="ce6" office:value-type="string" calcext:value-type="string">
            <text:p>carwelding_Easy_P002</text:p>
          </table:table-cell>
          <table:table-cell table:style-name="ce11" office:value-type="percentage" office:value="0.656148" calcext:value-type="percentage">
            <text:p>65.61%</text:p>
          </table:table-cell>
          <table:table-cell table:style-name="ce11" office:value-type="percentage" office:value="0.448555" calcext:value-type="percentage">
            <text:p>44.86%</text:p>
          </table:table-cell>
          <table:table-cell table:style-name="ce8" table:formula="of:=2*[.B:.B]*[.C:.C] / ([.B:.B]+[.C:.C])" office:value-type="percentage" office:value="0.532846323654412" calcext:value-type="percentage">
            <text:p>53.28%</text:p>
          </table:table-cell>
          <table:table-cell table:style-name="ce6"/>
          <table:table-cell table:style-name="ce25" office:value-type="string" calcext:value-type="string">
            <text:p>carwelding_Easy_P002</text:p>
          </table:table-cell>
          <table:table-cell table:style-name="ce11" office:value-type="percentage" office:value="0.543509" calcext:value-type="percentage">
            <text:p>54.35%</text:p>
          </table:table-cell>
          <table:table-cell table:style-name="ce11" office:value-type="percentage" office:value="0.522608" calcext:value-type="percentage">
            <text:p>52.26%</text:p>
          </table:table-cell>
          <table:table-cell table:style-name="ce29" table:formula="of:=2*[.G:.G]*[.H:.H]/([.G:.G]+[.H:.H])" office:value-type="percentage" office:value="0.532853620141129" calcext:value-type="percentage">
            <text:p>53.29%</text:p>
          </table:table-cell>
          <table:table-cell table:style-name="ce6"/>
          <table:table-cell table:style-name="ce61" table:formula="of:=(-[.D:.D]+[.I:.I])" office:value-type="percentage" office:value="0.00000729648671704553" calcext:value-type="percentage">
            <text:p>0.00%</text:p>
          </table:table-cell>
          <table:table-cell table:style-name="ce66"/>
          <table:table-cell/>
          <table:table-cell table:style-name="ce28" office:value-type="string" calcext:value-type="string">
            <text:p>carwelding_Easy_P002</text:p>
          </table:table-cell>
          <table:table-cell office:value-type="percentage" office:value="0.565661" calcext:value-type="percentage">
            <text:p>56.57%</text:p>
          </table:table-cell>
          <table:table-cell office:value-type="percentage" office:value="0.462135" calcext:value-type="percentage">
            <text:p>46.21%</text:p>
          </table:table-cell>
          <table:table-cell table:style-name="ce29" table:formula="of:=2*[.O:.O]*[.P:.P]/([.O:.O]+[.P:.P])" office:value-type="percentage" office:value="0.508684108976879" calcext:value-type="percentage">
            <text:p>50.87%</text:p>
          </table:table-cell>
          <table:table-cell/>
          <table:table-cell table:style-name="ce164" table:formula="of:=[.Q:.Q]-[.D:.D]" office:value-type="percentage" office:value="-0.0241622146775332" calcext:value-type="percentage">
            <text:p>-2.42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Easy_P004</text:p>
          </table:table-cell>
          <table:table-cell table:style-name="ce11" office:value-type="percentage" office:value="0.660168" calcext:value-type="percentage">
            <text:p>66.02%</text:p>
          </table:table-cell>
          <table:table-cell table:style-name="ce11" office:value-type="percentage" office:value="0.404671" calcext:value-type="percentage">
            <text:p>40.47%</text:p>
          </table:table-cell>
          <table:table-cell table:style-name="ce8" table:formula="of:=2*[.B:.B]*[.C:.C] / ([.B:.B]+[.C:.C])" office:value-type="percentage" office:value="0.501767581255007" calcext:value-type="percentage">
            <text:p>50.18%</text:p>
          </table:table-cell>
          <table:table-cell table:style-name="ce6"/>
          <table:table-cell table:style-name="ce25" office:value-type="string" calcext:value-type="string">
            <text:p>carwelding_Easy_P004</text:p>
          </table:table-cell>
          <table:table-cell table:style-name="ce11" office:value-type="percentage" office:value="0.490307" calcext:value-type="percentage">
            <text:p>49.03%</text:p>
          </table:table-cell>
          <table:table-cell table:style-name="ce11" office:value-type="percentage" office:value="0.474912" calcext:value-type="percentage">
            <text:p>47.49%</text:p>
          </table:table-cell>
          <table:table-cell table:style-name="ce29" table:formula="of:=2*[.G:.G]*[.H:.H]/([.G:.G]+[.H:.H])" office:value-type="percentage" office:value="0.482486726813293" calcext:value-type="percentage">
            <text:p>48.25%</text:p>
          </table:table-cell>
          <table:table-cell table:style-name="ce6"/>
          <table:table-cell table:style-name="ce61" table:formula="of:=(-[.D:.D]+[.I:.I])" office:value-type="percentage" office:value="-0.0192808544417134" calcext:value-type="percentage">
            <text:p>-1.93%</text:p>
          </table:table-cell>
          <table:table-cell table:style-name="ce66"/>
          <table:table-cell/>
          <table:table-cell table:style-name="ce28" office:value-type="string" calcext:value-type="string">
            <text:p>carwelding_Easy_P004</text:p>
          </table:table-cell>
          <table:table-cell office:value-type="percentage" office:value="0.555539" calcext:value-type="percentage">
            <text:p>55.55%</text:p>
          </table:table-cell>
          <table:table-cell office:value-type="percentage" office:value="0.418058" calcext:value-type="percentage">
            <text:p>41.81%</text:p>
          </table:table-cell>
          <table:table-cell table:style-name="ce29" table:formula="of:=2*[.O:.O]*[.P:.P]/([.O:.O]+[.P:.P])" office:value-type="percentage" office:value="0.477091698643278" calcext:value-type="percentage">
            <text:p>47.71%</text:p>
          </table:table-cell>
          <table:table-cell/>
          <table:table-cell table:style-name="ce164" table:formula="of:=[.Q:.Q]-[.D:.D]" office:value-type="percentage" office:value="-0.0246758826117281" calcext:value-type="percentage">
            <text:p>-2.47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Easy_P005</text:p>
          </table:table-cell>
          <table:table-cell table:style-name="ce11" office:value-type="percentage" office:value="0.528453" calcext:value-type="percentage">
            <text:p>52.85%</text:p>
          </table:table-cell>
          <table:table-cell table:style-name="ce11" office:value-type="percentage" office:value="0.372333" calcext:value-type="percentage">
            <text:p>37.23%</text:p>
          </table:table-cell>
          <table:table-cell table:style-name="ce8" table:formula="of:=2*[.B:.B]*[.C:.C] / ([.B:.B]+[.C:.C])" office:value-type="percentage" office:value="0.436864007320274" calcext:value-type="percentage">
            <text:p>43.69%</text:p>
          </table:table-cell>
          <table:table-cell table:style-name="ce6"/>
          <table:table-cell table:style-name="ce25" office:value-type="string" calcext:value-type="string">
            <text:p>carwelding_Easy_P005</text:p>
          </table:table-cell>
          <table:table-cell table:style-name="ce11" office:value-type="percentage" office:value="0.409698" calcext:value-type="percentage">
            <text:p>40.97%</text:p>
          </table:table-cell>
          <table:table-cell table:style-name="ce11" office:value-type="percentage" office:value="0.421335" calcext:value-type="percentage">
            <text:p>42.13%</text:p>
          </table:table-cell>
          <table:table-cell table:style-name="ce29" table:formula="of:=2*[.G:.G]*[.H:.H]/([.G:.G]+[.H:.H])" office:value-type="percentage" office:value="0.415435023230124" calcext:value-type="percentage">
            <text:p>41.54%</text:p>
          </table:table-cell>
          <table:table-cell table:style-name="ce6"/>
          <table:table-cell table:style-name="ce61" table:formula="of:=(-[.D:.D]+[.I:.I])" office:value-type="percentage" office:value="-0.0214289840901492" calcext:value-type="percentage">
            <text:p>-2.14%</text:p>
          </table:table-cell>
          <table:table-cell table:style-name="ce66"/>
          <table:table-cell/>
          <table:table-cell table:style-name="ce28" office:value-type="string" calcext:value-type="string">
            <text:p>carwelding_Easy_P005</text:p>
          </table:table-cell>
          <table:table-cell office:value-type="percentage" office:value="0.489576" calcext:value-type="percentage">
            <text:p>48.96%</text:p>
          </table:table-cell>
          <table:table-cell office:value-type="percentage" office:value="0.440229" calcext:value-type="percentage">
            <text:p>44.02%</text:p>
          </table:table-cell>
          <table:table-cell table:style-name="ce29" table:formula="of:=2*[.O:.O]*[.P:.P]/([.O:.O]+[.P:.P])" office:value-type="percentage" office:value="0.463593017684353" calcext:value-type="percentage">
            <text:p>46.36%</text:p>
          </table:table-cell>
          <table:table-cell/>
          <table:table-cell table:style-name="ce164" table:formula="of:=[.Q:.Q]-[.D:.D]" office:value-type="percentage" office:value="0.0267290103640795" calcext:value-type="percentage">
            <text:p>2.67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Easy_P006</text:p>
          </table:table-cell>
          <table:table-cell table:style-name="ce11" office:value-type="percentage" office:value="0.398716" calcext:value-type="percentage">
            <text:p>39.87%</text:p>
          </table:table-cell>
          <table:table-cell table:style-name="ce11" office:value-type="percentage" office:value="0.38128" calcext:value-type="percentage">
            <text:p>38.13%</text:p>
          </table:table-cell>
          <table:table-cell table:style-name="ce8" table:formula="of:=2*[.B:.B]*[.C:.C] / ([.B:.B]+[.C:.C])" office:value-type="percentage" office:value="0.389803118169837" calcext:value-type="percentage">
            <text:p>38.98%</text:p>
          </table:table-cell>
          <table:table-cell table:style-name="ce6"/>
          <table:table-cell table:style-name="ce25" office:value-type="string" calcext:value-type="string">
            <text:p>carwelding_Easy_P006</text:p>
          </table:table-cell>
          <table:table-cell table:style-name="ce11" office:value-type="percentage" office:value="0.208883" calcext:value-type="percentage">
            <text:p>20.89%</text:p>
          </table:table-cell>
          <table:table-cell table:style-name="ce11" office:value-type="percentage" office:value="0.245472" calcext:value-type="percentage">
            <text:p>24.55%</text:p>
          </table:table-cell>
          <table:table-cell table:style-name="ce29" table:formula="of:=2*[.G:.G]*[.H:.H]/([.G:.G]+[.H:.H])" office:value-type="percentage" office:value="0.225704252296112" calcext:value-type="percentage">
            <text:p>22.57%</text:p>
          </table:table-cell>
          <table:table-cell table:style-name="ce6"/>
          <table:table-cell table:style-name="ce61" table:formula="of:=(-[.D:.D]+[.I:.I])" office:value-type="percentage" office:value="-0.164098865873725" calcext:value-type="percentage">
            <text:p>-16.41%</text:p>
          </table:table-cell>
          <table:table-cell table:style-name="ce66"/>
          <table:table-cell/>
          <table:table-cell table:style-name="ce28" office:value-type="string" calcext:value-type="string">
            <text:p>carwelding_Easy_P006</text:p>
          </table:table-cell>
          <table:table-cell office:value-type="percentage" office:value="0.29587" calcext:value-type="percentage">
            <text:p>29.59%</text:p>
          </table:table-cell>
          <table:table-cell office:value-type="percentage" office:value="0.260677" calcext:value-type="percentage">
            <text:p>26.07%</text:p>
          </table:table-cell>
          <table:table-cell table:style-name="ce29" table:formula="of:=2*[.O:.O]*[.P:.P]/([.O:.O]+[.P:.P])" office:value-type="percentage" office:value="0.277160793212433" calcext:value-type="percentage">
            <text:p>27.72%</text:p>
          </table:table-cell>
          <table:table-cell/>
          <table:table-cell table:style-name="ce164" table:formula="of:=[.Q:.Q]-[.D:.D]" office:value-type="percentage" office:value="-0.112642324957404" calcext:value-type="percentage">
            <text:p>-11.26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Easy_P007</text:p>
          </table:table-cell>
          <table:table-cell table:style-name="ce11" office:value-type="percentage" office:value="0.517777" calcext:value-type="percentage">
            <text:p>51.78%</text:p>
          </table:table-cell>
          <table:table-cell table:style-name="ce11" office:value-type="percentage" office:value="0.372423" calcext:value-type="percentage">
            <text:p>37.24%</text:p>
          </table:table-cell>
          <table:table-cell table:style-name="ce8" table:formula="of:=2*[.B:.B]*[.C:.C] / ([.B:.B]+[.C:.C])" office:value-type="percentage" office:value="0.433233124401258" calcext:value-type="percentage">
            <text:p>43.32%</text:p>
          </table:table-cell>
          <table:table-cell table:style-name="ce6"/>
          <table:table-cell table:style-name="ce25" office:value-type="string" calcext:value-type="string">
            <text:p>carwelding_Easy_P007</text:p>
          </table:table-cell>
          <table:table-cell table:style-name="ce11" office:value-type="percentage" office:value="0.340056" calcext:value-type="percentage">
            <text:p>34.01%</text:p>
          </table:table-cell>
          <table:table-cell table:style-name="ce11" office:value-type="percentage" office:value="0.357294" calcext:value-type="percentage">
            <text:p>35.73%</text:p>
          </table:table-cell>
          <table:table-cell table:style-name="ce29" table:formula="of:=2*[.G:.G]*[.H:.H]/([.G:.G]+[.H:.H])" office:value-type="percentage" office:value="0.348461944400946" calcext:value-type="percentage">
            <text:p>34.85%</text:p>
          </table:table-cell>
          <table:table-cell table:style-name="ce6"/>
          <table:table-cell table:style-name="ce61" table:formula="of:=(-[.D:.D]+[.I:.I])" office:value-type="percentage" office:value="-0.0847711800003117" calcext:value-type="percentage">
            <text:p>-8.48%</text:p>
          </table:table-cell>
          <table:table-cell table:style-name="ce66"/>
          <table:table-cell/>
          <table:table-cell table:style-name="ce28" office:value-type="string" calcext:value-type="string">
            <text:p>carwelding_Easy_P007</text:p>
          </table:table-cell>
          <table:table-cell office:value-type="percentage" office:value="0.390623" calcext:value-type="percentage">
            <text:p>39.06%</text:p>
          </table:table-cell>
          <table:table-cell office:value-type="percentage" office:value="0.307553" calcext:value-type="percentage">
            <text:p>30.76%</text:p>
          </table:table-cell>
          <table:table-cell table:style-name="ce29" table:formula="of:=2*[.O:.O]*[.P:.P]/([.O:.O]+[.P:.P])" office:value-type="percentage" office:value="0.344146105048011" calcext:value-type="percentage">
            <text:p>34.41%</text:p>
          </table:table-cell>
          <table:table-cell/>
          <table:table-cell table:style-name="ce164" table:formula="of:=[.Q:.Q]-[.D:.D]" office:value-type="percentage" office:value="-0.0890870193532473" calcext:value-type="percentage">
            <text:p>-8.91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Hard_P000</text:p>
          </table:table-cell>
          <table:table-cell table:style-name="ce11" office:value-type="percentage" office:value="0.444085" calcext:value-type="percentage">
            <text:p>44.41%</text:p>
          </table:table-cell>
          <table:table-cell table:style-name="ce11" office:value-type="percentage" office:value="0.302597" calcext:value-type="percentage">
            <text:p>30.26%</text:p>
          </table:table-cell>
          <table:table-cell table:style-name="ce8" table:formula="of:=2*[.B:.B]*[.C:.C] / ([.B:.B]+[.C:.C])" office:value-type="percentage" office:value="0.359935792599795" calcext:value-type="percentage">
            <text:p>35.99%</text:p>
          </table:table-cell>
          <table:table-cell table:style-name="ce6"/>
          <table:table-cell table:style-name="ce25" office:value-type="string" calcext:value-type="string">
            <text:p>carwelding_Hard_P000</text:p>
          </table:table-cell>
          <table:table-cell table:style-name="ce11" office:value-type="percentage" office:value="0.3146" calcext:value-type="percentage">
            <text:p>31.46%</text:p>
          </table:table-cell>
          <table:table-cell table:style-name="ce11" office:value-type="percentage" office:value="0.312455" calcext:value-type="percentage">
            <text:p>31.25%</text:p>
          </table:table-cell>
          <table:table-cell table:style-name="ce29" table:formula="of:=2*[.G:.G]*[.H:.H]/([.G:.G]+[.H:.H])" office:value-type="percentage" office:value="0.313523831242874" calcext:value-type="percentage">
            <text:p>31.35%</text:p>
          </table:table-cell>
          <table:table-cell table:style-name="ce6"/>
          <table:table-cell table:style-name="ce61" table:formula="of:=(-[.D:.D]+[.I:.I])" office:value-type="percentage" office:value="-0.0464119613569213" calcext:value-type="percentage">
            <text:p>-4.64%</text:p>
          </table:table-cell>
          <table:table-cell table:style-name="ce66"/>
          <table:table-cell/>
          <table:table-cell table:style-name="ce148" office:value-type="string" calcext:value-type="string">
            <text:p>carwelding_Hard_P000</text:p>
          </table:table-cell>
          <table:table-cell office:value-type="percentage" office:value="0.407095" calcext:value-type="percentage">
            <text:p>40.71%</text:p>
          </table:table-cell>
          <table:table-cell office:value-type="percentage" office:value="0.325675" calcext:value-type="percentage">
            <text:p>32.57%</text:p>
          </table:table-cell>
          <table:table-cell table:style-name="ce29" table:formula="of:=2*[.O:.O]*[.P:.P]/([.O:.O]+[.P:.P])" office:value-type="percentage" office:value="0.361861604937429" calcext:value-type="percentage">
            <text:p>36.19%</text:p>
          </table:table-cell>
          <table:table-cell/>
          <table:table-cell table:style-name="ce164" table:formula="of:=[.Q:.Q]-[.D:.D]" office:value-type="percentage" office:value="0.00192581233763445" calcext:value-type="percentage">
            <text:p>0.19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Hard_P001</text:p>
          </table:table-cell>
          <table:table-cell table:style-name="ce11" office:value-type="percentage" office:value="0.480786" calcext:value-type="percentage">
            <text:p>48.08%</text:p>
          </table:table-cell>
          <table:table-cell table:style-name="ce11" office:value-type="percentage" office:value="0.357247" calcext:value-type="percentage">
            <text:p>35.72%</text:p>
          </table:table-cell>
          <table:table-cell table:style-name="ce8" table:formula="of:=2*[.B:.B]*[.C:.C] / ([.B:.B]+[.C:.C])" office:value-type="percentage" office:value="0.409910722231702" calcext:value-type="percentage">
            <text:p>40.99%</text:p>
          </table:table-cell>
          <table:table-cell table:style-name="ce6"/>
          <table:table-cell table:style-name="ce25" office:value-type="string" calcext:value-type="string">
            <text:p>carwelding_Hard_P001</text:p>
          </table:table-cell>
          <table:table-cell table:style-name="ce11" office:value-type="percentage" office:value="0.405772" calcext:value-type="percentage">
            <text:p>40.58%</text:p>
          </table:table-cell>
          <table:table-cell table:style-name="ce11" office:value-type="percentage" office:value="0.491142" calcext:value-type="percentage">
            <text:p>49.11%</text:p>
          </table:table-cell>
          <table:table-cell table:style-name="ce29" table:formula="of:=2*[.G:.G]*[.H:.H]/([.G:.G]+[.H:.H])" office:value-type="percentage" office:value="0.444394159582747" calcext:value-type="percentage">
            <text:p>44.44%</text:p>
          </table:table-cell>
          <table:table-cell table:style-name="ce6"/>
          <table:table-cell table:style-name="ce61" table:formula="of:=(-[.D:.D]+[.I:.I])" office:value-type="percentage" office:value="0.0344834373510451" calcext:value-type="percentage">
            <text:p>3.45%</text:p>
          </table:table-cell>
          <table:table-cell table:style-name="ce66"/>
          <table:table-cell/>
          <table:table-cell table:style-name="ce148" office:value-type="string" calcext:value-type="string">
            <text:p>carwelding_Hard_P001</text:p>
          </table:table-cell>
          <table:table-cell office:value-type="percentage" office:value="0.38845" calcext:value-type="percentage">
            <text:p>38.85%</text:p>
          </table:table-cell>
          <table:table-cell office:value-type="percentage" office:value="0.395917" calcext:value-type="percentage">
            <text:p>39.59%</text:p>
          </table:table-cell>
          <table:table-cell table:style-name="ce29" table:formula="of:=2*[.O:.O]*[.P:.P]/([.O:.O]+[.P:.P])" office:value-type="percentage" office:value="0.392147957907459" calcext:value-type="percentage">
            <text:p>39.21%</text:p>
          </table:table-cell>
          <table:table-cell/>
          <table:table-cell table:style-name="ce164" table:formula="of:=[.Q:.Q]-[.D:.D]" office:value-type="percentage" office:value="-0.0177627643242429" calcext:value-type="percentage">
            <text:p>-1.78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Hard_P002</text:p>
          </table:table-cell>
          <table:table-cell table:style-name="ce11" office:value-type="percentage" office:value="0.581614" calcext:value-type="percentage">
            <text:p>58.16%</text:p>
          </table:table-cell>
          <table:table-cell table:style-name="ce11" office:value-type="percentage" office:value="0.392503" calcext:value-type="percentage">
            <text:p>39.25%</text:p>
          </table:table-cell>
          <table:table-cell table:style-name="ce8" table:formula="of:=2*[.B:.B]*[.C:.C] / ([.B:.B]+[.C:.C])" office:value-type="percentage" office:value="0.468701890721546" calcext:value-type="percentage">
            <text:p>46.87%</text:p>
          </table:table-cell>
          <table:table-cell table:style-name="ce6"/>
          <table:table-cell table:style-name="ce25" office:value-type="string" calcext:value-type="string">
            <text:p>carwelding_Hard_P002</text:p>
          </table:table-cell>
          <table:table-cell table:style-name="ce11" office:value-type="percentage" office:value="0.485528" calcext:value-type="percentage">
            <text:p>48.55%</text:p>
          </table:table-cell>
          <table:table-cell table:style-name="ce11" office:value-type="percentage" office:value="0.490619" calcext:value-type="percentage">
            <text:p>49.06%</text:p>
          </table:table-cell>
          <table:table-cell table:style-name="ce29" table:formula="of:=2*[.G:.G]*[.H:.H]/([.G:.G]+[.H:.H])" office:value-type="percentage" office:value="0.488060224191643" calcext:value-type="percentage">
            <text:p>48.81%</text:p>
          </table:table-cell>
          <table:table-cell table:style-name="ce6"/>
          <table:table-cell table:style-name="ce61" table:formula="of:=(-[.D:.D]+[.I:.I])" office:value-type="percentage" office:value="0.0193583334700975" calcext:value-type="percentage">
            <text:p>1.94%</text:p>
          </table:table-cell>
          <table:table-cell table:style-name="ce66"/>
          <table:table-cell/>
          <table:table-cell table:style-name="ce148" office:value-type="string" calcext:value-type="string">
            <text:p>carwelding_Hard_P002</text:p>
          </table:table-cell>
          <table:table-cell office:value-type="percentage" office:value="0.54843" calcext:value-type="percentage">
            <text:p>54.84%</text:p>
          </table:table-cell>
          <table:table-cell office:value-type="percentage" office:value="0.486315" calcext:value-type="percentage">
            <text:p>48.63%</text:p>
          </table:table-cell>
          <table:table-cell table:style-name="ce29" table:formula="of:=2*[.O:.O]*[.P:.P]/([.O:.O]+[.P:.P])" office:value-type="percentage" office:value="0.515508140556369" calcext:value-type="percentage">
            <text:p>51.55%</text:p>
          </table:table-cell>
          <table:table-cell/>
          <table:table-cell table:style-name="ce164" table:formula="of:=[.Q:.Q]-[.D:.D]" office:value-type="percentage" office:value="0.0468062498348232" calcext:value-type="percentage">
            <text:p>4.68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carwelding_Hard_P003</text:p>
          </table:table-cell>
          <table:table-cell table:style-name="ce11" office:value-type="percentage" office:value="0.454097" calcext:value-type="percentage">
            <text:p>45.41%</text:p>
          </table:table-cell>
          <table:table-cell table:style-name="ce11" office:value-type="percentage" office:value="0.334143" calcext:value-type="percentage">
            <text:p>33.41%</text:p>
          </table:table-cell>
          <table:table-cell table:style-name="ce8" table:formula="of:=2*[.B:.B]*[.C:.C] / ([.B:.B]+[.C:.C])" office:value-type="percentage" office:value="0.384992727775804" calcext:value-type="percentage">
            <text:p>38.50%</text:p>
          </table:table-cell>
          <table:table-cell table:style-name="ce6"/>
          <table:table-cell table:style-name="ce25" office:value-type="string" calcext:value-type="string">
            <text:p>carwelding_Hard_P003</text:p>
          </table:table-cell>
          <table:table-cell table:style-name="ce11" office:value-type="percentage" office:value="0.384257" calcext:value-type="percentage">
            <text:p>38.43%</text:p>
          </table:table-cell>
          <table:table-cell table:style-name="ce11" office:value-type="percentage" office:value="0.39007" calcext:value-type="percentage">
            <text:p>39.01%</text:p>
          </table:table-cell>
          <table:table-cell table:style-name="ce29" table:formula="of:=2*[.G:.G]*[.H:.H]/([.G:.G]+[.H:.H])" office:value-type="percentage" office:value="0.387141680427003" calcext:value-type="percentage">
            <text:p>38.71%</text:p>
          </table:table-cell>
          <table:table-cell table:style-name="ce6"/>
          <table:table-cell table:style-name="ce61" table:formula="of:=(-[.D:.D]+[.I:.I])" office:value-type="percentage" office:value="0.0021489526511988" calcext:value-type="percentage">
            <text:p>0.21%</text:p>
          </table:table-cell>
          <table:table-cell table:style-name="ce66"/>
          <table:table-cell/>
          <table:table-cell table:style-name="ce148" office:value-type="string" calcext:value-type="string">
            <text:p>carwelding_Hard_P003</text:p>
          </table:table-cell>
          <table:table-cell office:value-type="percentage" office:value="0.396119" calcext:value-type="percentage">
            <text:p>39.61%</text:p>
          </table:table-cell>
          <table:table-cell office:value-type="percentage" office:value="0.349011" calcext:value-type="percentage">
            <text:p>34.90%</text:p>
          </table:table-cell>
          <table:table-cell table:style-name="ce29" table:formula="of:=2*[.O:.O]*[.P:.P]/([.O:.O]+[.P:.P])" office:value-type="percentage" office:value="0.371075888258425" calcext:value-type="percentage">
            <text:p>37.11%</text:p>
          </table:table-cell>
          <table:table-cell/>
          <table:table-cell table:style-name="ce164" table:formula="of:=[.Q:.Q]-[.D:.D]" office:value-type="percentage" office:value="-0.0139168395173796" calcext:value-type="percentage">
            <text:p>-1.39%</text:p>
          </table:table-cell>
          <table:table-cell table:style-name="ce160"/>
        </table:table-row>
        <table:table-row table:style-name="ro2">
          <table:table-cell table:style-name="ce6" office:value-type="string" calcext:value-type="string">
            <text:p>----------</text:p>
          </table:table-cell>
          <table:table-cell table:style-name="ce11" table:number-columns-repeated="2"/>
          <table:table-cell table:style-name="ce8"/>
          <table:table-cell table:style-name="ce6"/>
          <table:table-cell table:style-name="ce26"/>
          <table:table-cell table:style-name="ce36" table:number-columns-repeated="2"/>
          <table:table-cell table:style-name="ce29"/>
          <table:table-cell table:style-name="ce36"/>
          <table:table-cell table:style-name="ce59"/>
          <table:table-cell table:style-name="ce68" table:formula="of:=AVERAGE([.K26:.K35])" office:value-type="percentage" office:value="-0.033941158608902" calcext:value-type="percentage">
            <text:p>-3.39%</text:p>
          </table:table-cell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164"/>
          <table:table-cell table:style-name="ce91" table:formula="of:=AVERAGE([.S27:.S35])" office:value-type="percentage" office:value="-0.0229762192116664" calcext:value-type="percentage">
            <text:p>-2.30%</text:p>
          </table:table-cell>
        </table:table-row>
        <table:table-row table:style-name="ro2">
          <table:table-cell office:value-type="string" calcext:value-type="string">
            <text:p>office_Easy_P000</text:p>
          </table:table-cell>
          <table:table-cell table:style-name="ce3" office:value-type="percentage" office:value="0.67662" calcext:value-type="percentage">
            <text:p>67.66%</text:p>
          </table:table-cell>
          <table:table-cell table:style-name="ce3" office:value-type="percentage" office:value="0.561563" calcext:value-type="percentage">
            <text:p>56.16%</text:p>
          </table:table-cell>
          <table:table-cell table:style-name="ce8" table:formula="of:=2*[.B:.B]*[.C:.C] / ([.B:.B]+[.C:.C])" office:value-type="percentage" office:value="0.613745717813926" calcext:value-type="percentage">
            <text:p>61.37%</text:p>
          </table:table-cell>
          <table:table-cell/>
          <table:table-cell table:style-name="ce27" office:value-type="string" calcext:value-type="string">
            <text:p>office_Easy_P000</text:p>
          </table:table-cell>
          <table:table-cell table:style-name="ce37" office:value-type="percentage" office:value="0.542003" calcext:value-type="percentage">
            <text:p>54.20%</text:p>
          </table:table-cell>
          <table:table-cell table:style-name="ce37" office:value-type="percentage" office:value="0.635556" calcext:value-type="percentage">
            <text:p>63.56%</text:p>
          </table:table-cell>
          <table:table-cell table:style-name="ce29" table:formula="of:=2*[.G:.G]*[.H:.H]/([.G:.G]+[.H:.H])" office:value-type="percentage" office:value="0.585063268452791" calcext:value-type="percentage">
            <text:p>58.51%</text:p>
          </table:table-cell>
          <table:table-cell table:style-name="ce55"/>
          <table:table-cell table:style-name="ce60" table:formula="of:=(-[.D:.D]+[.I:.I])" office:value-type="percentage" office:value="-0.028682449361135" calcext:value-type="percentage">
            <text:p>-2.87%</text:p>
          </table:table-cell>
          <table:table-cell table:style-name="ce65"/>
          <table:table-cell/>
          <table:table-cell table:style-name="ce27" office:value-type="string" calcext:value-type="string">
            <text:p>office_Easy_P000</text:p>
          </table:table-cell>
          <table:table-cell table:style-name="ce37" office:value-type="percentage" office:value="0.643541" calcext:value-type="percentage">
            <text:p>64.35%</text:p>
          </table:table-cell>
          <table:table-cell table:style-name="ce37" office:value-type="percentage" office:value="0.669289" calcext:value-type="percentage">
            <text:p>66.93%</text:p>
          </table:table-cell>
          <table:table-cell table:style-name="ce29" table:formula="of:=2*[.O:.O]*[.P:.P]/([.O:.O]+[.P:.P])" office:value-type="percentage" office:value="0.656162507482309" calcext:value-type="percentage">
            <text:p>65.62%</text:p>
          </table:table-cell>
          <table:table-cell table:style-name="ce55"/>
          <table:table-cell table:style-name="ce164" table:formula="of:=[.Q:.Q]-[.D:.D]" office:value-type="percentage" office:value="0.0424167896683835" calcext:value-type="percentage">
            <text:p>4.24%</text:p>
          </table:table-cell>
          <table:table-cell table:style-name="ce159"/>
        </table:table-row>
        <table:table-row table:style-name="ro2">
          <table:table-cell office:value-type="string" calcext:value-type="string">
            <text:p>office_Easy_P001</text:p>
          </table:table-cell>
          <table:table-cell table:style-name="ce3" office:value-type="percentage" office:value="0.521404" calcext:value-type="percentage">
            <text:p>52.14%</text:p>
          </table:table-cell>
          <table:table-cell table:style-name="ce3" office:value-type="percentage" office:value="0.542575" calcext:value-type="percentage">
            <text:p>54.26%</text:p>
          </table:table-cell>
          <table:table-cell table:style-name="ce8" table:formula="of:=2*[.B:.B]*[.C:.C] / ([.B:.B]+[.C:.C])" office:value-type="percentage" office:value="0.531778870259657" calcext:value-type="percentage">
            <text:p>53.18%</text:p>
          </table:table-cell>
          <table:table-cell/>
          <table:table-cell table:style-name="ce28" office:value-type="string" calcext:value-type="string">
            <text:p>office_Easy_P001</text:p>
          </table:table-cell>
          <table:table-cell table:style-name="ce3" office:value-type="percentage" office:value="0.512668" calcext:value-type="percentage">
            <text:p>51.27%</text:p>
          </table:table-cell>
          <table:table-cell table:style-name="ce3" office:value-type="percentage" office:value="0.618067" calcext:value-type="percentage">
            <text:p>61.81%</text:p>
          </table:table-cell>
          <table:table-cell table:style-name="ce29" table:formula="of:=2*[.G:.G]*[.H:.H]/([.G:.G]+[.H:.H])" office:value-type="percentage" office:value="0.560455230900255" calcext:value-type="percentage">
            <text:p>56.05%</text:p>
          </table:table-cell>
          <table:table-cell/>
          <table:table-cell table:style-name="ce61" table:formula="of:=(-[.D:.D]+[.I:.I])" office:value-type="percentage" office:value="0.0286763606405978" calcext:value-type="percentage">
            <text:p>2.87%</text:p>
          </table:table-cell>
          <table:table-cell table:style-name="ce66"/>
          <table:table-cell/>
          <table:table-cell table:style-name="ce28" office:value-type="string" calcext:value-type="string">
            <text:p>office_Easy_P001</text:p>
          </table:table-cell>
          <table:table-cell office:value-type="percentage" office:value="0.567101" calcext:value-type="percentage">
            <text:p>56.71%</text:p>
          </table:table-cell>
          <table:table-cell office:value-type="percentage" office:value="0.593543" calcext:value-type="percentage">
            <text:p>59.35%</text:p>
          </table:table-cell>
          <table:table-cell table:style-name="ce29" table:formula="of:=2*[.O:.O]*[.P:.P]/([.O:.O]+[.P:.P])" office:value-type="percentage" office:value="0.580020796804188" calcext:value-type="percentage">
            <text:p>58.00%</text:p>
          </table:table-cell>
          <table:table-cell/>
          <table:table-cell table:style-name="ce164" table:formula="of:=[.Q:.Q]-[.D:.D]" office:value-type="percentage" office:value="0.0482419265445306" calcext:value-type="percentage">
            <text:p>4.82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Easy_P002</text:p>
          </table:table-cell>
          <table:table-cell table:style-name="ce3" office:value-type="percentage" office:value="0.623413" calcext:value-type="percentage">
            <text:p>62.34%</text:p>
          </table:table-cell>
          <table:table-cell table:style-name="ce3" office:value-type="percentage" office:value="0.585775" calcext:value-type="percentage">
            <text:p>58.58%</text:p>
          </table:table-cell>
          <table:table-cell table:style-name="ce8" table:formula="of:=2*[.B:.B]*[.C:.C] / ([.B:.B]+[.C:.C])" office:value-type="percentage" office:value="0.604008227132588" calcext:value-type="percentage">
            <text:p>60.40%</text:p>
          </table:table-cell>
          <table:table-cell/>
          <table:table-cell table:style-name="ce28" office:value-type="string" calcext:value-type="string">
            <text:p>office_Easy_P002</text:p>
          </table:table-cell>
          <table:table-cell table:style-name="ce3" office:value-type="percentage" office:value="0.577538" calcext:value-type="percentage">
            <text:p>57.75%</text:p>
          </table:table-cell>
          <table:table-cell table:style-name="ce3" office:value-type="percentage" office:value="0.643063" calcext:value-type="percentage">
            <text:p>64.31%</text:p>
          </table:table-cell>
          <table:table-cell table:style-name="ce29" table:formula="of:=2*[.G:.G]*[.H:.H]/([.G:.G]+[.H:.H])" office:value-type="percentage" office:value="0.608541724763457" calcext:value-type="percentage">
            <text:p>60.85%</text:p>
          </table:table-cell>
          <table:table-cell/>
          <table:table-cell table:style-name="ce61" table:formula="of:=(-[.D:.D]+[.I:.I])" office:value-type="percentage" office:value="0.00453349763086852" calcext:value-type="percentage">
            <text:p>0.45%</text:p>
          </table:table-cell>
          <table:table-cell table:style-name="ce66"/>
          <table:table-cell/>
          <table:table-cell table:style-name="ce28" office:value-type="string" calcext:value-type="string">
            <text:p>office_Easy_P002</text:p>
          </table:table-cell>
          <table:table-cell office:value-type="percentage" office:value="0.627511" calcext:value-type="percentage">
            <text:p>62.75%</text:p>
          </table:table-cell>
          <table:table-cell office:value-type="percentage" office:value="0.661224" calcext:value-type="percentage">
            <text:p>66.12%</text:p>
          </table:table-cell>
          <table:table-cell table:style-name="ce29" table:formula="of:=2*[.O:.O]*[.P:.P]/([.O:.O]+[.P:.P])" office:value-type="percentage" office:value="0.643926537983371" calcext:value-type="percentage">
            <text:p>64.39%</text:p>
          </table:table-cell>
          <table:table-cell/>
          <table:table-cell table:style-name="ce164" table:formula="of:=[.Q:.Q]-[.D:.D]" office:value-type="percentage" office:value="0.0399183108507832" calcext:value-type="percentage">
            <text:p>3.99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Easy_P003</text:p>
          </table:table-cell>
          <table:table-cell table:style-name="ce3" office:value-type="percentage" office:value="0.6798" calcext:value-type="percentage">
            <text:p>67.98%</text:p>
          </table:table-cell>
          <table:table-cell table:style-name="ce3" office:value-type="percentage" office:value="0.60154" calcext:value-type="percentage">
            <text:p>60.15%</text:p>
          </table:table-cell>
          <table:table-cell table:style-name="ce8" table:formula="of:=2*[.B:.B]*[.C:.C] / ([.B:.B]+[.C:.C])" office:value-type="percentage" office:value="0.638280069302449" calcext:value-type="percentage">
            <text:p>63.83%</text:p>
          </table:table-cell>
          <table:table-cell/>
          <table:table-cell table:style-name="ce28" office:value-type="string" calcext:value-type="string">
            <text:p>office_Easy_P003</text:p>
          </table:table-cell>
          <table:table-cell table:style-name="ce3" office:value-type="percentage" office:value="0.56822" calcext:value-type="percentage">
            <text:p>56.82%</text:p>
          </table:table-cell>
          <table:table-cell table:style-name="ce3" office:value-type="percentage" office:value="0.66316" calcext:value-type="percentage">
            <text:p>66.32%</text:p>
          </table:table-cell>
          <table:table-cell table:style-name="ce29" table:formula="of:=2*[.G:.G]*[.H:.H]/([.G:.G]+[.H:.H])" office:value-type="percentage" office:value="0.612030039792753" calcext:value-type="percentage">
            <text:p>61.20%</text:p>
          </table:table-cell>
          <table:table-cell/>
          <table:table-cell table:style-name="ce61" table:formula="of:=(-[.D:.D]+[.I:.I])" office:value-type="percentage" office:value="-0.0262500295096961" calcext:value-type="percentage">
            <text:p>-2.63%</text:p>
          </table:table-cell>
          <table:table-cell table:style-name="ce66"/>
          <table:table-cell/>
          <table:table-cell table:style-name="ce28" office:value-type="string" calcext:value-type="string">
            <text:p>office_Easy_P003</text:p>
          </table:table-cell>
          <table:table-cell office:value-type="percentage" office:value="0.656599" calcext:value-type="percentage">
            <text:p>65.66%</text:p>
          </table:table-cell>
          <table:table-cell office:value-type="percentage" office:value="0.664431" calcext:value-type="percentage">
            <text:p>66.44%</text:p>
          </table:table-cell>
          <table:table-cell table:style-name="ce29" table:formula="of:=2*[.O:.O]*[.P:.P]/([.O:.O]+[.P:.P])" office:value-type="percentage" office:value="0.66049178318282" calcext:value-type="percentage">
            <text:p>66.05%</text:p>
          </table:table-cell>
          <table:table-cell/>
          <table:table-cell table:style-name="ce164" table:formula="of:=[.Q:.Q]-[.D:.D]" office:value-type="percentage" office:value="0.0222117138803706" calcext:value-type="percentage">
            <text:p>2.22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Easy_P004</text:p>
          </table:table-cell>
          <table:table-cell table:style-name="ce3" office:value-type="percentage" office:value="0.582337" calcext:value-type="percentage">
            <text:p>58.23%</text:p>
          </table:table-cell>
          <table:table-cell table:style-name="ce3" office:value-type="percentage" office:value="0.555066" calcext:value-type="percentage">
            <text:p>55.51%</text:p>
          </table:table-cell>
          <table:table-cell table:style-name="ce8" table:formula="of:=2*[.B:.B]*[.C:.C] / ([.B:.B]+[.C:.C])" office:value-type="percentage" office:value="0.568374567751272" calcext:value-type="percentage">
            <text:p>56.84%</text:p>
          </table:table-cell>
          <table:table-cell/>
          <table:table-cell table:style-name="ce28" office:value-type="string" calcext:value-type="string">
            <text:p>office_Easy_P004</text:p>
          </table:table-cell>
          <table:table-cell table:style-name="ce3" office:value-type="percentage" office:value="0.53764" calcext:value-type="percentage">
            <text:p>53.76%</text:p>
          </table:table-cell>
          <table:table-cell table:style-name="ce3" office:value-type="percentage" office:value="0.632313" calcext:value-type="percentage">
            <text:p>63.23%</text:p>
          </table:table-cell>
          <table:table-cell table:style-name="ce29" table:formula="of:=2*[.G:.G]*[.H:.H]/([.G:.G]+[.H:.H])" office:value-type="percentage" office:value="0.58114601410484" calcext:value-type="percentage">
            <text:p>58.11%</text:p>
          </table:table-cell>
          <table:table-cell/>
          <table:table-cell table:style-name="ce61" table:formula="of:=(-[.D:.D]+[.I:.I])" office:value-type="percentage" office:value="0.0127714463535682" calcext:value-type="percentage">
            <text:p>1.28%</text:p>
          </table:table-cell>
          <table:table-cell table:style-name="ce66"/>
          <table:table-cell/>
          <table:table-cell table:style-name="ce28" office:value-type="string" calcext:value-type="string">
            <text:p>office_Easy_P004</text:p>
          </table:table-cell>
          <table:table-cell office:value-type="percentage" office:value="0.630105" calcext:value-type="percentage">
            <text:p>63.01%</text:p>
          </table:table-cell>
          <table:table-cell office:value-type="percentage" office:value="0.62423" calcext:value-type="percentage">
            <text:p>62.42%</text:p>
          </table:table-cell>
          <table:table-cell table:style-name="ce29" table:formula="of:=2*[.O:.O]*[.P:.P]/([.O:.O]+[.P:.P])" office:value-type="percentage" office:value="0.627153741464601" calcext:value-type="percentage">
            <text:p>62.72%</text:p>
          </table:table-cell>
          <table:table-cell/>
          <table:table-cell table:style-name="ce164" table:formula="of:=[.Q:.Q]-[.D:.D]" office:value-type="percentage" office:value="0.0587791737133288" calcext:value-type="percentage">
            <text:p>5.88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Easy_P005</text:p>
          </table:table-cell>
          <table:table-cell table:style-name="ce3" office:value-type="percentage" office:value="0.540437" calcext:value-type="percentage">
            <text:p>54.04%</text:p>
          </table:table-cell>
          <table:table-cell table:style-name="ce3" office:value-type="percentage" office:value="0.420077" calcext:value-type="percentage">
            <text:p>42.01%</text:p>
          </table:table-cell>
          <table:table-cell table:style-name="ce8" table:formula="of:=2*[.B:.B]*[.C:.C] / ([.B:.B]+[.C:.C])" office:value-type="percentage" office:value="0.472715970093096" calcext:value-type="percentage">
            <text:p>47.27%</text:p>
          </table:table-cell>
          <table:table-cell/>
          <table:table-cell table:style-name="ce28" office:value-type="string" calcext:value-type="string">
            <text:p>office_Easy_P005</text:p>
          </table:table-cell>
          <table:table-cell table:style-name="ce3" office:value-type="percentage" office:value="0.42906" calcext:value-type="percentage">
            <text:p>42.91%</text:p>
          </table:table-cell>
          <table:table-cell table:style-name="ce3" office:value-type="percentage" office:value="0.480903" calcext:value-type="percentage">
            <text:p>48.09%</text:p>
          </table:table-cell>
          <table:table-cell table:style-name="ce29" table:formula="of:=2*[.G:.G]*[.H:.H]/([.G:.G]+[.H:.H])" office:value-type="percentage" office:value="0.453504683553068" calcext:value-type="percentage">
            <text:p>45.35%</text:p>
          </table:table-cell>
          <table:table-cell/>
          <table:table-cell table:style-name="ce61" table:formula="of:=(-[.D:.D]+[.I:.I])" office:value-type="percentage" office:value="-0.0192112865400285" calcext:value-type="percentage">
            <text:p>-1.92%</text:p>
          </table:table-cell>
          <table:table-cell table:style-name="ce66"/>
          <table:table-cell/>
          <table:table-cell table:style-name="ce75" office:value-type="string" calcext:value-type="string">
            <text:p>office_Easy_P005</text:p>
          </table:table-cell>
          <table:table-cell table:style-name="ce87" office:value-type="percentage" office:value="0.448271" calcext:value-type="percentage">
            <text:p>44.83%</text:p>
          </table:table-cell>
          <table:table-cell table:style-name="ce87" office:value-type="percentage" office:value="0.392836" calcext:value-type="percentage">
            <text:p>39.28%</text:p>
          </table:table-cell>
          <table:table-cell table:style-name="ce29" table:formula="of:=2*[.O:.O]*[.P:.P]/([.O:.O]+[.P:.P])" office:value-type="percentage" office:value="0.418726717423586" calcext:value-type="percentage">
            <text:p>41.87%</text:p>
          </table:table-cell>
          <table:table-cell table:style-name="ce102"/>
          <table:table-cell table:style-name="ce164" table:formula="of:=[.Q:.Q]-[.D:.D]" office:value-type="percentage" office:value="-0.0539892526695102" calcext:value-type="percentage">
            <text:p>-5.40%</text:p>
          </table:table-cell>
          <table:table-cell table:style-name="ce161"/>
        </table:table-row>
        <table:table-row table:style-name="ro2">
          <table:table-cell office:value-type="string" calcext:value-type="string">
            <text:p>office_Easy_P006</text:p>
          </table:table-cell>
          <table:table-cell table:style-name="ce3" office:value-type="percentage" office:value="0.374899" calcext:value-type="percentage">
            <text:p>37.49%</text:p>
          </table:table-cell>
          <table:table-cell table:style-name="ce3" office:value-type="percentage" office:value="0.440731" calcext:value-type="percentage">
            <text:p>44.07%</text:p>
          </table:table-cell>
          <table:table-cell table:style-name="ce8" table:formula="of:=2*[.B:.B]*[.C:.C] / ([.B:.B]+[.C:.C])" office:value-type="percentage" office:value="0.405158248639702" calcext:value-type="percentage">
            <text:p>40.52%</text:p>
          </table:table-cell>
          <table:table-cell/>
          <table:table-cell table:style-name="ce28" office:value-type="string" calcext:value-type="string">
            <text:p>office_Easy_P006</text:p>
          </table:table-cell>
          <table:table-cell table:style-name="ce3" office:value-type="percentage" office:value="0.370617" calcext:value-type="percentage">
            <text:p>37.06%</text:p>
          </table:table-cell>
          <table:table-cell table:style-name="ce3" office:value-type="percentage" office:value="0.491204" calcext:value-type="percentage">
            <text:p>49.12%</text:p>
          </table:table-cell>
          <table:table-cell table:style-name="ce29" table:formula="of:=2*[.G:.G]*[.H:.H]/([.G:.G]+[.H:.H])" office:value-type="percentage" office:value="0.42247416312204" calcext:value-type="percentage">
            <text:p>42.25%</text:p>
          </table:table-cell>
          <table:table-cell/>
          <table:table-cell table:style-name="ce61" table:formula="of:=(-[.D:.D]+[.I:.I])" office:value-type="percentage" office:value="0.0173159144823386" calcext:value-type="percentage">
            <text:p>1.73%</text:p>
          </table:table-cell>
          <table:table-cell table:style-name="ce66"/>
          <table:table-cell/>
          <table:table-cell table:style-name="ce28" office:value-type="string" calcext:value-type="string">
            <text:p>office_Easy_P006</text:p>
          </table:table-cell>
          <table:table-cell office:value-type="percentage" office:value="0.458758" calcext:value-type="percentage">
            <text:p>45.88%</text:p>
          </table:table-cell>
          <table:table-cell office:value-type="percentage" office:value="0.470168" calcext:value-type="percentage">
            <text:p>47.02%</text:p>
          </table:table-cell>
          <table:table-cell table:style-name="ce29" table:formula="of:=2*[.O:.O]*[.P:.P]/([.O:.O]+[.P:.P])" office:value-type="percentage" office:value="0.464392925473073" calcext:value-type="percentage">
            <text:p>46.44%</text:p>
          </table:table-cell>
          <table:table-cell/>
          <table:table-cell table:style-name="ce164" table:formula="of:=[.Q:.Q]-[.D:.D]" office:value-type="percentage" office:value="0.0592346768333714" calcext:value-type="percentage">
            <text:p>5.92%</text:p>
          </table:table-cell>
          <table:table-cell table:style-name="ce160"/>
        </table:table-row>
        <table:table-row table:style-name="ro2">
          <table:table-cell table:number-columns-repeated="3"/>
          <table:table-cell table:style-name="ce8"/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62"/>
          <table:table-cell table:style-name="ce68" table:formula="of:=AVERAGE([.K37:.K43])" office:value-type="percentage" office:value="-0.00154950661478378" calcext:value-type="percentage">
            <text:p>-0.15%</text:p>
          </table:table-cell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164"/>
          <table:table-cell table:style-name="ce91" table:formula="of:=AVERAGE([.S37:.S43])" office:value-type="percentage" office:value="0.0309733341173226" calcext:value-type="percentage">
            <text:p>3.10%</text:p>
          </table:table-cell>
        </table:table-row>
        <table:table-row table:style-name="ro2">
          <table:table-cell office:value-type="string" calcext:value-type="string">
            <text:p>office_Hard_P000</text:p>
          </table:table-cell>
          <table:table-cell table:style-name="ce3" office:value-type="percentage" office:value="0.441903" calcext:value-type="percentage">
            <text:p>44.19%</text:p>
          </table:table-cell>
          <table:table-cell table:style-name="ce3" office:value-type="percentage" office:value="0.475288" calcext:value-type="percentage">
            <text:p>47.53%</text:p>
          </table:table-cell>
          <table:table-cell table:style-name="ce8" table:formula="of:=2*[.B:.B]*[.C:.C] / ([.B:.B]+[.C:.C])" office:value-type="percentage" office:value="0.457987906693371" calcext:value-type="percentage">
            <text:p>45.80%</text:p>
          </table:table-cell>
          <table:table-cell/>
          <table:table-cell table:style-name="ce27" office:value-type="string" calcext:value-type="string">
            <text:p>office_Hard_P000</text:p>
          </table:table-cell>
          <table:table-cell table:style-name="ce37" office:value-type="percentage" office:value="0.378362" calcext:value-type="percentage">
            <text:p>37.84%</text:p>
          </table:table-cell>
          <table:table-cell table:style-name="ce37" office:value-type="percentage" office:value="0.530881" calcext:value-type="percentage">
            <text:p>53.09%</text:p>
          </table:table-cell>
          <table:table-cell table:style-name="ce29" table:formula="of:=2*[.G:.G]*[.H:.H]/([.G:.G]+[.H:.H])" office:value-type="percentage" office:value="0.441829515150515" calcext:value-type="percentage">
            <text:p>44.18%</text:p>
          </table:table-cell>
          <table:table-cell table:style-name="ce55"/>
          <table:table-cell table:style-name="ce60" table:formula="of:=(-[.D:.D]+[.I:.I])" office:value-type="percentage" office:value="-0.016158391542856" calcext:value-type="percentage">
            <text:p>-1.62%</text:p>
          </table:table-cell>
          <table:table-cell table:style-name="ce65"/>
          <table:table-cell/>
          <table:table-cell table:style-name="ce27" office:value-type="string" calcext:value-type="string">
            <text:p>office_Hard_P000</text:p>
          </table:table-cell>
          <table:table-cell table:style-name="ce37" office:value-type="percentage" office:value="0.438709" calcext:value-type="percentage">
            <text:p>43.87%</text:p>
          </table:table-cell>
          <table:table-cell table:style-name="ce37" office:value-type="percentage" office:value="0.516936" calcext:value-type="percentage">
            <text:p>51.69%</text:p>
          </table:table-cell>
          <table:table-cell table:style-name="ce29" table:formula="of:=2*[.O:.O]*[.P:.P]/([.O:.O]+[.P:.P])" office:value-type="percentage" office:value="0.474620754828414" calcext:value-type="percentage">
            <text:p>47.46%</text:p>
          </table:table-cell>
          <table:table-cell table:style-name="ce55"/>
          <table:table-cell table:style-name="ce164" table:formula="of:=[.Q:.Q]-[.D:.D]" office:value-type="percentage" office:value="0.0166328481350429" calcext:value-type="percentage">
            <text:p>1.66%</text:p>
          </table:table-cell>
          <table:table-cell table:style-name="ce159"/>
        </table:table-row>
        <table:table-row table:style-name="ro2">
          <table:table-cell office:value-type="string" calcext:value-type="string">
            <text:p>office_Hard_P001</text:p>
          </table:table-cell>
          <table:table-cell table:style-name="ce3" office:value-type="percentage" office:value="0.444385" calcext:value-type="percentage">
            <text:p>44.44%</text:p>
          </table:table-cell>
          <table:table-cell table:style-name="ce3" office:value-type="percentage" office:value="0.440429" calcext:value-type="percentage">
            <text:p>44.04%</text:p>
          </table:table-cell>
          <table:table-cell table:style-name="ce8" table:formula="of:=2*[.B:.B]*[.C:.C] / ([.B:.B]+[.C:.C])" office:value-type="percentage" office:value="0.442398156369587" calcext:value-type="percentage">
            <text:p>44.24%</text:p>
          </table:table-cell>
          <table:table-cell/>
          <table:table-cell table:style-name="ce28" office:value-type="string" calcext:value-type="string">
            <text:p>office_Hard_P001</text:p>
          </table:table-cell>
          <table:table-cell table:style-name="ce3" office:value-type="percentage" office:value="0.433591" calcext:value-type="percentage">
            <text:p>43.36%</text:p>
          </table:table-cell>
          <table:table-cell table:style-name="ce3" office:value-type="percentage" office:value="0.471425" calcext:value-type="percentage">
            <text:p>47.14%</text:p>
          </table:table-cell>
          <table:table-cell table:style-name="ce29" table:formula="of:=2*[.G:.G]*[.H:.H]/([.G:.G]+[.H:.H])" office:value-type="percentage" office:value="0.451717178867556" calcext:value-type="percentage">
            <text:p>45.17%</text:p>
          </table:table-cell>
          <table:table-cell/>
          <table:table-cell table:style-name="ce61" table:formula="of:=(-[.D:.D]+[.I:.I])" office:value-type="percentage" office:value="0.00931902249796857" calcext:value-type="percentage">
            <text:p>0.93%</text:p>
          </table:table-cell>
          <table:table-cell table:style-name="ce66"/>
          <table:table-cell/>
          <table:table-cell table:style-name="ce28" office:value-type="string" calcext:value-type="string">
            <text:p>office_Hard_P001</text:p>
          </table:table-cell>
          <table:table-cell office:value-type="percentage" office:value="0.480953" calcext:value-type="percentage">
            <text:p>48.10%</text:p>
          </table:table-cell>
          <table:table-cell office:value-type="percentage" office:value="0.461658" calcext:value-type="percentage">
            <text:p>46.17%</text:p>
          </table:table-cell>
          <table:table-cell table:style-name="ce29" table:formula="of:=2*[.O:.O]*[.P:.P]/([.O:.O]+[.P:.P])" office:value-type="percentage" office:value="0.471108018204753" calcext:value-type="percentage">
            <text:p>47.11%</text:p>
          </table:table-cell>
          <table:table-cell/>
          <table:table-cell table:style-name="ce164" table:formula="of:=[.Q:.Q]-[.D:.D]" office:value-type="percentage" office:value="0.0287098618351652" calcext:value-type="percentage">
            <text:p>2.87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Hard_P002</text:p>
          </table:table-cell>
          <table:table-cell table:style-name="ce3" office:value-type="percentage" office:value="0.599189" calcext:value-type="percentage">
            <text:p>59.92%</text:p>
          </table:table-cell>
          <table:table-cell table:style-name="ce3" office:value-type="percentage" office:value="0.582357" calcext:value-type="percentage">
            <text:p>58.24%</text:p>
          </table:table-cell>
          <table:table-cell table:style-name="ce8" table:formula="of:=2*[.B:.B]*[.C:.C] / ([.B:.B]+[.C:.C])" office:value-type="percentage" office:value="0.590653107831604" calcext:value-type="percentage">
            <text:p>59.07%</text:p>
          </table:table-cell>
          <table:table-cell/>
          <table:table-cell table:style-name="ce28" office:value-type="string" calcext:value-type="string">
            <text:p>office_Hard_P002</text:p>
          </table:table-cell>
          <table:table-cell table:style-name="ce3" office:value-type="percentage" office:value="0.538039" calcext:value-type="percentage">
            <text:p>53.80%</text:p>
          </table:table-cell>
          <table:table-cell table:style-name="ce3" office:value-type="percentage" office:value="0.682912" calcext:value-type="percentage">
            <text:p>68.29%</text:p>
          </table:table-cell>
          <table:table-cell table:style-name="ce29" table:formula="of:=2*[.G:.G]*[.H:.H]/([.G:.G]+[.H:.H])" office:value-type="percentage" office:value="0.601880484258582" calcext:value-type="percentage">
            <text:p>60.19%</text:p>
          </table:table-cell>
          <table:table-cell/>
          <table:table-cell table:style-name="ce61" table:formula="of:=(-[.D:.D]+[.I:.I])" office:value-type="percentage" office:value="0.0112273764269785" calcext:value-type="percentage">
            <text:p>1.12%</text:p>
          </table:table-cell>
          <table:table-cell table:style-name="ce66"/>
          <table:table-cell/>
          <table:table-cell table:style-name="ce28" office:value-type="string" calcext:value-type="string">
            <text:p>office_Hard_P002</text:p>
          </table:table-cell>
          <table:table-cell office:value-type="percentage" office:value="0.610411" calcext:value-type="percentage">
            <text:p>61.04%</text:p>
          </table:table-cell>
          <table:table-cell office:value-type="percentage" office:value="0.681616" calcext:value-type="percentage">
            <text:p>68.16%</text:p>
          </table:table-cell>
          <table:table-cell table:style-name="ce29" table:formula="of:=2*[.O:.O]*[.P:.P]/([.O:.O]+[.P:.P])" office:value-type="percentage" office:value="0.644051407866864" calcext:value-type="percentage">
            <text:p>64.41%</text:p>
          </table:table-cell>
          <table:table-cell/>
          <table:table-cell table:style-name="ce164" table:formula="of:=[.Q:.Q]-[.D:.D]" office:value-type="percentage" office:value="0.0533983000352599" calcext:value-type="percentage">
            <text:p>5.34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Hard_P003</text:p>
          </table:table-cell>
          <table:table-cell table:style-name="ce3" office:value-type="percentage" office:value="0.467235" calcext:value-type="percentage">
            <text:p>46.72%</text:p>
          </table:table-cell>
          <table:table-cell table:style-name="ce3" office:value-type="percentage" office:value="0.498738" calcext:value-type="percentage">
            <text:p>49.87%</text:p>
          </table:table-cell>
          <table:table-cell table:style-name="ce8" table:formula="of:=2*[.B:.B]*[.C:.C] / ([.B:.B]+[.C:.C])" office:value-type="percentage" office:value="0.482472800854682" calcext:value-type="percentage">
            <text:p>48.25%</text:p>
          </table:table-cell>
          <table:table-cell/>
          <table:table-cell table:style-name="ce28" office:value-type="string" calcext:value-type="string">
            <text:p>office_Hard_P003</text:p>
          </table:table-cell>
          <table:table-cell table:style-name="ce3" office:value-type="percentage" office:value="0.373766" calcext:value-type="percentage">
            <text:p>37.38%</text:p>
          </table:table-cell>
          <table:table-cell table:style-name="ce3" office:value-type="percentage" office:value="0.473716" calcext:value-type="percentage">
            <text:p>47.37%</text:p>
          </table:table-cell>
          <table:table-cell table:style-name="ce29" table:formula="of:=2*[.G:.G]*[.H:.H]/([.G:.G]+[.H:.H])" office:value-type="percentage" office:value="0.417847068034483" calcext:value-type="percentage">
            <text:p>41.78%</text:p>
          </table:table-cell>
          <table:table-cell/>
          <table:table-cell table:style-name="ce61" table:formula="of:=(-[.D:.D]+[.I:.I])" office:value-type="percentage" office:value="-0.064625732820199" calcext:value-type="percentage">
            <text:p>-6.46%</text:p>
          </table:table-cell>
          <table:table-cell table:style-name="ce66"/>
          <table:table-cell/>
          <table:table-cell table:style-name="ce149" office:value-type="string" calcext:value-type="string">
            <text:p>office_Hard_P003</text:p>
          </table:table-cell>
          <table:table-cell table:style-name="ce87" office:value-type="percentage" office:value="0.305015" calcext:value-type="percentage">
            <text:p>30.50%</text:p>
          </table:table-cell>
          <table:table-cell table:style-name="ce87" office:value-type="percentage" office:value="0.435492" calcext:value-type="percentage">
            <text:p>43.55%</text:p>
          </table:table-cell>
          <table:table-cell table:style-name="ce29" table:formula="of:=2*[.O:.O]*[.P:.P]/([.O:.O]+[.P:.P])" office:value-type="percentage" office:value="0.358758505672465" calcext:value-type="percentage">
            <text:p>35.88%</text:p>
          </table:table-cell>
          <table:table-cell table:style-name="ce102"/>
          <table:table-cell table:style-name="ce164" table:formula="of:=[.Q:.Q]-[.D:.D]" office:value-type="percentage" office:value="-0.123714295182217" calcext:value-type="percentage">
            <text:p>-12.37%</text:p>
          </table:table-cell>
          <table:table-cell table:style-name="ce161"/>
        </table:table-row>
        <table:table-row table:style-name="ro2">
          <table:table-cell office:value-type="string" calcext:value-type="string">
            <text:p>office_Hard_P004</text:p>
          </table:table-cell>
          <table:table-cell table:style-name="ce3" office:value-type="percentage" office:value="0.605207" calcext:value-type="percentage">
            <text:p>60.52%</text:p>
          </table:table-cell>
          <table:table-cell table:style-name="ce3" office:value-type="percentage" office:value="0.564625" calcext:value-type="percentage">
            <text:p>56.46%</text:p>
          </table:table-cell>
          <table:table-cell table:style-name="ce8" table:formula="of:=2*[.B:.B]*[.C:.C] / ([.B:.B]+[.C:.C])" office:value-type="percentage" office:value="0.584212096053109" calcext:value-type="percentage">
            <text:p>58.42%</text:p>
          </table:table-cell>
          <table:table-cell/>
          <table:table-cell table:style-name="ce28" office:value-type="string" calcext:value-type="string">
            <text:p>office_Hard_P004</text:p>
          </table:table-cell>
          <table:table-cell table:style-name="ce3" office:value-type="percentage" office:value="0.502819" calcext:value-type="percentage">
            <text:p>50.28%</text:p>
          </table:table-cell>
          <table:table-cell table:style-name="ce3" office:value-type="percentage" office:value="0.620037" calcext:value-type="percentage">
            <text:p>62.00%</text:p>
          </table:table-cell>
          <table:table-cell table:style-name="ce29" table:formula="of:=2*[.G:.G]*[.H:.H]/([.G:.G]+[.H:.H])" office:value-type="percentage" office:value="0.555309646656383" calcext:value-type="percentage">
            <text:p>55.53%</text:p>
          </table:table-cell>
          <table:table-cell/>
          <table:table-cell table:style-name="ce61" table:formula="of:=(-[.D:.D]+[.I:.I])" office:value-type="percentage" office:value="-0.0289024493967254" calcext:value-type="percentage">
            <text:p>-2.89%</text:p>
          </table:table-cell>
          <table:table-cell table:style-name="ce66"/>
          <table:table-cell/>
          <table:table-cell table:style-name="ce28" office:value-type="string" calcext:value-type="string">
            <text:p>office_Hard_P004</text:p>
          </table:table-cell>
          <table:table-cell office:value-type="percentage" office:value="0.550718" calcext:value-type="percentage">
            <text:p>55.07%</text:p>
          </table:table-cell>
          <table:table-cell office:value-type="percentage" office:value="0.610293" calcext:value-type="percentage">
            <text:p>61.03%</text:p>
          </table:table-cell>
          <table:table-cell table:style-name="ce29" table:formula="of:=2*[.O:.O]*[.P:.P]/([.O:.O]+[.P:.P])" office:value-type="percentage" office:value="0.578977012920636" calcext:value-type="percentage">
            <text:p>57.90%</text:p>
          </table:table-cell>
          <table:table-cell/>
          <table:table-cell table:style-name="ce164" table:formula="of:=[.Q:.Q]-[.D:.D]" office:value-type="percentage" office:value="-0.00523508313247312" calcext:value-type="percentage">
            <text:p>-0.52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Hard_P005</text:p>
          </table:table-cell>
          <table:table-cell table:style-name="ce3" office:value-type="percentage" office:value="0.509614" calcext:value-type="percentage">
            <text:p>50.96%</text:p>
          </table:table-cell>
          <table:table-cell table:style-name="ce3" office:value-type="percentage" office:value="0.46779" calcext:value-type="percentage">
            <text:p>46.78%</text:p>
          </table:table-cell>
          <table:table-cell table:style-name="ce8" table:formula="of:=2*[.B:.B]*[.C:.C] / ([.B:.B]+[.C:.C])" office:value-type="percentage" office:value="0.487807156631239" calcext:value-type="percentage">
            <text:p>48.78%</text:p>
          </table:table-cell>
          <table:table-cell/>
          <table:table-cell table:style-name="ce28" office:value-type="string" calcext:value-type="string">
            <text:p>office_Hard_P005</text:p>
          </table:table-cell>
          <table:table-cell table:style-name="ce38" office:value-type="percentage" office:value="0.413822" calcext:value-type="percentage">
            <text:p>41.38%</text:p>
          </table:table-cell>
          <table:table-cell table:style-name="ce38" office:value-type="percentage" office:value="0.51759" calcext:value-type="percentage">
            <text:p>51.76%</text:p>
          </table:table-cell>
          <table:table-cell table:style-name="ce29" table:formula="of:=2*[.G:.G]*[.H:.H]/([.G:.G]+[.H:.H])" office:value-type="percentage" office:value="0.459925637591098" calcext:value-type="percentage">
            <text:p>45.99%</text:p>
          </table:table-cell>
          <table:table-cell/>
          <table:table-cell table:style-name="ce61" table:formula="of:=(-[.D:.D]+[.I:.I])" office:value-type="percentage" office:value="-0.0278815190401412" calcext:value-type="percentage">
            <text:p>-2.79%</text:p>
          </table:table-cell>
          <table:table-cell table:style-name="ce66"/>
          <table:table-cell/>
          <table:table-cell table:style-name="ce28" office:value-type="string" calcext:value-type="string">
            <text:p>office_Hard_P005</text:p>
          </table:table-cell>
          <table:table-cell office:value-type="percentage" office:value="0.518339" calcext:value-type="percentage">
            <text:p>51.83%</text:p>
          </table:table-cell>
          <table:table-cell office:value-type="percentage" office:value="0.542005" calcext:value-type="percentage">
            <text:p>54.20%</text:p>
          </table:table-cell>
          <table:table-cell table:style-name="ce29" table:formula="of:=2*[.O:.O]*[.P:.P]/([.O:.O]+[.P:.P])" office:value-type="percentage" office:value="0.529907897239009" calcext:value-type="percentage">
            <text:p>52.99%</text:p>
          </table:table-cell>
          <table:table-cell/>
          <table:table-cell table:style-name="ce164" table:formula="of:=[.Q:.Q]-[.D:.D]" office:value-type="percentage" office:value="0.0421007406077698" calcext:value-type="percentage">
            <text:p>4.21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Hard_P006</text:p>
          </table:table-cell>
          <table:table-cell table:style-name="ce3" office:value-type="percentage" office:value="0.40771" calcext:value-type="percentage">
            <text:p>40.77%</text:p>
          </table:table-cell>
          <table:table-cell table:style-name="ce3" office:value-type="percentage" office:value="0.452788" calcext:value-type="percentage">
            <text:p>45.28%</text:p>
          </table:table-cell>
          <table:table-cell table:style-name="ce8" table:formula="of:=2*[.B:.B]*[.C:.C] / ([.B:.B]+[.C:.C])" office:value-type="percentage" office:value="0.429068273209235" calcext:value-type="percentage">
            <text:p>42.91%</text:p>
          </table:table-cell>
          <table:table-cell/>
          <table:table-cell table:style-name="ce28" office:value-type="string" calcext:value-type="string">
            <text:p>office_Hard_P006</text:p>
          </table:table-cell>
          <table:table-cell table:style-name="ce38" office:value-type="percentage" office:value="0.314713" calcext:value-type="percentage">
            <text:p>31.47%</text:p>
          </table:table-cell>
          <table:table-cell table:style-name="ce38" office:value-type="percentage" office:value="0.400885" calcext:value-type="percentage">
            <text:p>40.09%</text:p>
          </table:table-cell>
          <table:table-cell table:style-name="ce29" table:formula="of:=2*[.G:.G]*[.H:.H]/([.G:.G]+[.H:.H])" office:value-type="percentage" office:value="0.352610602614876" calcext:value-type="percentage">
            <text:p>35.26%</text:p>
          </table:table-cell>
          <table:table-cell/>
          <table:table-cell table:style-name="ce61" table:formula="of:=(-[.D:.D]+[.I:.I])" office:value-type="percentage" office:value="-0.0764576705943587" calcext:value-type="percentage">
            <text:p>-7.65%</text:p>
          </table:table-cell>
          <table:table-cell table:style-name="ce66"/>
          <table:table-cell/>
          <table:table-cell table:style-name="ce28" office:value-type="string" calcext:value-type="string">
            <text:p>office_Hard_P006</text:p>
          </table:table-cell>
          <table:table-cell office:value-type="percentage" office:value="0.437515" calcext:value-type="percentage">
            <text:p>43.75%</text:p>
          </table:table-cell>
          <table:table-cell office:value-type="percentage" office:value="0.440821" calcext:value-type="percentage">
            <text:p>44.08%</text:p>
          </table:table-cell>
          <table:table-cell table:style-name="ce29" table:formula="of:=2*[.O:.O]*[.P:.P]/([.O:.O]+[.P:.P])" office:value-type="percentage" office:value="0.439161778214715" calcext:value-type="percentage">
            <text:p>43.92%</text:p>
          </table:table-cell>
          <table:table-cell/>
          <table:table-cell table:style-name="ce164" table:formula="of:=[.Q:.Q]-[.D:.D]" office:value-type="percentage" office:value="0.0100935050054804" calcext:value-type="percentage">
            <text:p>1.01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_Hard_P007</text:p>
          </table:table-cell>
          <table:table-cell table:style-name="ce3" office:value-type="percentage" office:value="0.672185" calcext:value-type="percentage">
            <text:p>67.22%</text:p>
          </table:table-cell>
          <table:table-cell table:style-name="ce3" office:value-type="percentage" office:value="0.582344" calcext:value-type="percentage">
            <text:p>58.23%</text:p>
          </table:table-cell>
          <table:table-cell table:style-name="ce8" table:formula="of:=2*[.B:.B]*[.C:.C] / ([.B:.B]+[.C:.C])" office:value-type="percentage" office:value="0.624047593383652" calcext:value-type="percentage">
            <text:p>62.40%</text:p>
          </table:table-cell>
          <table:table-cell/>
          <table:table-cell table:style-name="ce28" office:value-type="string" calcext:value-type="string">
            <text:p>office_Hard_P007</text:p>
          </table:table-cell>
          <table:table-cell table:style-name="ce38" office:value-type="percentage" office:value="0.565935" calcext:value-type="percentage">
            <text:p>56.59%</text:p>
          </table:table-cell>
          <table:table-cell table:style-name="ce38" office:value-type="percentage" office:value="0.677711" calcext:value-type="percentage">
            <text:p>67.77%</text:p>
          </table:table-cell>
          <table:table-cell table:style-name="ce29" table:formula="of:=2*[.G:.G]*[.H:.H]/([.G:.G]+[.H:.H])" office:value-type="percentage" office:value="0.616799916994064" calcext:value-type="percentage">
            <text:p>61.68%</text:p>
          </table:table-cell>
          <table:table-cell/>
          <table:table-cell table:style-name="ce61" table:formula="of:=(-[.D:.D]+[.I:.I])" office:value-type="percentage" office:value="-0.00724767638958823" calcext:value-type="percentage">
            <text:p>-0.72%</text:p>
          </table:table-cell>
          <table:table-cell table:style-name="ce66"/>
          <table:table-cell/>
          <table:table-cell table:style-name="ce28" office:value-type="string" calcext:value-type="string">
            <text:p>office_Hard_P007</text:p>
          </table:table-cell>
          <table:table-cell office:value-type="percentage" office:value="0.610817" calcext:value-type="percentage">
            <text:p>61.08%</text:p>
          </table:table-cell>
          <table:table-cell office:value-type="percentage" office:value="0.656043" calcext:value-type="percentage">
            <text:p>65.60%</text:p>
          </table:table-cell>
          <table:table-cell table:style-name="ce29" table:formula="of:=2*[.O:.O]*[.P:.P]/([.O:.O]+[.P:.P])" office:value-type="percentage" office:value="0.632622732000379" calcext:value-type="percentage">
            <text:p>63.26%</text:p>
          </table:table-cell>
          <table:table-cell/>
          <table:table-cell table:style-name="ce164" table:formula="of:=[.Q:.Q]-[.D:.D]" office:value-type="percentage" office:value="0.00857513861672654" calcext:value-type="percentage">
            <text:p>0.86%</text:p>
          </table:table-cell>
          <table:table-cell table:style-name="ce160"/>
        </table:table-row>
        <table:table-row table:style-name="ro2">
          <table:table-cell table:number-columns-repeated="3"/>
          <table:table-cell table:style-name="ce8"/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62"/>
          <table:table-cell table:style-name="ce68" table:formula="of:=AVERAGE([.K45:.K52])" office:value-type="percentage" office:value="-0.0250908801073652" calcext:value-type="percentage">
            <text:p>-2.51%</text:p>
          </table:table-cell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164"/>
          <table:table-cell table:style-name="ce91" table:formula="of:=AVERAGE([.S45:.S52])" office:value-type="percentage" office:value="0.00382012699009428" calcext:value-type="percentage">
            <text:p>0.38%</text:p>
          </table:table-cell>
        </table:table-row>
        <table:table-row table:style-name="ro2">
          <table:table-cell office:value-type="string" calcext:value-type="string">
            <text:p>office2_Easy_P000</text:p>
          </table:table-cell>
          <table:table-cell table:style-name="ce3" office:value-type="percentage" office:value="0.73898" calcext:value-type="percentage">
            <text:p>73.90%</text:p>
          </table:table-cell>
          <table:table-cell table:style-name="ce3" office:value-type="percentage" office:value="0.573954" calcext:value-type="percentage">
            <text:p>57.40%</text:p>
          </table:table-cell>
          <table:table-cell table:style-name="ce8" table:formula="of:=2*[.B:.B]*[.C:.C] / ([.B:.B]+[.C:.C])" office:value-type="percentage" office:value="0.646095732032227" calcext:value-type="percentage">
            <text:p>64.61%</text:p>
          </table:table-cell>
          <table:table-cell/>
          <table:table-cell table:style-name="ce27" office:value-type="string" calcext:value-type="string">
            <text:p>office2_Easy_P000</text:p>
          </table:table-cell>
          <table:table-cell table:style-name="ce37" office:value-type="percentage" office:value="0.612605" calcext:value-type="percentage">
            <text:p>61.26%</text:p>
          </table:table-cell>
          <table:table-cell table:style-name="ce37" office:value-type="percentage" office:value="0.671064" calcext:value-type="percentage">
            <text:p>67.11%</text:p>
          </table:table-cell>
          <table:table-cell table:style-name="ce29" table:formula="of:=2*[.G:.G]*[.H:.H]/([.G:.G]+[.H:.H])" office:value-type="percentage" office:value="0.640503372317942" calcext:value-type="percentage">
            <text:p>64.05%</text:p>
          </table:table-cell>
          <table:table-cell table:style-name="ce55"/>
          <table:table-cell table:style-name="ce60" table:formula="of:=(-[.D:.D]+[.I:.I])" office:value-type="percentage" office:value="-0.0055923597142854" calcext:value-type="percentage">
            <text:p>-0.56%</text:p>
          </table:table-cell>
          <table:table-cell table:style-name="ce65"/>
          <table:table-cell/>
          <table:table-cell table:style-name="ce27" office:value-type="string" calcext:value-type="string">
            <text:p>office2_Easy_P000</text:p>
          </table:table-cell>
          <table:table-cell table:style-name="ce37" office:value-type="percentage" office:value="0.664948" calcext:value-type="percentage">
            <text:p>66.49%</text:p>
          </table:table-cell>
          <table:table-cell table:style-name="ce37" office:value-type="percentage" office:value="0.639252" calcext:value-type="percentage">
            <text:p>63.93%</text:p>
          </table:table-cell>
          <table:table-cell table:style-name="ce29" table:formula="of:=2*[.O:.O]*[.P:.P]/([.O:.O]+[.P:.P])" office:value-type="percentage" office:value="0.651846862284926" calcext:value-type="percentage">
            <text:p>65.18%</text:p>
          </table:table-cell>
          <table:table-cell table:style-name="ce55"/>
          <table:table-cell table:style-name="ce164" table:formula="of:=[.Q:.Q]-[.D:.D]" office:value-type="percentage" office:value="0.00575113025269847" calcext:value-type="percentage">
            <text:p>0.58%</text:p>
          </table:table-cell>
          <table:table-cell table:style-name="ce159"/>
        </table:table-row>
        <table:table-row table:style-name="ro2">
          <table:table-cell office:value-type="string" calcext:value-type="string">
            <text:p>office2_Easy_P003</text:p>
          </table:table-cell>
          <table:table-cell table:style-name="ce3" office:value-type="percentage" office:value="0.606919" calcext:value-type="percentage">
            <text:p>60.69%</text:p>
          </table:table-cell>
          <table:table-cell table:style-name="ce3" office:value-type="percentage" office:value="0.578341" calcext:value-type="percentage">
            <text:p>57.83%</text:p>
          </table:table-cell>
          <table:table-cell table:style-name="ce8" table:formula="of:=2*[.B:.B]*[.C:.C] / ([.B:.B]+[.C:.C])" office:value-type="percentage" office:value="0.592285475556418" calcext:value-type="percentage">
            <text:p>59.23%</text:p>
          </table:table-cell>
          <table:table-cell/>
          <table:table-cell table:style-name="ce28" office:value-type="string" calcext:value-type="string">
            <text:p>office2_Easy_P003</text:p>
          </table:table-cell>
          <table:table-cell table:style-name="ce3" office:value-type="percentage" office:value="0.506263" calcext:value-type="percentage">
            <text:p>50.63%</text:p>
          </table:table-cell>
          <table:table-cell table:style-name="ce3" office:value-type="percentage" office:value="0.61521" calcext:value-type="percentage">
            <text:p>61.52%</text:p>
          </table:table-cell>
          <table:table-cell table:style-name="ce29" table:formula="of:=2*[.G:.G]*[.H:.H]/([.G:.G]+[.H:.H])" office:value-type="percentage" office:value="0.55544459871972" calcext:value-type="percentage">
            <text:p>55.54%</text:p>
          </table:table-cell>
          <table:table-cell/>
          <table:table-cell table:style-name="ce61" table:formula="of:=(-[.D:.D]+[.I:.I])" office:value-type="percentage" office:value="-0.0368408768366983" calcext:value-type="percentage">
            <text:p>-3.68%</text:p>
          </table:table-cell>
          <table:table-cell table:style-name="ce66"/>
          <table:table-cell/>
          <table:table-cell table:style-name="ce28" office:value-type="string" calcext:value-type="string">
            <text:p>office2_Easy_P003</text:p>
          </table:table-cell>
          <table:table-cell office:value-type="percentage" office:value="0.618609" calcext:value-type="percentage">
            <text:p>61.86%</text:p>
          </table:table-cell>
          <table:table-cell office:value-type="percentage" office:value="0.653627" calcext:value-type="percentage">
            <text:p>65.36%</text:p>
          </table:table-cell>
          <table:table-cell table:style-name="ce29" table:formula="of:=2*[.O:.O]*[.P:.P]/([.O:.O]+[.P:.P])" office:value-type="percentage" office:value="0.635636068847289" calcext:value-type="percentage">
            <text:p>63.56%</text:p>
          </table:table-cell>
          <table:table-cell/>
          <table:table-cell table:style-name="ce164" table:formula="of:=[.Q:.Q]-[.D:.D]" office:value-type="percentage" office:value="0.0433505932908713" calcext:value-type="percentage">
            <text:p>4.34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04</text:p>
          </table:table-cell>
          <table:table-cell table:style-name="ce3" office:value-type="percentage" office:value="0.673979" calcext:value-type="percentage">
            <text:p>67.40%</text:p>
          </table:table-cell>
          <table:table-cell table:style-name="ce3" office:value-type="percentage" office:value="0.555018" calcext:value-type="percentage">
            <text:p>55.50%</text:p>
          </table:table-cell>
          <table:table-cell table:style-name="ce8" table:formula="of:=2*[.B:.B]*[.C:.C] / ([.B:.B]+[.C:.C])" office:value-type="percentage" office:value="0.608741073610432" calcext:value-type="percentage">
            <text:p>60.87%</text:p>
          </table:table-cell>
          <table:table-cell/>
          <table:table-cell table:style-name="ce28" office:value-type="string" calcext:value-type="string">
            <text:p>office2_Easy_P004</text:p>
          </table:table-cell>
          <table:table-cell table:style-name="ce3" office:value-type="percentage" office:value="0.568614" calcext:value-type="percentage">
            <text:p>56.86%</text:p>
          </table:table-cell>
          <table:table-cell table:style-name="ce3" office:value-type="percentage" office:value="0.642488" calcext:value-type="percentage">
            <text:p>64.25%</text:p>
          </table:table-cell>
          <table:table-cell table:style-name="ce29" table:formula="of:=2*[.G:.G]*[.H:.H]/([.G:.G]+[.H:.H])" office:value-type="percentage" office:value="0.603297941266714" calcext:value-type="percentage">
            <text:p>60.33%</text:p>
          </table:table-cell>
          <table:table-cell/>
          <table:table-cell table:style-name="ce61" table:formula="of:=(-[.D:.D]+[.I:.I])" office:value-type="percentage" office:value="-0.00544313234371785" calcext:value-type="percentage">
            <text:p>-0.54%</text:p>
          </table:table-cell>
          <table:table-cell table:style-name="ce66"/>
          <table:table-cell/>
          <table:table-cell table:style-name="ce28" office:value-type="string" calcext:value-type="string">
            <text:p>office2_Easy_P004</text:p>
          </table:table-cell>
          <table:table-cell office:value-type="percentage" office:value="0.656621" calcext:value-type="percentage">
            <text:p>65.66%</text:p>
          </table:table-cell>
          <table:table-cell office:value-type="percentage" office:value="0.643896" calcext:value-type="percentage">
            <text:p>64.39%</text:p>
          </table:table-cell>
          <table:table-cell table:style-name="ce29" table:formula="of:=2*[.O:.O]*[.P:.P]/([.O:.O]+[.P:.P])" office:value-type="percentage" office:value="0.650196245671529" calcext:value-type="percentage">
            <text:p>65.02%</text:p>
          </table:table-cell>
          <table:table-cell/>
          <table:table-cell table:style-name="ce164" table:formula="of:=[.Q:.Q]-[.D:.D]" office:value-type="percentage" office:value="0.0414551720610972" calcext:value-type="percentage">
            <text:p>4.15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05</text:p>
          </table:table-cell>
          <table:table-cell table:style-name="ce3" office:value-type="percentage" office:value="0.483681" calcext:value-type="percentage">
            <text:p>48.37%</text:p>
          </table:table-cell>
          <table:table-cell table:style-name="ce3" office:value-type="percentage" office:value="0.503733" calcext:value-type="percentage">
            <text:p>50.37%</text:p>
          </table:table-cell>
          <table:table-cell table:style-name="ce8" table:formula="of:=2*[.B:.B]*[.C:.C] / ([.B:.B]+[.C:.C])" office:value-type="percentage" office:value="0.493503396089178" calcext:value-type="percentage">
            <text:p>49.35%</text:p>
          </table:table-cell>
          <table:table-cell/>
          <table:table-cell table:style-name="ce28" office:value-type="string" calcext:value-type="string">
            <text:p>office2_Easy_P005</text:p>
          </table:table-cell>
          <table:table-cell table:style-name="ce3" office:value-type="percentage" office:value="0.381591" calcext:value-type="percentage">
            <text:p>38.16%</text:p>
          </table:table-cell>
          <table:table-cell table:style-name="ce3" office:value-type="percentage" office:value="0.502391" calcext:value-type="percentage">
            <text:p>50.24%</text:p>
          </table:table-cell>
          <table:table-cell table:style-name="ce29" table:formula="of:=2*[.G:.G]*[.H:.H]/([.G:.G]+[.H:.H])" office:value-type="percentage" office:value="0.433737076277571" calcext:value-type="percentage">
            <text:p>43.37%</text:p>
          </table:table-cell>
          <table:table-cell/>
          <table:table-cell table:style-name="ce61" table:formula="of:=(-[.D:.D]+[.I:.I])" office:value-type="percentage" office:value="-0.0597663198116072" calcext:value-type="percentage">
            <text:p>-5.98%</text:p>
          </table:table-cell>
          <table:table-cell table:style-name="ce66"/>
          <table:table-cell/>
          <table:table-cell table:style-name="ce28" office:value-type="string" calcext:value-type="string">
            <text:p>office2_Easy_P005</text:p>
          </table:table-cell>
          <table:table-cell office:value-type="percentage" office:value="0.511389" calcext:value-type="percentage">
            <text:p>51.14%</text:p>
          </table:table-cell>
          <table:table-cell office:value-type="percentage" office:value="0.536834" calcext:value-type="percentage">
            <text:p>53.68%</text:p>
          </table:table-cell>
          <table:table-cell table:style-name="ce29" table:formula="of:=2*[.O:.O]*[.P:.P]/([.O:.O]+[.P:.P])" office:value-type="percentage" office:value="0.523802668756553" calcext:value-type="percentage">
            <text:p>52.38%</text:p>
          </table:table-cell>
          <table:table-cell/>
          <table:table-cell table:style-name="ce164" table:formula="of:=[.Q:.Q]-[.D:.D]" office:value-type="percentage" office:value="0.0302992726673743" calcext:value-type="percentage">
            <text:p>3.03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06</text:p>
          </table:table-cell>
          <table:table-cell table:style-name="ce3" office:value-type="percentage" office:value="0.674449" calcext:value-type="percentage">
            <text:p>67.44%</text:p>
          </table:table-cell>
          <table:table-cell table:style-name="ce3" office:value-type="percentage" office:value="0.545782" calcext:value-type="percentage">
            <text:p>54.58%</text:p>
          </table:table-cell>
          <table:table-cell table:style-name="ce8" table:formula="of:=2*[.B:.B]*[.C:.C] / ([.B:.B]+[.C:.C])" office:value-type="percentage" office:value="0.60333186768407" calcext:value-type="percentage">
            <text:p>60.33%</text:p>
          </table:table-cell>
          <table:table-cell/>
          <table:table-cell table:style-name="ce28" office:value-type="string" calcext:value-type="string">
            <text:p>office2_Easy_P006</text:p>
          </table:table-cell>
          <table:table-cell table:style-name="ce3" office:value-type="percentage" office:value="0.515422" calcext:value-type="percentage">
            <text:p>51.54%</text:p>
          </table:table-cell>
          <table:table-cell table:style-name="ce3" office:value-type="percentage" office:value="0.575024" calcext:value-type="percentage">
            <text:p>57.50%</text:p>
          </table:table-cell>
          <table:table-cell table:style-name="ce29" table:formula="of:=2*[.G:.G]*[.H:.H]/([.G:.G]+[.H:.H])" office:value-type="percentage" office:value="0.543594125941129" calcext:value-type="percentage">
            <text:p>54.36%</text:p>
          </table:table-cell>
          <table:table-cell/>
          <table:table-cell table:style-name="ce61" table:formula="of:=(-[.D:.D]+[.I:.I])" office:value-type="percentage" office:value="-0.0597377417429409" calcext:value-type="percentage">
            <text:p>-5.97%</text:p>
          </table:table-cell>
          <table:table-cell table:style-name="ce66"/>
          <table:table-cell/>
          <table:table-cell table:style-name="ce28" office:value-type="string" calcext:value-type="string">
            <text:p>office2_Easy_P006</text:p>
          </table:table-cell>
          <table:table-cell office:value-type="percentage" office:value="0.653448" calcext:value-type="percentage">
            <text:p>65.34%</text:p>
          </table:table-cell>
          <table:table-cell office:value-type="percentage" office:value="0.664872" calcext:value-type="percentage">
            <text:p>66.49%</text:p>
          </table:table-cell>
          <table:table-cell table:style-name="ce29" table:formula="of:=2*[.O:.O]*[.P:.P]/([.O:.O]+[.P:.P])" office:value-type="percentage" office:value="0.659110502239214" calcext:value-type="percentage">
            <text:p>65.91%</text:p>
          </table:table-cell>
          <table:table-cell/>
          <table:table-cell table:style-name="ce164" table:formula="of:=[.Q:.Q]-[.D:.D]" office:value-type="percentage" office:value="0.0557786345551441" calcext:value-type="percentage">
            <text:p>5.58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07</text:p>
          </table:table-cell>
          <table:table-cell table:style-name="ce3" office:value-type="percentage" office:value="0.549915" calcext:value-type="percentage">
            <text:p>54.99%</text:p>
          </table:table-cell>
          <table:table-cell table:style-name="ce3" office:value-type="percentage" office:value="0.357272" calcext:value-type="percentage">
            <text:p>35.73%</text:p>
          </table:table-cell>
          <table:table-cell table:style-name="ce8" table:formula="of:=2*[.B:.B]*[.C:.C] / ([.B:.B]+[.C:.C])" office:value-type="percentage" office:value="0.433139434052737" calcext:value-type="percentage">
            <text:p>43.31%</text:p>
          </table:table-cell>
          <table:table-cell/>
          <table:table-cell table:style-name="ce28" office:value-type="string" calcext:value-type="string">
            <text:p>office2_Easy_P007</text:p>
          </table:table-cell>
          <table:table-cell table:style-name="ce3" office:value-type="percentage" office:value="0.32794" calcext:value-type="percentage">
            <text:p>32.79%</text:p>
          </table:table-cell>
          <table:table-cell table:style-name="ce3" office:value-type="percentage" office:value="0.461409" calcext:value-type="percentage">
            <text:p>46.14%</text:p>
          </table:table-cell>
          <table:table-cell table:style-name="ce29" table:formula="of:=2*[.G:.G]*[.H:.H]/([.G:.G]+[.H:.H])" office:value-type="percentage" office:value="0.383390534377063" calcext:value-type="percentage">
            <text:p>38.34%</text:p>
          </table:table-cell>
          <table:table-cell/>
          <table:table-cell table:style-name="ce61" table:formula="of:=(-[.D:.D]+[.I:.I])" office:value-type="percentage" office:value="-0.0497488996756741" calcext:value-type="percentage">
            <text:p>-4.97%</text:p>
          </table:table-cell>
          <table:table-cell table:style-name="ce66"/>
          <table:table-cell/>
          <table:table-cell table:style-name="ce28" office:value-type="string" calcext:value-type="string">
            <text:p>office2_Easy_P007</text:p>
          </table:table-cell>
          <table:table-cell office:value-type="percentage" office:value="0.407674" calcext:value-type="percentage">
            <text:p>40.77%</text:p>
          </table:table-cell>
          <table:table-cell office:value-type="percentage" office:value="0.473009" calcext:value-type="percentage">
            <text:p>47.30%</text:p>
          </table:table-cell>
          <table:table-cell table:style-name="ce29" table:formula="of:=2*[.O:.O]*[.P:.P]/([.O:.O]+[.P:.P])" office:value-type="percentage" office:value="0.437918004698626" calcext:value-type="percentage">
            <text:p>43.79%</text:p>
          </table:table-cell>
          <table:table-cell/>
          <table:table-cell table:style-name="ce164" table:formula="of:=[.Q:.Q]-[.D:.D]" office:value-type="percentage" office:value="0.00477857064588921" calcext:value-type="percentage">
            <text:p>0.48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08</text:p>
          </table:table-cell>
          <table:table-cell table:style-name="ce3" office:value-type="percentage" office:value="0.648517" calcext:value-type="percentage">
            <text:p>64.85%</text:p>
          </table:table-cell>
          <table:table-cell table:style-name="ce3" office:value-type="percentage" office:value="0.499901" calcext:value-type="percentage">
            <text:p>49.99%</text:p>
          </table:table-cell>
          <table:table-cell table:style-name="ce8" table:formula="of:=2*[.B:.B]*[.C:.C] / ([.B:.B]+[.C:.C])" office:value-type="percentage" office:value="0.564592851761293" calcext:value-type="percentage">
            <text:p>56.46%</text:p>
          </table:table-cell>
          <table:table-cell/>
          <table:table-cell table:style-name="ce28" office:value-type="string" calcext:value-type="string">
            <text:p>office2_Easy_P008</text:p>
          </table:table-cell>
          <table:table-cell table:style-name="ce3" office:value-type="percentage" office:value="0.500983" calcext:value-type="percentage">
            <text:p>50.10%</text:p>
          </table:table-cell>
          <table:table-cell table:style-name="ce3" office:value-type="percentage" office:value="0.562822" calcext:value-type="percentage">
            <text:p>56.28%</text:p>
          </table:table-cell>
          <table:table-cell table:style-name="ce29" table:formula="of:=2*[.G:.G]*[.H:.H]/([.G:.G]+[.H:.H])" office:value-type="percentage" office:value="0.530105149018852" calcext:value-type="percentage">
            <text:p>53.01%</text:p>
          </table:table-cell>
          <table:table-cell/>
          <table:table-cell table:style-name="ce61" table:formula="of:=(-[.D:.D]+[.I:.I])" office:value-type="percentage" office:value="-0.0344877027424404" calcext:value-type="percentage">
            <text:p>-3.45%</text:p>
          </table:table-cell>
          <table:table-cell table:style-name="ce66"/>
          <table:table-cell/>
          <table:table-cell table:style-name="ce28" office:value-type="string" calcext:value-type="string">
            <text:p>office2_Easy_P008</text:p>
          </table:table-cell>
          <table:table-cell office:value-type="percentage" office:value="0.513091" calcext:value-type="percentage">
            <text:p>51.31%</text:p>
          </table:table-cell>
          <table:table-cell office:value-type="percentage" office:value="0.504094" calcext:value-type="percentage">
            <text:p>50.41%</text:p>
          </table:table-cell>
          <table:table-cell table:style-name="ce29" table:formula="of:=2*[.O:.O]*[.P:.P]/([.O:.O]+[.P:.P])" office:value-type="percentage" office:value="0.50855271077336" calcext:value-type="percentage">
            <text:p>50.86%</text:p>
          </table:table-cell>
          <table:table-cell/>
          <table:table-cell table:style-name="ce164" table:formula="of:=[.Q:.Q]-[.D:.D]" office:value-type="percentage" office:value="-0.0560401409879328" calcext:value-type="percentage">
            <text:p>-5.60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09</text:p>
          </table:table-cell>
          <table:table-cell table:style-name="ce3" office:value-type="percentage" office:value="0.556199" calcext:value-type="percentage">
            <text:p>55.62%</text:p>
          </table:table-cell>
          <table:table-cell table:style-name="ce3" office:value-type="percentage" office:value="0.535878" calcext:value-type="percentage">
            <text:p>53.59%</text:p>
          </table:table-cell>
          <table:table-cell table:style-name="ce8" table:formula="of:=2*[.B:.B]*[.C:.C] / ([.B:.B]+[.C:.C])" office:value-type="percentage" office:value="0.545849436847402" calcext:value-type="percentage">
            <text:p>54.58%</text:p>
          </table:table-cell>
          <table:table-cell/>
          <table:table-cell table:style-name="ce28" office:value-type="string" calcext:value-type="string">
            <text:p>office2_Easy_P009</text:p>
          </table:table-cell>
          <table:table-cell table:style-name="ce3" office:value-type="percentage" office:value="0.435227" calcext:value-type="percentage">
            <text:p>43.52%</text:p>
          </table:table-cell>
          <table:table-cell table:style-name="ce3" office:value-type="percentage" office:value="0.558272" calcext:value-type="percentage">
            <text:p>55.83%</text:p>
          </table:table-cell>
          <table:table-cell table:style-name="ce29" table:formula="of:=2*[.G:.G]*[.H:.H]/([.G:.G]+[.H:.H])" office:value-type="percentage" office:value="0.489129929157453" calcext:value-type="percentage">
            <text:p>48.91%</text:p>
          </table:table-cell>
          <table:table-cell/>
          <table:table-cell table:style-name="ce61" table:formula="of:=(-[.D:.D]+[.I:.I])" office:value-type="percentage" office:value="-0.0567195076899493" calcext:value-type="percentage">
            <text:p>-5.67%</text:p>
          </table:table-cell>
          <table:table-cell table:style-name="ce66"/>
          <table:table-cell/>
          <table:table-cell table:style-name="ce28" office:value-type="string" calcext:value-type="string">
            <text:p>office2_Easy_P009</text:p>
          </table:table-cell>
          <table:table-cell office:value-type="percentage" office:value="0.508675" calcext:value-type="percentage">
            <text:p>50.87%</text:p>
          </table:table-cell>
          <table:table-cell office:value-type="percentage" office:value="0.549909" calcext:value-type="percentage">
            <text:p>54.99%</text:p>
          </table:table-cell>
          <table:table-cell table:style-name="ce29" table:formula="of:=2*[.O:.O]*[.P:.P]/([.O:.O]+[.P:.P])" office:value-type="percentage" office:value="0.52848892591424" calcext:value-type="percentage">
            <text:p>52.85%</text:p>
          </table:table-cell>
          <table:table-cell/>
          <table:table-cell table:style-name="ce164" table:formula="of:=[.Q:.Q]-[.D:.D]" office:value-type="percentage" office:value="-0.0173605109331617" calcext:value-type="percentage">
            <text:p>-1.74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10</text:p>
          </table:table-cell>
          <table:table-cell table:style-name="ce3" office:value-type="percentage" office:value="0.89109" calcext:value-type="percentage">
            <text:p>89.11%</text:p>
          </table:table-cell>
          <table:table-cell table:style-name="ce3" office:value-type="percentage" office:value="0.783418" calcext:value-type="percentage">
            <text:p>78.34%</text:p>
          </table:table-cell>
          <table:table-cell table:style-name="ce8" table:formula="of:=2*[.B:.B]*[.C:.C] / ([.B:.B]+[.C:.C])" office:value-type="percentage" office:value="0.833792308690075" calcext:value-type="percentage">
            <text:p>83.38%</text:p>
          </table:table-cell>
          <table:table-cell/>
          <table:table-cell table:style-name="ce28" office:value-type="string" calcext:value-type="string">
            <text:p>office2_Easy_P010</text:p>
          </table:table-cell>
          <table:table-cell table:style-name="ce3" office:value-type="percentage" office:value="0.794609" calcext:value-type="percentage">
            <text:p>79.46%</text:p>
          </table:table-cell>
          <table:table-cell table:style-name="ce3" office:value-type="percentage" office:value="0.851523" calcext:value-type="percentage">
            <text:p>85.15%</text:p>
          </table:table-cell>
          <table:table-cell table:style-name="ce29" table:formula="of:=2*[.G:.G]*[.H:.H]/([.G:.G]+[.H:.H])" office:value-type="percentage" office:value="0.822082116752484" calcext:value-type="percentage">
            <text:p>82.21%</text:p>
          </table:table-cell>
          <table:table-cell/>
          <table:table-cell table:style-name="ce61" table:formula="of:=(-[.D:.D]+[.I:.I])" office:value-type="percentage" office:value="-0.0117101919375912" calcext:value-type="percentage">
            <text:p>-1.17%</text:p>
          </table:table-cell>
          <table:table-cell table:style-name="ce66"/>
          <table:table-cell/>
          <table:table-cell table:style-name="ce28" office:value-type="string" calcext:value-type="string">
            <text:p>office2_Easy_P010</text:p>
          </table:table-cell>
          <table:table-cell office:value-type="percentage" office:value="0.848312" calcext:value-type="percentage">
            <text:p>84.83%</text:p>
          </table:table-cell>
          <table:table-cell office:value-type="percentage" office:value="0.815254" calcext:value-type="percentage">
            <text:p>81.53%</text:p>
          </table:table-cell>
          <table:table-cell table:style-name="ce29" table:formula="of:=2*[.O:.O]*[.P:.P]/([.O:.O]+[.P:.P])" office:value-type="percentage" office:value="0.831454539522929" calcext:value-type="percentage">
            <text:p>83.15%</text:p>
          </table:table-cell>
          <table:table-cell/>
          <table:table-cell table:style-name="ce164" table:formula="of:=[.Q:.Q]-[.D:.D]" office:value-type="percentage" office:value="-0.00233776916714645" calcext:value-type="percentage">
            <text:p>-0.23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Easy_P011</text:p>
          </table:table-cell>
          <table:table-cell table:style-name="ce3" office:value-type="percentage" office:value="0.714646" calcext:value-type="percentage">
            <text:p>71.46%</text:p>
          </table:table-cell>
          <table:table-cell table:style-name="ce3" office:value-type="percentage" office:value="0.567732" calcext:value-type="percentage">
            <text:p>56.77%</text:p>
          </table:table-cell>
          <table:table-cell table:style-name="ce8" table:formula="of:=2*[.B:.B]*[.C:.C] / ([.B:.B]+[.C:.C])" office:value-type="percentage" office:value="0.632773492483496" calcext:value-type="percentage">
            <text:p>63.28%</text:p>
          </table:table-cell>
          <table:table-cell/>
          <table:table-cell table:style-name="ce28" office:value-type="string" calcext:value-type="string">
            <text:p>office2_Easy_P011</text:p>
          </table:table-cell>
          <table:table-cell table:style-name="ce3" office:value-type="percentage" office:value="0.543602" calcext:value-type="percentage">
            <text:p>54.36%</text:p>
          </table:table-cell>
          <table:table-cell table:style-name="ce3" office:value-type="percentage" office:value="0.639349" calcext:value-type="percentage">
            <text:p>63.93%</text:p>
          </table:table-cell>
          <table:table-cell table:style-name="ce29" table:formula="of:=2*[.G:.G]*[.H:.H]/([.G:.G]+[.H:.H])" office:value-type="percentage" office:value="0.587600661562482" calcext:value-type="percentage">
            <text:p>58.76%</text:p>
          </table:table-cell>
          <table:table-cell/>
          <table:table-cell table:style-name="ce61" table:formula="of:=(-[.D:.D]+[.I:.I])" office:value-type="percentage" office:value="-0.0451728309210132" calcext:value-type="percentage">
            <text:p>-4.52%</text:p>
          </table:table-cell>
          <table:table-cell table:style-name="ce66"/>
          <table:table-cell/>
          <table:table-cell table:style-name="ce28" office:value-type="string" calcext:value-type="string">
            <text:p>office2_Easy_P011</text:p>
          </table:table-cell>
          <table:table-cell office:value-type="percentage" office:value="0.621076" calcext:value-type="percentage">
            <text:p>62.11%</text:p>
          </table:table-cell>
          <table:table-cell office:value-type="percentage" office:value="0.642805" calcext:value-type="percentage">
            <text:p>64.28%</text:p>
          </table:table-cell>
          <table:table-cell table:style-name="ce29" table:formula="of:=2*[.O:.O]*[.P:.P]/([.O:.O]+[.P:.P])" office:value-type="percentage" office:value="0.631753714439888" calcext:value-type="percentage">
            <text:p>63.18%</text:p>
          </table:table-cell>
          <table:table-cell/>
          <table:table-cell table:style-name="ce164" table:formula="of:=[.Q:.Q]-[.D:.D]" office:value-type="percentage" office:value="-0.00101977804360764" calcext:value-type="percentage">
            <text:p>-0.10%</text:p>
          </table:table-cell>
          <table:table-cell table:style-name="ce160"/>
        </table:table-row>
        <table:table-row table:style-name="ro2">
          <table:table-cell table:number-columns-repeated="3"/>
          <table:table-cell table:style-name="ce8"/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62"/>
          <table:table-cell table:style-name="ce68" table:formula="of:=AVERAGE([.K54:.K63])" office:value-type="percentage" office:value="-0.0365219563415918" calcext:value-type="percentage">
            <text:p>-3.65%</text:p>
          </table:table-cell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164"/>
          <table:table-cell table:style-name="ce91" table:formula="of:=AVERAGE([.S54:.S63])" office:value-type="percentage" office:value="0.0104655174341226" calcext:value-type="percentage">
            <text:p>1.05%</text:p>
          </table:table-cell>
        </table:table-row>
        <table:table-row table:style-name="ro2">
          <table:table-cell office:value-type="string" calcext:value-type="string">
            <text:p>office2_Hard_P000</text:p>
          </table:table-cell>
          <table:table-cell table:style-name="ce3" office:value-type="percentage" office:value="0.610673" calcext:value-type="percentage">
            <text:p>61.07%</text:p>
          </table:table-cell>
          <table:table-cell table:style-name="ce3" office:value-type="percentage" office:value="0.428284" calcext:value-type="percentage">
            <text:p>42.83%</text:p>
          </table:table-cell>
          <table:table-cell table:style-name="ce8" table:formula="of:=2*[.B:.B]*[.C:.C] / ([.B:.B]+[.C:.C])" office:value-type="percentage" office:value="0.503469296865992" calcext:value-type="percentage">
            <text:p>50.35%</text:p>
          </table:table-cell>
          <table:table-cell/>
          <table:table-cell table:style-name="ce27" office:value-type="string" calcext:value-type="string">
            <text:p>office2_Hard_P000</text:p>
          </table:table-cell>
          <table:table-cell table:style-name="ce37" office:value-type="percentage" office:value="0.514492" calcext:value-type="percentage">
            <text:p>51.45%</text:p>
          </table:table-cell>
          <table:table-cell table:style-name="ce37" office:value-type="percentage" office:value="0.481169" calcext:value-type="percentage">
            <text:p>48.12%</text:p>
          </table:table-cell>
          <table:table-cell table:style-name="ce29" table:formula="of:=2*[.G:.G]*[.H:.H]/([.G:.G]+[.H:.H])" office:value-type="percentage" office:value="0.497272869275788" calcext:value-type="percentage">
            <text:p>49.73%</text:p>
          </table:table-cell>
          <table:table-cell table:style-name="ce55"/>
          <table:table-cell table:style-name="ce60" table:formula="of:=(-[.D:.D]+[.I:.I])" office:value-type="percentage" office:value="-0.00619642759020395" calcext:value-type="percentage">
            <text:p>-0.62%</text:p>
          </table:table-cell>
          <table:table-cell table:style-name="ce65"/>
          <table:table-cell/>
          <table:table-cell table:style-name="ce27" office:value-type="string" calcext:value-type="string">
            <text:p>office2_Hard_P000</text:p>
          </table:table-cell>
          <table:table-cell table:style-name="ce37" office:value-type="percentage" office:value="0.546881" calcext:value-type="percentage">
            <text:p>54.69%</text:p>
          </table:table-cell>
          <table:table-cell table:style-name="ce37" office:value-type="percentage" office:value="0.417828" calcext:value-type="percentage">
            <text:p>41.78%</text:p>
          </table:table-cell>
          <table:table-cell table:style-name="ce163" table:formula="of:=2*[.O:.O]*[.P:.P]/([.O:.O]+[.P:.P])" office:value-type="percentage" office:value="0.473722530769382" calcext:value-type="percentage">
            <text:p>47.37%</text:p>
          </table:table-cell>
          <table:table-cell table:style-name="ce55"/>
          <table:table-cell table:style-name="ce164" table:formula="of:=[.Q:.Q]-[.D:.D]" office:value-type="percentage" office:value="-0.0297467660966094" calcext:value-type="percentage">
            <text:p>-2.97%</text:p>
          </table:table-cell>
          <table:table-cell table:style-name="ce159"/>
        </table:table-row>
        <table:table-row table:style-name="ro2">
          <table:table-cell office:value-type="string" calcext:value-type="string">
            <text:p>office2_Hard_P001</text:p>
          </table:table-cell>
          <table:table-cell table:style-name="ce3" office:value-type="percentage" office:value="0.447785" calcext:value-type="percentage">
            <text:p>44.78%</text:p>
          </table:table-cell>
          <table:table-cell table:style-name="ce3" office:value-type="percentage" office:value="0.358421" calcext:value-type="percentage">
            <text:p>35.84%</text:p>
          </table:table-cell>
          <table:table-cell table:style-name="ce8" table:formula="of:=2*[.B:.B]*[.C:.C] / ([.B:.B]+[.C:.C])" office:value-type="percentage" office:value="0.398150218393314" calcext:value-type="percentage">
            <text:p>39.82%</text:p>
          </table:table-cell>
          <table:table-cell/>
          <table:table-cell table:style-name="ce28" office:value-type="string" calcext:value-type="string">
            <text:p>office2_Hard_P001</text:p>
          </table:table-cell>
          <table:table-cell table:style-name="ce3" office:value-type="percentage" office:value="0.303778" calcext:value-type="percentage">
            <text:p>30.38%</text:p>
          </table:table-cell>
          <table:table-cell table:style-name="ce3" office:value-type="percentage" office:value="0.337366" calcext:value-type="percentage">
            <text:p>33.74%</text:p>
          </table:table-cell>
          <table:table-cell table:style-name="ce29" table:formula="of:=2*[.G:.G]*[.H:.H]/([.G:.G]+[.H:.H])" office:value-type="percentage" office:value="0.319692202525486" calcext:value-type="percentage">
            <text:p>31.97%</text:p>
          </table:table-cell>
          <table:table-cell/>
          <table:table-cell table:style-name="ce61" table:formula="of:=(-[.D:.D]+[.I:.I])" office:value-type="percentage" office:value="-0.0784580158678281" calcext:value-type="percentage">
            <text:p>-7.85%</text:p>
          </table:table-cell>
          <table:table-cell table:style-name="ce66"/>
          <table:table-cell/>
          <table:table-cell table:style-name="ce28" office:value-type="string" calcext:value-type="string">
            <text:p>office2_Hard_P001</text:p>
          </table:table-cell>
          <table:table-cell office:value-type="percentage" office:value="0.347005" calcext:value-type="percentage">
            <text:p>34.70%</text:p>
          </table:table-cell>
          <table:table-cell office:value-type="percentage" office:value="0.308116" calcext:value-type="percentage">
            <text:p>30.81%</text:p>
          </table:table-cell>
          <table:table-cell table:style-name="ce29" table:formula="of:=2*[.O:.O]*[.P:.P]/([.O:.O]+[.P:.P])" office:value-type="percentage" office:value="0.326406244281591" calcext:value-type="percentage">
            <text:p>32.64%</text:p>
          </table:table-cell>
          <table:table-cell/>
          <table:table-cell table:style-name="ce164" table:formula="of:=[.Q:.Q]-[.D:.D]" office:value-type="percentage" office:value="-0.0717439741117232" calcext:value-type="percentage">
            <text:p>-7.17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2</text:p>
          </table:table-cell>
          <table:table-cell table:style-name="ce3" office:value-type="percentage" office:value="0.570833" calcext:value-type="percentage">
            <text:p>57.08%</text:p>
          </table:table-cell>
          <table:table-cell table:style-name="ce3" office:value-type="percentage" office:value="0.459174" calcext:value-type="percentage">
            <text:p>45.92%</text:p>
          </table:table-cell>
          <table:table-cell table:style-name="ce8" table:formula="of:=2*[.B:.B]*[.C:.C] / ([.B:.B]+[.C:.C])" office:value-type="percentage" office:value="0.508951243908051" calcext:value-type="percentage">
            <text:p>50.90%</text:p>
          </table:table-cell>
          <table:table-cell/>
          <table:table-cell table:style-name="ce28" office:value-type="string" calcext:value-type="string">
            <text:p>office2_Hard_P002</text:p>
          </table:table-cell>
          <table:table-cell table:style-name="ce3" office:value-type="percentage" office:value="0.408502" calcext:value-type="percentage">
            <text:p>40.85%</text:p>
          </table:table-cell>
          <table:table-cell table:style-name="ce3" office:value-type="percentage" office:value="0.515988" calcext:value-type="percentage">
            <text:p>51.60%</text:p>
          </table:table-cell>
          <table:table-cell table:style-name="ce29" table:formula="of:=2*[.G:.G]*[.H:.H]/([.G:.G]+[.H:.H])" office:value-type="percentage" office:value="0.455996560213739" calcext:value-type="percentage">
            <text:p>45.60%</text:p>
          </table:table-cell>
          <table:table-cell/>
          <table:table-cell table:style-name="ce61" table:formula="of:=(-[.D:.D]+[.I:.I])" office:value-type="percentage" office:value="-0.0529546836943117" calcext:value-type="percentage">
            <text:p>-5.30%</text:p>
          </table:table-cell>
          <table:table-cell table:style-name="ce66"/>
          <table:table-cell/>
          <table:table-cell table:style-name="ce28" office:value-type="string" calcext:value-type="string">
            <text:p>office2_Hard_P002</text:p>
          </table:table-cell>
          <table:table-cell office:value-type="percentage" office:value="0.467663" calcext:value-type="percentage">
            <text:p>46.77%</text:p>
          </table:table-cell>
          <table:table-cell office:value-type="percentage" office:value="0.51459" calcext:value-type="percentage">
            <text:p>51.46%</text:p>
          </table:table-cell>
          <table:table-cell table:style-name="ce29" table:formula="of:=2*[.O:.O]*[.P:.P]/([.O:.O]+[.P:.P])" office:value-type="percentage" office:value="0.490005534561869" calcext:value-type="percentage">
            <text:p>49.00%</text:p>
          </table:table-cell>
          <table:table-cell/>
          <table:table-cell table:style-name="ce164" table:formula="of:=[.Q:.Q]-[.D:.D]" office:value-type="percentage" office:value="-0.0189457093461817" calcext:value-type="percentage">
            <text:p>-1.89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3</text:p>
          </table:table-cell>
          <table:table-cell table:style-name="ce3" office:value-type="percentage" office:value="0.651856" calcext:value-type="percentage">
            <text:p>65.19%</text:p>
          </table:table-cell>
          <table:table-cell table:style-name="ce3" office:value-type="percentage" office:value="0.521421" calcext:value-type="percentage">
            <text:p>52.14%</text:p>
          </table:table-cell>
          <table:table-cell table:style-name="ce8" table:formula="of:=2*[.B:.B]*[.C:.C] / ([.B:.B]+[.C:.C])" office:value-type="percentage" office:value="0.579388170697968" calcext:value-type="percentage">
            <text:p>57.94%</text:p>
          </table:table-cell>
          <table:table-cell/>
          <table:table-cell table:style-name="ce28" office:value-type="string" calcext:value-type="string">
            <text:p>office2_Hard_P003</text:p>
          </table:table-cell>
          <table:table-cell table:style-name="ce3" office:value-type="percentage" office:value="0.548873" calcext:value-type="percentage">
            <text:p>54.89%</text:p>
          </table:table-cell>
          <table:table-cell table:style-name="ce3" office:value-type="percentage" office:value="0.596363" calcext:value-type="percentage">
            <text:p>59.64%</text:p>
          </table:table-cell>
          <table:table-cell table:style-name="ce29" table:formula="of:=2*[.G:.G]*[.H:.H]/([.G:.G]+[.H:.H])" office:value-type="percentage" office:value="0.57163335574327" calcext:value-type="percentage">
            <text:p>57.16%</text:p>
          </table:table-cell>
          <table:table-cell/>
          <table:table-cell table:style-name="ce61" table:formula="of:=(-[.D:.D]+[.I:.I])" office:value-type="percentage" office:value="-0.00775481495469776" calcext:value-type="percentage">
            <text:p>-0.78%</text:p>
          </table:table-cell>
          <table:table-cell table:style-name="ce66"/>
          <table:table-cell/>
          <table:table-cell table:style-name="ce28" office:value-type="string" calcext:value-type="string">
            <text:p>office2_Hard_P003</text:p>
          </table:table-cell>
          <table:table-cell office:value-type="percentage" office:value="0.57322" calcext:value-type="percentage">
            <text:p>57.32%</text:p>
          </table:table-cell>
          <table:table-cell office:value-type="percentage" office:value="0.561952" calcext:value-type="percentage">
            <text:p>56.20%</text:p>
          </table:table-cell>
          <table:table-cell table:style-name="ce29" table:formula="of:=2*[.O:.O]*[.P:.P]/([.O:.O]+[.P:.P])" office:value-type="percentage" office:value="0.567530075512786" calcext:value-type="percentage">
            <text:p>56.75%</text:p>
          </table:table-cell>
          <table:table-cell/>
          <table:table-cell table:style-name="ce164" table:formula="of:=[.Q:.Q]-[.D:.D]" office:value-type="percentage" office:value="-0.0118580951851823" calcext:value-type="percentage">
            <text:p>-1.19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4</text:p>
          </table:table-cell>
          <table:table-cell table:style-name="ce3" office:value-type="percentage" office:value="0.578679" calcext:value-type="percentage">
            <text:p>57.87%</text:p>
          </table:table-cell>
          <table:table-cell table:style-name="ce3" office:value-type="percentage" office:value="0.3894" calcext:value-type="percentage">
            <text:p>38.94%</text:p>
          </table:table-cell>
          <table:table-cell table:style-name="ce8" table:formula="of:=2*[.B:.B]*[.C:.C] / ([.B:.B]+[.C:.C])" office:value-type="percentage" office:value="0.465535566002361" calcext:value-type="percentage">
            <text:p>46.55%</text:p>
          </table:table-cell>
          <table:table-cell/>
          <table:table-cell table:style-name="ce28" office:value-type="string" calcext:value-type="string">
            <text:p>office2_Hard_P004</text:p>
          </table:table-cell>
          <table:table-cell table:style-name="ce3" office:value-type="percentage" office:value="0.429365" calcext:value-type="percentage">
            <text:p>42.94%</text:p>
          </table:table-cell>
          <table:table-cell table:style-name="ce3" office:value-type="percentage" office:value="0.469247" calcext:value-type="percentage">
            <text:p>46.92%</text:p>
          </table:table-cell>
          <table:table-cell table:style-name="ce29" table:formula="of:=2*[.G:.G]*[.H:.H]/([.G:.G]+[.H:.H])" office:value-type="percentage" office:value="0.448420982927003" calcext:value-type="percentage">
            <text:p>44.84%</text:p>
          </table:table-cell>
          <table:table-cell/>
          <table:table-cell table:style-name="ce61" table:formula="of:=(-[.D:.D]+[.I:.I])" office:value-type="percentage" office:value="-0.0171145830753583" calcext:value-type="percentage">
            <text:p>-1.71%</text:p>
          </table:table-cell>
          <table:table-cell table:style-name="ce66"/>
          <table:table-cell/>
          <table:table-cell table:style-name="ce28" office:value-type="string" calcext:value-type="string">
            <text:p>office2_Hard_P004</text:p>
          </table:table-cell>
          <table:table-cell office:value-type="percentage" office:value="0.528042" calcext:value-type="percentage">
            <text:p>52.80%</text:p>
          </table:table-cell>
          <table:table-cell office:value-type="percentage" office:value="0.536203" calcext:value-type="percentage">
            <text:p>53.62%</text:p>
          </table:table-cell>
          <table:table-cell table:style-name="ce29" table:formula="of:=2*[.O:.O]*[.P:.P]/([.O:.O]+[.P:.P])" office:value-type="percentage" office:value="0.532091209309886" calcext:value-type="percentage">
            <text:p>53.21%</text:p>
          </table:table-cell>
          <table:table-cell/>
          <table:table-cell table:style-name="ce164" table:formula="of:=[.Q:.Q]-[.D:.D]" office:value-type="percentage" office:value="0.0665556433075249" calcext:value-type="percentage">
            <text:p>6.66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5</text:p>
          </table:table-cell>
          <table:table-cell table:style-name="ce3" office:value-type="percentage" office:value="0.599761" calcext:value-type="percentage">
            <text:p>59.98%</text:p>
          </table:table-cell>
          <table:table-cell table:style-name="ce3" office:value-type="percentage" office:value="0.494557" calcext:value-type="percentage">
            <text:p>49.46%</text:p>
          </table:table-cell>
          <table:table-cell table:style-name="ce8" table:formula="of:=2*[.B:.B]*[.C:.C] / ([.B:.B]+[.C:.C])" office:value-type="percentage" office:value="0.542102023135871" calcext:value-type="percentage">
            <text:p>54.21%</text:p>
          </table:table-cell>
          <table:table-cell/>
          <table:table-cell table:style-name="ce28" office:value-type="string" calcext:value-type="string">
            <text:p>office2_Hard_P005</text:p>
          </table:table-cell>
          <table:table-cell table:style-name="ce3" office:value-type="percentage" office:value="0.521621" calcext:value-type="percentage">
            <text:p>52.16%</text:p>
          </table:table-cell>
          <table:table-cell table:style-name="ce3" office:value-type="percentage" office:value="0.573262" calcext:value-type="percentage">
            <text:p>57.33%</text:p>
          </table:table-cell>
          <table:table-cell table:style-name="ce29" table:formula="of:=2*[.G:.G]*[.H:.H]/([.G:.G]+[.H:.H])" office:value-type="percentage" office:value="0.546223656229935" calcext:value-type="percentage">
            <text:p>54.62%</text:p>
          </table:table-cell>
          <table:table-cell/>
          <table:table-cell table:style-name="ce61" table:formula="of:=(-[.D:.D]+[.I:.I])" office:value-type="percentage" office:value="0.0041216330940641" calcext:value-type="percentage">
            <text:p>0.41%</text:p>
          </table:table-cell>
          <table:table-cell table:style-name="ce66"/>
          <table:table-cell/>
          <table:table-cell table:style-name="ce28" office:value-type="string" calcext:value-type="string">
            <text:p>office2_Hard_P005</text:p>
          </table:table-cell>
          <table:table-cell office:value-type="percentage" office:value="0.533404" calcext:value-type="percentage">
            <text:p>53.34%</text:p>
          </table:table-cell>
          <table:table-cell office:value-type="percentage" office:value="0.527045" calcext:value-type="percentage">
            <text:p>52.70%</text:p>
          </table:table-cell>
          <table:table-cell table:style-name="ce29" table:formula="of:=2*[.O:.O]*[.P:.P]/([.O:.O]+[.P:.P])" office:value-type="percentage" office:value="0.530205434075566" calcext:value-type="percentage">
            <text:p>53.02%</text:p>
          </table:table-cell>
          <table:table-cell/>
          <table:table-cell table:style-name="ce164" table:formula="of:=[.Q:.Q]-[.D:.D]" office:value-type="percentage" office:value="-0.0118965890603049" calcext:value-type="percentage">
            <text:p>-1.19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6</text:p>
          </table:table-cell>
          <table:table-cell table:style-name="ce3" office:value-type="percentage" office:value="0.51342" calcext:value-type="percentage">
            <text:p>51.34%</text:p>
          </table:table-cell>
          <table:table-cell table:style-name="ce3" office:value-type="percentage" office:value="0.457195" calcext:value-type="percentage">
            <text:p>45.72%</text:p>
          </table:table-cell>
          <table:table-cell table:style-name="ce8" table:formula="of:=2*[.B:.B]*[.C:.C] / ([.B:.B]+[.C:.C])" office:value-type="percentage" office:value="0.483679021857276" calcext:value-type="percentage">
            <text:p>48.37%</text:p>
          </table:table-cell>
          <table:table-cell/>
          <table:table-cell table:style-name="ce28" office:value-type="string" calcext:value-type="string">
            <text:p>office2_Hard_P006</text:p>
          </table:table-cell>
          <table:table-cell table:style-name="ce3" office:value-type="percentage" office:value="0.364295" calcext:value-type="percentage">
            <text:p>36.43%</text:p>
          </table:table-cell>
          <table:table-cell table:style-name="ce3" office:value-type="percentage" office:value="0.337472" calcext:value-type="percentage">
            <text:p>33.75%</text:p>
          </table:table-cell>
          <table:table-cell table:style-name="ce29" table:formula="of:=2*[.G:.G]*[.H:.H]/([.G:.G]+[.H:.H])" office:value-type="percentage" office:value="0.350370884467352" calcext:value-type="percentage">
            <text:p>35.04%</text:p>
          </table:table-cell>
          <table:table-cell/>
          <table:table-cell table:style-name="ce61" table:formula="of:=(-[.D:.D]+[.I:.I])" office:value-type="percentage" office:value="-0.133308137389924" calcext:value-type="percentage">
            <text:p>-13.33%</text:p>
          </table:table-cell>
          <table:table-cell table:style-name="ce66"/>
          <table:table-cell/>
          <table:table-cell table:style-name="ce28" office:value-type="string" calcext:value-type="string">
            <text:p>office2_Hard_P006</text:p>
          </table:table-cell>
          <table:table-cell office:value-type="percentage" office:value="0.484648" calcext:value-type="percentage">
            <text:p>48.46%</text:p>
          </table:table-cell>
          <table:table-cell office:value-type="percentage" office:value="0.550857" calcext:value-type="percentage">
            <text:p>55.09%</text:p>
          </table:table-cell>
          <table:table-cell table:style-name="ce29" table:formula="of:=2*[.O:.O]*[.P:.P]/([.O:.O]+[.P:.P])" office:value-type="percentage" office:value="0.515635836304026" calcext:value-type="percentage">
            <text:p>51.56%</text:p>
          </table:table-cell>
          <table:table-cell/>
          <table:table-cell table:style-name="ce164" table:formula="of:=[.Q:.Q]-[.D:.D]" office:value-type="percentage" office:value="0.0319568144467496" calcext:value-type="percentage">
            <text:p>3.20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7</text:p>
          </table:table-cell>
          <table:table-cell table:style-name="ce3" office:value-type="percentage" office:value="0.255353" calcext:value-type="percentage">
            <text:p>25.54%</text:p>
          </table:table-cell>
          <table:table-cell table:style-name="ce3" office:value-type="percentage" office:value="0.292022" calcext:value-type="percentage">
            <text:p>29.20%</text:p>
          </table:table-cell>
          <table:table-cell table:style-name="ce8" table:formula="of:=2*[.B:.B]*[.C:.C] / ([.B:.B]+[.C:.C])" office:value-type="percentage" office:value="0.272459260163508" calcext:value-type="percentage">
            <text:p>27.25%</text:p>
          </table:table-cell>
          <table:table-cell/>
          <table:table-cell table:style-name="ce28" office:value-type="string" calcext:value-type="string">
            <text:p>office2_Hard_P007</text:p>
          </table:table-cell>
          <table:table-cell table:style-name="ce3" office:value-type="percentage" office:value="0.219528" calcext:value-type="percentage">
            <text:p>21.95%</text:p>
          </table:table-cell>
          <table:table-cell table:style-name="ce3" office:value-type="percentage" office:value="0.230165" calcext:value-type="percentage">
            <text:p>23.02%</text:p>
          </table:table-cell>
          <table:table-cell table:style-name="ce29" table:formula="of:=2*[.G:.G]*[.H:.H]/([.G:.G]+[.H:.H])" office:value-type="percentage" office:value="0.22472069665305" calcext:value-type="percentage">
            <text:p>22.47%</text:p>
          </table:table-cell>
          <table:table-cell/>
          <table:table-cell table:style-name="ce61" table:formula="of:=(-[.D:.D]+[.I:.I])" office:value-type="percentage" office:value="-0.0477385635104577" calcext:value-type="percentage">
            <text:p>-4.77%</text:p>
          </table:table-cell>
          <table:table-cell table:style-name="ce66"/>
          <table:table-cell/>
          <table:table-cell table:style-name="ce28" office:value-type="string" calcext:value-type="string">
            <text:p>office2_Hard_P007</text:p>
          </table:table-cell>
          <table:table-cell office:value-type="percentage" office:value="0.353185" calcext:value-type="percentage">
            <text:p>35.32%</text:p>
          </table:table-cell>
          <table:table-cell office:value-type="percentage" office:value="0.42151" calcext:value-type="percentage">
            <text:p>42.15%</text:p>
          </table:table-cell>
          <table:table-cell table:style-name="ce29" table:formula="of:=2*[.O:.O]*[.P:.P]/([.O:.O]+[.P:.P])" office:value-type="percentage" office:value="0.384334504159702" calcext:value-type="percentage">
            <text:p>38.43%</text:p>
          </table:table-cell>
          <table:table-cell/>
          <table:table-cell table:style-name="ce164" table:formula="of:=[.Q:.Q]-[.D:.D]" office:value-type="percentage" office:value="0.111875243996194" calcext:value-type="percentage">
            <text:p>11.19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08</text:p>
          </table:table-cell>
          <table:table-cell table:style-name="ce3" office:value-type="percentage" office:value="0.535761" calcext:value-type="percentage">
            <text:p>53.58%</text:p>
          </table:table-cell>
          <table:table-cell table:style-name="ce3" office:value-type="percentage" office:value="0.457689" calcext:value-type="percentage">
            <text:p>45.77%</text:p>
          </table:table-cell>
          <table:table-cell table:style-name="ce8" table:formula="of:=2*[.B:.B]*[.C:.C] / ([.B:.B]+[.C:.C])" office:value-type="percentage" office:value="0.493657287893704" calcext:value-type="percentage">
            <text:p>49.37%</text:p>
          </table:table-cell>
          <table:table-cell/>
          <table:table-cell table:style-name="ce28" office:value-type="string" calcext:value-type="string">
            <text:p>office2_Hard_P008</text:p>
          </table:table-cell>
          <table:table-cell table:style-name="ce3" office:value-type="percentage" office:value="0.42298" calcext:value-type="percentage">
            <text:p>42.30%</text:p>
          </table:table-cell>
          <table:table-cell table:style-name="ce3" office:value-type="percentage" office:value="0.494879" calcext:value-type="percentage">
            <text:p>49.49%</text:p>
          </table:table-cell>
          <table:table-cell table:style-name="ce29" table:formula="of:=2*[.G:.G]*[.H:.H]/([.G:.G]+[.H:.H])" office:value-type="percentage" office:value="0.456113454070832" calcext:value-type="percentage">
            <text:p>45.61%</text:p>
          </table:table-cell>
          <table:table-cell/>
          <table:table-cell table:style-name="ce61" table:formula="of:=(-[.D:.D]+[.I:.I])" office:value-type="percentage" office:value="-0.0375438338228715" calcext:value-type="percentage">
            <text:p>-3.75%</text:p>
          </table:table-cell>
          <table:table-cell table:style-name="ce66"/>
          <table:table-cell/>
          <table:table-cell table:style-name="ce28" office:value-type="string" calcext:value-type="string">
            <text:p>office2_Hard_P008</text:p>
          </table:table-cell>
          <table:table-cell table:style-name="Default" table:number-columns-repeated="3"/>
          <table:table-cell/>
          <table:table-cell table:style-name="Default"/>
          <table:table-cell table:style-name="ce160"/>
        </table:table-row>
        <table:table-row table:style-name="ro2">
          <table:table-cell office:value-type="string" calcext:value-type="string">
            <text:p>office2_Hard_P009</text:p>
          </table:table-cell>
          <table:table-cell table:style-name="ce3" office:value-type="percentage" office:value="0.590852" calcext:value-type="percentage">
            <text:p>59.09%</text:p>
          </table:table-cell>
          <table:table-cell table:style-name="ce3" office:value-type="percentage" office:value="0.44584" calcext:value-type="percentage">
            <text:p>44.58%</text:p>
          </table:table-cell>
          <table:table-cell table:style-name="ce8" table:formula="of:=2*[.B:.B]*[.C:.C] / ([.B:.B]+[.C:.C])" office:value-type="percentage" office:value="0.508203894078473" calcext:value-type="percentage">
            <text:p>50.82%</text:p>
          </table:table-cell>
          <table:table-cell/>
          <table:table-cell table:style-name="ce28" office:value-type="string" calcext:value-type="string">
            <text:p>office2_Hard_P009 </text:p>
          </table:table-cell>
          <table:table-cell table:style-name="ce3" office:value-type="percentage" office:value="0.442897" calcext:value-type="percentage">
            <text:p>44.29%</text:p>
          </table:table-cell>
          <table:table-cell table:style-name="ce3" office:value-type="percentage" office:value="0.53411" calcext:value-type="percentage">
            <text:p>53.41%</text:p>
          </table:table-cell>
          <table:table-cell table:style-name="ce29" table:formula="of:=2*[.G:.G]*[.H:.H]/([.G:.G]+[.H:.H])" office:value-type="percentage" office:value="0.484245694595842" calcext:value-type="percentage">
            <text:p>48.42%</text:p>
          </table:table-cell>
          <table:table-cell/>
          <table:table-cell table:style-name="ce61" table:formula="of:=(-[.D:.D]+[.I:.I])" office:value-type="percentage" office:value="-0.0239581994826306" calcext:value-type="percentage">
            <text:p>-2.40%</text:p>
          </table:table-cell>
          <table:table-cell table:style-name="ce66"/>
          <table:table-cell/>
          <table:table-cell table:style-name="ce28" office:value-type="string" calcext:value-type="string">
            <text:p>office2_Hard_P009</text:p>
          </table:table-cell>
          <table:table-cell office:value-type="percentage" office:value="0.497912" calcext:value-type="percentage">
            <text:p>49.79%</text:p>
          </table:table-cell>
          <table:table-cell office:value-type="percentage" office:value="0.544876" calcext:value-type="percentage">
            <text:p>54.49%</text:p>
          </table:table-cell>
          <table:table-cell table:style-name="ce29" table:formula="of:=2*[.O:.O]*[.P:.P]/([.O:.O]+[.P:.P])" office:value-type="percentage" office:value="0.520336442137808" calcext:value-type="percentage">
            <text:p>52.03%</text:p>
          </table:table-cell>
          <table:table-cell/>
          <table:table-cell table:style-name="ce164" table:formula="of:=[.Q:.Q]-[.D:.D]" office:value-type="percentage" office:value="0.0121325480593347" calcext:value-type="percentage">
            <text:p>1.21%</text:p>
          </table:table-cell>
          <table:table-cell table:style-name="ce160"/>
        </table:table-row>
        <table:table-row table:style-name="ro2">
          <table:table-cell office:value-type="string" calcext:value-type="string">
            <text:p>office2_Hard_P010</text:p>
          </table:table-cell>
          <table:table-cell table:style-name="ce3" office:value-type="percentage" office:value="0.536453" calcext:value-type="percentage">
            <text:p>53.65%</text:p>
          </table:table-cell>
          <table:table-cell table:style-name="ce3" office:value-type="percentage" office:value="0.485798" calcext:value-type="percentage">
            <text:p>48.58%</text:p>
          </table:table-cell>
          <table:table-cell table:style-name="ce8" table:formula="of:=2*[.B:.B]*[.C:.C] / ([.B:.B]+[.C:.C])" office:value-type="percentage" office:value="0.509870461352447" calcext:value-type="percentage">
            <text:p>50.99%</text:p>
          </table:table-cell>
          <table:table-cell/>
          <table:table-cell table:style-name="ce28" office:value-type="string" calcext:value-type="string">
            <text:p>office2_Hard_P010</text:p>
          </table:table-cell>
          <table:table-cell table:style-name="ce3" office:value-type="percentage" office:value="0.456576" calcext:value-type="percentage">
            <text:p>45.66%</text:p>
          </table:table-cell>
          <table:table-cell table:style-name="ce3" office:value-type="percentage" office:value="0.595089" calcext:value-type="percentage">
            <text:p>59.51%</text:p>
          </table:table-cell>
          <table:table-cell table:style-name="ce29" table:formula="of:=2*[.G:.G]*[.H:.H]/([.G:.G]+[.H:.H])" office:value-type="percentage" office:value="0.516710844734778" calcext:value-type="percentage">
            <text:p>51.67%</text:p>
          </table:table-cell>
          <table:table-cell/>
          <table:table-cell table:style-name="ce61" table:formula="of:=(-[.D:.D]+[.I:.I])" office:value-type="percentage" office:value="0.00684038338233106" calcext:value-type="percentage">
            <text:p>0.68%</text:p>
          </table:table-cell>
          <table:table-cell table:style-name="ce66"/>
          <table:table-cell/>
          <table:table-cell table:style-name="ce28" office:value-type="string" calcext:value-type="string">
            <text:p>office2_Hard_P010</text:p>
          </table:table-cell>
          <table:table-cell office:value-type="percentage" office:value="0.501583" calcext:value-type="percentage">
            <text:p>50.16%</text:p>
          </table:table-cell>
          <table:table-cell office:value-type="percentage" office:value="0.550813" calcext:value-type="percentage">
            <text:p>55.08%</text:p>
          </table:table-cell>
          <table:table-cell table:style-name="ce29" table:formula="of:=2*[.O:.O]*[.P:.P]/([.O:.O]+[.P:.P])" office:value-type="percentage" office:value="0.525046535674784" calcext:value-type="percentage">
            <text:p>52.50%</text:p>
          </table:table-cell>
          <table:table-cell/>
          <table:table-cell table:style-name="ce164" table:formula="of:=[.Q:.Q]-[.D:.D]" office:value-type="percentage" office:value="0.0151760743223375" calcext:value-type="percentage">
            <text:p>1.52%</text:p>
          </table:table-cell>
          <table:table-cell table:style-name="ce91"/>
        </table:table-row>
        <table:table-row table:style-name="ro2">
          <table:table-cell table:number-columns-repeated="3"/>
          <table:table-cell table:style-name="ce8"/>
          <table:table-cell/>
          <table:table-cell table:style-name="ce23"/>
          <table:table-cell table:style-name="ce34" table:number-columns-repeated="2"/>
          <table:table-cell table:style-name="ce29"/>
          <table:table-cell table:style-name="ce53"/>
          <table:table-cell table:style-name="ce62"/>
          <table:table-cell table:style-name="ce68" table:formula="of:=AVERAGE([.K65:.K75])" office:value-type="percentage" office:value="-0.0358241129919899" calcext:value-type="percentage">
            <text:p>-3.58%</text:p>
          </table:table-cell>
          <table:table-cell/>
          <table:table-cell table:style-name="ce23"/>
          <table:table-cell table:style-name="ce34" table:number-columns-repeated="2"/>
          <table:table-cell table:style-name="ce43"/>
          <table:table-cell table:style-name="ce53"/>
          <table:table-cell table:style-name="ce158"/>
          <table:table-cell table:style-name="ce165" table:formula="of:=AVERAGE([.S65:.S75])" office:value-type="percentage" office:value="0.00935051903321391" calcext:value-type="percentage">
            <text:p>0.94%</text:p>
          </table:table-cell>
        </table:table-row>
        <table:table-row table:style-name="ro2" table:number-rows-repeated="1048499">
          <table:table-cell table:number-columns-repeated="20"/>
        </table:table-row>
        <table:table-row table:style-name="ro2">
          <table:table-cell table:number-columns-repeated="18"/>
          <table:table-cell table:style-name="ce15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6:04:27.631240994</meta:creation-date>
    <dc:date>2023-04-08T02:01:25.442172327</dc:date>
    <meta:editing-duration>PT8H31M34S</meta:editing-duration>
    <meta:editing-cycles>16</meta:editing-cycles>
    <meta:generator>LibreOffice/7.5.1.2$Linux_X86_64 LibreOffice_project/81bce3cd17f5e01886721863a4fa0d99f91033a6</meta:generator>
    <meta:document-statistic meta:table-count="2" meta:cell-count="2143" meta:object-count="0"/>
  </office:meta>
</office:document-meta>
</file>